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SDSS J130346.40+263327.3</text:p>
          </table:table-cell>
          <table:table-cell table:style-name="ce1" office:value-type="float" office:value="195.94334">
            <text:p>195.94334</text:p>
          </table:table-cell>
          <table:table-cell table:style-name="ce1" office:value-type="float" office:value="26.55759">
            <text:p>26.55759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21.8g</text:p>
          </table:table-cell>
          <table:table-cell table:style-name="ce1" office:value-type="float" office:value="0.239">
            <text:p>0.239</text:p>
          </table:table-cell>
          <table:table-cell table:style-name="ce1" table:formula="of:=ROUND([.J1])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DSS J130348.02+263321.6</text:p>
          </table:table-cell>
          <table:table-cell office:value-type="float" office:value="195.95011">
            <text:p>195.95011</text:p>
          </table:table-cell>
          <table:table-cell office:value-type="float" office:value="26.55602">
            <text:p>26.556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0.475">
            <text:p>0.475</text:p>
          </table:table-cell>
          <table:table-cell table:formula="of:=ROUND([.J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DSS J130345.49+263319.2</text:p>
          </table:table-cell>
          <table:table-cell office:value-type="float" office:value="195.93955">
            <text:p>195.93955</text:p>
          </table:table-cell>
          <table:table-cell office:value-type="float" office:value="26.55536">
            <text:p>26.555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0.139">
            <text:p>0.139</text:p>
          </table:table-cell>
          <table:table-cell table:formula="of:=ROUND([.J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string">
            <text:p>SDSS J130339.80+263329.8</text:p>
          </table:table-cell>
          <table:table-cell table:style-name="ce1" office:value-type="float" office:value="195.91585">
            <text:p>195.91585</text:p>
          </table:table-cell>
          <table:table-cell table:style-name="ce1" office:value-type="float" office:value="26.5583">
            <text:p>26.5583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8.9g</text:p>
          </table:table-cell>
          <table:table-cell table:style-name="ce1" office:value-type="float" office:value="1.406">
            <text:p>1.406</text:p>
          </table:table-cell>
          <table:table-cell table:style-name="ce1" table:formula="of:=ROUND([.J4])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string">
            <text:p>SDSS J130351.64+263228.9</text:p>
          </table:table-cell>
          <table:table-cell table:style-name="ce1" office:value-type="float" office:value="195.96518">
            <text:p>195.96518</text:p>
          </table:table-cell>
          <table:table-cell table:style-name="ce1" office:value-type="float" office:value="26.54138">
            <text:p>26.54138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20.8g</text:p>
          </table:table-cell>
          <table:table-cell table:style-name="ce1" office:value-type="float" office:value="1.473">
            <text:p>1.473</text:p>
          </table:table-cell>
          <table:table-cell table:style-name="ce1" table:formula="of:=ROUND([.J5])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DSS J130349.96+263256.2</text:p>
          </table:table-cell>
          <table:table-cell office:value-type="float" office:value="195.95819">
            <text:p>195.95819</text:p>
          </table:table-cell>
          <table:table-cell office:value-type="float" office:value="26.54896">
            <text:p>26.548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0.94">
            <text:p>0.94</text:p>
          </table:table-cell>
          <table:table-cell table:formula="of:=ROUND([.J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DSS J130349.36+263228.5</text:p>
          </table:table-cell>
          <table:table-cell office:value-type="float" office:value="195.95567">
            <text:p>195.95567</text:p>
          </table:table-cell>
          <table:table-cell office:value-type="float" office:value="26.54126">
            <text:p>26.541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1.072">
            <text:p>1.072</text:p>
          </table:table-cell>
          <table:table-cell table:formula="of:=ROUND([.J7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DSS J130344.14+263408.1</text:p>
          </table:table-cell>
          <table:table-cell office:value-type="float" office:value="195.93392">
            <text:p>195.93392</text:p>
          </table:table-cell>
          <table:table-cell office:value-type="float" office:value="26.56892">
            <text:p>26.568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0.989">
            <text:p>0.989</text:p>
          </table:table-cell>
          <table:table-cell table:formula="of:=ROUND([.J8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DSS J130352.12+263317.9</text:p>
          </table:table-cell>
          <table:table-cell office:value-type="float" office:value="195.9672">
            <text:p>195.9672</text:p>
          </table:table-cell>
          <table:table-cell office:value-type="float" office:value="26.55498">
            <text:p>26.554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1.376">
            <text:p>1.376</text:p>
          </table:table-cell>
          <table:table-cell table:formula="of:=ROUND([.J9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DSS J130341.98+263225.1</text:p>
          </table:table-cell>
          <table:table-cell office:value-type="float" office:value="195.92496">
            <text:p>195.92496</text:p>
          </table:table-cell>
          <table:table-cell office:value-type="float" office:value="26.54031">
            <text:p>26.540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1.21">
            <text:p>1.21</text:p>
          </table:table-cell>
          <table:table-cell table:formula="of:=ROUND([.J10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DSS J130350.40+263251.4</text:p>
          </table:table-cell>
          <table:table-cell office:value-type="float" office:value="195.96004">
            <text:p>195.96004</text:p>
          </table:table-cell>
          <table:table-cell office:value-type="float" office:value="26.54762">
            <text:p>26.547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1.06">
            <text:p>1.06</text:p>
          </table:table-cell>
          <table:table-cell table:formula="of:=ROUND([.J11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DSS J130340.32+263250.7</text:p>
          </table:table-cell>
          <table:table-cell office:value-type="float" office:value="195.91803">
            <text:p>195.91803</text:p>
          </table:table-cell>
          <table:table-cell office:value-type="float" office:value="26.54743">
            <text:p>26.547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1.323">
            <text:p>1.323</text:p>
          </table:table-cell>
          <table:table-cell table:formula="of:=ROUND([.J1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DSS J130344.94+263223.6</text:p>
          </table:table-cell>
          <table:table-cell office:value-type="float" office:value="195.93728">
            <text:p>195.93728</text:p>
          </table:table-cell>
          <table:table-cell office:value-type="float" office:value="26.5399">
            <text:p>26.53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0.873">
            <text:p>0.873</text:p>
          </table:table-cell>
          <table:table-cell table:formula="of:=ROUND([.J13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DSS J130349.41+263321.3</text:p>
          </table:table-cell>
          <table:table-cell office:value-type="float" office:value="195.95588">
            <text:p>195.95588</text:p>
          </table:table-cell>
          <table:table-cell office:value-type="float" office:value="26.55594">
            <text:p>26.555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0.777">
            <text:p>0.777</text:p>
          </table:table-cell>
          <table:table-cell table:formula="of:=ROUND([.J14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DSS J130344.51+263146.8</text:p>
          </table:table-cell>
          <table:table-cell office:value-type="float" office:value="195.93547">
            <text:p>195.93547</text:p>
          </table:table-cell>
          <table:table-cell office:value-type="float" office:value="26.52969">
            <text:p>26.529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1.491">
            <text:p>1.491</text:p>
          </table:table-cell>
          <table:table-cell table:formula="of:=ROUND([.J15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DSS J130350.11+263338.2</text:p>
          </table:table-cell>
          <table:table-cell office:value-type="float" office:value="195.9588">
            <text:p>195.9588</text:p>
          </table:table-cell>
          <table:table-cell office:value-type="float" office:value="26.56063">
            <text:p>26.560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1.007">
            <text:p>1.007</text:p>
          </table:table-cell>
          <table:table-cell table:formula="of:=ROUND([.J1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DSS J130345.79+263145.0</text:p>
          </table:table-cell>
          <table:table-cell office:value-type="float" office:value="195.94082">
            <text:p>195.94082</text:p>
          </table:table-cell>
          <table:table-cell office:value-type="float" office:value="26.52919">
            <text:p>26.529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1.485">
            <text:p>1.485</text:p>
          </table:table-cell>
          <table:table-cell table:formula="of:=ROUND([.J17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DSS J130350.33+263312.9</text:p>
          </table:table-cell>
          <table:table-cell office:value-type="float" office:value="195.95972">
            <text:p>195.95972</text:p>
          </table:table-cell>
          <table:table-cell office:value-type="float" office:value="26.5536">
            <text:p>26.55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0.974">
            <text:p>0.974</text:p>
          </table:table-cell>
          <table:table-cell table:formula="of:=ROUND([.J18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DSS J130345.66+263426.0</text:p>
          </table:table-cell>
          <table:table-cell office:value-type="float" office:value="195.94026">
            <text:p>195.94026</text:p>
          </table:table-cell>
          <table:table-cell office:value-type="float" office:value="26.57391">
            <text:p>26.573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1.201">
            <text:p>1.201</text:p>
          </table:table-cell>
          <table:table-cell table:formula="of:=ROUND([.J19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DSS J130350.97+263334.2</text:p>
          </table:table-cell>
          <table:table-cell office:value-type="float" office:value="195.96241">
            <text:p>195.96241</text:p>
          </table:table-cell>
          <table:table-cell office:value-type="float" office:value="26.55952">
            <text:p>26.559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167">
            <text:p>1.167</text:p>
          </table:table-cell>
          <table:table-cell table:formula="of:=ROUND([.J20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DSS J130342.36+263316.8</text:p>
          </table:table-cell>
          <table:table-cell office:value-type="float" office:value="195.92654">
            <text:p>195.92654</text:p>
          </table:table-cell>
          <table:table-cell office:value-type="float" office:value="26.55468">
            <text:p>26.554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0.809">
            <text:p>0.809</text:p>
          </table:table-cell>
          <table:table-cell table:formula="of:=ROUND([.J21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DSS J130342.52+263245.3</text:p>
          </table:table-cell>
          <table:table-cell office:value-type="float" office:value="195.92718">
            <text:p>195.92718</text:p>
          </table:table-cell>
          <table:table-cell office:value-type="float" office:value="26.54593">
            <text:p>26.545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0.91">
            <text:p>0.91</text:p>
          </table:table-cell>
          <table:table-cell table:formula="of:=ROUND([.J2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DSS J130349.53+263345.5</text:p>
          </table:table-cell>
          <table:table-cell office:value-type="float" office:value="195.95641">
            <text:p>195.95641</text:p>
          </table:table-cell>
          <table:table-cell office:value-type="float" office:value="26.56267">
            <text:p>26.562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0.953">
            <text:p>0.953</text:p>
          </table:table-cell>
          <table:table-cell table:formula="of:=ROUND([.J23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DSS J130341.13+263233.1</text:p>
          </table:table-cell>
          <table:table-cell office:value-type="float" office:value="195.9214">
            <text:p>195.9214</text:p>
          </table:table-cell>
          <table:table-cell office:value-type="float" office:value="26.54255">
            <text:p>26.542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1.281">
            <text:p>1.281</text:p>
          </table:table-cell>
          <table:table-cell table:formula="of:=ROUND([.J24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DSS J130352.06+263240.1</text:p>
          </table:table-cell>
          <table:table-cell office:value-type="float" office:value="195.96696">
            <text:p>195.96696</text:p>
          </table:table-cell>
          <table:table-cell office:value-type="float" office:value="26.54448">
            <text:p>26.544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1.475">
            <text:p>1.475</text:p>
          </table:table-cell>
          <table:table-cell table:formula="of:=ROUND([.J25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DSS J130345.19+263355.8</text:p>
          </table:table-cell>
          <table:table-cell office:value-type="float" office:value="195.9383">
            <text:p>195.9383</text:p>
          </table:table-cell>
          <table:table-cell office:value-type="float" office:value="26.56551">
            <text:p>26.565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0.717">
            <text:p>0.717</text:p>
          </table:table-cell>
          <table:table-cell table:formula="of:=ROUND([.J2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DSS J130356.06+263224.2</text:p>
          </table:table-cell>
          <table:table-cell office:value-type="float" office:value="195.9836">
            <text:p>195.9836</text:p>
          </table:table-cell>
          <table:table-cell office:value-type="float" office:value="26.54007">
            <text:p>26.540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2.404">
            <text:p>2.404</text:p>
          </table:table-cell>
          <table:table-cell table:formula="of:=ROUND([.J2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DSS J130338.81+263451.5</text:p>
          </table:table-cell>
          <table:table-cell office:value-type="float" office:value="195.91174">
            <text:p>195.91174</text:p>
          </table:table-cell>
          <table:table-cell office:value-type="float" office:value="26.58098">
            <text:p>26.580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2.28">
            <text:p>2.28</text:p>
          </table:table-cell>
          <table:table-cell table:formula="of:=ROUND([.J2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DSS J130341.32+263448.9</text:p>
          </table:table-cell>
          <table:table-cell office:value-type="float" office:value="195.92218">
            <text:p>195.92218</text:p>
          </table:table-cell>
          <table:table-cell office:value-type="float" office:value="26.58026">
            <text:p>26.580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1.892">
            <text:p>1.892</text:p>
          </table:table-cell>
          <table:table-cell table:formula="of:=ROUND([.J2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DSS J130340.90+263439.0</text:p>
          </table:table-cell>
          <table:table-cell office:value-type="float" office:value="195.92043">
            <text:p>195.92043</text:p>
          </table:table-cell>
          <table:table-cell office:value-type="float" office:value="26.57751">
            <text:p>26.577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1.814">
            <text:p>1.814</text:p>
          </table:table-cell>
          <table:table-cell table:formula="of:=ROUND([.J3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DSS J130353.89+263300.2</text:p>
          </table:table-cell>
          <table:table-cell office:value-type="float" office:value="195.97456">
            <text:p>195.97456</text:p>
          </table:table-cell>
          <table:table-cell office:value-type="float" office:value="26.55007">
            <text:p>26.550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1.785">
            <text:p>1.785</text:p>
          </table:table-cell>
          <table:table-cell table:formula="of:=ROUND([.J3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DSS J130346.72+263529.9</text:p>
          </table:table-cell>
          <table:table-cell office:value-type="float" office:value="195.94467">
            <text:p>195.94467</text:p>
          </table:table-cell>
          <table:table-cell office:value-type="float" office:value="26.59164">
            <text:p>26.591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2.269">
            <text:p>2.269</text:p>
          </table:table-cell>
          <table:table-cell table:formula="of:=ROUND([.J3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DSS J130338.62+263312.4</text:p>
          </table:table-cell>
          <table:table-cell office:value-type="float" office:value="195.91095">
            <text:p>195.91095</text:p>
          </table:table-cell>
          <table:table-cell office:value-type="float" office:value="26.55345">
            <text:p>26.553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1.644">
            <text:p>1.644</text:p>
          </table:table-cell>
          <table:table-cell table:formula="of:=ROUND([.J3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DSS J130351.48+263145.0</text:p>
          </table:table-cell>
          <table:table-cell office:value-type="float" office:value="195.96451">
            <text:p>195.96451</text:p>
          </table:table-cell>
          <table:table-cell office:value-type="float" office:value="26.52918">
            <text:p>26.529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1.929">
            <text:p>1.929</text:p>
          </table:table-cell>
          <table:table-cell table:formula="of:=ROUND([.J3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DSS J130343.77+263107.4</text:p>
          </table:table-cell>
          <table:table-cell office:value-type="float" office:value="195.9324">
            <text:p>195.9324</text:p>
          </table:table-cell>
          <table:table-cell office:value-type="float" office:value="26.51873">
            <text:p>26.518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2.169">
            <text:p>2.169</text:p>
          </table:table-cell>
          <table:table-cell table:formula="of:=ROUND([.J3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DSS J130344.84+263524.2</text:p>
          </table:table-cell>
          <table:table-cell office:value-type="float" office:value="195.93684">
            <text:p>195.93684</text:p>
          </table:table-cell>
          <table:table-cell office:value-type="float" office:value="26.59007">
            <text:p>26.590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2.183">
            <text:p>2.183</text:p>
          </table:table-cell>
          <table:table-cell table:formula="of:=ROUND([.J3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DSS J130350.64+263154.5</text:p>
          </table:table-cell>
          <table:table-cell office:value-type="float" office:value="195.96104">
            <text:p>195.96104</text:p>
          </table:table-cell>
          <table:table-cell office:value-type="float" office:value="26.53183">
            <text:p>26.531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1.688">
            <text:p>1.688</text:p>
          </table:table-cell>
          <table:table-cell table:formula="of:=ROUND([.J3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DSS J130347.11+263126.0</text:p>
          </table:table-cell>
          <table:table-cell office:value-type="float" office:value="195.94631">
            <text:p>195.94631</text:p>
          </table:table-cell>
          <table:table-cell office:value-type="float" office:value="26.52391">
            <text:p>26.523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1.819">
            <text:p>1.819</text:p>
          </table:table-cell>
          <table:table-cell table:formula="of:=ROUND([.J3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DSS J130354.43+263200.4</text:p>
          </table:table-cell>
          <table:table-cell office:value-type="float" office:value="195.97683">
            <text:p>195.97683</text:p>
          </table:table-cell>
          <table:table-cell office:value-type="float" office:value="26.53347">
            <text:p>26.533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2.255">
            <text:p>2.255</text:p>
          </table:table-cell>
          <table:table-cell table:formula="of:=ROUND([.J3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DSS J130353.94+263224.5</text:p>
          </table:table-cell>
          <table:table-cell office:value-type="float" office:value="195.97475">
            <text:p>195.97475</text:p>
          </table:table-cell>
          <table:table-cell office:value-type="float" office:value="26.54014">
            <text:p>26.540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1.963">
            <text:p>1.963</text:p>
          </table:table-cell>
          <table:table-cell table:formula="of:=ROUND([.J4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DSS J130343.28+263436.7</text:p>
          </table:table-cell>
          <table:table-cell office:value-type="float" office:value="195.93035">
            <text:p>195.93035</text:p>
          </table:table-cell>
          <table:table-cell office:value-type="float" office:value="26.57689">
            <text:p>26.576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1.503">
            <text:p>1.503</text:p>
          </table:table-cell>
          <table:table-cell table:formula="of:=ROUND([.J4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DSS J130344.97+263519.7</text:p>
          </table:table-cell>
          <table:table-cell office:value-type="float" office:value="195.93738">
            <text:p>195.93738</text:p>
          </table:table-cell>
          <table:table-cell office:value-type="float" office:value="26.58883">
            <text:p>26.588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2.106">
            <text:p>2.106</text:p>
          </table:table-cell>
          <table:table-cell table:formula="of:=ROUND([.J4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DSS J130350.23+263115.4</text:p>
          </table:table-cell>
          <table:table-cell office:value-type="float" office:value="195.95933">
            <text:p>195.95933</text:p>
          </table:table-cell>
          <table:table-cell office:value-type="float" office:value="26.52095">
            <text:p>26.520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2.196">
            <text:p>2.196</text:p>
          </table:table-cell>
          <table:table-cell table:formula="of:=ROUND([.J4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DSS J130353.03+263323.8</text:p>
          </table:table-cell>
          <table:table-cell office:value-type="float" office:value="195.97098">
            <text:p>195.97098</text:p>
          </table:table-cell>
          <table:table-cell office:value-type="float" office:value="26.55664">
            <text:p>26.556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1.586">
            <text:p>1.586</text:p>
          </table:table-cell>
          <table:table-cell table:formula="of:=ROUND([.J4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DSS J130337.29+263350.7</text:p>
          </table:table-cell>
          <table:table-cell office:value-type="float" office:value="195.90539">
            <text:p>195.90539</text:p>
          </table:table-cell>
          <table:table-cell office:value-type="float" office:value="26.5641">
            <text:p>26.56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2.036">
            <text:p>2.036</text:p>
          </table:table-cell>
          <table:table-cell table:formula="of:=ROUND([.J4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DSS J130347.57+263519.6</text:p>
          </table:table-cell>
          <table:table-cell office:value-type="float" office:value="195.94822">
            <text:p>195.94822</text:p>
          </table:table-cell>
          <table:table-cell office:value-type="float" office:value="26.5888">
            <text:p>26.58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2.122">
            <text:p>2.122</text:p>
          </table:table-cell>
          <table:table-cell table:formula="of:=ROUND([.J4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DSS J130353.90+263407.0</text:p>
          </table:table-cell>
          <table:table-cell office:value-type="float" office:value="195.97459">
            <text:p>195.97459</text:p>
          </table:table-cell>
          <table:table-cell office:value-type="float" office:value="26.56863">
            <text:p>26.568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1.979">
            <text:p>1.979</text:p>
          </table:table-cell>
          <table:table-cell table:formula="of:=ROUND([.J4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DSS J130354.74+263252.9</text:p>
          </table:table-cell>
          <table:table-cell office:value-type="float" office:value="195.97812">
            <text:p>195.97812</text:p>
          </table:table-cell>
          <table:table-cell office:value-type="float" office:value="26.54803">
            <text:p>26.548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1.993">
            <text:p>1.993</text:p>
          </table:table-cell>
          <table:table-cell table:formula="of:=ROUND([.J4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DSS J130343.65+263513.9</text:p>
          </table:table-cell>
          <table:table-cell office:value-type="float" office:value="195.93192">
            <text:p>195.93192</text:p>
          </table:table-cell>
          <table:table-cell office:value-type="float" office:value="26.5872">
            <text:p>26.58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062">
            <text:p>2.062</text:p>
          </table:table-cell>
          <table:table-cell table:formula="of:=ROUND([.J4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DSS J130351.38+263159.1</text:p>
          </table:table-cell>
          <table:table-cell office:value-type="float" office:value="195.96409">
            <text:p>195.96409</text:p>
          </table:table-cell>
          <table:table-cell office:value-type="float" office:value="26.53311">
            <text:p>26.533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1.738">
            <text:p>1.738</text:p>
          </table:table-cell>
          <table:table-cell table:formula="of:=ROUND([.J5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DSS J130337.96+263310.2</text:p>
          </table:table-cell>
          <table:table-cell office:value-type="float" office:value="195.90819">
            <text:p>195.90819</text:p>
          </table:table-cell>
          <table:table-cell office:value-type="float" office:value="26.55285">
            <text:p>26.552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1.794">
            <text:p>1.794</text:p>
          </table:table-cell>
          <table:table-cell table:formula="of:=ROUND([.J5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DSS J130353.64+263232.4</text:p>
          </table:table-cell>
          <table:table-cell office:value-type="float" office:value="195.9735">
            <text:p>195.9735</text:p>
          </table:table-cell>
          <table:table-cell office:value-type="float" office:value="26.54235">
            <text:p>26.542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1.849">
            <text:p>1.849</text:p>
          </table:table-cell>
          <table:table-cell table:formula="of:=ROUND([.J5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DSS J130338.94+263422.9</text:p>
          </table:table-cell>
          <table:table-cell office:value-type="float" office:value="195.91227">
            <text:p>195.91227</text:p>
          </table:table-cell>
          <table:table-cell office:value-type="float" office:value="26.57304">
            <text:p>26.573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1.946">
            <text:p>1.946</text:p>
          </table:table-cell>
          <table:table-cell table:formula="of:=ROUND([.J5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DSS J130353.09+263246.5</text:p>
          </table:table-cell>
          <table:table-cell office:value-type="float" office:value="195.97123">
            <text:p>195.97123</text:p>
          </table:table-cell>
          <table:table-cell office:value-type="float" office:value="26.54627">
            <text:p>26.546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1.657">
            <text:p>1.657</text:p>
          </table:table-cell>
          <table:table-cell table:formula="of:=ROUND([.J5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DSS J130338.07+263351.3</text:p>
          </table:table-cell>
          <table:table-cell office:value-type="float" office:value="195.90866">
            <text:p>195.90866</text:p>
          </table:table-cell>
          <table:table-cell office:value-type="float" office:value="26.56427">
            <text:p>26.564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1.873">
            <text:p>1.873</text:p>
          </table:table-cell>
          <table:table-cell table:formula="of:=ROUND([.J5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DSS J130338.49+263218.0</text:p>
          </table:table-cell>
          <table:table-cell office:value-type="float" office:value="195.91041">
            <text:p>195.91041</text:p>
          </table:table-cell>
          <table:table-cell office:value-type="float" office:value="26.53834">
            <text:p>26.538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1.917">
            <text:p>1.917</text:p>
          </table:table-cell>
          <table:table-cell table:formula="of:=ROUND([.J5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DSS J130348.38+263116.6</text:p>
          </table:table-cell>
          <table:table-cell office:value-type="float" office:value="195.9516">
            <text:p>195.9516</text:p>
          </table:table-cell>
          <table:table-cell office:value-type="float" office:value="26.52129">
            <text:p>26.521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031">
            <text:p>2.031</text:p>
          </table:table-cell>
          <table:table-cell table:formula="of:=ROUND([.J5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DSS J130339.71+263121.6</text:p>
          </table:table-cell>
          <table:table-cell office:value-type="float" office:value="195.91546">
            <text:p>195.91546</text:p>
          </table:table-cell>
          <table:table-cell office:value-type="float" office:value="26.52268">
            <text:p>26.522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342">
            <text:p>2.342</text:p>
          </table:table-cell>
          <table:table-cell table:formula="of:=ROUND([.J5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DSS J130352.82+263218.4</text:p>
          </table:table-cell>
          <table:table-cell office:value-type="float" office:value="195.97009">
            <text:p>195.97009</text:p>
          </table:table-cell>
          <table:table-cell office:value-type="float" office:value="26.53845">
            <text:p>26.538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1.79">
            <text:p>1.79</text:p>
          </table:table-cell>
          <table:table-cell table:formula="of:=ROUND([.J5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DSS J130339.97+263441.3</text:p>
          </table:table-cell>
          <table:table-cell office:value-type="float" office:value="195.91658">
            <text:p>195.91658</text:p>
          </table:table-cell>
          <table:table-cell office:value-type="float" office:value="26.57816">
            <text:p>26.578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1.978">
            <text:p>1.978</text:p>
          </table:table-cell>
          <table:table-cell table:formula="of:=ROUND([.J6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DSS J130343.99+263148.2</text:p>
          </table:table-cell>
          <table:table-cell office:value-type="float" office:value="195.93331">
            <text:p>195.93331</text:p>
          </table:table-cell>
          <table:table-cell office:value-type="float" office:value="26.53006">
            <text:p>26.530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5">
            <text:p>1.5</text:p>
          </table:table-cell>
          <table:table-cell table:formula="of:=ROUND([.J6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DSS J130353.08+263252.5</text:p>
          </table:table-cell>
          <table:table-cell office:value-type="float" office:value="195.9712">
            <text:p>195.9712</text:p>
          </table:table-cell>
          <table:table-cell office:value-type="float" office:value="26.54792">
            <text:p>26.547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63">
            <text:p>1.63</text:p>
          </table:table-cell>
          <table:table-cell table:formula="of:=ROUND([.J6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DSS J130353.33+263254.6</text:p>
          </table:table-cell>
          <table:table-cell office:value-type="float" office:value="195.97224">
            <text:p>195.97224</text:p>
          </table:table-cell>
          <table:table-cell office:value-type="float" office:value="26.54851">
            <text:p>26.548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677">
            <text:p>1.677</text:p>
          </table:table-cell>
          <table:table-cell table:formula="of:=ROUND([.J6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DSS J130350.47+263140.4</text:p>
          </table:table-cell>
          <table:table-cell office:value-type="float" office:value="195.96033">
            <text:p>195.96033</text:p>
          </table:table-cell>
          <table:table-cell office:value-type="float" office:value="26.52789">
            <text:p>26.527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858">
            <text:p>1.858</text:p>
          </table:table-cell>
          <table:table-cell table:formula="of:=ROUND([.J6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DSS J130341.97+263121.8</text:p>
          </table:table-cell>
          <table:table-cell office:value-type="float" office:value="195.92488">
            <text:p>195.92488</text:p>
          </table:table-cell>
          <table:table-cell office:value-type="float" office:value="26.52274">
            <text:p>26.522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075">
            <text:p>2.075</text:p>
          </table:table-cell>
          <table:table-cell table:formula="of:=ROUND([.J6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DSS J130350.11+263432.8</text:p>
          </table:table-cell>
          <table:table-cell office:value-type="float" office:value="195.9588">
            <text:p>195.9588</text:p>
          </table:table-cell>
          <table:table-cell office:value-type="float" office:value="26.5758">
            <text:p>26.57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1.605">
            <text:p>1.605</text:p>
          </table:table-cell>
          <table:table-cell table:formula="of:=ROUND([.J6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DSS J130335.30+263354.8</text:p>
          </table:table-cell>
          <table:table-cell office:value-type="float" office:value="195.89711">
            <text:p>195.89711</text:p>
          </table:table-cell>
          <table:table-cell office:value-type="float" office:value="26.56523">
            <text:p>26.565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481">
            <text:p>2.481</text:p>
          </table:table-cell>
          <table:table-cell table:formula="of:=ROUND([.J6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DSS J130352.69+263140.5</text:p>
          </table:table-cell>
          <table:table-cell office:value-type="float" office:value="195.96956">
            <text:p>195.96956</text:p>
          </table:table-cell>
          <table:table-cell office:value-type="float" office:value="26.52792">
            <text:p>26.527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2.166">
            <text:p>2.166</text:p>
          </table:table-cell>
          <table:table-cell table:formula="of:=ROUND([.J6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DSS J130353.18+263146.5</text:p>
          </table:table-cell>
          <table:table-cell office:value-type="float" office:value="195.97162">
            <text:p>195.97162</text:p>
          </table:table-cell>
          <table:table-cell office:value-type="float" office:value="26.52961">
            <text:p>26.529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2.175">
            <text:p>2.175</text:p>
          </table:table-cell>
          <table:table-cell table:formula="of:=ROUND([.J6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DSS J130353.77+263156.1</text:p>
          </table:table-cell>
          <table:table-cell office:value-type="float" office:value="195.97408">
            <text:p>195.97408</text:p>
          </table:table-cell>
          <table:table-cell office:value-type="float" office:value="26.53226">
            <text:p>26.532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2.176">
            <text:p>2.176</text:p>
          </table:table-cell>
          <table:table-cell table:formula="of:=ROUND([.J7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DSS J130346.58+263117.2</text:p>
          </table:table-cell>
          <table:table-cell office:value-type="float" office:value="195.94412">
            <text:p>195.94412</text:p>
          </table:table-cell>
          <table:table-cell office:value-type="float" office:value="26.52146">
            <text:p>26.521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1.953">
            <text:p>1.953</text:p>
          </table:table-cell>
          <table:table-cell table:formula="of:=ROUND([.J7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DSS J130338.27+263413.9</text:p>
          </table:table-cell>
          <table:table-cell office:value-type="float" office:value="195.9095">
            <text:p>195.9095</text:p>
          </table:table-cell>
          <table:table-cell office:value-type="float" office:value="26.57054">
            <text:p>26.570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1.989">
            <text:p>1.989</text:p>
          </table:table-cell>
          <table:table-cell table:formula="of:=ROUND([.J7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DSS J130348.74+263049.3</text:p>
          </table:table-cell>
          <table:table-cell office:value-type="float" office:value="195.95308">
            <text:p>195.95308</text:p>
          </table:table-cell>
          <table:table-cell office:value-type="float" office:value="26.51371">
            <text:p>26.513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2.491">
            <text:p>2.491</text:p>
          </table:table-cell>
          <table:table-cell table:formula="of:=ROUND([.J7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DSS J130347.47+263138.8</text:p>
          </table:table-cell>
          <table:table-cell office:value-type="float" office:value="195.94783">
            <text:p>195.94783</text:p>
          </table:table-cell>
          <table:table-cell office:value-type="float" office:value="26.52747">
            <text:p>26.527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1.623">
            <text:p>1.623</text:p>
          </table:table-cell>
          <table:table-cell table:formula="of:=ROUND([.J7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DSS J130355.06+263406.9</text:p>
          </table:table-cell>
          <table:table-cell office:value-type="float" office:value="195.97944">
            <text:p>195.97944</text:p>
          </table:table-cell>
          <table:table-cell office:value-type="float" office:value="26.56859">
            <text:p>26.568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2.214">
            <text:p>2.214</text:p>
          </table:table-cell>
          <table:table-cell table:formula="of:=ROUND([.J7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DSS J130337.80+263148.8</text:p>
          </table:table-cell>
          <table:table-cell office:value-type="float" office:value="195.90753">
            <text:p>195.90753</text:p>
          </table:table-cell>
          <table:table-cell office:value-type="float" office:value="26.53023">
            <text:p>26.530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2.316">
            <text:p>2.316</text:p>
          </table:table-cell>
          <table:table-cell table:formula="of:=ROUND([.J7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DSS J130344.12+263109.5</text:p>
          </table:table-cell>
          <table:table-cell office:value-type="float" office:value="195.93387">
            <text:p>195.93387</text:p>
          </table:table-cell>
          <table:table-cell office:value-type="float" office:value="26.51931">
            <text:p>26.519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2.118">
            <text:p>2.118</text:p>
          </table:table-cell>
          <table:table-cell table:formula="of:=ROUND([.J7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DSS J130338.28+263343.6</text:p>
          </table:table-cell>
          <table:table-cell office:value-type="float" office:value="195.90952">
            <text:p>195.90952</text:p>
          </table:table-cell>
          <table:table-cell office:value-type="float" office:value="26.56213">
            <text:p>26.562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1.79">
            <text:p>1.79</text:p>
          </table:table-cell>
          <table:table-cell table:formula="of:=ROUND([.J7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DSS J130347.42+263539.7</text:p>
          </table:table-cell>
          <table:table-cell office:value-type="float" office:value="195.9476">
            <text:p>195.9476</text:p>
          </table:table-cell>
          <table:table-cell office:value-type="float" office:value="26.59436">
            <text:p>26.594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2.447">
            <text:p>2.447</text:p>
          </table:table-cell>
          <table:table-cell table:formula="of:=ROUND([.J7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DSS J130337.29+263158.6</text:p>
          </table:table-cell>
          <table:table-cell office:value-type="float" office:value="195.9054">
            <text:p>195.9054</text:p>
          </table:table-cell>
          <table:table-cell office:value-type="float" office:value="26.53297">
            <text:p>26.532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2.314">
            <text:p>2.314</text:p>
          </table:table-cell>
          <table:table-cell table:formula="of:=ROUND([.J8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DSS J130347.11+263536.7</text:p>
          </table:table-cell>
          <table:table-cell office:value-type="float" office:value="195.94631">
            <text:p>195.94631</text:p>
          </table:table-cell>
          <table:table-cell office:value-type="float" office:value="26.59354">
            <text:p>26.593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2.39">
            <text:p>2.39</text:p>
          </table:table-cell>
          <table:table-cell table:formula="of:=ROUND([.J8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DSS J130347.91+263136.2</text:p>
          </table:table-cell>
          <table:table-cell office:value-type="float" office:value="195.94966">
            <text:p>195.94966</text:p>
          </table:table-cell>
          <table:table-cell office:value-type="float" office:value="26.52674">
            <text:p>26.526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1.688">
            <text:p>1.688</text:p>
          </table:table-cell>
          <table:table-cell table:formula="of:=ROUND([.J8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DSS J130354.61+263429.6</text:p>
          </table:table-cell>
          <table:table-cell office:value-type="float" office:value="195.97755">
            <text:p>195.97755</text:p>
          </table:table-cell>
          <table:table-cell office:value-type="float" office:value="26.57491">
            <text:p>26.574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2.304">
            <text:p>2.304</text:p>
          </table:table-cell>
          <table:table-cell table:formula="of:=ROUND([.J8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1" office:value-type="string">
            <text:p>SDSS J130340.05+263028.6</text:p>
          </table:table-cell>
          <table:table-cell table:style-name="ce1" office:value-type="float" office:value="195.91692">
            <text:p>195.91692</text:p>
          </table:table-cell>
          <table:table-cell table:style-name="ce1" office:value-type="float" office:value="26.50796">
            <text:p>26.50796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float" office:value="19.81">
            <text:p>19.81</text:p>
          </table:table-cell>
          <table:table-cell table:style-name="ce1" office:value-type="float" office:value="3.06">
            <text:p>3.06</text:p>
          </table:table-cell>
          <table:table-cell table:style-name="ce1" table:formula="of:=ROUND([.J84])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MASX J13034741+2635579</text:p>
          </table:table-cell>
          <table:table-cell office:value-type="float" office:value="195.94776">
            <text:p>195.94776</text:p>
          </table:table-cell>
          <table:table-cell office:value-type="float" office:value="26.59933">
            <text:p>26.59933</text:p>
          </table:table-cell>
          <table:table-cell office:value-type="string">
            <text:p>G</text:p>
          </table:table-cell>
          <table:table-cell office:value-type="float" office:value="10772">
            <text:p>10772</text:p>
          </table:table-cell>
          <table:table-cell office:value-type="float" office:value="0.035931">
            <text:p>0.035931</text:p>
          </table:table-cell>
          <table:table-cell office:value-type="string">
            <text:p><text:s text:c="4"/></text:p>
          </table:table-cell>
          <table:table-cell office:value-type="string">
            <text:p>17.8g</text:p>
          </table:table-cell>
          <table:table-cell office:value-type="float" office:value="2.744">
            <text:p>2.744</text:p>
          </table:table-cell>
          <table:table-cell table:formula="of:=ROUND([.J85]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1" office:value-type="string">
            <text:p>SDSS J130359.02+263425.4</text:p>
          </table:table-cell>
          <table:table-cell table:style-name="ce1" office:value-type="float" office:value="195.99593">
            <text:p>195.99593</text:p>
          </table:table-cell>
          <table:table-cell table:style-name="ce1" office:value-type="float" office:value="26.57372">
            <text:p>26.57372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9.8g</text:p>
          </table:table-cell>
          <table:table-cell table:style-name="ce1" office:value-type="float" office:value="3.149">
            <text:p>3.149</text:p>
          </table:table-cell>
          <table:table-cell table:style-name="ce1" table:formula="of:=ROUND([.J86])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DSS J130334.39+263325.1</text:p>
          </table:table-cell>
          <table:table-cell office:value-type="float" office:value="195.8933">
            <text:p>195.8933</text:p>
          </table:table-cell>
          <table:table-cell office:value-type="float" office:value="26.55699">
            <text:p>26.556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2.598">
            <text:p>2.598</text:p>
          </table:table-cell>
          <table:table-cell table:formula="of:=ROUND([.J8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DSS J130346.71+263611.1</text:p>
          </table:table-cell>
          <table:table-cell office:value-type="float" office:value="195.94465">
            <text:p>195.94465</text:p>
          </table:table-cell>
          <table:table-cell office:value-type="float" office:value="26.60309">
            <text:p>26.603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2.954">
            <text:p>2.954</text:p>
          </table:table-cell>
          <table:table-cell table:formula="of:=ROUND([.J8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DSS J130340.00+263535.8</text:p>
          </table:table-cell>
          <table:table-cell office:value-type="float" office:value="195.91667">
            <text:p>195.91667</text:p>
          </table:table-cell>
          <table:table-cell office:value-type="float" office:value="26.59329">
            <text:p>26.593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2.714">
            <text:p>2.714</text:p>
          </table:table-cell>
          <table:table-cell table:formula="of:=ROUND([.J8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DSS J130336.93+263519.2</text:p>
          </table:table-cell>
          <table:table-cell office:value-type="float" office:value="195.9039">
            <text:p>195.9039</text:p>
          </table:table-cell>
          <table:table-cell office:value-type="float" office:value="26.58869">
            <text:p>26.588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2.905">
            <text:p>2.905</text:p>
          </table:table-cell>
          <table:table-cell table:formula="of:=ROUND([.J9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DSS J130333.15+263343.0</text:p>
          </table:table-cell>
          <table:table-cell office:value-type="float" office:value="195.88815">
            <text:p>195.88815</text:p>
          </table:table-cell>
          <table:table-cell office:value-type="float" office:value="26.56195">
            <text:p>26.561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2.908">
            <text:p>2.908</text:p>
          </table:table-cell>
          <table:table-cell table:formula="of:=ROUND([.J9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DSS J130337.62+263500.3</text:p>
          </table:table-cell>
          <table:table-cell office:value-type="float" office:value="195.90676">
            <text:p>195.90676</text:p>
          </table:table-cell>
          <table:table-cell office:value-type="float" office:value="26.58342">
            <text:p>26.583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2.573">
            <text:p>2.573</text:p>
          </table:table-cell>
          <table:table-cell table:formula="of:=ROUND([.J9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DSS J130333.14+263312.9</text:p>
          </table:table-cell>
          <table:table-cell office:value-type="float" office:value="195.88809">
            <text:p>195.88809</text:p>
          </table:table-cell>
          <table:table-cell office:value-type="float" office:value="26.5536">
            <text:p>26.55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2.871">
            <text:p>2.871</text:p>
          </table:table-cell>
          <table:table-cell table:formula="of:=ROUND([.J9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SDSS J130339.63+263020.5</text:p>
          </table:table-cell>
          <table:table-cell office:value-type="float" office:value="195.91513">
            <text:p>195.91513</text:p>
          </table:table-cell>
          <table:table-cell office:value-type="float" office:value="26.50572">
            <text:p>26.505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3.222">
            <text:p>3.222</text:p>
          </table:table-cell>
          <table:table-cell table:formula="of:=ROUND([.J9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SDSS J130355.94+263539.8</text:p>
          </table:table-cell>
          <table:table-cell office:value-type="float" office:value="195.98309">
            <text:p>195.98309</text:p>
          </table:table-cell>
          <table:table-cell office:value-type="float" office:value="26.59441">
            <text:p>26.594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3.295">
            <text:p>3.295</text:p>
          </table:table-cell>
          <table:table-cell table:formula="of:=ROUND([.J9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DSS J130339.44+263610.3</text:p>
          </table:table-cell>
          <table:table-cell office:value-type="float" office:value="195.91437">
            <text:p>195.91437</text:p>
          </table:table-cell>
          <table:table-cell office:value-type="float" office:value="26.60287">
            <text:p>26.602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3.28">
            <text:p>3.28</text:p>
          </table:table-cell>
          <table:table-cell table:formula="of:=ROUND([.J9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DSS J130400.99+263315.1</text:p>
          </table:table-cell>
          <table:table-cell office:value-type="float" office:value="196.00416">
            <text:p>196.00416</text:p>
          </table:table-cell>
          <table:table-cell office:value-type="float" office:value="26.55421">
            <text:p>26.554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3.358">
            <text:p>3.358</text:p>
          </table:table-cell>
          <table:table-cell table:formula="of:=ROUND([.J9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SDSS J130357.00+263054.1</text:p>
          </table:table-cell>
          <table:table-cell office:value-type="float" office:value="195.9875">
            <text:p>195.9875</text:p>
          </table:table-cell>
          <table:table-cell office:value-type="float" office:value="26.51505">
            <text:p>26.515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3.394">
            <text:p>3.394</text:p>
          </table:table-cell>
          <table:table-cell table:formula="of:=ROUND([.J9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DSS J130341.60+263045.0</text:p>
          </table:table-cell>
          <table:table-cell office:value-type="float" office:value="195.92334">
            <text:p>195.92334</text:p>
          </table:table-cell>
          <table:table-cell office:value-type="float" office:value="26.51251">
            <text:p>26.512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2.672">
            <text:p>2.672</text:p>
          </table:table-cell>
          <table:table-cell table:formula="of:=ROUND([.J9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DSS J130335.82+263140.6</text:p>
          </table:table-cell>
          <table:table-cell office:value-type="float" office:value="195.89928">
            <text:p>195.89928</text:p>
          </table:table-cell>
          <table:table-cell office:value-type="float" office:value="26.52795">
            <text:p>26.527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2.754">
            <text:p>2.754</text:p>
          </table:table-cell>
          <table:table-cell table:formula="of:=ROUND([.J10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DSS J130358.99+263211.1</text:p>
          </table:table-cell>
          <table:table-cell office:value-type="float" office:value="195.99582">
            <text:p>195.99582</text:p>
          </table:table-cell>
          <table:table-cell office:value-type="float" office:value="26.53642">
            <text:p>26.536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3.095">
            <text:p>3.095</text:p>
          </table:table-cell>
          <table:table-cell table:formula="of:=ROUND([.J10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DSS J130349.55+263632.8</text:p>
          </table:table-cell>
          <table:table-cell office:value-type="float" office:value="195.95649">
            <text:p>195.95649</text:p>
          </table:table-cell>
          <table:table-cell office:value-type="float" office:value="26.60911">
            <text:p>26.609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3.406">
            <text:p>3.406</text:p>
          </table:table-cell>
          <table:table-cell table:formula="of:=ROUND([.J10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DSS J130330.38+263328.1</text:p>
          </table:table-cell>
          <table:table-cell office:value-type="float" office:value="195.87659">
            <text:p>195.87659</text:p>
          </table:table-cell>
          <table:table-cell office:value-type="float" office:value="26.55783">
            <text:p>26.557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3.496">
            <text:p>3.496</text:p>
          </table:table-cell>
          <table:table-cell table:formula="of:=ROUND([.J10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DSS J130354.43+263059.5</text:p>
          </table:table-cell>
          <table:table-cell office:value-type="float" office:value="195.97682">
            <text:p>195.97682</text:p>
          </table:table-cell>
          <table:table-cell office:value-type="float" office:value="26.51654">
            <text:p>26.516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2.934">
            <text:p>2.934</text:p>
          </table:table-cell>
          <table:table-cell table:formula="of:=ROUND([.J10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DSS J130359.57+263354.9</text:p>
          </table:table-cell>
          <table:table-cell office:value-type="float" office:value="195.99823">
            <text:p>195.99823</text:p>
          </table:table-cell>
          <table:table-cell office:value-type="float" office:value="26.56527">
            <text:p>26.565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3.115">
            <text:p>3.115</text:p>
          </table:table-cell>
          <table:table-cell table:formula="of:=ROUND([.J10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DSS J130330.91+263323.4</text:p>
          </table:table-cell>
          <table:table-cell office:value-type="float" office:value="195.87879">
            <text:p>195.87879</text:p>
          </table:table-cell>
          <table:table-cell office:value-type="float" office:value="26.55652">
            <text:p>26.556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3.374">
            <text:p>3.374</text:p>
          </table:table-cell>
          <table:table-cell table:formula="of:=ROUND([.J10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DSS J130341.96+263542.2</text:p>
          </table:table-cell>
          <table:table-cell office:value-type="float" office:value="195.92486">
            <text:p>195.92486</text:p>
          </table:table-cell>
          <table:table-cell office:value-type="float" office:value="26.59507">
            <text:p>26.595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2.626">
            <text:p>2.626</text:p>
          </table:table-cell>
          <table:table-cell table:formula="of:=ROUND([.J10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DSS J130357.76+263452.1</text:p>
          </table:table-cell>
          <table:table-cell office:value-type="float" office:value="195.99071">
            <text:p>195.99071</text:p>
          </table:table-cell>
          <table:table-cell office:value-type="float" office:value="26.58115">
            <text:p>26.581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3.101">
            <text:p>3.101</text:p>
          </table:table-cell>
          <table:table-cell table:formula="of:=ROUND([.J10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DSS J130357.33+263417.0</text:p>
          </table:table-cell>
          <table:table-cell office:value-type="float" office:value="195.98892">
            <text:p>195.98892</text:p>
          </table:table-cell>
          <table:table-cell office:value-type="float" office:value="26.57139">
            <text:p>26.571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2.748">
            <text:p>2.748</text:p>
          </table:table-cell>
          <table:table-cell table:formula="of:=ROUND([.J10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DSS J130348.37+263626.8</text:p>
          </table:table-cell>
          <table:table-cell office:value-type="float" office:value="195.95154">
            <text:p>195.95154</text:p>
          </table:table-cell>
          <table:table-cell office:value-type="float" office:value="26.60745">
            <text:p>26.607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255">
            <text:p>3.255</text:p>
          </table:table-cell>
          <table:table-cell table:formula="of:=ROUND([.J11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DSS J130357.23+263527.2</text:p>
          </table:table-cell>
          <table:table-cell office:value-type="float" office:value="195.98849">
            <text:p>195.98849</text:p>
          </table:table-cell>
          <table:table-cell office:value-type="float" office:value="26.59091">
            <text:p>26.590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355">
            <text:p>3.355</text:p>
          </table:table-cell>
          <table:table-cell table:formula="of:=ROUND([.J11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DSS J130358.24+263407.2</text:p>
          </table:table-cell>
          <table:table-cell office:value-type="float" office:value="195.99268">
            <text:p>195.99268</text:p>
          </table:table-cell>
          <table:table-cell office:value-type="float" office:value="26.56869">
            <text:p>26.568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2.882">
            <text:p>2.882</text:p>
          </table:table-cell>
          <table:table-cell table:formula="of:=ROUND([.J11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DSS J130334.61+263100.3</text:p>
          </table:table-cell>
          <table:table-cell office:value-type="float" office:value="195.89424">
            <text:p>195.89424</text:p>
          </table:table-cell>
          <table:table-cell office:value-type="float" office:value="26.51677">
            <text:p>26.516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381">
            <text:p>3.381</text:p>
          </table:table-cell>
          <table:table-cell table:formula="of:=ROUND([.J11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DSS J130354.20+263458.4</text:p>
          </table:table-cell>
          <table:table-cell office:value-type="float" office:value="195.97587">
            <text:p>195.97587</text:p>
          </table:table-cell>
          <table:table-cell office:value-type="float" office:value="26.58291">
            <text:p>26.582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532">
            <text:p>2.532</text:p>
          </table:table-cell>
          <table:table-cell table:formula="of:=ROUND([.J11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DSS J130353.51+263546.5</text:p>
          </table:table-cell>
          <table:table-cell office:value-type="float" office:value="195.973">
            <text:p>195.973</text:p>
          </table:table-cell>
          <table:table-cell office:value-type="float" office:value="26.59626">
            <text:p>26.596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048">
            <text:p>3.048</text:p>
          </table:table-cell>
          <table:table-cell table:formula="of:=ROUND([.J11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DSS J130343.20+263008.0</text:p>
          </table:table-cell>
          <table:table-cell office:value-type="float" office:value="195.93003">
            <text:p>195.93003</text:p>
          </table:table-cell>
          <table:table-cell office:value-type="float" office:value="26.50223">
            <text:p>26.50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164">
            <text:p>3.164</text:p>
          </table:table-cell>
          <table:table-cell table:formula="of:=ROUND([.J11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DSS J130333.94+263511.2</text:p>
          </table:table-cell>
          <table:table-cell office:value-type="float" office:value="195.89143">
            <text:p>195.89143</text:p>
          </table:table-cell>
          <table:table-cell office:value-type="float" office:value="26.58645">
            <text:p>26.586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324">
            <text:p>3.324</text:p>
          </table:table-cell>
          <table:table-cell table:formula="of:=ROUND([.J11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DSS J130349.17+263048.2</text:p>
          </table:table-cell>
          <table:table-cell office:value-type="float" office:value="195.95491">
            <text:p>195.95491</text:p>
          </table:table-cell>
          <table:table-cell office:value-type="float" office:value="26.5134">
            <text:p>26.51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535">
            <text:p>2.535</text:p>
          </table:table-cell>
          <table:table-cell table:formula="of:=ROUND([.J11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DSS J130400.64+263305.4</text:p>
          </table:table-cell>
          <table:table-cell office:value-type="float" office:value="196.00269">
            <text:p>196.00269</text:p>
          </table:table-cell>
          <table:table-cell office:value-type="float" office:value="26.55152">
            <text:p>26.551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283">
            <text:p>3.283</text:p>
          </table:table-cell>
          <table:table-cell table:formula="of:=ROUND([.J11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DSS J130331.47+263411.4</text:p>
          </table:table-cell>
          <table:table-cell office:value-type="float" office:value="195.88114">
            <text:p>195.88114</text:p>
          </table:table-cell>
          <table:table-cell office:value-type="float" office:value="26.56986">
            <text:p>26.569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381">
            <text:p>3.381</text:p>
          </table:table-cell>
          <table:table-cell table:formula="of:=ROUND([.J12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DSS J130350.47+263553.0</text:p>
          </table:table-cell>
          <table:table-cell office:value-type="float" office:value="195.96033">
            <text:p>195.96033</text:p>
          </table:table-cell>
          <table:table-cell office:value-type="float" office:value="26.59808">
            <text:p>26.598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2.833">
            <text:p>2.833</text:p>
          </table:table-cell>
          <table:table-cell table:formula="of:=ROUND([.J12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SDSS J130346.34+262950.7</text:p>
          </table:table-cell>
          <table:table-cell office:value-type="float" office:value="195.94311">
            <text:p>195.94311</text:p>
          </table:table-cell>
          <table:table-cell office:value-type="float" office:value="26.49743">
            <text:p>26.497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391">
            <text:p>3.391</text:p>
          </table:table-cell>
          <table:table-cell table:formula="of:=ROUND([.J12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DSS J130357.50+263102.9</text:p>
          </table:table-cell>
          <table:table-cell office:value-type="float" office:value="195.98959">
            <text:p>195.98959</text:p>
          </table:table-cell>
          <table:table-cell office:value-type="float" office:value="26.51749">
            <text:p>26.517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379">
            <text:p>3.379</text:p>
          </table:table-cell>
          <table:table-cell table:formula="of:=ROUND([.J12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DSS J130342.68+262956.0</text:p>
          </table:table-cell>
          <table:table-cell office:value-type="float" office:value="195.92786">
            <text:p>195.92786</text:p>
          </table:table-cell>
          <table:table-cell office:value-type="float" office:value="26.49891">
            <text:p>26.498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383">
            <text:p>3.383</text:p>
          </table:table-cell>
          <table:table-cell table:formula="of:=ROUND([.J12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DSS J130342.70+263600.6</text:p>
          </table:table-cell>
          <table:table-cell office:value-type="float" office:value="195.92795">
            <text:p>195.92795</text:p>
          </table:table-cell>
          <table:table-cell office:value-type="float" office:value="26.60019">
            <text:p>26.600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87">
            <text:p>2.87</text:p>
          </table:table-cell>
          <table:table-cell table:formula="of:=ROUND([.J12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DSS J130357.85+263432.8</text:p>
          </table:table-cell>
          <table:table-cell office:value-type="float" office:value="195.99107">
            <text:p>195.99107</text:p>
          </table:table-cell>
          <table:table-cell office:value-type="float" office:value="26.57579">
            <text:p>26.575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962">
            <text:p>2.962</text:p>
          </table:table-cell>
          <table:table-cell table:formula="of:=ROUND([.J12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DSS J130343.35+263544.3</text:p>
          </table:table-cell>
          <table:table-cell office:value-type="float" office:value="195.93064">
            <text:p>195.93064</text:p>
          </table:table-cell>
          <table:table-cell office:value-type="float" office:value="26.59566">
            <text:p>26.595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2.572">
            <text:p>2.572</text:p>
          </table:table-cell>
          <table:table-cell table:formula="of:=ROUND([.J12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DSS J130333.65+263334.2</text:p>
          </table:table-cell>
          <table:table-cell office:value-type="float" office:value="195.89025">
            <text:p>195.89025</text:p>
          </table:table-cell>
          <table:table-cell office:value-type="float" office:value="26.5595">
            <text:p>26.55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2.775">
            <text:p>2.775</text:p>
          </table:table-cell>
          <table:table-cell table:formula="of:=ROUND([.J12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DSS J130339.47+263041.6</text:p>
          </table:table-cell>
          <table:table-cell office:value-type="float" office:value="195.91447">
            <text:p>195.91447</text:p>
          </table:table-cell>
          <table:table-cell office:value-type="float" office:value="26.51158">
            <text:p>26.511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2.929">
            <text:p>2.929</text:p>
          </table:table-cell>
          <table:table-cell table:formula="of:=ROUND([.J12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DSS J130347.82+263543.6</text:p>
          </table:table-cell>
          <table:table-cell office:value-type="float" office:value="195.94926">
            <text:p>195.94926</text:p>
          </table:table-cell>
          <table:table-cell office:value-type="float" office:value="26.59547">
            <text:p>26.595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526">
            <text:p>2.526</text:p>
          </table:table-cell>
          <table:table-cell table:formula="of:=ROUND([.J13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DSS J130344.57+263037.5</text:p>
          </table:table-cell>
          <table:table-cell office:value-type="float" office:value="195.93573">
            <text:p>195.93573</text:p>
          </table:table-cell>
          <table:table-cell office:value-type="float" office:value="26.51043">
            <text:p>26.510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629">
            <text:p>2.629</text:p>
          </table:table-cell>
          <table:table-cell table:formula="of:=ROUND([.J13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DSS J130333.39+263350.8</text:p>
          </table:table-cell>
          <table:table-cell office:value-type="float" office:value="195.88913">
            <text:p>195.88913</text:p>
          </table:table-cell>
          <table:table-cell office:value-type="float" office:value="26.56412">
            <text:p>26.564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881">
            <text:p>2.881</text:p>
          </table:table-cell>
          <table:table-cell table:formula="of:=ROUND([.J13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DSS J130336.44+263526.6</text:p>
          </table:table-cell>
          <table:table-cell office:value-type="float" office:value="195.90187">
            <text:p>195.90187</text:p>
          </table:table-cell>
          <table:table-cell office:value-type="float" office:value="26.59073">
            <text:p>26.590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068">
            <text:p>3.068</text:p>
          </table:table-cell>
          <table:table-cell table:formula="of:=ROUND([.J13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DSS J130338.40+263027.6</text:p>
          </table:table-cell>
          <table:table-cell office:value-type="float" office:value="195.91001">
            <text:p>195.91001</text:p>
          </table:table-cell>
          <table:table-cell office:value-type="float" office:value="26.50767">
            <text:p>26.507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253">
            <text:p>3.253</text:p>
          </table:table-cell>
          <table:table-cell table:formula="of:=ROUND([.J13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DSS J130359.10+263343.2</text:p>
          </table:table-cell>
          <table:table-cell office:value-type="float" office:value="195.99626">
            <text:p>195.99626</text:p>
          </table:table-cell>
          <table:table-cell office:value-type="float" office:value="26.56201">
            <text:p>26.562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974">
            <text:p>2.974</text:p>
          </table:table-cell>
          <table:table-cell table:formula="of:=ROUND([.J13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DSS J130333.47+263436.4</text:p>
          </table:table-cell>
          <table:table-cell office:value-type="float" office:value="195.88946">
            <text:p>195.88946</text:p>
          </table:table-cell>
          <table:table-cell office:value-type="float" office:value="26.57679">
            <text:p>26.576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115">
            <text:p>3.115</text:p>
          </table:table-cell>
          <table:table-cell table:formula="of:=ROUND([.J13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DSS J130334.10+263344.5</text:p>
          </table:table-cell>
          <table:table-cell office:value-type="float" office:value="195.8921">
            <text:p>195.8921</text:p>
          </table:table-cell>
          <table:table-cell office:value-type="float" office:value="26.56238">
            <text:p>26.562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2.703">
            <text:p>2.703</text:p>
          </table:table-cell>
          <table:table-cell table:formula="of:=ROUND([.J13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SDSS J130338.15+263606.0</text:p>
          </table:table-cell>
          <table:table-cell office:value-type="float" office:value="195.90899">
            <text:p>195.90899</text:p>
          </table:table-cell>
          <table:table-cell office:value-type="float" office:value="26.60168">
            <text:p>26.601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356">
            <text:p>3.356</text:p>
          </table:table-cell>
          <table:table-cell table:formula="of:=ROUND([.J13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SDSS J130338.77+263612.8</text:p>
          </table:table-cell>
          <table:table-cell office:value-type="float" office:value="195.91158">
            <text:p>195.91158</text:p>
          </table:table-cell>
          <table:table-cell office:value-type="float" office:value="26.60356">
            <text:p>26.603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3.385">
            <text:p>3.385</text:p>
          </table:table-cell>
          <table:table-cell table:formula="of:=ROUND([.J13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SDSS J130355.06+263104.6</text:p>
          </table:table-cell>
          <table:table-cell office:value-type="float" office:value="195.97944">
            <text:p>195.97944</text:p>
          </table:table-cell>
          <table:table-cell office:value-type="float" office:value="26.51796">
            <text:p>26.517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2.965">
            <text:p>2.965</text:p>
          </table:table-cell>
          <table:table-cell table:formula="of:=ROUND([.J14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DSS J130333.72+263238.1</text:p>
          </table:table-cell>
          <table:table-cell office:value-type="float" office:value="195.89053">
            <text:p>195.89053</text:p>
          </table:table-cell>
          <table:table-cell office:value-type="float" office:value="26.54392">
            <text:p>26.543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2.805">
            <text:p>2.805</text:p>
          </table:table-cell>
          <table:table-cell table:formula="of:=ROUND([.J14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DSS J130335.82+263516.5</text:p>
          </table:table-cell>
          <table:table-cell office:value-type="float" office:value="195.89929">
            <text:p>195.89929</text:p>
          </table:table-cell>
          <table:table-cell office:value-type="float" office:value="26.58792">
            <text:p>26.587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3.051">
            <text:p>3.051</text:p>
          </table:table-cell>
          <table:table-cell table:formula="of:=ROUND([.J14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DSS J130331.69+263231.5</text:p>
          </table:table-cell>
          <table:table-cell office:value-type="float" office:value="195.88208">
            <text:p>195.88208</text:p>
          </table:table-cell>
          <table:table-cell office:value-type="float" office:value="26.54211">
            <text:p>26.542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3.272">
            <text:p>3.272</text:p>
          </table:table-cell>
          <table:table-cell table:formula="of:=ROUND([.J14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DSS J130340.53+263620.2</text:p>
          </table:table-cell>
          <table:table-cell office:value-type="float" office:value="195.91891">
            <text:p>195.91891</text:p>
          </table:table-cell>
          <table:table-cell office:value-type="float" office:value="26.60563">
            <text:p>26.605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3.332">
            <text:p>3.332</text:p>
          </table:table-cell>
          <table:table-cell table:formula="of:=ROUND([.J14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DSS J130345.11+262952.4</text:p>
          </table:table-cell>
          <table:table-cell office:value-type="float" office:value="195.93799">
            <text:p>195.93799</text:p>
          </table:table-cell>
          <table:table-cell office:value-type="float" office:value="26.4979">
            <text:p>26.49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3.368">
            <text:p>3.368</text:p>
          </table:table-cell>
          <table:table-cell table:formula="of:=ROUND([.J14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DSS J130335.84+263123.5</text:p>
          </table:table-cell>
          <table:table-cell office:value-type="float" office:value="195.89936">
            <text:p>195.89936</text:p>
          </table:table-cell>
          <table:table-cell office:value-type="float" office:value="26.52321">
            <text:p>26.523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2.921">
            <text:p>2.921</text:p>
          </table:table-cell>
          <table:table-cell table:formula="of:=ROUND([.J14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DSS J130332.89+263335.9</text:p>
          </table:table-cell>
          <table:table-cell office:value-type="float" office:value="195.88707">
            <text:p>195.88707</text:p>
          </table:table-cell>
          <table:table-cell office:value-type="float" office:value="26.55999">
            <text:p>26.559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2.948">
            <text:p>2.948</text:p>
          </table:table-cell>
          <table:table-cell table:formula="of:=ROUND([.J14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DSS J130332.46+263353.1</text:p>
          </table:table-cell>
          <table:table-cell office:value-type="float" office:value="195.88527">
            <text:p>195.88527</text:p>
          </table:table-cell>
          <table:table-cell office:value-type="float" office:value="26.56477">
            <text:p>26.564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3.091">
            <text:p>3.091</text:p>
          </table:table-cell>
          <table:table-cell table:formula="of:=ROUND([.J14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DSS J130333.35+263257.8</text:p>
          </table:table-cell>
          <table:table-cell office:value-type="float" office:value="195.889">
            <text:p>195.889</text:p>
          </table:table-cell>
          <table:table-cell office:value-type="float" office:value="26.54941">
            <text:p>26.549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2.836">
            <text:p>2.836</text:p>
          </table:table-cell>
          <table:table-cell table:formula="of:=ROUND([.J14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DSS J130357.13+263512.4</text:p>
          </table:table-cell>
          <table:table-cell office:value-type="float" office:value="195.98808">
            <text:p>195.98808</text:p>
          </table:table-cell>
          <table:table-cell office:value-type="float" office:value="26.5868">
            <text:p>26.58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4g</text:p>
          </table:table-cell>
          <table:table-cell office:value-type="float" office:value="3.181">
            <text:p>3.181</text:p>
          </table:table-cell>
          <table:table-cell table:formula="of:=ROUND([.J15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UGC 08161</text:p>
          </table:table-cell>
          <table:table-cell office:value-type="float" office:value="195.87118">
            <text:p>195.87118</text:p>
          </table:table-cell>
          <table:table-cell office:value-type="float" office:value="26.55051">
            <text:p>26.55051</text:p>
          </table:table-cell>
          <table:table-cell office:value-type="string">
            <text:p>G</text:p>
          </table:table-cell>
          <table:table-cell office:value-type="float" office:value="6676">
            <text:p>6676</text:p>
          </table:table-cell>
          <table:table-cell office:value-type="float" office:value="0.022269">
            <text:p>0.022269</text:p>
          </table:table-cell>
          <table:table-cell office:value-type="string">
            <text:p><text:s text:c="4"/></text:p>
          </table:table-cell>
          <table:table-cell office:value-type="string">
            <text:p>14.9g</text:p>
          </table:table-cell>
          <table:table-cell office:value-type="float" office:value="3.784">
            <text:p>3.784</text:p>
          </table:table-cell>
          <table:table-cell table:formula="of:=ROUND([.J151])"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DSS J130404.24+263317.3</text:p>
          </table:table-cell>
          <table:table-cell office:value-type="float" office:value="196.01767">
            <text:p>196.01767</text:p>
          </table:table-cell>
          <table:table-cell office:value-type="float" office:value="26.55483">
            <text:p>26.554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g</text:p>
          </table:table-cell>
          <table:table-cell office:value-type="float" office:value="4.084">
            <text:p>4.084</text:p>
          </table:table-cell>
          <table:table-cell table:formula="of:=ROUND([.J15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SDSS J130332.26+263524.2</text:p>
          </table:table-cell>
          <table:table-cell office:value-type="float" office:value="195.88443">
            <text:p>195.88443</text:p>
          </table:table-cell>
          <table:table-cell office:value-type="float" office:value="26.59006">
            <text:p>26.590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3.756">
            <text:p>3.756</text:p>
          </table:table-cell>
          <table:table-cell table:formula="of:=ROUND([.J153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DSS J130345.20+263700.1</text:p>
          </table:table-cell>
          <table:table-cell office:value-type="float" office:value="195.93834">
            <text:p>195.93834</text:p>
          </table:table-cell>
          <table:table-cell office:value-type="float" office:value="26.6167">
            <text:p>26.61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3.77">
            <text:p>3.77</text:p>
          </table:table-cell>
          <table:table-cell table:formula="of:=ROUND([.J15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SDSS J130356.18+263555.1</text:p>
          </table:table-cell>
          <table:table-cell office:value-type="float" office:value="195.9841">
            <text:p>195.9841</text:p>
          </table:table-cell>
          <table:table-cell office:value-type="float" office:value="26.59865">
            <text:p>26.598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3.522">
            <text:p>3.522</text:p>
          </table:table-cell>
          <table:table-cell table:formula="of:=ROUND([.J15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SDSS J130404.21+263237.2</text:p>
          </table:table-cell>
          <table:table-cell office:value-type="float" office:value="196.01758">
            <text:p>196.01758</text:p>
          </table:table-cell>
          <table:table-cell office:value-type="float" office:value="26.54368">
            <text:p>26.543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4.125">
            <text:p>4.125</text:p>
          </table:table-cell>
          <table:table-cell table:formula="of:=ROUND([.J15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DSS J130330.54+263541.0</text:p>
          </table:table-cell>
          <table:table-cell office:value-type="float" office:value="195.87725">
            <text:p>195.87725</text:p>
          </table:table-cell>
          <table:table-cell office:value-type="float" office:value="26.59473">
            <text:p>26.594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4.232">
            <text:p>4.232</text:p>
          </table:table-cell>
          <table:table-cell table:formula="of:=ROUND([.J15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DSS J130403.60+263406.1</text:p>
          </table:table-cell>
          <table:table-cell office:value-type="float" office:value="196.01503">
            <text:p>196.01503</text:p>
          </table:table-cell>
          <table:table-cell office:value-type="float" office:value="26.56839">
            <text:p>26.568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4.036">
            <text:p>4.036</text:p>
          </table:table-cell>
          <table:table-cell table:formula="of:=ROUND([.J158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DSS J130339.33+263638.8</text:p>
          </table:table-cell>
          <table:table-cell office:value-type="float" office:value="195.91391">
            <text:p>195.91391</text:p>
          </table:table-cell>
          <table:table-cell office:value-type="float" office:value="26.61079">
            <text:p>26.610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3.721">
            <text:p>3.721</text:p>
          </table:table-cell>
          <table:table-cell table:formula="of:=ROUND([.J15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SDSS J130342.96+262924.4</text:p>
          </table:table-cell>
          <table:table-cell office:value-type="float" office:value="195.92902">
            <text:p>195.92902</text:p>
          </table:table-cell>
          <table:table-cell office:value-type="float" office:value="26.49013">
            <text:p>26.490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3.887">
            <text:p>3.887</text:p>
          </table:table-cell>
          <table:table-cell table:formula="of:=ROUND([.J16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SDSS J130335.86+263624.6</text:p>
          </table:table-cell>
          <table:table-cell office:value-type="float" office:value="195.89945">
            <text:p>195.89945</text:p>
          </table:table-cell>
          <table:table-cell office:value-type="float" office:value="26.60683">
            <text:p>26.606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3.897">
            <text:p>3.897</text:p>
          </table:table-cell>
          <table:table-cell table:formula="of:=ROUND([.J16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SDSS J130329.83+263133.2</text:p>
          </table:table-cell>
          <table:table-cell office:value-type="float" office:value="195.87433">
            <text:p>195.87433</text:p>
          </table:table-cell>
          <table:table-cell office:value-type="float" office:value="26.5259">
            <text:p>26.52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3.983">
            <text:p>3.983</text:p>
          </table:table-cell>
          <table:table-cell table:formula="of:=ROUND([.J16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SDSS J130350.35+263734.7</text:p>
          </table:table-cell>
          <table:table-cell office:value-type="float" office:value="195.9598">
            <text:p>195.9598</text:p>
          </table:table-cell>
          <table:table-cell office:value-type="float" office:value="26.62632">
            <text:p>26.626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4.452">
            <text:p>4.452</text:p>
          </table:table-cell>
          <table:table-cell table:formula="of:=ROUND([.J16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SDSS J130401.70+263256.7</text:p>
          </table:table-cell>
          <table:table-cell office:value-type="float" office:value="196.00709">
            <text:p>196.00709</text:p>
          </table:table-cell>
          <table:table-cell office:value-type="float" office:value="26.54909">
            <text:p>26.549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3.528">
            <text:p>3.528</text:p>
          </table:table-cell>
          <table:table-cell table:formula="of:=ROUND([.J16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DSS J130403.11+263358.4</text:p>
          </table:table-cell>
          <table:table-cell office:value-type="float" office:value="196.01296">
            <text:p>196.01296</text:p>
          </table:table-cell>
          <table:table-cell office:value-type="float" office:value="26.56624">
            <text:p>26.566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3.901">
            <text:p>3.901</text:p>
          </table:table-cell>
          <table:table-cell table:formula="of:=ROUND([.J165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DSS J130403.84+263401.9</text:p>
          </table:table-cell>
          <table:table-cell office:value-type="float" office:value="196.01603">
            <text:p>196.01603</text:p>
          </table:table-cell>
          <table:table-cell office:value-type="float" office:value="26.5672">
            <text:p>26.56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4.074">
            <text:p>4.074</text:p>
          </table:table-cell>
          <table:table-cell table:formula="of:=ROUND([.J166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SDSS J130342.43+262944.1</text:p>
          </table:table-cell>
          <table:table-cell office:value-type="float" office:value="195.92683">
            <text:p>195.92683</text:p>
          </table:table-cell>
          <table:table-cell office:value-type="float" office:value="26.4956">
            <text:p>26.49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3.589">
            <text:p>3.589</text:p>
          </table:table-cell>
          <table:table-cell table:formula="of:=ROUND([.J16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SDSS J130334.98+262957.9</text:p>
          </table:table-cell>
          <table:table-cell office:value-type="float" office:value="195.89575">
            <text:p>195.89575</text:p>
          </table:table-cell>
          <table:table-cell office:value-type="float" office:value="26.49942">
            <text:p>26.499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4.093">
            <text:p>4.093</text:p>
          </table:table-cell>
          <table:table-cell table:formula="of:=ROUND([.J16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DSS J130355.38+263627.1</text:p>
          </table:table-cell>
          <table:table-cell office:value-type="float" office:value="195.98077">
            <text:p>195.98077</text:p>
          </table:table-cell>
          <table:table-cell office:value-type="float" office:value="26.60755">
            <text:p>26.607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3.843">
            <text:p>3.843</text:p>
          </table:table-cell>
          <table:table-cell table:formula="of:=ROUND([.J16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DSS J130403.46+263236.1</text:p>
          </table:table-cell>
          <table:table-cell office:value-type="float" office:value="196.01444">
            <text:p>196.01444</text:p>
          </table:table-cell>
          <table:table-cell office:value-type="float" office:value="26.54339">
            <text:p>26.543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3.961">
            <text:p>3.961</text:p>
          </table:table-cell>
          <table:table-cell table:formula="of:=ROUND([.J17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DSS J130327.21+263157.5</text:p>
          </table:table-cell>
          <table:table-cell office:value-type="float" office:value="195.8634">
            <text:p>195.8634</text:p>
          </table:table-cell>
          <table:table-cell office:value-type="float" office:value="26.53266">
            <text:p>26.532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386">
            <text:p>4.386</text:p>
          </table:table-cell>
          <table:table-cell table:formula="of:=ROUND([.J17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SDSS J130352.52+263631.7</text:p>
          </table:table-cell>
          <table:table-cell office:value-type="float" office:value="195.96884">
            <text:p>195.96884</text:p>
          </table:table-cell>
          <table:table-cell office:value-type="float" office:value="26.60882">
            <text:p>26.608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3.603">
            <text:p>3.603</text:p>
          </table:table-cell>
          <table:table-cell table:formula="of:=ROUND([.J17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DSS J130339.38+262953.2</text:p>
          </table:table-cell>
          <table:table-cell office:value-type="float" office:value="195.91408">
            <text:p>195.91408</text:p>
          </table:table-cell>
          <table:table-cell office:value-type="float" office:value="26.49812">
            <text:p>26.498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3.66">
            <text:p>3.66</text:p>
          </table:table-cell>
          <table:table-cell table:formula="of:=ROUND([.J17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SDSS J130326.63+263246.3</text:p>
          </table:table-cell>
          <table:table-cell office:value-type="float" office:value="195.86096">
            <text:p>195.86096</text:p>
          </table:table-cell>
          <table:table-cell office:value-type="float" office:value="26.5462">
            <text:p>26.54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352">
            <text:p>4.352</text:p>
          </table:table-cell>
          <table:table-cell table:formula="of:=ROUND([.J17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DSS J130347.66+262846.2</text:p>
          </table:table-cell>
          <table:table-cell office:value-type="float" office:value="195.94862">
            <text:p>195.94862</text:p>
          </table:table-cell>
          <table:table-cell office:value-type="float" office:value="26.4795">
            <text:p>26.47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482">
            <text:p>4.482</text:p>
          </table:table-cell>
          <table:table-cell table:formula="of:=ROUND([.J17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DSS J130352.65+262931.6</text:p>
          </table:table-cell>
          <table:table-cell office:value-type="float" office:value="195.9694">
            <text:p>195.9694</text:p>
          </table:table-cell>
          <table:table-cell office:value-type="float" office:value="26.49214">
            <text:p>26.492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997">
            <text:p>3.997</text:p>
          </table:table-cell>
          <table:table-cell table:formula="of:=ROUND([.J17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SDSS J130329.16+263148.8</text:p>
          </table:table-cell>
          <table:table-cell office:value-type="float" office:value="195.8715">
            <text:p>195.8715</text:p>
          </table:table-cell>
          <table:table-cell office:value-type="float" office:value="26.53023">
            <text:p>26.530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022">
            <text:p>4.022</text:p>
          </table:table-cell>
          <table:table-cell table:formula="of:=ROUND([.J17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DSS J130404.01+263201.2</text:p>
          </table:table-cell>
          <table:table-cell office:value-type="float" office:value="196.01675">
            <text:p>196.01675</text:p>
          </table:table-cell>
          <table:table-cell office:value-type="float" office:value="26.53368">
            <text:p>26.533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214">
            <text:p>4.214</text:p>
          </table:table-cell>
          <table:table-cell table:formula="of:=ROUND([.J17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SDSS J130344.26+263734.7</text:p>
          </table:table-cell>
          <table:table-cell office:value-type="float" office:value="195.93445">
            <text:p>195.93445</text:p>
          </table:table-cell>
          <table:table-cell office:value-type="float" office:value="26.62631">
            <text:p>26.626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36">
            <text:p>4.36</text:p>
          </table:table-cell>
          <table:table-cell table:formula="of:=ROUND([.J17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SDSS J130402.05+263104.4</text:p>
          </table:table-cell>
          <table:table-cell office:value-type="float" office:value="196.00856">
            <text:p>196.00856</text:p>
          </table:table-cell>
          <table:table-cell office:value-type="float" office:value="26.51789">
            <text:p>26.517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4.195">
            <text:p>4.195</text:p>
          </table:table-cell>
          <table:table-cell table:formula="of:=ROUND([.J18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SDSS J130401.74+263547.3</text:p>
          </table:table-cell>
          <table:table-cell office:value-type="float" office:value="196.00727">
            <text:p>196.00727</text:p>
          </table:table-cell>
          <table:table-cell office:value-type="float" office:value="26.59647">
            <text:p>26.596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4.352">
            <text:p>4.352</text:p>
          </table:table-cell>
          <table:table-cell table:formula="of:=ROUND([.J18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DSS J130332.35+263502.2</text:p>
          </table:table-cell>
          <table:table-cell office:value-type="float" office:value="195.88481">
            <text:p>195.88481</text:p>
          </table:table-cell>
          <table:table-cell office:value-type="float" office:value="26.58396">
            <text:p>26.583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54">
            <text:p>3.54</text:p>
          </table:table-cell>
          <table:table-cell table:formula="of:=ROUND([.J18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DSS J130359.45+263549.1</text:p>
          </table:table-cell>
          <table:table-cell office:value-type="float" office:value="195.99774">
            <text:p>195.99774</text:p>
          </table:table-cell>
          <table:table-cell office:value-type="float" office:value="26.59697">
            <text:p>26.596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969">
            <text:p>3.969</text:p>
          </table:table-cell>
          <table:table-cell table:formula="of:=ROUND([.J18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SDSS J130328.21+263342.4</text:p>
          </table:table-cell>
          <table:table-cell office:value-type="float" office:value="195.86758">
            <text:p>195.86758</text:p>
          </table:table-cell>
          <table:table-cell office:value-type="float" office:value="26.56178">
            <text:p>26.561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999">
            <text:p>3.999</text:p>
          </table:table-cell>
          <table:table-cell table:formula="of:=ROUND([.J18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SDSS J130354.91+263645.0</text:p>
          </table:table-cell>
          <table:table-cell office:value-type="float" office:value="195.97883">
            <text:p>195.97883</text:p>
          </table:table-cell>
          <table:table-cell office:value-type="float" office:value="26.61253">
            <text:p>26.612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044">
            <text:p>4.044</text:p>
          </table:table-cell>
          <table:table-cell table:formula="of:=ROUND([.J18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SDSS J130404.02+263340.9</text:p>
          </table:table-cell>
          <table:table-cell office:value-type="float" office:value="196.01676">
            <text:p>196.01676</text:p>
          </table:table-cell>
          <table:table-cell office:value-type="float" office:value="26.56137">
            <text:p>26.561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059">
            <text:p>4.059</text:p>
          </table:table-cell>
          <table:table-cell table:formula="of:=ROUND([.J18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SDSS J130335.11+263641.7</text:p>
          </table:table-cell>
          <table:table-cell office:value-type="float" office:value="195.8963">
            <text:p>195.8963</text:p>
          </table:table-cell>
          <table:table-cell office:value-type="float" office:value="26.6116">
            <text:p>26.61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228">
            <text:p>4.228</text:p>
          </table:table-cell>
          <table:table-cell table:formula="of:=ROUND([.J18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DSS J130336.18+263704.8</text:p>
          </table:table-cell>
          <table:table-cell office:value-type="float" office:value="195.90078">
            <text:p>195.90078</text:p>
          </table:table-cell>
          <table:table-cell office:value-type="float" office:value="26.61801">
            <text:p>26.618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424">
            <text:p>4.424</text:p>
          </table:table-cell>
          <table:table-cell table:formula="of:=ROUND([.J18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DSS J130403.37+263420.6</text:p>
          </table:table-cell>
          <table:table-cell office:value-type="float" office:value="196.01406">
            <text:p>196.01406</text:p>
          </table:table-cell>
          <table:table-cell office:value-type="float" office:value="26.5724">
            <text:p>26.57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044">
            <text:p>4.044</text:p>
          </table:table-cell>
          <table:table-cell table:formula="of:=ROUND([.J189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SDSS J130355.21+262930.5</text:p>
          </table:table-cell>
          <table:table-cell office:value-type="float" office:value="195.98007">
            <text:p>195.98007</text:p>
          </table:table-cell>
          <table:table-cell office:value-type="float" office:value="26.49181">
            <text:p>26.491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262">
            <text:p>4.262</text:p>
          </table:table-cell>
          <table:table-cell table:formula="of:=ROUND([.J19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SDSS J130338.72+263721.8</text:p>
          </table:table-cell>
          <table:table-cell office:value-type="float" office:value="195.91135">
            <text:p>195.91135</text:p>
          </table:table-cell>
          <table:table-cell office:value-type="float" office:value="26.62274">
            <text:p>26.622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436">
            <text:p>4.436</text:p>
          </table:table-cell>
          <table:table-cell table:formula="of:=ROUND([.J19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SDSS J130334.10+262937.2</text:p>
          </table:table-cell>
          <table:table-cell office:value-type="float" office:value="195.89212">
            <text:p>195.89212</text:p>
          </table:table-cell>
          <table:table-cell office:value-type="float" office:value="26.49367">
            <text:p>26.493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486">
            <text:p>4.486</text:p>
          </table:table-cell>
          <table:table-cell table:formula="of:=ROUND([.J19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SDSS J130401.96+263338.2</text:p>
          </table:table-cell>
          <table:table-cell office:value-type="float" office:value="196.00821">
            <text:p>196.00821</text:p>
          </table:table-cell>
          <table:table-cell office:value-type="float" office:value="26.56063">
            <text:p>26.560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598">
            <text:p>3.598</text:p>
          </table:table-cell>
          <table:table-cell table:formula="of:=ROUND([.J19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SDSS J130335.43+263632.9</text:p>
          </table:table-cell>
          <table:table-cell office:value-type="float" office:value="195.89764">
            <text:p>195.89764</text:p>
          </table:table-cell>
          <table:table-cell office:value-type="float" office:value="26.60914">
            <text:p>26.609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066">
            <text:p>4.066</text:p>
          </table:table-cell>
          <table:table-cell table:formula="of:=ROUND([.J19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SDSS J130348.19+262909.4</text:p>
          </table:table-cell>
          <table:table-cell office:value-type="float" office:value="195.95083">
            <text:p>195.95083</text:p>
          </table:table-cell>
          <table:table-cell office:value-type="float" office:value="26.48596">
            <text:p>26.485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109">
            <text:p>4.109</text:p>
          </table:table-cell>
          <table:table-cell table:formula="of:=ROUND([.J19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SDSS J130342.85+262852.7</text:p>
          </table:table-cell>
          <table:table-cell office:value-type="float" office:value="195.92856">
            <text:p>195.92856</text:p>
          </table:table-cell>
          <table:table-cell office:value-type="float" office:value="26.48131">
            <text:p>26.481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413">
            <text:p>4.413</text:p>
          </table:table-cell>
          <table:table-cell table:formula="of:=ROUND([.J19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SDSS J130402.21+263202.3</text:p>
          </table:table-cell>
          <table:table-cell office:value-type="float" office:value="196.00921">
            <text:p>196.00921</text:p>
          </table:table-cell>
          <table:table-cell office:value-type="float" office:value="26.53398">
            <text:p>26.533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823">
            <text:p>3.823</text:p>
          </table:table-cell>
          <table:table-cell table:formula="of:=ROUND([.J19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DSS J130332.31+263045.0</text:p>
          </table:table-cell>
          <table:table-cell office:value-type="float" office:value="195.88465">
            <text:p>195.88465</text:p>
          </table:table-cell>
          <table:table-cell office:value-type="float" office:value="26.51252">
            <text:p>26.512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939">
            <text:p>3.939</text:p>
          </table:table-cell>
          <table:table-cell table:formula="of:=ROUND([.J19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SDSS J130349.66+263715.3</text:p>
          </table:table-cell>
          <table:table-cell office:value-type="float" office:value="195.95693">
            <text:p>195.95693</text:p>
          </table:table-cell>
          <table:table-cell office:value-type="float" office:value="26.62093">
            <text:p>26.620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103">
            <text:p>4.103</text:p>
          </table:table-cell>
          <table:table-cell table:formula="of:=ROUND([.J19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SDSS J130330.12+263535.0</text:p>
          </table:table-cell>
          <table:table-cell office:value-type="float" office:value="195.87552">
            <text:p>195.87552</text:p>
          </table:table-cell>
          <table:table-cell office:value-type="float" office:value="26.59308">
            <text:p>26.593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253">
            <text:p>4.253</text:p>
          </table:table-cell>
          <table:table-cell table:formula="of:=ROUND([.J20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SDSS J130344.42+263647.4</text:p>
          </table:table-cell>
          <table:table-cell office:value-type="float" office:value="195.93512">
            <text:p>195.93512</text:p>
          </table:table-cell>
          <table:table-cell office:value-type="float" office:value="26.61317">
            <text:p>26.613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571">
            <text:p>3.571</text:p>
          </table:table-cell>
          <table:table-cell table:formula="of:=ROUND([.J20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DSS J130336.83+263639.0</text:p>
          </table:table-cell>
          <table:table-cell office:value-type="float" office:value="195.9035">
            <text:p>195.9035</text:p>
          </table:table-cell>
          <table:table-cell office:value-type="float" office:value="26.61085">
            <text:p>26.610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98">
            <text:p>3.98</text:p>
          </table:table-cell>
          <table:table-cell table:formula="of:=ROUND([.J20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SDSS J130353.72+263653.0</text:p>
          </table:table-cell>
          <table:table-cell office:value-type="float" office:value="195.97387">
            <text:p>195.97387</text:p>
          </table:table-cell>
          <table:table-cell office:value-type="float" office:value="26.61474">
            <text:p>26.614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039">
            <text:p>4.039</text:p>
          </table:table-cell>
          <table:table-cell table:formula="of:=ROUND([.J20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SDSS J130357.32+263558.0</text:p>
          </table:table-cell>
          <table:table-cell office:value-type="float" office:value="195.98886">
            <text:p>195.98886</text:p>
          </table:table-cell>
          <table:table-cell office:value-type="float" office:value="26.59946">
            <text:p>26.599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728">
            <text:p>3.728</text:p>
          </table:table-cell>
          <table:table-cell table:formula="of:=ROUND([.J20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DSS J130339.84+263648.7</text:p>
          </table:table-cell>
          <table:table-cell office:value-type="float" office:value="195.91603">
            <text:p>195.91603</text:p>
          </table:table-cell>
          <table:table-cell office:value-type="float" office:value="26.61355">
            <text:p>26.613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83">
            <text:p>3.83</text:p>
          </table:table-cell>
          <table:table-cell table:formula="of:=ROUND([.J20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DSS J130345.32+263708.7</text:p>
          </table:table-cell>
          <table:table-cell office:value-type="float" office:value="195.93884">
            <text:p>195.93884</text:p>
          </table:table-cell>
          <table:table-cell office:value-type="float" office:value="26.61911">
            <text:p>26.619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913">
            <text:p>3.913</text:p>
          </table:table-cell>
          <table:table-cell table:formula="of:=ROUND([.J20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SDSS J130331.78+263021.6</text:p>
          </table:table-cell>
          <table:table-cell office:value-type="float" office:value="195.88245">
            <text:p>195.88245</text:p>
          </table:table-cell>
          <table:table-cell office:value-type="float" office:value="26.506">
            <text:p>26.5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284">
            <text:p>4.284</text:p>
          </table:table-cell>
          <table:table-cell table:formula="of:=ROUND([.J20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DSS J130334.91+263647.7</text:p>
          </table:table-cell>
          <table:table-cell office:value-type="float" office:value="195.89548">
            <text:p>195.89548</text:p>
          </table:table-cell>
          <table:table-cell office:value-type="float" office:value="26.61326">
            <text:p>26.613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335">
            <text:p>4.335</text:p>
          </table:table-cell>
          <table:table-cell table:formula="of:=ROUND([.J20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SDSS J130328.53+263514.9</text:p>
          </table:table-cell>
          <table:table-cell office:value-type="float" office:value="195.86891">
            <text:p>195.86891</text:p>
          </table:table-cell>
          <table:table-cell office:value-type="float" office:value="26.58747">
            <text:p>26.587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388">
            <text:p>4.388</text:p>
          </table:table-cell>
          <table:table-cell table:formula="of:=ROUND([.J20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SDSS J130404.24+263132.3</text:p>
          </table:table-cell>
          <table:table-cell office:value-type="float" office:value="196.01768">
            <text:p>196.01768</text:p>
          </table:table-cell>
          <table:table-cell office:value-type="float" office:value="26.52566">
            <text:p>26.525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423">
            <text:p>4.423</text:p>
          </table:table-cell>
          <table:table-cell table:formula="of:=ROUND([.J21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DSS J130345.72+263701.5</text:p>
          </table:table-cell>
          <table:table-cell office:value-type="float" office:value="195.94051">
            <text:p>195.94051</text:p>
          </table:table-cell>
          <table:table-cell office:value-type="float" office:value="26.61709">
            <text:p>26.617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79">
            <text:p>3.79</text:p>
          </table:table-cell>
          <table:table-cell table:formula="of:=ROUND([.J21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SDSS J130402.87+263346.2</text:p>
          </table:table-cell>
          <table:table-cell office:value-type="float" office:value="196.01199">
            <text:p>196.01199</text:p>
          </table:table-cell>
          <table:table-cell office:value-type="float" office:value="26.56285">
            <text:p>26.562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816">
            <text:p>3.816</text:p>
          </table:table-cell>
          <table:table-cell table:formula="of:=ROUND([.J21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SDSS J130339.69+263709.7</text:p>
          </table:table-cell>
          <table:table-cell office:value-type="float" office:value="195.91541">
            <text:p>195.91541</text:p>
          </table:table-cell>
          <table:table-cell office:value-type="float" office:value="26.61936">
            <text:p>26.619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169">
            <text:p>4.169</text:p>
          </table:table-cell>
          <table:table-cell table:formula="of:=ROUND([.J21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SDSS J130347.18+262852.2</text:p>
          </table:table-cell>
          <table:table-cell office:value-type="float" office:value="195.9466">
            <text:p>195.9466</text:p>
          </table:table-cell>
          <table:table-cell office:value-type="float" office:value="26.48117">
            <text:p>26.481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374">
            <text:p>4.374</text:p>
          </table:table-cell>
          <table:table-cell table:formula="of:=ROUND([.J21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DSS J130403.04+263103.9</text:p>
          </table:table-cell>
          <table:table-cell office:value-type="float" office:value="196.01267">
            <text:p>196.01267</text:p>
          </table:table-cell>
          <table:table-cell office:value-type="float" office:value="26.51776">
            <text:p>26.517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39">
            <text:p>4.39</text:p>
          </table:table-cell>
          <table:table-cell table:formula="of:=ROUND([.J21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SDSS J130352.63+263722.3</text:p>
          </table:table-cell>
          <table:table-cell office:value-type="float" office:value="195.96931">
            <text:p>195.96931</text:p>
          </table:table-cell>
          <table:table-cell office:value-type="float" office:value="26.62287">
            <text:p>26.622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396">
            <text:p>4.396</text:p>
          </table:table-cell>
          <table:table-cell table:formula="of:=ROUND([.J21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DSS J130330.66+263514.5</text:p>
          </table:table-cell>
          <table:table-cell office:value-type="float" office:value="195.87778">
            <text:p>195.87778</text:p>
          </table:table-cell>
          <table:table-cell office:value-type="float" office:value="26.58737">
            <text:p>26.587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968">
            <text:p>3.968</text:p>
          </table:table-cell>
          <table:table-cell table:formula="of:=ROUND([.J21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SDSS J130356.82+263650.4</text:p>
          </table:table-cell>
          <table:table-cell office:value-type="float" office:value="195.98677">
            <text:p>195.98677</text:p>
          </table:table-cell>
          <table:table-cell office:value-type="float" office:value="26.61402">
            <text:p>26.614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345">
            <text:p>4.345</text:p>
          </table:table-cell>
          <table:table-cell table:formula="of:=ROUND([.J21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SDSS J130345.71+262852.7</text:p>
          </table:table-cell>
          <table:table-cell office:value-type="float" office:value="195.94047">
            <text:p>195.94047</text:p>
          </table:table-cell>
          <table:table-cell office:value-type="float" office:value="26.48132">
            <text:p>26.481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357">
            <text:p>4.357</text:p>
          </table:table-cell>
          <table:table-cell table:formula="of:=ROUND([.J21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SDSS J130334.50+263038.4</text:p>
          </table:table-cell>
          <table:table-cell office:value-type="float" office:value="195.89376">
            <text:p>195.89376</text:p>
          </table:table-cell>
          <table:table-cell office:value-type="float" office:value="26.51069">
            <text:p>26.510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65">
            <text:p>3.65</text:p>
          </table:table-cell>
          <table:table-cell table:formula="of:=ROUND([.J22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SDSS J130333.99+263030.4</text:p>
          </table:table-cell>
          <table:table-cell office:value-type="float" office:value="195.89166">
            <text:p>195.89166</text:p>
          </table:table-cell>
          <table:table-cell office:value-type="float" office:value="26.50845">
            <text:p>26.508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825">
            <text:p>3.825</text:p>
          </table:table-cell>
          <table:table-cell table:formula="of:=ROUND([.J22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SDSS J130403.42+263355.6</text:p>
          </table:table-cell>
          <table:table-cell office:value-type="float" office:value="196.01427">
            <text:p>196.01427</text:p>
          </table:table-cell>
          <table:table-cell office:value-type="float" office:value="26.56545">
            <text:p>26.565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962">
            <text:p>3.962</text:p>
          </table:table-cell>
          <table:table-cell table:formula="of:=ROUND([.J22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SDSS J130355.30+263657.3</text:p>
          </table:table-cell>
          <table:table-cell office:value-type="float" office:value="195.98046">
            <text:p>195.98046</text:p>
          </table:table-cell>
          <table:table-cell office:value-type="float" office:value="26.61593">
            <text:p>26.615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264">
            <text:p>4.264</text:p>
          </table:table-cell>
          <table:table-cell table:formula="of:=ROUND([.J22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SDSS J130328.44+263122.6</text:p>
          </table:table-cell>
          <table:table-cell office:value-type="float" office:value="195.86851">
            <text:p>195.86851</text:p>
          </table:table-cell>
          <table:table-cell office:value-type="float" office:value="26.52295">
            <text:p>26.522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34">
            <text:p>4.34</text:p>
          </table:table-cell>
          <table:table-cell table:formula="of:=ROUND([.J22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DSS J130404.64+263158.0</text:p>
          </table:table-cell>
          <table:table-cell office:value-type="float" office:value="196.01935">
            <text:p>196.01935</text:p>
          </table:table-cell>
          <table:table-cell office:value-type="float" office:value="26.53278">
            <text:p>26.532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363">
            <text:p>4.363</text:p>
          </table:table-cell>
          <table:table-cell table:formula="of:=ROUND([.J22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DSS J130341.73+262942.6</text:p>
          </table:table-cell>
          <table:table-cell office:value-type="float" office:value="195.92389">
            <text:p>195.92389</text:p>
          </table:table-cell>
          <table:table-cell office:value-type="float" office:value="26.49518">
            <text:p>26.495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3.651">
            <text:p>3.651</text:p>
          </table:table-cell>
          <table:table-cell table:formula="of:=ROUND([.J22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SDSS J130401.18+263535.2</text:p>
          </table:table-cell>
          <table:table-cell office:value-type="float" office:value="196.00493">
            <text:p>196.00493</text:p>
          </table:table-cell>
          <table:table-cell office:value-type="float" office:value="26.59313">
            <text:p>26.593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4.134">
            <text:p>4.134</text:p>
          </table:table-cell>
          <table:table-cell table:formula="of:=ROUND([.J22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SDSS J130331.36+263613.6</text:p>
          </table:table-cell>
          <table:table-cell office:value-type="float" office:value="195.8807">
            <text:p>195.8807</text:p>
          </table:table-cell>
          <table:table-cell office:value-type="float" office:value="26.60378">
            <text:p>26.603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4.429">
            <text:p>4.429</text:p>
          </table:table-cell>
          <table:table-cell table:formula="of:=ROUND([.J22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SDSS J130327.92+263218.4</text:p>
          </table:table-cell>
          <table:table-cell office:value-type="float" office:value="195.86633">
            <text:p>195.86633</text:p>
          </table:table-cell>
          <table:table-cell office:value-type="float" office:value="26.53847">
            <text:p>26.538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4.144">
            <text:p>4.144</text:p>
          </table:table-cell>
          <table:table-cell table:formula="of:=ROUND([.J22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DSS J130358.45+263025.4</text:p>
          </table:table-cell>
          <table:table-cell office:value-type="float" office:value="195.99357">
            <text:p>195.99357</text:p>
          </table:table-cell>
          <table:table-cell office:value-type="float" office:value="26.50708">
            <text:p>26.507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3.961">
            <text:p>3.961</text:p>
          </table:table-cell>
          <table:table-cell table:formula="of:=ROUND([.J23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SDSS J130353.50+263658.5</text:p>
          </table:table-cell>
          <table:table-cell office:value-type="float" office:value="195.97294">
            <text:p>195.97294</text:p>
          </table:table-cell>
          <table:table-cell office:value-type="float" office:value="26.61626">
            <text:p>26.616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101">
            <text:p>4.101</text:p>
          </table:table-cell>
          <table:table-cell table:formula="of:=ROUND([.J23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SDSS J130334.05+263633.0</text:p>
          </table:table-cell>
          <table:table-cell office:value-type="float" office:value="195.89189">
            <text:p>195.89189</text:p>
          </table:table-cell>
          <table:table-cell office:value-type="float" office:value="26.60917">
            <text:p>26.609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254">
            <text:p>4.254</text:p>
          </table:table-cell>
          <table:table-cell table:formula="of:=ROUND([.J23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SDSS J130338.72+263639.1</text:p>
          </table:table-cell>
          <table:table-cell office:value-type="float" office:value="195.91135">
            <text:p>195.91135</text:p>
          </table:table-cell>
          <table:table-cell office:value-type="float" office:value="26.61086">
            <text:p>26.610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3.781">
            <text:p>3.781</text:p>
          </table:table-cell>
          <table:table-cell table:formula="of:=ROUND([.J23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DSS J130345.66+263707.4</text:p>
          </table:table-cell>
          <table:table-cell office:value-type="float" office:value="195.94027">
            <text:p>195.94027</text:p>
          </table:table-cell>
          <table:table-cell office:value-type="float" office:value="26.61873">
            <text:p>26.618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3.888">
            <text:p>3.888</text:p>
          </table:table-cell>
          <table:table-cell table:formula="of:=ROUND([.J23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SDSS J130335.98+262956.5</text:p>
          </table:table-cell>
          <table:table-cell office:value-type="float" office:value="195.89993">
            <text:p>195.89993</text:p>
          </table:table-cell>
          <table:table-cell office:value-type="float" office:value="26.49903">
            <text:p>26.499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3.982">
            <text:p>3.982</text:p>
          </table:table-cell>
          <table:table-cell table:formula="of:=ROUND([.J23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DSS J130332.63+263542.1</text:p>
          </table:table-cell>
          <table:table-cell office:value-type="float" office:value="195.88598">
            <text:p>195.88598</text:p>
          </table:table-cell>
          <table:table-cell office:value-type="float" office:value="26.59504">
            <text:p>26.595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3.871">
            <text:p>3.871</text:p>
          </table:table-cell>
          <table:table-cell table:formula="of:=ROUND([.J23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SDSS J130356.95+262935.5</text:p>
          </table:table-cell>
          <table:table-cell office:value-type="float" office:value="195.9873">
            <text:p>195.9873</text:p>
          </table:table-cell>
          <table:table-cell office:value-type="float" office:value="26.49321">
            <text:p>26.493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4.393">
            <text:p>4.393</text:p>
          </table:table-cell>
          <table:table-cell table:formula="of:=ROUND([.J23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DSS J130329.50+263047.7</text:p>
          </table:table-cell>
          <table:table-cell office:value-type="float" office:value="195.87295">
            <text:p>195.87295</text:p>
          </table:table-cell>
          <table:table-cell office:value-type="float" office:value="26.51325">
            <text:p>26.513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4.419">
            <text:p>4.419</text:p>
          </table:table-cell>
          <table:table-cell table:formula="of:=ROUND([.J23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SDSS J130327.87+263248.2</text:p>
          </table:table-cell>
          <table:table-cell office:value-type="float" office:value="195.86614">
            <text:p>195.86614</text:p>
          </table:table-cell>
          <table:table-cell office:value-type="float" office:value="26.54673">
            <text:p>26.546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4.072">
            <text:p>4.072</text:p>
          </table:table-cell>
          <table:table-cell table:formula="of:=ROUND([.J23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DSS J130347.38+262930.3</text:p>
          </table:table-cell>
          <table:table-cell office:value-type="float" office:value="195.94744">
            <text:p>195.94744</text:p>
          </table:table-cell>
          <table:table-cell office:value-type="float" office:value="26.49177">
            <text:p>26.491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3.743">
            <text:p>3.743</text:p>
          </table:table-cell>
          <table:table-cell table:formula="of:=ROUND([.J24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SDSS J130403.66+263145.6</text:p>
          </table:table-cell>
          <table:table-cell office:value-type="float" office:value="196.01525">
            <text:p>196.01525</text:p>
          </table:table-cell>
          <table:table-cell office:value-type="float" office:value="26.52935">
            <text:p>26.529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4.22">
            <text:p>4.22</text:p>
          </table:table-cell>
          <table:table-cell table:formula="of:=ROUND([.J24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SDSS J130403.22+263117.3</text:p>
          </table:table-cell>
          <table:table-cell office:value-type="float" office:value="196.01343">
            <text:p>196.01343</text:p>
          </table:table-cell>
          <table:table-cell office:value-type="float" office:value="26.52147">
            <text:p>26.521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4.32">
            <text:p>4.32</text:p>
          </table:table-cell>
          <table:table-cell table:formula="of:=ROUND([.J24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SDSS J130403.96+263502.9</text:p>
          </table:table-cell>
          <table:table-cell office:value-type="float" office:value="196.01653">
            <text:p>196.01653</text:p>
          </table:table-cell>
          <table:table-cell office:value-type="float" office:value="26.58416">
            <text:p>26.584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4.412">
            <text:p>4.412</text:p>
          </table:table-cell>
          <table:table-cell table:formula="of:=ROUND([.J24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DSS J130359.68+263549.6</text:p>
          </table:table-cell>
          <table:table-cell office:value-type="float" office:value="195.9987">
            <text:p>195.9987</text:p>
          </table:table-cell>
          <table:table-cell office:value-type="float" office:value="26.59713">
            <text:p>26.597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4.014">
            <text:p>4.014</text:p>
          </table:table-cell>
          <table:table-cell table:formula="of:=ROUND([.J24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NGP9 F323-1399534</text:p>
          </table:table-cell>
          <table:table-cell office:value-type="float" office:value="196.03167">
            <text:p>196.03167</text:p>
          </table:table-cell>
          <table:table-cell office:value-type="float" office:value="26.51951">
            <text:p>26.51951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99">
            <text:p>19.99</text:p>
          </table:table-cell>
          <table:table-cell office:value-type="float" office:value="5.258">
            <text:p>5.258</text:p>
          </table:table-cell>
          <table:table-cell table:formula="of:=ROUND([.J245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SDSS J130335.97+262903.8</text:p>
          </table:table-cell>
          <table:table-cell office:value-type="float" office:value="195.89989">
            <text:p>195.89989</text:p>
          </table:table-cell>
          <table:table-cell office:value-type="float" office:value="26.4844">
            <text:p>26.48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g</text:p>
          </table:table-cell>
          <table:table-cell office:value-type="float" office:value="4.735">
            <text:p>4.735</text:p>
          </table:table-cell>
          <table:table-cell table:formula="of:=ROUND([.J24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SDSS J130336.92+262831.0</text:p>
          </table:table-cell>
          <table:table-cell office:value-type="float" office:value="195.90384">
            <text:p>195.90384</text:p>
          </table:table-cell>
          <table:table-cell office:value-type="float" office:value="26.47529">
            <text:p>26.475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5.135">
            <text:p>5.135</text:p>
          </table:table-cell>
          <table:table-cell table:formula="of:=ROUND([.J24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SDSS J130345.55+262837.1</text:p>
          </table:table-cell>
          <table:table-cell office:value-type="float" office:value="195.9398">
            <text:p>195.9398</text:p>
          </table:table-cell>
          <table:table-cell office:value-type="float" office:value="26.47699">
            <text:p>26.476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4.617">
            <text:p>4.617</text:p>
          </table:table-cell>
          <table:table-cell table:formula="of:=ROUND([.J24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SDSS J130354.05+263817.3</text:p>
          </table:table-cell>
          <table:table-cell office:value-type="float" office:value="195.97523">
            <text:p>195.97523</text:p>
          </table:table-cell>
          <table:table-cell office:value-type="float" office:value="26.63814">
            <text:p>26.638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5.365">
            <text:p>5.365</text:p>
          </table:table-cell>
          <table:table-cell table:formula="of:=ROUND([.J24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SDSS J130408.61+263417.9</text:p>
          </table:table-cell>
          <table:table-cell office:value-type="float" office:value="196.03591">
            <text:p>196.03591</text:p>
          </table:table-cell>
          <table:table-cell office:value-type="float" office:value="26.57164">
            <text:p>26.571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5.173">
            <text:p>5.173</text:p>
          </table:table-cell>
          <table:table-cell table:formula="of:=ROUND([.J25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SDSS J130355.52+262822.2</text:p>
          </table:table-cell>
          <table:table-cell office:value-type="float" office:value="195.98135">
            <text:p>195.98135</text:p>
          </table:table-cell>
          <table:table-cell office:value-type="float" office:value="26.47284">
            <text:p>26.472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5.314">
            <text:p>5.314</text:p>
          </table:table-cell>
          <table:table-cell table:formula="of:=ROUND([.J25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SDSS J130325.92+263156.7</text:p>
          </table:table-cell>
          <table:table-cell office:value-type="float" office:value="195.85801">
            <text:p>195.85801</text:p>
          </table:table-cell>
          <table:table-cell office:value-type="float" office:value="26.53244">
            <text:p>26.532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4.667">
            <text:p>4.667</text:p>
          </table:table-cell>
          <table:table-cell table:formula="of:=ROUND([.J25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SDSS J130406.72+263603.4</text:p>
          </table:table-cell>
          <table:table-cell office:value-type="float" office:value="196.02801">
            <text:p>196.02801</text:p>
          </table:table-cell>
          <table:table-cell office:value-type="float" office:value="26.60096">
            <text:p>26.600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5.428">
            <text:p>5.428</text:p>
          </table:table-cell>
          <table:table-cell table:formula="of:=ROUND([.J25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SDSS J130332.61+262930.1</text:p>
          </table:table-cell>
          <table:table-cell office:value-type="float" office:value="195.88588">
            <text:p>195.88588</text:p>
          </table:table-cell>
          <table:table-cell office:value-type="float" office:value="26.49172">
            <text:p>26.491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4.783">
            <text:p>4.783</text:p>
          </table:table-cell>
          <table:table-cell table:formula="of:=ROUND([.J25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SDSS J130349.74+263758.5</text:p>
          </table:table-cell>
          <table:table-cell office:value-type="float" office:value="195.95725">
            <text:p>195.95725</text:p>
          </table:table-cell>
          <table:table-cell office:value-type="float" office:value="26.63294">
            <text:p>26.632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4.814">
            <text:p>4.814</text:p>
          </table:table-cell>
          <table:table-cell table:formula="of:=ROUND([.J25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SDSS J130326.33+263019.7</text:p>
          </table:table-cell>
          <table:table-cell office:value-type="float" office:value="195.85971">
            <text:p>195.85971</text:p>
          </table:table-cell>
          <table:table-cell office:value-type="float" office:value="26.5055">
            <text:p>26.50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5.269">
            <text:p>5.269</text:p>
          </table:table-cell>
          <table:table-cell table:formula="of:=ROUND([.J25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DSS J130339.54+263747.0</text:p>
          </table:table-cell>
          <table:table-cell office:value-type="float" office:value="195.91475">
            <text:p>195.91475</text:p>
          </table:table-cell>
          <table:table-cell office:value-type="float" office:value="26.62973">
            <text:p>26.629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4.77">
            <text:p>4.77</text:p>
          </table:table-cell>
          <table:table-cell table:formula="of:=ROUND([.J25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SDSS J130409.94+263331.2</text:p>
          </table:table-cell>
          <table:table-cell office:value-type="float" office:value="196.04142">
            <text:p>196.04142</text:p>
          </table:table-cell>
          <table:table-cell office:value-type="float" office:value="26.55867">
            <text:p>26.558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5.366">
            <text:p>5.366</text:p>
          </table:table-cell>
          <table:table-cell table:formula="of:=ROUND([.J25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DSS J130327.22+263053.7</text:p>
          </table:table-cell>
          <table:table-cell office:value-type="float" office:value="195.86344">
            <text:p>195.86344</text:p>
          </table:table-cell>
          <table:table-cell office:value-type="float" office:value="26.51493">
            <text:p>26.514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4.803">
            <text:p>4.803</text:p>
          </table:table-cell>
          <table:table-cell table:formula="of:=ROUND([.J25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SDSS J130406.55+263310.4</text:p>
          </table:table-cell>
          <table:table-cell office:value-type="float" office:value="196.02732">
            <text:p>196.02732</text:p>
          </table:table-cell>
          <table:table-cell office:value-type="float" office:value="26.5529">
            <text:p>26.55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4.602">
            <text:p>4.602</text:p>
          </table:table-cell>
          <table:table-cell table:formula="of:=ROUND([.J26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SDSS J130331.51+263636.1</text:p>
          </table:table-cell>
          <table:table-cell office:value-type="float" office:value="195.88133">
            <text:p>195.88133</text:p>
          </table:table-cell>
          <table:table-cell office:value-type="float" office:value="26.61005">
            <text:p>26.610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4.668">
            <text:p>4.668</text:p>
          </table:table-cell>
          <table:table-cell table:formula="of:=ROUND([.J26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DSS J130359.48+263713.0</text:p>
          </table:table-cell>
          <table:table-cell office:value-type="float" office:value="195.99785">
            <text:p>195.99785</text:p>
          </table:table-cell>
          <table:table-cell office:value-type="float" office:value="26.6203">
            <text:p>26.62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4.997">
            <text:p>4.997</text:p>
          </table:table-cell>
          <table:table-cell table:formula="of:=ROUND([.J26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SDSS J130400.17+262908.4</text:p>
          </table:table-cell>
          <table:table-cell office:value-type="float" office:value="196.00073">
            <text:p>196.00073</text:p>
          </table:table-cell>
          <table:table-cell office:value-type="float" office:value="26.48569">
            <text:p>26.485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5.182">
            <text:p>5.182</text:p>
          </table:table-cell>
          <table:table-cell table:formula="of:=ROUND([.J26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DSS J130334.05+263708.6</text:p>
          </table:table-cell>
          <table:table-cell office:value-type="float" office:value="195.89188">
            <text:p>195.89188</text:p>
          </table:table-cell>
          <table:table-cell office:value-type="float" office:value="26.61906">
            <text:p>26.619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4.731">
            <text:p>4.731</text:p>
          </table:table-cell>
          <table:table-cell table:formula="of:=ROUND([.J26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SDSS J130403.03+262941.2</text:p>
          </table:table-cell>
          <table:table-cell office:value-type="float" office:value="196.01265">
            <text:p>196.01265</text:p>
          </table:table-cell>
          <table:table-cell office:value-type="float" office:value="26.49479">
            <text:p>26.494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5.21">
            <text:p>5.21</text:p>
          </table:table-cell>
          <table:table-cell table:formula="of:=ROUND([.J26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DSS J130401.40+262953.9</text:p>
          </table:table-cell>
          <table:table-cell office:value-type="float" office:value="196.00586">
            <text:p>196.00586</text:p>
          </table:table-cell>
          <table:table-cell office:value-type="float" office:value="26.49832">
            <text:p>26.498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4.8">
            <text:p>4.8</text:p>
          </table:table-cell>
          <table:table-cell table:formula="of:=ROUND([.J26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SDSS J130337.70+262846.8</text:p>
          </table:table-cell>
          <table:table-cell office:value-type="float" office:value="195.9071">
            <text:p>195.9071</text:p>
          </table:table-cell>
          <table:table-cell office:value-type="float" office:value="26.47968">
            <text:p>26.479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4.825">
            <text:p>4.825</text:p>
          </table:table-cell>
          <table:table-cell table:formula="of:=ROUND([.J26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DSS J130326.24+263532.3</text:p>
          </table:table-cell>
          <table:table-cell office:value-type="float" office:value="195.85937">
            <text:p>195.85937</text:p>
          </table:table-cell>
          <table:table-cell office:value-type="float" office:value="26.59231">
            <text:p>26.592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4.977">
            <text:p>4.977</text:p>
          </table:table-cell>
          <table:table-cell table:formula="of:=ROUND([.J26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SDSS J130330.87+263613.7</text:p>
          </table:table-cell>
          <table:table-cell office:value-type="float" office:value="195.87866">
            <text:p>195.87866</text:p>
          </table:table-cell>
          <table:table-cell office:value-type="float" office:value="26.60382">
            <text:p>26.603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512">
            <text:p>4.512</text:p>
          </table:table-cell>
          <table:table-cell table:formula="of:=ROUND([.J26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SDSS J130346.04+263806.5</text:p>
          </table:table-cell>
          <table:table-cell office:value-type="float" office:value="195.94187">
            <text:p>195.94187</text:p>
          </table:table-cell>
          <table:table-cell office:value-type="float" office:value="26.63516">
            <text:p>26.635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873">
            <text:p>4.873</text:p>
          </table:table-cell>
          <table:table-cell table:formula="of:=ROUND([.J27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SDSS J130356.45+263753.5</text:p>
          </table:table-cell>
          <table:table-cell office:value-type="float" office:value="195.98525">
            <text:p>195.98525</text:p>
          </table:table-cell>
          <table:table-cell office:value-type="float" office:value="26.63155">
            <text:p>26.631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5.213">
            <text:p>5.213</text:p>
          </table:table-cell>
          <table:table-cell table:formula="of:=ROUND([.J27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DSS J130334.40+263658.8</text:p>
          </table:table-cell>
          <table:table-cell office:value-type="float" office:value="195.89336">
            <text:p>195.89336</text:p>
          </table:table-cell>
          <table:table-cell office:value-type="float" office:value="26.61634">
            <text:p>26.616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552">
            <text:p>4.552</text:p>
          </table:table-cell>
          <table:table-cell table:formula="of:=ROUND([.J27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SDSS J130353.20+263736.6</text:p>
          </table:table-cell>
          <table:table-cell office:value-type="float" office:value="195.9717">
            <text:p>195.9717</text:p>
          </table:table-cell>
          <table:table-cell office:value-type="float" office:value="26.62686">
            <text:p>26.626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664">
            <text:p>4.664</text:p>
          </table:table-cell>
          <table:table-cell table:formula="of:=ROUND([.J27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SDSS J130355.40+262859.2</text:p>
          </table:table-cell>
          <table:table-cell office:value-type="float" office:value="195.98086">
            <text:p>195.98086</text:p>
          </table:table-cell>
          <table:table-cell office:value-type="float" office:value="26.48313">
            <text:p>26.483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743">
            <text:p>4.743</text:p>
          </table:table-cell>
          <table:table-cell table:formula="of:=ROUND([.J27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DSS J130342.11+262825.3</text:p>
          </table:table-cell>
          <table:table-cell office:value-type="float" office:value="195.92546">
            <text:p>195.92546</text:p>
          </table:table-cell>
          <table:table-cell office:value-type="float" office:value="26.47372">
            <text:p>26.473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89">
            <text:p>4.89</text:p>
          </table:table-cell>
          <table:table-cell table:formula="of:=ROUND([.J27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SDSS J130344.00+263807.0</text:p>
          </table:table-cell>
          <table:table-cell office:value-type="float" office:value="195.93336">
            <text:p>195.93336</text:p>
          </table:table-cell>
          <table:table-cell office:value-type="float" office:value="26.63528">
            <text:p>26.635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901">
            <text:p>4.901</text:p>
          </table:table-cell>
          <table:table-cell table:formula="of:=ROUND([.J27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SDSS J130329.80+263704.8</text:p>
          </table:table-cell>
          <table:table-cell office:value-type="float" office:value="195.87418">
            <text:p>195.87418</text:p>
          </table:table-cell>
          <table:table-cell office:value-type="float" office:value="26.61801">
            <text:p>26.618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5.278">
            <text:p>5.278</text:p>
          </table:table-cell>
          <table:table-cell table:formula="of:=ROUND([.J27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SDSS J130405.65+262958.1</text:p>
          </table:table-cell>
          <table:table-cell office:value-type="float" office:value="196.02356">
            <text:p>196.02356</text:p>
          </table:table-cell>
          <table:table-cell office:value-type="float" office:value="26.49948">
            <text:p>26.499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5.481">
            <text:p>5.481</text:p>
          </table:table-cell>
          <table:table-cell table:formula="of:=ROUND([.J27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SDSS J130326.60+263104.8</text:p>
          </table:table-cell>
          <table:table-cell office:value-type="float" office:value="195.86085">
            <text:p>195.86085</text:p>
          </table:table-cell>
          <table:table-cell office:value-type="float" office:value="26.51801">
            <text:p>26.518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84">
            <text:p>4.84</text:p>
          </table:table-cell>
          <table:table-cell table:formula="of:=ROUND([.J27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DSS J130340.83+263758.2</text:p>
          </table:table-cell>
          <table:table-cell office:value-type="float" office:value="195.92013">
            <text:p>195.92013</text:p>
          </table:table-cell>
          <table:table-cell office:value-type="float" office:value="26.63286">
            <text:p>26.632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874">
            <text:p>4.874</text:p>
          </table:table-cell>
          <table:table-cell table:formula="of:=ROUND([.J28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SDSS J130323.35+263410.0</text:p>
          </table:table-cell>
          <table:table-cell office:value-type="float" office:value="195.84732">
            <text:p>195.84732</text:p>
          </table:table-cell>
          <table:table-cell office:value-type="float" office:value="26.56946">
            <text:p>26.569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144">
            <text:p>5.144</text:p>
          </table:table-cell>
          <table:table-cell table:formula="of:=ROUND([.J28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SDSS J130408.73+263459.6</text:p>
          </table:table-cell>
          <table:table-cell office:value-type="float" office:value="196.03639">
            <text:p>196.03639</text:p>
          </table:table-cell>
          <table:table-cell office:value-type="float" office:value="26.58324">
            <text:p>26.583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383">
            <text:p>5.383</text:p>
          </table:table-cell>
          <table:table-cell table:formula="of:=ROUND([.J28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SDSS J130359.13+262837.4</text:p>
          </table:table-cell>
          <table:table-cell office:value-type="float" office:value="195.99641">
            <text:p>195.99641</text:p>
          </table:table-cell>
          <table:table-cell office:value-type="float" office:value="26.47708">
            <text:p>26.477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47">
            <text:p>5.47</text:p>
          </table:table-cell>
          <table:table-cell table:formula="of:=ROUND([.J28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SDSS J130403.04+263038.7</text:p>
          </table:table-cell>
          <table:table-cell office:value-type="float" office:value="196.01271">
            <text:p>196.01271</text:p>
          </table:table-cell>
          <table:table-cell office:value-type="float" office:value="26.51077">
            <text:p>26.510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4.613">
            <text:p>4.613</text:p>
          </table:table-cell>
          <table:table-cell table:formula="of:=ROUND([.J28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DSS J130406.20+263448.0</text:p>
          </table:table-cell>
          <table:table-cell office:value-type="float" office:value="196.02586">
            <text:p>196.02586</text:p>
          </table:table-cell>
          <table:table-cell office:value-type="float" office:value="26.58003">
            <text:p>26.580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4.786">
            <text:p>4.786</text:p>
          </table:table-cell>
          <table:table-cell table:formula="of:=ROUND([.J28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SDSS J130328.77+263656.3</text:p>
          </table:table-cell>
          <table:table-cell office:value-type="float" office:value="195.86991">
            <text:p>195.86991</text:p>
          </table:table-cell>
          <table:table-cell office:value-type="float" office:value="26.61566">
            <text:p>26.615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339">
            <text:p>5.339</text:p>
          </table:table-cell>
          <table:table-cell table:formula="of:=ROUND([.J28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DSS J130326.35+263124.3</text:p>
          </table:table-cell>
          <table:table-cell office:value-type="float" office:value="195.85983">
            <text:p>195.85983</text:p>
          </table:table-cell>
          <table:table-cell office:value-type="float" office:value="26.52343">
            <text:p>26.523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755">
            <text:p>4.755</text:p>
          </table:table-cell>
          <table:table-cell table:formula="of:=ROUND([.J28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SDSS J130336.60+263742.0</text:p>
          </table:table-cell>
          <table:table-cell office:value-type="float" office:value="195.90253">
            <text:p>195.90253</text:p>
          </table:table-cell>
          <table:table-cell office:value-type="float" office:value="26.62836">
            <text:p>26.628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933">
            <text:p>4.933</text:p>
          </table:table-cell>
          <table:table-cell table:formula="of:=ROUND([.J28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SDSS J130344.96+263814.9</text:p>
          </table:table-cell>
          <table:table-cell office:value-type="float" office:value="195.93735">
            <text:p>195.93735</text:p>
          </table:table-cell>
          <table:table-cell office:value-type="float" office:value="26.6375">
            <text:p>26.63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019">
            <text:p>5.019</text:p>
          </table:table-cell>
          <table:table-cell table:formula="of:=ROUND([.J28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SDSS J130322.86+263241.4</text:p>
          </table:table-cell>
          <table:table-cell office:value-type="float" office:value="195.84528">
            <text:p>195.84528</text:p>
          </table:table-cell>
          <table:table-cell office:value-type="float" office:value="26.54486">
            <text:p>26.544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197">
            <text:p>5.197</text:p>
          </table:table-cell>
          <table:table-cell table:formula="of:=ROUND([.J29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SDSS J130332.93+263745.7</text:p>
          </table:table-cell>
          <table:table-cell office:value-type="float" office:value="195.88723">
            <text:p>195.88723</text:p>
          </table:table-cell>
          <table:table-cell office:value-type="float" office:value="26.62938">
            <text:p>26.629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385">
            <text:p>5.385</text:p>
          </table:table-cell>
          <table:table-cell table:formula="of:=ROUND([.J29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SDSS J130346.82+263744.8</text:p>
          </table:table-cell>
          <table:table-cell office:value-type="float" office:value="195.94511">
            <text:p>195.94511</text:p>
          </table:table-cell>
          <table:table-cell office:value-type="float" office:value="26.62912">
            <text:p>26.629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515">
            <text:p>4.515</text:p>
          </table:table-cell>
          <table:table-cell table:formula="of:=ROUND([.J29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SDSS J130357.57+262828.8</text:p>
          </table:table-cell>
          <table:table-cell office:value-type="float" office:value="195.9899">
            <text:p>195.9899</text:p>
          </table:table-cell>
          <table:table-cell office:value-type="float" office:value="26.47469">
            <text:p>26.474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416">
            <text:p>5.416</text:p>
          </table:table-cell>
          <table:table-cell table:formula="of:=ROUND([.J29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SDSS J130345.08+263840.4</text:p>
          </table:table-cell>
          <table:table-cell office:value-type="float" office:value="195.93785">
            <text:p>195.93785</text:p>
          </table:table-cell>
          <table:table-cell office:value-type="float" office:value="26.64457">
            <text:p>26.644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442">
            <text:p>5.442</text:p>
          </table:table-cell>
          <table:table-cell table:formula="of:=ROUND([.J29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DSS J130402.60+263019.7</text:p>
          </table:table-cell>
          <table:table-cell office:value-type="float" office:value="196.01087">
            <text:p>196.01087</text:p>
          </table:table-cell>
          <table:table-cell office:value-type="float" office:value="26.50548">
            <text:p>26.505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721">
            <text:p>4.721</text:p>
          </table:table-cell>
          <table:table-cell table:formula="of:=ROUND([.J29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SDSS J130337.02+262854.9</text:p>
          </table:table-cell>
          <table:table-cell office:value-type="float" office:value="195.90425">
            <text:p>195.90425</text:p>
          </table:table-cell>
          <table:table-cell office:value-type="float" office:value="26.48193">
            <text:p>26.481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762">
            <text:p>4.762</text:p>
          </table:table-cell>
          <table:table-cell table:formula="of:=ROUND([.J29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SDSS J130324.27+263312.0</text:p>
          </table:table-cell>
          <table:table-cell office:value-type="float" office:value="195.85113">
            <text:p>195.85113</text:p>
          </table:table-cell>
          <table:table-cell office:value-type="float" office:value="26.55334">
            <text:p>26.553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855">
            <text:p>4.855</text:p>
          </table:table-cell>
          <table:table-cell table:formula="of:=ROUND([.J29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SDSS J130332.05+262959.0</text:p>
          </table:table-cell>
          <table:table-cell office:value-type="float" office:value="195.88355">
            <text:p>195.88355</text:p>
          </table:table-cell>
          <table:table-cell office:value-type="float" office:value="26.49973">
            <text:p>26.499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504">
            <text:p>4.504</text:p>
          </table:table-cell>
          <table:table-cell table:formula="of:=ROUND([.J29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SDSS J130336.72+263720.0</text:p>
          </table:table-cell>
          <table:table-cell office:value-type="float" office:value="195.90302">
            <text:p>195.90302</text:p>
          </table:table-cell>
          <table:table-cell office:value-type="float" office:value="26.62223">
            <text:p>26.62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591">
            <text:p>4.591</text:p>
          </table:table-cell>
          <table:table-cell table:formula="of:=ROUND([.J29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SDSS J130404.16+263551.9</text:p>
          </table:table-cell>
          <table:table-cell office:value-type="float" office:value="196.01735">
            <text:p>196.01735</text:p>
          </table:table-cell>
          <table:table-cell office:value-type="float" office:value="26.59777">
            <text:p>26.597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842">
            <text:p>4.842</text:p>
          </table:table-cell>
          <table:table-cell table:formula="of:=ROUND([.J30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SDSS J130338.49+262820.6</text:p>
          </table:table-cell>
          <table:table-cell office:value-type="float" office:value="195.91039">
            <text:p>195.91039</text:p>
          </table:table-cell>
          <table:table-cell office:value-type="float" office:value="26.47241">
            <text:p>26.472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17">
            <text:p>5.17</text:p>
          </table:table-cell>
          <table:table-cell table:formula="of:=ROUND([.J30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DSS J130407.10+263532.0</text:p>
          </table:table-cell>
          <table:table-cell office:value-type="float" office:value="196.02959">
            <text:p>196.02959</text:p>
          </table:table-cell>
          <table:table-cell office:value-type="float" office:value="26.59224">
            <text:p>26.592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252">
            <text:p>5.252</text:p>
          </table:table-cell>
          <table:table-cell table:formula="of:=ROUND([.J30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SDSS J130327.99+262951.0</text:p>
          </table:table-cell>
          <table:table-cell office:value-type="float" office:value="195.86663">
            <text:p>195.86663</text:p>
          </table:table-cell>
          <table:table-cell office:value-type="float" office:value="26.49751">
            <text:p>26.497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259">
            <text:p>5.259</text:p>
          </table:table-cell>
          <table:table-cell table:formula="of:=ROUND([.J30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SDSS J130409.63+263354.4</text:p>
          </table:table-cell>
          <table:table-cell office:value-type="float" office:value="196.04014">
            <text:p>196.04014</text:p>
          </table:table-cell>
          <table:table-cell office:value-type="float" office:value="26.56511">
            <text:p>26.565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332">
            <text:p>5.332</text:p>
          </table:table-cell>
          <table:table-cell table:formula="of:=ROUND([.J30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SDSS J130359.52+263744.8</text:p>
          </table:table-cell>
          <table:table-cell office:value-type="float" office:value="195.99801">
            <text:p>195.99801</text:p>
          </table:table-cell>
          <table:table-cell office:value-type="float" office:value="26.62912">
            <text:p>26.629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433">
            <text:p>5.433</text:p>
          </table:table-cell>
          <table:table-cell table:formula="of:=ROUND([.J30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SDSS J130407.54+263259.3</text:p>
          </table:table-cell>
          <table:table-cell office:value-type="float" office:value="196.03145">
            <text:p>196.03145</text:p>
          </table:table-cell>
          <table:table-cell office:value-type="float" office:value="26.54983">
            <text:p>26.549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83">
            <text:p>4.83</text:p>
          </table:table-cell>
          <table:table-cell table:formula="of:=ROUND([.J30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SDSS J130341.24+263800.7</text:p>
          </table:table-cell>
          <table:table-cell office:value-type="float" office:value="195.92187">
            <text:p>195.92187</text:p>
          </table:table-cell>
          <table:table-cell office:value-type="float" office:value="26.63353">
            <text:p>26.633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891">
            <text:p>4.891</text:p>
          </table:table-cell>
          <table:table-cell table:formula="of:=ROUND([.J30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SDSS J130404.50+263033.2</text:p>
          </table:table-cell>
          <table:table-cell office:value-type="float" office:value="196.01879">
            <text:p>196.01879</text:p>
          </table:table-cell>
          <table:table-cell office:value-type="float" office:value="26.50923">
            <text:p>26.509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937">
            <text:p>4.937</text:p>
          </table:table-cell>
          <table:table-cell table:formula="of:=ROUND([.J30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SDSS J130348.52+263818.9</text:p>
          </table:table-cell>
          <table:table-cell office:value-type="float" office:value="195.95219">
            <text:p>195.95219</text:p>
          </table:table-cell>
          <table:table-cell office:value-type="float" office:value="26.63861">
            <text:p>26.638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112">
            <text:p>5.112</text:p>
          </table:table-cell>
          <table:table-cell table:formula="of:=ROUND([.J30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SDSS J130409.10+263347.6</text:p>
          </table:table-cell>
          <table:table-cell office:value-type="float" office:value="196.03794">
            <text:p>196.03794</text:p>
          </table:table-cell>
          <table:table-cell office:value-type="float" office:value="26.56324">
            <text:p>26.563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201">
            <text:p>5.201</text:p>
          </table:table-cell>
          <table:table-cell table:formula="of:=ROUND([.J31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SDSS J130329.97+263607.5</text:p>
          </table:table-cell>
          <table:table-cell office:value-type="float" office:value="195.87489">
            <text:p>195.87489</text:p>
          </table:table-cell>
          <table:table-cell office:value-type="float" office:value="26.6021">
            <text:p>26.60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6">
            <text:p>4.6</text:p>
          </table:table-cell>
          <table:table-cell table:formula="of:=ROUND([.J31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SDSS J130335.85+262912.6</text:p>
          </table:table-cell>
          <table:table-cell office:value-type="float" office:value="195.89939">
            <text:p>195.89939</text:p>
          </table:table-cell>
          <table:table-cell office:value-type="float" office:value="26.48685">
            <text:p>26.486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619">
            <text:p>4.619</text:p>
          </table:table-cell>
          <table:table-cell table:formula="of:=ROUND([.J31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SDSS J130346.72+262830.9</text:p>
          </table:table-cell>
          <table:table-cell office:value-type="float" office:value="195.94469">
            <text:p>195.94469</text:p>
          </table:table-cell>
          <table:table-cell office:value-type="float" office:value="26.47527">
            <text:p>26.475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723">
            <text:p>4.723</text:p>
          </table:table-cell>
          <table:table-cell table:formula="of:=ROUND([.J31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SDSS J130337.40+262841.2</text:p>
          </table:table-cell>
          <table:table-cell office:value-type="float" office:value="195.90587">
            <text:p>195.90587</text:p>
          </table:table-cell>
          <table:table-cell office:value-type="float" office:value="26.47814">
            <text:p>26.478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936">
            <text:p>4.936</text:p>
          </table:table-cell>
          <table:table-cell table:formula="of:=ROUND([.J31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SDSS J130403.54+262937.2</text:p>
          </table:table-cell>
          <table:table-cell office:value-type="float" office:value="196.01478">
            <text:p>196.01478</text:p>
          </table:table-cell>
          <table:table-cell office:value-type="float" office:value="26.49368">
            <text:p>26.493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34">
            <text:p>5.34</text:p>
          </table:table-cell>
          <table:table-cell table:formula="of:=ROUND([.J31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SDSS J130331.30+262959.6</text:p>
          </table:table-cell>
          <table:table-cell office:value-type="float" office:value="195.88044">
            <text:p>195.88044</text:p>
          </table:table-cell>
          <table:table-cell office:value-type="float" office:value="26.49991">
            <text:p>26.499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613">
            <text:p>4.613</text:p>
          </table:table-cell>
          <table:table-cell table:formula="of:=ROUND([.J31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DSS J130405.84+263432.7</text:p>
          </table:table-cell>
          <table:table-cell office:value-type="float" office:value="196.02434">
            <text:p>196.02434</text:p>
          </table:table-cell>
          <table:table-cell office:value-type="float" office:value="26.57576">
            <text:p>26.575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63">
            <text:p>4.63</text:p>
          </table:table-cell>
          <table:table-cell table:formula="of:=ROUND([.J31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SDSS J130326.28+263455.8</text:p>
          </table:table-cell>
          <table:table-cell office:value-type="float" office:value="195.85952">
            <text:p>195.85952</text:p>
          </table:table-cell>
          <table:table-cell office:value-type="float" office:value="26.58217">
            <text:p>26.582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718">
            <text:p>4.718</text:p>
          </table:table-cell>
          <table:table-cell table:formula="of:=ROUND([.J31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DSS J130331.04+263636.6</text:p>
          </table:table-cell>
          <table:table-cell office:value-type="float" office:value="195.87937">
            <text:p>195.87937</text:p>
          </table:table-cell>
          <table:table-cell office:value-type="float" office:value="26.61017">
            <text:p>26.610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747">
            <text:p>4.747</text:p>
          </table:table-cell>
          <table:table-cell table:formula="of:=ROUND([.J31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DSS J130341.33+263752.8</text:p>
          </table:table-cell>
          <table:table-cell office:value-type="float" office:value="195.92223">
            <text:p>195.92223</text:p>
          </table:table-cell>
          <table:table-cell office:value-type="float" office:value="26.63134">
            <text:p>26.631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759">
            <text:p>4.759</text:p>
          </table:table-cell>
          <table:table-cell table:formula="of:=ROUND([.J32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DSS J130353.19+262837.9</text:p>
          </table:table-cell>
          <table:table-cell office:value-type="float" office:value="195.97164">
            <text:p>195.97164</text:p>
          </table:table-cell>
          <table:table-cell office:value-type="float" office:value="26.47721">
            <text:p>26.477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878">
            <text:p>4.878</text:p>
          </table:table-cell>
          <table:table-cell table:formula="of:=ROUND([.J32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DSS J130339.63+262856.6</text:p>
          </table:table-cell>
          <table:table-cell office:value-type="float" office:value="195.91515">
            <text:p>195.91515</text:p>
          </table:table-cell>
          <table:table-cell office:value-type="float" office:value="26.4824">
            <text:p>26.48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52">
            <text:p>4.52</text:p>
          </table:table-cell>
          <table:table-cell table:formula="of:=ROUND([.J32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SDSS J130406.06+263216.6</text:p>
          </table:table-cell>
          <table:table-cell office:value-type="float" office:value="196.02527">
            <text:p>196.02527</text:p>
          </table:table-cell>
          <table:table-cell office:value-type="float" office:value="26.53795">
            <text:p>26.537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593">
            <text:p>4.593</text:p>
          </table:table-cell>
          <table:table-cell table:formula="of:=ROUND([.J32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SDSS J130330.68+263622.0</text:p>
          </table:table-cell>
          <table:table-cell office:value-type="float" office:value="195.87785">
            <text:p>195.87785</text:p>
          </table:table-cell>
          <table:table-cell office:value-type="float" office:value="26.60613">
            <text:p>26.606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637">
            <text:p>4.637</text:p>
          </table:table-cell>
          <table:table-cell table:formula="of:=ROUND([.J32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DSS J130354.31+262845.2</text:p>
          </table:table-cell>
          <table:table-cell office:value-type="float" office:value="195.97631">
            <text:p>195.97631</text:p>
          </table:table-cell>
          <table:table-cell office:value-type="float" office:value="26.47922">
            <text:p>26.479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855">
            <text:p>4.855</text:p>
          </table:table-cell>
          <table:table-cell table:formula="of:=ROUND([.J32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SDSS J130341.15+262826.4</text:p>
          </table:table-cell>
          <table:table-cell office:value-type="float" office:value="195.92146">
            <text:p>195.92146</text:p>
          </table:table-cell>
          <table:table-cell office:value-type="float" office:value="26.474">
            <text:p>26.4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916">
            <text:p>4.916</text:p>
          </table:table-cell>
          <table:table-cell table:formula="of:=ROUND([.J32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DSS J130325.11+263103.7</text:p>
          </table:table-cell>
          <table:table-cell office:value-type="float" office:value="195.85465">
            <text:p>195.85465</text:p>
          </table:table-cell>
          <table:table-cell office:value-type="float" office:value="26.5177">
            <text:p>26.51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148">
            <text:p>5.148</text:p>
          </table:table-cell>
          <table:table-cell table:formula="of:=ROUND([.J32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SDSS J130340.40+263828.9</text:p>
          </table:table-cell>
          <table:table-cell office:value-type="float" office:value="195.91835">
            <text:p>195.91835</text:p>
          </table:table-cell>
          <table:table-cell office:value-type="float" office:value="26.64138">
            <text:p>26.641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393">
            <text:p>5.393</text:p>
          </table:table-cell>
          <table:table-cell table:formula="of:=ROUND([.J32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SDSS J130325.84+263614.7</text:p>
          </table:table-cell>
          <table:table-cell office:value-type="float" office:value="195.85768">
            <text:p>195.85768</text:p>
          </table:table-cell>
          <table:table-cell office:value-type="float" office:value="26.6041">
            <text:p>26.60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416">
            <text:p>5.416</text:p>
          </table:table-cell>
          <table:table-cell table:formula="of:=ROUND([.J32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SDSS J130409.23+263448.1</text:p>
          </table:table-cell>
          <table:table-cell office:value-type="float" office:value="196.03847">
            <text:p>196.03847</text:p>
          </table:table-cell>
          <table:table-cell office:value-type="float" office:value="26.58003">
            <text:p>26.580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43">
            <text:p>5.43</text:p>
          </table:table-cell>
          <table:table-cell table:formula="of:=ROUND([.J33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SDSS J130330.59+263630.3</text:p>
          </table:table-cell>
          <table:table-cell office:value-type="float" office:value="195.87748">
            <text:p>195.87748</text:p>
          </table:table-cell>
          <table:table-cell office:value-type="float" office:value="26.60842">
            <text:p>26.608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746">
            <text:p>4.746</text:p>
          </table:table-cell>
          <table:table-cell table:formula="of:=ROUND([.J33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DSS J130326.86+263029.9</text:p>
          </table:table-cell>
          <table:table-cell office:value-type="float" office:value="195.86195">
            <text:p>195.86195</text:p>
          </table:table-cell>
          <table:table-cell office:value-type="float" office:value="26.50832">
            <text:p>26.508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076">
            <text:p>5.076</text:p>
          </table:table-cell>
          <table:table-cell table:formula="of:=ROUND([.J33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SDSS J130335.87+262839.2</text:p>
          </table:table-cell>
          <table:table-cell office:value-type="float" office:value="195.89947">
            <text:p>195.89947</text:p>
          </table:table-cell>
          <table:table-cell office:value-type="float" office:value="26.47758">
            <text:p>26.477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109">
            <text:p>5.109</text:p>
          </table:table-cell>
          <table:table-cell table:formula="of:=ROUND([.J33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SDSS J130354.33+262810.5</text:p>
          </table:table-cell>
          <table:table-cell office:value-type="float" office:value="195.9764">
            <text:p>195.9764</text:p>
          </table:table-cell>
          <table:table-cell office:value-type="float" office:value="26.4696">
            <text:p>26.46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394">
            <text:p>5.394</text:p>
          </table:table-cell>
          <table:table-cell table:formula="of:=ROUND([.J33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SDSS J130321.92+263211.3</text:p>
          </table:table-cell>
          <table:table-cell office:value-type="float" office:value="195.84137">
            <text:p>195.84137</text:p>
          </table:table-cell>
          <table:table-cell office:value-type="float" office:value="26.53648">
            <text:p>26.536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48">
            <text:p>5.48</text:p>
          </table:table-cell>
          <table:table-cell table:formula="of:=ROUND([.J33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DSS J130356.19+262921.3</text:p>
          </table:table-cell>
          <table:table-cell office:value-type="float" office:value="195.98416">
            <text:p>195.98416</text:p>
          </table:table-cell>
          <table:table-cell office:value-type="float" office:value="26.48927">
            <text:p>26.489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503">
            <text:p>4.503</text:p>
          </table:table-cell>
          <table:table-cell table:formula="of:=ROUND([.J33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SDSS J130350.30+262841.1</text:p>
          </table:table-cell>
          <table:table-cell office:value-type="float" office:value="195.95959">
            <text:p>195.95959</text:p>
          </table:table-cell>
          <table:table-cell office:value-type="float" office:value="26.47808">
            <text:p>26.478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653">
            <text:p>4.653</text:p>
          </table:table-cell>
          <table:table-cell table:formula="of:=ROUND([.J33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SDSS J130331.20+262954.8</text:p>
          </table:table-cell>
          <table:table-cell office:value-type="float" office:value="195.88002">
            <text:p>195.88002</text:p>
          </table:table-cell>
          <table:table-cell office:value-type="float" office:value="26.49858">
            <text:p>26.498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685">
            <text:p>4.685</text:p>
          </table:table-cell>
          <table:table-cell table:formula="of:=ROUND([.J33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SDSS J130328.40+263549.2</text:p>
          </table:table-cell>
          <table:table-cell office:value-type="float" office:value="195.86833">
            <text:p>195.86833</text:p>
          </table:table-cell>
          <table:table-cell office:value-type="float" office:value="26.597">
            <text:p>26.5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704">
            <text:p>4.704</text:p>
          </table:table-cell>
          <table:table-cell table:formula="of:=ROUND([.J33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SDSS J130337.95+263736.6</text:p>
          </table:table-cell>
          <table:table-cell office:value-type="float" office:value="195.90817">
            <text:p>195.90817</text:p>
          </table:table-cell>
          <table:table-cell office:value-type="float" office:value="26.62685">
            <text:p>26.626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728">
            <text:p>4.728</text:p>
          </table:table-cell>
          <table:table-cell table:formula="of:=ROUND([.J34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SDSS J130352.50+263754.8</text:p>
          </table:table-cell>
          <table:table-cell office:value-type="float" office:value="195.96876">
            <text:p>195.96876</text:p>
          </table:table-cell>
          <table:table-cell office:value-type="float" office:value="26.63189">
            <text:p>26.631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9">
            <text:p>4.9</text:p>
          </table:table-cell>
          <table:table-cell table:formula="of:=ROUND([.J34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DSS J130408.08+263227.4</text:p>
          </table:table-cell>
          <table:table-cell office:value-type="float" office:value="196.03369">
            <text:p>196.03369</text:p>
          </table:table-cell>
          <table:table-cell office:value-type="float" office:value="26.54097">
            <text:p>26.540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005">
            <text:p>5.005</text:p>
          </table:table-cell>
          <table:table-cell table:formula="of:=ROUND([.J34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DSS J130334.09+263736.9</text:p>
          </table:table-cell>
          <table:table-cell office:value-type="float" office:value="195.89205">
            <text:p>195.89205</text:p>
          </table:table-cell>
          <table:table-cell office:value-type="float" office:value="26.62694">
            <text:p>26.626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124">
            <text:p>5.124</text:p>
          </table:table-cell>
          <table:table-cell table:formula="of:=ROUND([.J34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DSS J130402.59+262937.4</text:p>
          </table:table-cell>
          <table:table-cell office:value-type="float" office:value="196.01082">
            <text:p>196.01082</text:p>
          </table:table-cell>
          <table:table-cell office:value-type="float" office:value="26.49374">
            <text:p>26.493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182">
            <text:p>5.182</text:p>
          </table:table-cell>
          <table:table-cell table:formula="of:=ROUND([.J34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SDSS J130404.40+263514.5</text:p>
          </table:table-cell>
          <table:table-cell office:value-type="float" office:value="196.01837">
            <text:p>196.01837</text:p>
          </table:table-cell>
          <table:table-cell office:value-type="float" office:value="26.58737">
            <text:p>26.587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583">
            <text:p>4.583</text:p>
          </table:table-cell>
          <table:table-cell table:formula="of:=ROUND([.J34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DSS J130323.41+263249.3</text:p>
          </table:table-cell>
          <table:table-cell office:value-type="float" office:value="195.84757">
            <text:p>195.84757</text:p>
          </table:table-cell>
          <table:table-cell office:value-type="float" office:value="26.54705">
            <text:p>26.547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063">
            <text:p>5.063</text:p>
          </table:table-cell>
          <table:table-cell table:formula="of:=ROUND([.J34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SDSS J130336.96+262822.2</text:p>
          </table:table-cell>
          <table:table-cell office:value-type="float" office:value="195.90401">
            <text:p>195.90401</text:p>
          </table:table-cell>
          <table:table-cell office:value-type="float" office:value="26.47285">
            <text:p>26.472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267">
            <text:p>5.267</text:p>
          </table:table-cell>
          <table:table-cell table:formula="of:=ROUND([.J34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SDSS J130330.53+263715.6</text:p>
          </table:table-cell>
          <table:table-cell office:value-type="float" office:value="195.87724">
            <text:p>195.87724</text:p>
          </table:table-cell>
          <table:table-cell office:value-type="float" office:value="26.62102">
            <text:p>26.621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303">
            <text:p>5.303</text:p>
          </table:table-cell>
          <table:table-cell table:formula="of:=ROUND([.J34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SDSS J130337.01+263814.1</text:p>
          </table:table-cell>
          <table:table-cell office:value-type="float" office:value="195.90422">
            <text:p>195.90422</text:p>
          </table:table-cell>
          <table:table-cell office:value-type="float" office:value="26.63725">
            <text:p>26.637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386">
            <text:p>5.386</text:p>
          </table:table-cell>
          <table:table-cell table:formula="of:=ROUND([.J34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SDSS J130337.08+263757.2</text:p>
          </table:table-cell>
          <table:table-cell office:value-type="float" office:value="195.90452">
            <text:p>195.90452</text:p>
          </table:table-cell>
          <table:table-cell office:value-type="float" office:value="26.63256">
            <text:p>26.632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119">
            <text:p>5.119</text:p>
          </table:table-cell>
          <table:table-cell table:formula="of:=ROUND([.J35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SDSS J130325.74+263047.3</text:p>
          </table:table-cell>
          <table:table-cell office:value-type="float" office:value="195.85727">
            <text:p>195.85727</text:p>
          </table:table-cell>
          <table:table-cell office:value-type="float" office:value="26.51316">
            <text:p>26.513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145">
            <text:p>5.145</text:p>
          </table:table-cell>
          <table:table-cell table:formula="of:=ROUND([.J35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SDSS J130348.43+263825.0</text:p>
          </table:table-cell>
          <table:table-cell office:value-type="float" office:value="195.95183">
            <text:p>195.95183</text:p>
          </table:table-cell>
          <table:table-cell office:value-type="float" office:value="26.6403">
            <text:p>26.64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211">
            <text:p>5.211</text:p>
          </table:table-cell>
          <table:table-cell table:formula="of:=ROUND([.J35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DSS J130410.44+263341.5</text:p>
          </table:table-cell>
          <table:table-cell office:value-type="float" office:value="196.04351">
            <text:p>196.04351</text:p>
          </table:table-cell>
          <table:table-cell office:value-type="float" office:value="26.56154">
            <text:p>26.561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489">
            <text:p>5.489</text:p>
          </table:table-cell>
          <table:table-cell table:formula="of:=ROUND([.J35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SDSS J130333.03+263714.5</text:p>
          </table:table-cell>
          <table:table-cell office:value-type="float" office:value="195.88766">
            <text:p>195.88766</text:p>
          </table:table-cell>
          <table:table-cell office:value-type="float" office:value="26.62071">
            <text:p>26.620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4.942">
            <text:p>4.942</text:p>
          </table:table-cell>
          <table:table-cell table:formula="of:=ROUND([.J35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SDSS J130340.13+262759.8</text:p>
          </table:table-cell>
          <table:table-cell office:value-type="float" office:value="195.91722">
            <text:p>195.91722</text:p>
          </table:table-cell>
          <table:table-cell office:value-type="float" office:value="26.46662">
            <text:p>26.466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399">
            <text:p>5.399</text:p>
          </table:table-cell>
          <table:table-cell table:formula="of:=ROUND([.J35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SDSS J130347.43+263746.7</text:p>
          </table:table-cell>
          <table:table-cell office:value-type="float" office:value="195.94764">
            <text:p>195.94764</text:p>
          </table:table-cell>
          <table:table-cell office:value-type="float" office:value="26.62965">
            <text:p>26.629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555">
            <text:p>4.555</text:p>
          </table:table-cell>
          <table:table-cell table:formula="of:=ROUND([.J35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SDSS J130324.41+263142.5</text:p>
          </table:table-cell>
          <table:table-cell office:value-type="float" office:value="195.85172">
            <text:p>195.85172</text:p>
          </table:table-cell>
          <table:table-cell office:value-type="float" office:value="26.52849">
            <text:p>26.528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06">
            <text:p>5.06</text:p>
          </table:table-cell>
          <table:table-cell table:formula="of:=ROUND([.J35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SDSS J130403.30+262954.3</text:p>
          </table:table-cell>
          <table:table-cell office:value-type="float" office:value="196.01377">
            <text:p>196.01377</text:p>
          </table:table-cell>
          <table:table-cell office:value-type="float" office:value="26.49844">
            <text:p>26.498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109">
            <text:p>5.109</text:p>
          </table:table-cell>
          <table:table-cell table:formula="of:=ROUND([.J35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SDSS J130337.91+262901.5</text:p>
          </table:table-cell>
          <table:table-cell office:value-type="float" office:value="195.90796">
            <text:p>195.90796</text:p>
          </table:table-cell>
          <table:table-cell office:value-type="float" office:value="26.48376">
            <text:p>26.483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4.581">
            <text:p>4.581</text:p>
          </table:table-cell>
          <table:table-cell table:formula="of:=ROUND([.J35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DSS J130332.76+262850.3</text:p>
          </table:table-cell>
          <table:table-cell office:value-type="float" office:value="195.88653">
            <text:p>195.88653</text:p>
          </table:table-cell>
          <table:table-cell office:value-type="float" office:value="26.48064">
            <text:p>26.480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5.298">
            <text:p>5.298</text:p>
          </table:table-cell>
          <table:table-cell table:formula="of:=ROUND([.J36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DSS J130348.45+262831.8</text:p>
          </table:table-cell>
          <table:table-cell office:value-type="float" office:value="195.95188">
            <text:p>195.95188</text:p>
          </table:table-cell>
          <table:table-cell office:value-type="float" office:value="26.47552">
            <text:p>26.475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4.737">
            <text:p>4.737</text:p>
          </table:table-cell>
          <table:table-cell table:formula="of:=ROUND([.J36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SDSS J130404.26+262958.4</text:p>
          </table:table-cell>
          <table:table-cell office:value-type="float" office:value="196.01779">
            <text:p>196.01779</text:p>
          </table:table-cell>
          <table:table-cell office:value-type="float" office:value="26.49956">
            <text:p>26.499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5.233">
            <text:p>5.233</text:p>
          </table:table-cell>
          <table:table-cell table:formula="of:=ROUND([.J36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DSS J130328.66+263604.3</text:p>
          </table:table-cell>
          <table:table-cell office:value-type="float" office:value="195.86945">
            <text:p>195.86945</text:p>
          </table:table-cell>
          <table:table-cell office:value-type="float" office:value="26.60122">
            <text:p>26.60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4.799">
            <text:p>4.799</text:p>
          </table:table-cell>
          <table:table-cell table:formula="of:=ROUND([.J36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SDSS J130405.36+263518.9</text:p>
          </table:table-cell>
          <table:table-cell office:value-type="float" office:value="196.02234">
            <text:p>196.02234</text:p>
          </table:table-cell>
          <table:table-cell office:value-type="float" office:value="26.58859">
            <text:p>26.588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4.807">
            <text:p>4.807</text:p>
          </table:table-cell>
          <table:table-cell table:formula="of:=ROUND([.J36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SDSS J130325.64+263112.6</text:p>
          </table:table-cell>
          <table:table-cell office:value-type="float" office:value="195.85685">
            <text:p>195.85685</text:p>
          </table:table-cell>
          <table:table-cell office:value-type="float" office:value="26.52019">
            <text:p>26.520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4.978">
            <text:p>4.978</text:p>
          </table:table-cell>
          <table:table-cell table:formula="of:=ROUND([.J36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SDSS J130359.59+263702.3</text:p>
          </table:table-cell>
          <table:table-cell office:value-type="float" office:value="195.99831">
            <text:p>195.99831</text:p>
          </table:table-cell>
          <table:table-cell office:value-type="float" office:value="26.61731">
            <text:p>26.617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4.871">
            <text:p>4.871</text:p>
          </table:table-cell>
          <table:table-cell table:formula="of:=ROUND([.J36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SDSS J130401.46+262917.7</text:p>
          </table:table-cell>
          <table:table-cell office:value-type="float" office:value="196.00609">
            <text:p>196.00609</text:p>
          </table:table-cell>
          <table:table-cell office:value-type="float" office:value="26.48828">
            <text:p>26.488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5.245">
            <text:p>5.245</text:p>
          </table:table-cell>
          <table:table-cell table:formula="of:=ROUND([.J36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SDSS J130322.46+263347.0</text:p>
          </table:table-cell>
          <table:table-cell office:value-type="float" office:value="195.84359">
            <text:p>195.84359</text:p>
          </table:table-cell>
          <table:table-cell office:value-type="float" office:value="26.56306">
            <text:p>26.563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5.288">
            <text:p>5.288</text:p>
          </table:table-cell>
          <table:table-cell table:formula="of:=ROUND([.J36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SDSS J130409.03+263123.0</text:p>
          </table:table-cell>
          <table:table-cell office:value-type="float" office:value="196.03763">
            <text:p>196.03763</text:p>
          </table:table-cell>
          <table:table-cell office:value-type="float" office:value="26.52307">
            <text:p>26.523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5.478">
            <text:p>5.478</text:p>
          </table:table-cell>
          <table:table-cell table:formula="of:=ROUND([.J36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SDSS J130347.59+262827.1</text:p>
          </table:table-cell>
          <table:table-cell office:value-type="float" office:value="195.94832">
            <text:p>195.94832</text:p>
          </table:table-cell>
          <table:table-cell office:value-type="float" office:value="26.47421">
            <text:p>26.474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4.797">
            <text:p>4.797</text:p>
          </table:table-cell>
          <table:table-cell table:formula="of:=ROUND([.J37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SDSS J130334.24+263803.0</text:p>
          </table:table-cell>
          <table:table-cell office:value-type="float" office:value="195.89269">
            <text:p>195.89269</text:p>
          </table:table-cell>
          <table:table-cell office:value-type="float" office:value="26.63417">
            <text:p>26.634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1g</text:p>
          </table:table-cell>
          <table:table-cell office:value-type="float" office:value="5.483">
            <text:p>5.483</text:p>
          </table:table-cell>
          <table:table-cell table:formula="of:=ROUND([.J37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SDSS J130331.29+262749.6</text:p>
          </table:table-cell>
          <table:table-cell office:value-type="float" office:value="195.88049">
            <text:p>195.88049</text:p>
          </table:table-cell>
          <table:table-cell office:value-type="float" office:value="26.46409">
            <text:p>26.46409</text:p>
          </table:table-cell>
          <table:table-cell office:value-type="string">
            <text:p>G</text:p>
          </table:table-cell>
          <table:table-cell office:value-type="float" office:value="10759">
            <text:p>10759</text:p>
          </table:table-cell>
          <table:table-cell office:value-type="float" office:value="0.035889">
            <text:p>0.035889</text:p>
          </table:table-cell>
          <table:table-cell office:value-type="string">
            <text:p><text:s text:c="4"/></text:p>
          </table:table-cell>
          <table:table-cell office:value-type="float" office:value="18.47">
            <text:p>18.47</text:p>
          </table:table-cell>
          <table:table-cell office:value-type="float" office:value="6.31">
            <text:p>6.31</text:p>
          </table:table-cell>
          <table:table-cell table:formula="of:=ROUND([.J372]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ABELL 1656:[GMP83] 0883</text:p>
          </table:table-cell>
          <table:table-cell office:value-type="float" office:value="195.87837">
            <text:p>195.87837</text:p>
          </table:table-cell>
          <table:table-cell office:value-type="float" office:value="26.64103">
            <text:p>26.64103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23">
            <text:p>20.23</text:p>
          </table:table-cell>
          <table:table-cell office:value-type="float" office:value="6.23">
            <text:p>6.23</text:p>
          </table:table-cell>
          <table:table-cell table:formula="of:=ROUND([.J373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ABELL 1656:[GMP83] 0702</text:p>
          </table:table-cell>
          <table:table-cell office:value-type="float" office:value="195.96813">
            <text:p>195.96813</text:p>
          </table:table-cell>
          <table:table-cell office:value-type="float" office:value="26.65726">
            <text:p>26.6572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81">
            <text:p>20.81</text:p>
          </table:table-cell>
          <table:table-cell office:value-type="float" office:value="6.361">
            <text:p>6.361</text:p>
          </table:table-cell>
          <table:table-cell table:formula="of:=ROUND([.J374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SDSS J130414.35+263202.1</text:p>
          </table:table-cell>
          <table:table-cell office:value-type="float" office:value="196.05982">
            <text:p>196.05982</text:p>
          </table:table-cell>
          <table:table-cell office:value-type="float" office:value="26.53394">
            <text:p>26.533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4g</text:p>
          </table:table-cell>
          <table:table-cell office:value-type="float" office:value="6.459">
            <text:p>6.459</text:p>
          </table:table-cell>
          <table:table-cell table:formula="of:=ROUND([.J37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SDSS J130318.73+263352.0</text:p>
          </table:table-cell>
          <table:table-cell office:value-type="float" office:value="195.82808">
            <text:p>195.82808</text:p>
          </table:table-cell>
          <table:table-cell office:value-type="float" office:value="26.56447">
            <text:p>26.564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g</text:p>
          </table:table-cell>
          <table:table-cell office:value-type="float" office:value="6.124">
            <text:p>6.124</text:p>
          </table:table-cell>
          <table:table-cell table:formula="of:=ROUND([.J37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SDSS J130331.28+263826.0</text:p>
          </table:table-cell>
          <table:table-cell office:value-type="float" office:value="195.88035">
            <text:p>195.88035</text:p>
          </table:table-cell>
          <table:table-cell office:value-type="float" office:value="26.64057">
            <text:p>26.640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g</text:p>
          </table:table-cell>
          <table:table-cell office:value-type="float" office:value="6.149">
            <text:p>6.149</text:p>
          </table:table-cell>
          <table:table-cell table:formula="of:=ROUND([.J37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SDSS J130319.67+263258.7</text:p>
          </table:table-cell>
          <table:table-cell office:value-type="float" office:value="195.83197">
            <text:p>195.83197</text:p>
          </table:table-cell>
          <table:table-cell office:value-type="float" office:value="26.54964">
            <text:p>26.549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5.889">
            <text:p>5.889</text:p>
          </table:table-cell>
          <table:table-cell table:formula="of:=ROUND([.J37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SDSS J130352.82+263922.8</text:p>
          </table:table-cell>
          <table:table-cell office:value-type="float" office:value="195.97011">
            <text:p>195.97011</text:p>
          </table:table-cell>
          <table:table-cell office:value-type="float" office:value="26.65634">
            <text:p>26.656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6.332">
            <text:p>6.332</text:p>
          </table:table-cell>
          <table:table-cell table:formula="of:=ROUND([.J37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SDSS J130325.82+263720.1</text:p>
          </table:table-cell>
          <table:table-cell office:value-type="float" office:value="195.85762">
            <text:p>195.85762</text:p>
          </table:table-cell>
          <table:table-cell office:value-type="float" office:value="26.62227">
            <text:p>26.622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6.092">
            <text:p>6.092</text:p>
          </table:table-cell>
          <table:table-cell table:formula="of:=ROUND([.J38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SDSS J130320.26+263304.4</text:p>
          </table:table-cell>
          <table:table-cell office:value-type="float" office:value="195.83444">
            <text:p>195.83444</text:p>
          </table:table-cell>
          <table:table-cell office:value-type="float" office:value="26.55123">
            <text:p>26.551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5.753">
            <text:p>5.753</text:p>
          </table:table-cell>
          <table:table-cell table:formula="of:=ROUND([.J38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SDSS J130349.89+262657.6</text:p>
          </table:table-cell>
          <table:table-cell office:value-type="float" office:value="195.95791">
            <text:p>195.95791</text:p>
          </table:table-cell>
          <table:table-cell office:value-type="float" office:value="26.44934">
            <text:p>26.449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6.336">
            <text:p>6.336</text:p>
          </table:table-cell>
          <table:table-cell table:formula="of:=ROUND([.J38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SDSS J130346.21+262728.5</text:p>
          </table:table-cell>
          <table:table-cell office:value-type="float" office:value="195.94256">
            <text:p>195.94256</text:p>
          </table:table-cell>
          <table:table-cell office:value-type="float" office:value="26.45794">
            <text:p>26.457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5.76">
            <text:p>5.76</text:p>
          </table:table-cell>
          <table:table-cell table:formula="of:=ROUND([.J38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SDSS J130406.07+262928.2</text:p>
          </table:table-cell>
          <table:table-cell office:value-type="float" office:value="196.02529">
            <text:p>196.02529</text:p>
          </table:table-cell>
          <table:table-cell office:value-type="float" office:value="26.49117">
            <text:p>26.491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5.863">
            <text:p>5.863</text:p>
          </table:table-cell>
          <table:table-cell table:formula="of:=ROUND([.J38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DSS J130327.01+262909.3</text:p>
          </table:table-cell>
          <table:table-cell office:value-type="float" office:value="195.86257">
            <text:p>195.86257</text:p>
          </table:table-cell>
          <table:table-cell office:value-type="float" office:value="26.48592">
            <text:p>26.485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5.886">
            <text:p>5.886</text:p>
          </table:table-cell>
          <table:table-cell table:formula="of:=ROUND([.J38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SDSS J130410.94+263004.2</text:p>
          </table:table-cell>
          <table:table-cell office:value-type="float" office:value="196.0456">
            <text:p>196.0456</text:p>
          </table:table-cell>
          <table:table-cell office:value-type="float" office:value="26.50118">
            <text:p>26.501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6.419">
            <text:p>6.419</text:p>
          </table:table-cell>
          <table:table-cell table:formula="of:=ROUND([.J38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SDSS J130339.17+262741.4</text:p>
          </table:table-cell>
          <table:table-cell office:value-type="float" office:value="195.91323">
            <text:p>195.91323</text:p>
          </table:table-cell>
          <table:table-cell office:value-type="float" office:value="26.46152">
            <text:p>26.461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5.75">
            <text:p>5.75</text:p>
          </table:table-cell>
          <table:table-cell table:formula="of:=ROUND([.J38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SDSS J130324.75+262958.7</text:p>
          </table:table-cell>
          <table:table-cell office:value-type="float" office:value="195.85313">
            <text:p>195.85313</text:p>
          </table:table-cell>
          <table:table-cell office:value-type="float" office:value="26.49966">
            <text:p>26.499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5.758">
            <text:p>5.758</text:p>
          </table:table-cell>
          <table:table-cell table:formula="of:=ROUND([.J38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SDSS J130317.20+263342.4</text:p>
          </table:table-cell>
          <table:table-cell office:value-type="float" office:value="195.8217">
            <text:p>195.8217</text:p>
          </table:table-cell>
          <table:table-cell office:value-type="float" office:value="26.5618">
            <text:p>26.56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6.451">
            <text:p>6.451</text:p>
          </table:table-cell>
          <table:table-cell table:formula="of:=ROUND([.J38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SDSS J130325.29+262934.6</text:p>
          </table:table-cell>
          <table:table-cell office:value-type="float" office:value="195.85541">
            <text:p>195.85541</text:p>
          </table:table-cell>
          <table:table-cell office:value-type="float" office:value="26.49296">
            <text:p>26.492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5.898">
            <text:p>5.898</text:p>
          </table:table-cell>
          <table:table-cell table:formula="of:=ROUND([.J39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SDSS J130321.38+263546.9</text:p>
          </table:table-cell>
          <table:table-cell office:value-type="float" office:value="195.83911">
            <text:p>195.83911</text:p>
          </table:table-cell>
          <table:table-cell office:value-type="float" office:value="26.59638">
            <text:p>26.596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6.06">
            <text:p>6.06</text:p>
          </table:table-cell>
          <table:table-cell table:formula="of:=ROUND([.J39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SDSS J130405.83+263642.0</text:p>
          </table:table-cell>
          <table:table-cell office:value-type="float" office:value="196.02433">
            <text:p>196.02433</text:p>
          </table:table-cell>
          <table:table-cell office:value-type="float" office:value="26.61169">
            <text:p>26.611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5.632">
            <text:p>5.632</text:p>
          </table:table-cell>
          <table:table-cell table:formula="of:=ROUND([.J39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SDSS J130352.33+263901.8</text:p>
          </table:table-cell>
          <table:table-cell office:value-type="float" office:value="195.96808">
            <text:p>195.96808</text:p>
          </table:table-cell>
          <table:table-cell office:value-type="float" office:value="26.65051">
            <text:p>26.650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5.967">
            <text:p>5.967</text:p>
          </table:table-cell>
          <table:table-cell table:formula="of:=ROUND([.J39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SDSS J130333.05+262737.4</text:p>
          </table:table-cell>
          <table:table-cell office:value-type="float" office:value="195.88774">
            <text:p>195.88774</text:p>
          </table:table-cell>
          <table:table-cell office:value-type="float" office:value="26.46039">
            <text:p>26.460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6.313">
            <text:p>6.313</text:p>
          </table:table-cell>
          <table:table-cell table:formula="of:=ROUND([.J39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SDSS J130351.59+262741.0</text:p>
          </table:table-cell>
          <table:table-cell office:value-type="float" office:value="195.96499">
            <text:p>195.96499</text:p>
          </table:table-cell>
          <table:table-cell office:value-type="float" office:value="26.46141">
            <text:p>26.461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5.692">
            <text:p>5.692</text:p>
          </table:table-cell>
          <table:table-cell table:formula="of:=ROUND([.J39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SDSS J130319.99+263535.2</text:p>
          </table:table-cell>
          <table:table-cell office:value-type="float" office:value="195.83329">
            <text:p>195.83329</text:p>
          </table:table-cell>
          <table:table-cell office:value-type="float" office:value="26.59313">
            <text:p>26.593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269">
            <text:p>6.269</text:p>
          </table:table-cell>
          <table:table-cell table:formula="of:=ROUND([.J39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SDSS J130342.88+262655.8</text:p>
          </table:table-cell>
          <table:table-cell office:value-type="float" office:value="195.9287">
            <text:p>195.9287</text:p>
          </table:table-cell>
          <table:table-cell office:value-type="float" office:value="26.44885">
            <text:p>26.448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343">
            <text:p>6.343</text:p>
          </table:table-cell>
          <table:table-cell table:formula="of:=ROUND([.J39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SDSS J130326.13+263750.2</text:p>
          </table:table-cell>
          <table:table-cell office:value-type="float" office:value="195.85891">
            <text:p>195.85891</text:p>
          </table:table-cell>
          <table:table-cell office:value-type="float" office:value="26.63063">
            <text:p>26.630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392">
            <text:p>6.392</text:p>
          </table:table-cell>
          <table:table-cell table:formula="of:=ROUND([.J39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SDSS J130403.35+262912.1</text:p>
          </table:table-cell>
          <table:table-cell office:value-type="float" office:value="196.01399">
            <text:p>196.01399</text:p>
          </table:table-cell>
          <table:table-cell office:value-type="float" office:value="26.4867">
            <text:p>26.48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5.602">
            <text:p>5.602</text:p>
          </table:table-cell>
          <table:table-cell table:formula="of:=ROUND([.J39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SDSS J130353.11+263836.9</text:p>
          </table:table-cell>
          <table:table-cell office:value-type="float" office:value="195.9713">
            <text:p>195.9713</text:p>
          </table:table-cell>
          <table:table-cell office:value-type="float" office:value="26.64359">
            <text:p>26.643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5.611">
            <text:p>5.611</text:p>
          </table:table-cell>
          <table:table-cell table:formula="of:=ROUND([.J40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SDSS J130320.65+263427.9</text:p>
          </table:table-cell>
          <table:table-cell office:value-type="float" office:value="195.83606">
            <text:p>195.83606</text:p>
          </table:table-cell>
          <table:table-cell office:value-type="float" office:value="26.57443">
            <text:p>26.574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5.795">
            <text:p>5.795</text:p>
          </table:table-cell>
          <table:table-cell table:formula="of:=ROUND([.J40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SDSS J130319.32+263124.6</text:p>
          </table:table-cell>
          <table:table-cell office:value-type="float" office:value="195.83052">
            <text:p>195.83052</text:p>
          </table:table-cell>
          <table:table-cell office:value-type="float" office:value="26.52352">
            <text:p>26.523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6.235">
            <text:p>6.235</text:p>
          </table:table-cell>
          <table:table-cell table:formula="of:=ROUND([.J40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SDSS J130323.07+262932.0</text:p>
          </table:table-cell>
          <table:table-cell office:value-type="float" office:value="195.84614">
            <text:p>195.84614</text:p>
          </table:table-cell>
          <table:table-cell office:value-type="float" office:value="26.49223">
            <text:p>26.49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6.321">
            <text:p>6.321</text:p>
          </table:table-cell>
          <table:table-cell table:formula="of:=ROUND([.J40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SDSS J130320.99+263236.2</text:p>
          </table:table-cell>
          <table:table-cell office:value-type="float" office:value="195.83747">
            <text:p>195.83747</text:p>
          </table:table-cell>
          <table:table-cell office:value-type="float" office:value="26.5434">
            <text:p>26.5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5.624">
            <text:p>5.624</text:p>
          </table:table-cell>
          <table:table-cell table:formula="of:=ROUND([.J40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SDSS J130404.30+263728.9</text:p>
          </table:table-cell>
          <table:table-cell office:value-type="float" office:value="196.01795">
            <text:p>196.01795</text:p>
          </table:table-cell>
          <table:table-cell office:value-type="float" office:value="26.62471">
            <text:p>26.624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5.901">
            <text:p>5.901</text:p>
          </table:table-cell>
          <table:table-cell table:formula="of:=ROUND([.J40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SDSS J130318.44+263336.4</text:p>
          </table:table-cell>
          <table:table-cell office:value-type="float" office:value="195.82687">
            <text:p>195.82687</text:p>
          </table:table-cell>
          <table:table-cell office:value-type="float" office:value="26.56012">
            <text:p>26.560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6.168">
            <text:p>6.168</text:p>
          </table:table-cell>
          <table:table-cell table:formula="of:=ROUND([.J40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SDSS J130411.46+263508.1</text:p>
          </table:table-cell>
          <table:table-cell office:value-type="float" office:value="196.04776">
            <text:p>196.04776</text:p>
          </table:table-cell>
          <table:table-cell office:value-type="float" office:value="26.58559">
            <text:p>26.585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6.006">
            <text:p>6.006</text:p>
          </table:table-cell>
          <table:table-cell table:formula="of:=ROUND([.J40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SDSS J130410.85+263238.6</text:p>
          </table:table-cell>
          <table:table-cell office:value-type="float" office:value="196.04521">
            <text:p>196.04521</text:p>
          </table:table-cell>
          <table:table-cell office:value-type="float" office:value="26.54408">
            <text:p>26.544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5.594">
            <text:p>5.594</text:p>
          </table:table-cell>
          <table:table-cell table:formula="of:=ROUND([.J40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SDSS J130410.05+263032.8</text:p>
          </table:table-cell>
          <table:table-cell office:value-type="float" office:value="196.0419">
            <text:p>196.0419</text:p>
          </table:table-cell>
          <table:table-cell office:value-type="float" office:value="26.50913">
            <text:p>26.509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019">
            <text:p>6.019</text:p>
          </table:table-cell>
          <table:table-cell table:formula="of:=ROUND([.J40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SDSS J130402.78+262824.0</text:p>
          </table:table-cell>
          <table:table-cell office:value-type="float" office:value="196.01162">
            <text:p>196.01162</text:p>
          </table:table-cell>
          <table:table-cell office:value-type="float" office:value="26.47336">
            <text:p>26.473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125">
            <text:p>6.125</text:p>
          </table:table-cell>
          <table:table-cell table:formula="of:=ROUND([.J41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SDSS J130326.34+263650.9</text:p>
          </table:table-cell>
          <table:table-cell office:value-type="float" office:value="195.85976">
            <text:p>195.85976</text:p>
          </table:table-cell>
          <table:table-cell office:value-type="float" office:value="26.61414">
            <text:p>26.614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5.686">
            <text:p>5.686</text:p>
          </table:table-cell>
          <table:table-cell table:formula="of:=ROUND([.J41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SDSS J130353.08+262737.7</text:p>
          </table:table-cell>
          <table:table-cell office:value-type="float" office:value="195.97118">
            <text:p>195.97118</text:p>
          </table:table-cell>
          <table:table-cell office:value-type="float" office:value="26.46049">
            <text:p>26.460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5.828">
            <text:p>5.828</text:p>
          </table:table-cell>
          <table:table-cell table:formula="of:=ROUND([.J41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SDSS J130403.16+263757.4</text:p>
          </table:table-cell>
          <table:table-cell office:value-type="float" office:value="196.01317">
            <text:p>196.01317</text:p>
          </table:table-cell>
          <table:table-cell office:value-type="float" office:value="26.63264">
            <text:p>26.632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087">
            <text:p>6.087</text:p>
          </table:table-cell>
          <table:table-cell table:formula="of:=ROUND([.J41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SDSS J130352.59+262713.9</text:p>
          </table:table-cell>
          <table:table-cell office:value-type="float" office:value="195.96914">
            <text:p>195.96914</text:p>
          </table:table-cell>
          <table:table-cell office:value-type="float" office:value="26.45388">
            <text:p>26.453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183">
            <text:p>6.183</text:p>
          </table:table-cell>
          <table:table-cell table:formula="of:=ROUND([.J41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SDSS J130348.57+263926.5</text:p>
          </table:table-cell>
          <table:table-cell office:value-type="float" office:value="195.9524">
            <text:p>195.9524</text:p>
          </table:table-cell>
          <table:table-cell office:value-type="float" office:value="26.65738">
            <text:p>26.657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234">
            <text:p>6.234</text:p>
          </table:table-cell>
          <table:table-cell table:formula="of:=ROUND([.J41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SDSS J130327.72+262823.2</text:p>
          </table:table-cell>
          <table:table-cell office:value-type="float" office:value="195.86554">
            <text:p>195.86554</text:p>
          </table:table-cell>
          <table:table-cell office:value-type="float" office:value="26.47311">
            <text:p>26.473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339">
            <text:p>6.339</text:p>
          </table:table-cell>
          <table:table-cell table:formula="of:=ROUND([.J41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SDSS J130317.55+263330.8</text:p>
          </table:table-cell>
          <table:table-cell office:value-type="float" office:value="195.82314">
            <text:p>195.82314</text:p>
          </table:table-cell>
          <table:table-cell office:value-type="float" office:value="26.55857">
            <text:p>26.558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363">
            <text:p>6.363</text:p>
          </table:table-cell>
          <table:table-cell table:formula="of:=ROUND([.J41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SDSS J130331.78+262734.9</text:p>
          </table:table-cell>
          <table:table-cell office:value-type="float" office:value="195.88244">
            <text:p>195.88244</text:p>
          </table:table-cell>
          <table:table-cell office:value-type="float" office:value="26.45972">
            <text:p>26.459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484">
            <text:p>6.484</text:p>
          </table:table-cell>
          <table:table-cell table:formula="of:=ROUND([.J41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SDSS J130356.91+262804.0</text:p>
          </table:table-cell>
          <table:table-cell office:value-type="float" office:value="195.98716">
            <text:p>195.98716</text:p>
          </table:table-cell>
          <table:table-cell office:value-type="float" office:value="26.4678">
            <text:p>26.46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5.718">
            <text:p>5.718</text:p>
          </table:table-cell>
          <table:table-cell table:formula="of:=ROUND([.J41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SDSS J130321.23+263529.3</text:p>
          </table:table-cell>
          <table:table-cell office:value-type="float" office:value="195.83848">
            <text:p>195.83848</text:p>
          </table:table-cell>
          <table:table-cell office:value-type="float" office:value="26.5915">
            <text:p>26.59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5.974">
            <text:p>5.974</text:p>
          </table:table-cell>
          <table:table-cell table:formula="of:=ROUND([.J42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DSS J130407.57+263733.0</text:p>
          </table:table-cell>
          <table:table-cell office:value-type="float" office:value="196.03156">
            <text:p>196.03156</text:p>
          </table:table-cell>
          <table:table-cell office:value-type="float" office:value="26.62584">
            <text:p>26.625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475">
            <text:p>6.475</text:p>
          </table:table-cell>
          <table:table-cell table:formula="of:=ROUND([.J42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SDSS J130329.57+263835.7</text:p>
          </table:table-cell>
          <table:table-cell office:value-type="float" office:value="195.87323">
            <text:p>195.87323</text:p>
          </table:table-cell>
          <table:table-cell office:value-type="float" office:value="26.64326">
            <text:p>26.643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494">
            <text:p>6.494</text:p>
          </table:table-cell>
          <table:table-cell table:formula="of:=ROUND([.J42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SDSS J130352.63+262751.4</text:p>
          </table:table-cell>
          <table:table-cell office:value-type="float" office:value="195.96931">
            <text:p>195.96931</text:p>
          </table:table-cell>
          <table:table-cell office:value-type="float" office:value="26.46428">
            <text:p>26.464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581">
            <text:p>5.581</text:p>
          </table:table-cell>
          <table:table-cell table:formula="of:=ROUND([.J42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SDSS J130349.23+263848.2</text:p>
          </table:table-cell>
          <table:table-cell office:value-type="float" office:value="195.95513">
            <text:p>195.95513</text:p>
          </table:table-cell>
          <table:table-cell office:value-type="float" office:value="26.64673">
            <text:p>26.646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615">
            <text:p>5.615</text:p>
          </table:table-cell>
          <table:table-cell table:formula="of:=ROUND([.J42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SDSS J130324.60+263620.0</text:p>
          </table:table-cell>
          <table:table-cell office:value-type="float" office:value="195.85254">
            <text:p>195.85254</text:p>
          </table:table-cell>
          <table:table-cell office:value-type="float" office:value="26.60557">
            <text:p>26.605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694">
            <text:p>5.694</text:p>
          </table:table-cell>
          <table:table-cell table:formula="of:=ROUND([.J42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SDSS J130322.36+263053.4</text:p>
          </table:table-cell>
          <table:table-cell office:value-type="float" office:value="195.8432">
            <text:p>195.8432</text:p>
          </table:table-cell>
          <table:table-cell office:value-type="float" office:value="26.51484">
            <text:p>26.514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779">
            <text:p>5.779</text:p>
          </table:table-cell>
          <table:table-cell table:formula="of:=ROUND([.J42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SDSS J130350.21+263928.4</text:p>
          </table:table-cell>
          <table:table-cell office:value-type="float" office:value="195.95921">
            <text:p>195.95921</text:p>
          </table:table-cell>
          <table:table-cell office:value-type="float" office:value="26.65791">
            <text:p>26.657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31">
            <text:p>6.31</text:p>
          </table:table-cell>
          <table:table-cell table:formula="of:=ROUND([.J42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SDSS J130354.74+263832.7</text:p>
          </table:table-cell>
          <table:table-cell office:value-type="float" office:value="195.9781">
            <text:p>195.9781</text:p>
          </table:table-cell>
          <table:table-cell office:value-type="float" office:value="26.64244">
            <text:p>26.642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66">
            <text:p>5.66</text:p>
          </table:table-cell>
          <table:table-cell table:formula="of:=ROUND([.J42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SDSS J130406.41+263705.0</text:p>
          </table:table-cell>
          <table:table-cell office:value-type="float" office:value="196.02672">
            <text:p>196.02672</text:p>
          </table:table-cell>
          <table:table-cell office:value-type="float" office:value="26.61806">
            <text:p>26.618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972">
            <text:p>5.972</text:p>
          </table:table-cell>
          <table:table-cell table:formula="of:=ROUND([.J42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SDSS J130344.17+263858.9</text:p>
          </table:table-cell>
          <table:table-cell office:value-type="float" office:value="195.93407">
            <text:p>195.93407</text:p>
          </table:table-cell>
          <table:table-cell office:value-type="float" office:value="26.64969">
            <text:p>26.649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76">
            <text:p>5.76</text:p>
          </table:table-cell>
          <table:table-cell table:formula="of:=ROUND([.J43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SDSS J130358.18+262801.5</text:p>
          </table:table-cell>
          <table:table-cell office:value-type="float" office:value="195.99244">
            <text:p>195.99244</text:p>
          </table:table-cell>
          <table:table-cell office:value-type="float" office:value="26.4671">
            <text:p>26.46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882">
            <text:p>5.882</text:p>
          </table:table-cell>
          <table:table-cell table:formula="of:=ROUND([.J43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SDSS J130321.04+263110.1</text:p>
          </table:table-cell>
          <table:table-cell office:value-type="float" office:value="195.83767">
            <text:p>195.83767</text:p>
          </table:table-cell>
          <table:table-cell office:value-type="float" office:value="26.51948">
            <text:p>26.519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949">
            <text:p>5.949</text:p>
          </table:table-cell>
          <table:table-cell table:formula="of:=ROUND([.J43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SDSS J130319.68+263419.3</text:p>
          </table:table-cell>
          <table:table-cell office:value-type="float" office:value="195.83203">
            <text:p>195.83203</text:p>
          </table:table-cell>
          <table:table-cell office:value-type="float" office:value="26.57204">
            <text:p>26.572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979">
            <text:p>5.979</text:p>
          </table:table-cell>
          <table:table-cell table:formula="of:=ROUND([.J43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SDSS J130351.51+262714.2</text:p>
          </table:table-cell>
          <table:table-cell office:value-type="float" office:value="195.96464">
            <text:p>195.96464</text:p>
          </table:table-cell>
          <table:table-cell office:value-type="float" office:value="26.45397">
            <text:p>26.453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124">
            <text:p>6.124</text:p>
          </table:table-cell>
          <table:table-cell table:formula="of:=ROUND([.J43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SDSS J130355.78+263857.9</text:p>
          </table:table-cell>
          <table:table-cell office:value-type="float" office:value="195.98244">
            <text:p>195.98244</text:p>
          </table:table-cell>
          <table:table-cell office:value-type="float" office:value="26.64943">
            <text:p>26.649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134">
            <text:p>6.134</text:p>
          </table:table-cell>
          <table:table-cell table:formula="of:=ROUND([.J43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SDSS J130319.26+263100.1</text:p>
          </table:table-cell>
          <table:table-cell office:value-type="float" office:value="195.83026">
            <text:p>195.83026</text:p>
          </table:table-cell>
          <table:table-cell office:value-type="float" office:value="26.51672">
            <text:p>26.516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379">
            <text:p>6.379</text:p>
          </table:table-cell>
          <table:table-cell table:formula="of:=ROUND([.J43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SDSS J130350.96+263905.1</text:p>
          </table:table-cell>
          <table:table-cell office:value-type="float" office:value="195.96234">
            <text:p>195.96234</text:p>
          </table:table-cell>
          <table:table-cell office:value-type="float" office:value="26.65144">
            <text:p>26.651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956">
            <text:p>5.956</text:p>
          </table:table-cell>
          <table:table-cell table:formula="of:=ROUND([.J43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SDSS J130407.84+263639.2</text:p>
          </table:table-cell>
          <table:table-cell office:value-type="float" office:value="196.03269">
            <text:p>196.03269</text:p>
          </table:table-cell>
          <table:table-cell office:value-type="float" office:value="26.61091">
            <text:p>26.610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965">
            <text:p>5.965</text:p>
          </table:table-cell>
          <table:table-cell table:formula="of:=ROUND([.J43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SDSS J130345.86+262713.9</text:p>
          </table:table-cell>
          <table:table-cell office:value-type="float" office:value="195.9411">
            <text:p>195.9411</text:p>
          </table:table-cell>
          <table:table-cell office:value-type="float" office:value="26.45387">
            <text:p>26.453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004">
            <text:p>6.004</text:p>
          </table:table-cell>
          <table:table-cell table:formula="of:=ROUND([.J43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SDSS J130333.18+263839.2</text:p>
          </table:table-cell>
          <table:table-cell office:value-type="float" office:value="195.88829">
            <text:p>195.88829</text:p>
          </table:table-cell>
          <table:table-cell office:value-type="float" office:value="26.64425">
            <text:p>26.644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127">
            <text:p>6.127</text:p>
          </table:table-cell>
          <table:table-cell table:formula="of:=ROUND([.J44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SDSS J130401.54+262757.1</text:p>
          </table:table-cell>
          <table:table-cell office:value-type="float" office:value="196.00644">
            <text:p>196.00644</text:p>
          </table:table-cell>
          <table:table-cell office:value-type="float" office:value="26.46589">
            <text:p>26.465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327">
            <text:p>6.327</text:p>
          </table:table-cell>
          <table:table-cell table:formula="of:=ROUND([.J44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SDSS J130346.26+262647.1</text:p>
          </table:table-cell>
          <table:table-cell office:value-type="float" office:value="195.94276">
            <text:p>195.94276</text:p>
          </table:table-cell>
          <table:table-cell office:value-type="float" office:value="26.44643">
            <text:p>26.446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45">
            <text:p>6.45</text:p>
          </table:table-cell>
          <table:table-cell table:formula="of:=ROUND([.J44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SDSS J130320.88+263353.9</text:p>
          </table:table-cell>
          <table:table-cell office:value-type="float" office:value="195.83702">
            <text:p>195.83702</text:p>
          </table:table-cell>
          <table:table-cell office:value-type="float" office:value="26.565">
            <text:p>26.5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651">
            <text:p>5.651</text:p>
          </table:table-cell>
          <table:table-cell table:formula="of:=ROUND([.J44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DSS J130339.14+262746.7</text:p>
          </table:table-cell>
          <table:table-cell office:value-type="float" office:value="195.91311">
            <text:p>195.91311</text:p>
          </table:table-cell>
          <table:table-cell office:value-type="float" office:value="26.46299">
            <text:p>26.462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666">
            <text:p>5.666</text:p>
          </table:table-cell>
          <table:table-cell table:formula="of:=ROUND([.J44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DSS J130333.95+263818.6</text:p>
          </table:table-cell>
          <table:table-cell office:value-type="float" office:value="195.89148">
            <text:p>195.89148</text:p>
          </table:table-cell>
          <table:table-cell office:value-type="float" office:value="26.63851">
            <text:p>26.638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743">
            <text:p>5.743</text:p>
          </table:table-cell>
          <table:table-cell table:formula="of:=ROUND([.J44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SDSS J130327.72+263723.5</text:p>
          </table:table-cell>
          <table:table-cell office:value-type="float" office:value="195.86552">
            <text:p>195.86552</text:p>
          </table:table-cell>
          <table:table-cell office:value-type="float" office:value="26.6232">
            <text:p>26.62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825">
            <text:p>5.825</text:p>
          </table:table-cell>
          <table:table-cell table:formula="of:=ROUND([.J44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SDSS J130332.75+263831.3</text:p>
          </table:table-cell>
          <table:table-cell office:value-type="float" office:value="195.88646">
            <text:p>195.88646</text:p>
          </table:table-cell>
          <table:table-cell office:value-type="float" office:value="26.64203">
            <text:p>26.642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057">
            <text:p>6.057</text:p>
          </table:table-cell>
          <table:table-cell table:formula="of:=ROUND([.J44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SDSS J130401.84+263809.9</text:p>
          </table:table-cell>
          <table:table-cell office:value-type="float" office:value="196.0077">
            <text:p>196.0077</text:p>
          </table:table-cell>
          <table:table-cell office:value-type="float" office:value="26.6361">
            <text:p>26.63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073">
            <text:p>6.073</text:p>
          </table:table-cell>
          <table:table-cell table:formula="of:=ROUND([.J44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SDSS J130319.24+263442.3</text:p>
          </table:table-cell>
          <table:table-cell office:value-type="float" office:value="195.83018">
            <text:p>195.83018</text:p>
          </table:table-cell>
          <table:table-cell office:value-type="float" office:value="26.57843">
            <text:p>26.578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156">
            <text:p>6.156</text:p>
          </table:table-cell>
          <table:table-cell table:formula="of:=ROUND([.J44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SDSS J130412.97+263510.6</text:p>
          </table:table-cell>
          <table:table-cell office:value-type="float" office:value="196.05407">
            <text:p>196.05407</text:p>
          </table:table-cell>
          <table:table-cell office:value-type="float" office:value="26.58628">
            <text:p>26.586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341">
            <text:p>6.341</text:p>
          </table:table-cell>
          <table:table-cell table:formula="of:=ROUND([.J45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SDSS J130334.26+262721.5</text:p>
          </table:table-cell>
          <table:table-cell office:value-type="float" office:value="195.89276">
            <text:p>195.89276</text:p>
          </table:table-cell>
          <table:table-cell office:value-type="float" office:value="26.45599">
            <text:p>26.455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435">
            <text:p>6.435</text:p>
          </table:table-cell>
          <table:table-cell table:formula="of:=ROUND([.J45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SDSS J130324.51+263028.9</text:p>
          </table:table-cell>
          <table:table-cell office:value-type="float" office:value="195.85215">
            <text:p>195.85215</text:p>
          </table:table-cell>
          <table:table-cell office:value-type="float" office:value="26.50803">
            <text:p>26.508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535">
            <text:p>5.535</text:p>
          </table:table-cell>
          <table:table-cell table:formula="of:=ROUND([.J45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SDSS J130343.44+263901.3</text:p>
          </table:table-cell>
          <table:table-cell office:value-type="float" office:value="195.93102">
            <text:p>195.93102</text:p>
          </table:table-cell>
          <table:table-cell office:value-type="float" office:value="26.65037">
            <text:p>26.650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814">
            <text:p>5.814</text:p>
          </table:table-cell>
          <table:table-cell table:formula="of:=ROUND([.J45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SDSS J130405.94+262901.3</text:p>
          </table:table-cell>
          <table:table-cell office:value-type="float" office:value="196.02479">
            <text:p>196.02479</text:p>
          </table:table-cell>
          <table:table-cell office:value-type="float" office:value="26.48371">
            <text:p>26.483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14">
            <text:p>6.14</text:p>
          </table:table-cell>
          <table:table-cell table:formula="of:=ROUND([.J45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SDSS J130334.68+262732.4</text:p>
          </table:table-cell>
          <table:table-cell office:value-type="float" office:value="195.8945">
            <text:p>195.8945</text:p>
          </table:table-cell>
          <table:table-cell office:value-type="float" office:value="26.45901">
            <text:p>26.459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231">
            <text:p>6.231</text:p>
          </table:table-cell>
          <table:table-cell table:formula="of:=ROUND([.J45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SDSS J130340.31+262652.2</text:p>
          </table:table-cell>
          <table:table-cell office:value-type="float" office:value="195.91799">
            <text:p>195.91799</text:p>
          </table:table-cell>
          <table:table-cell office:value-type="float" office:value="26.44784">
            <text:p>26.447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49">
            <text:p>6.49</text:p>
          </table:table-cell>
          <table:table-cell table:formula="of:=ROUND([.J45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SDSS J130410.60+263420.9</text:p>
          </table:table-cell>
          <table:table-cell office:value-type="float" office:value="196.04419">
            <text:p>196.04419</text:p>
          </table:table-cell>
          <table:table-cell office:value-type="float" office:value="26.57249">
            <text:p>26.572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618">
            <text:p>5.618</text:p>
          </table:table-cell>
          <table:table-cell table:formula="of:=ROUND([.J45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DSS J130351.99+262744.2</text:p>
          </table:table-cell>
          <table:table-cell office:value-type="float" office:value="195.96665">
            <text:p>195.96665</text:p>
          </table:table-cell>
          <table:table-cell office:value-type="float" office:value="26.46228">
            <text:p>26.462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661">
            <text:p>5.661</text:p>
          </table:table-cell>
          <table:table-cell table:formula="of:=ROUND([.J45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DSS J130410.13+263117.6</text:p>
          </table:table-cell>
          <table:table-cell office:value-type="float" office:value="196.04221">
            <text:p>196.04221</text:p>
          </table:table-cell>
          <table:table-cell office:value-type="float" office:value="26.52157">
            <text:p>26.521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74">
            <text:p>5.74</text:p>
          </table:table-cell>
          <table:table-cell table:formula="of:=ROUND([.J45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SDSS J130322.81+263045.6</text:p>
          </table:table-cell>
          <table:table-cell office:value-type="float" office:value="195.84504">
            <text:p>195.84504</text:p>
          </table:table-cell>
          <table:table-cell office:value-type="float" office:value="26.51267">
            <text:p>26.512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743">
            <text:p>5.743</text:p>
          </table:table-cell>
          <table:table-cell table:formula="of:=ROUND([.J46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SDSS J130325.16+263710.6</text:p>
          </table:table-cell>
          <table:table-cell office:value-type="float" office:value="195.85487">
            <text:p>195.85487</text:p>
          </table:table-cell>
          <table:table-cell office:value-type="float" office:value="26.61964">
            <text:p>26.619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098">
            <text:p>6.098</text:p>
          </table:table-cell>
          <table:table-cell table:formula="of:=ROUND([.J46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SDSS J130318.71+263446.9</text:p>
          </table:table-cell>
          <table:table-cell office:value-type="float" office:value="195.82796">
            <text:p>195.82796</text:p>
          </table:table-cell>
          <table:table-cell office:value-type="float" office:value="26.57972">
            <text:p>26.579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291">
            <text:p>6.291</text:p>
          </table:table-cell>
          <table:table-cell table:formula="of:=ROUND([.J46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SDSS J130348.00+263941.8</text:p>
          </table:table-cell>
          <table:table-cell office:value-type="float" office:value="195.95">
            <text:p>195.95</text:p>
          </table:table-cell>
          <table:table-cell office:value-type="float" office:value="26.66162">
            <text:p>26.661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477">
            <text:p>6.477</text:p>
          </table:table-cell>
          <table:table-cell table:formula="of:=ROUND([.J46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SDSS J130408.40+263543.1</text:p>
          </table:table-cell>
          <table:table-cell office:value-type="float" office:value="196.03504">
            <text:p>196.03504</text:p>
          </table:table-cell>
          <table:table-cell office:value-type="float" office:value="26.59532">
            <text:p>26.595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596">
            <text:p>5.596</text:p>
          </table:table-cell>
          <table:table-cell table:formula="of:=ROUND([.J46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SDSS J130410.96+263405.4</text:p>
          </table:table-cell>
          <table:table-cell office:value-type="float" office:value="196.04569">
            <text:p>196.04569</text:p>
          </table:table-cell>
          <table:table-cell office:value-type="float" office:value="26.56817">
            <text:p>26.568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652">
            <text:p>5.652</text:p>
          </table:table-cell>
          <table:table-cell table:formula="of:=ROUND([.J46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SDSS J130402.28+262836.5</text:p>
          </table:table-cell>
          <table:table-cell office:value-type="float" office:value="196.00953">
            <text:p>196.00953</text:p>
          </table:table-cell>
          <table:table-cell office:value-type="float" office:value="26.47682">
            <text:p>26.476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892">
            <text:p>5.892</text:p>
          </table:table-cell>
          <table:table-cell table:formula="of:=ROUND([.J46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SDSS J130413.40+263400.3</text:p>
          </table:table-cell>
          <table:table-cell office:value-type="float" office:value="196.05586">
            <text:p>196.05586</text:p>
          </table:table-cell>
          <table:table-cell office:value-type="float" office:value="26.56675">
            <text:p>26.566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181">
            <text:p>6.181</text:p>
          </table:table-cell>
          <table:table-cell table:formula="of:=ROUND([.J46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SDSS J130412.69+263114.6</text:p>
          </table:table-cell>
          <table:table-cell office:value-type="float" office:value="196.05291">
            <text:p>196.05291</text:p>
          </table:table-cell>
          <table:table-cell office:value-type="float" office:value="26.52074">
            <text:p>26.520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299">
            <text:p>6.299</text:p>
          </table:table-cell>
          <table:table-cell table:formula="of:=ROUND([.J46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SDSS J130347.63+263939.5</text:p>
          </table:table-cell>
          <table:table-cell office:value-type="float" office:value="195.94849">
            <text:p>195.94849</text:p>
          </table:table-cell>
          <table:table-cell office:value-type="float" office:value="26.661">
            <text:p>26.6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434">
            <text:p>6.434</text:p>
          </table:table-cell>
          <table:table-cell table:formula="of:=ROUND([.J46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SDSS J130410.82+263348.6</text:p>
          </table:table-cell>
          <table:table-cell office:value-type="float" office:value="196.04512">
            <text:p>196.04512</text:p>
          </table:table-cell>
          <table:table-cell office:value-type="float" office:value="26.56351">
            <text:p>26.563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586">
            <text:p>5.586</text:p>
          </table:table-cell>
          <table:table-cell table:formula="of:=ROUND([.J47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SDSS J130319.66+263433.2</text:p>
          </table:table-cell>
          <table:table-cell office:value-type="float" office:value="195.83193">
            <text:p>195.83193</text:p>
          </table:table-cell>
          <table:table-cell office:value-type="float" office:value="26.57591">
            <text:p>26.575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03">
            <text:p>6.03</text:p>
          </table:table-cell>
          <table:table-cell table:formula="of:=ROUND([.J47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SDSS J130326.66+262859.0</text:p>
          </table:table-cell>
          <table:table-cell office:value-type="float" office:value="195.86109">
            <text:p>195.86109</text:p>
          </table:table-cell>
          <table:table-cell office:value-type="float" office:value="26.48307">
            <text:p>26.483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062">
            <text:p>6.062</text:p>
          </table:table-cell>
          <table:table-cell table:formula="of:=ROUND([.J47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SDSS J130405.41+262839.1</text:p>
          </table:table-cell>
          <table:table-cell office:value-type="float" office:value="196.02255">
            <text:p>196.02255</text:p>
          </table:table-cell>
          <table:table-cell office:value-type="float" office:value="26.47754">
            <text:p>26.477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317">
            <text:p>6.317</text:p>
          </table:table-cell>
          <table:table-cell table:formula="of:=ROUND([.J47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SDSS J130401.75+262900.6</text:p>
          </table:table-cell>
          <table:table-cell office:value-type="float" office:value="196.00732">
            <text:p>196.00732</text:p>
          </table:table-cell>
          <table:table-cell office:value-type="float" office:value="26.48352">
            <text:p>26.483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505">
            <text:p>5.505</text:p>
          </table:table-cell>
          <table:table-cell table:formula="of:=ROUND([.J47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SDSS J130326.97+263645.2</text:p>
          </table:table-cell>
          <table:table-cell office:value-type="float" office:value="195.86239">
            <text:p>195.86239</text:p>
          </table:table-cell>
          <table:table-cell office:value-type="float" office:value="26.61257">
            <text:p>26.612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517">
            <text:p>5.517</text:p>
          </table:table-cell>
          <table:table-cell table:formula="of:=ROUND([.J47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SDSS J130335.08+263817.1</text:p>
          </table:table-cell>
          <table:table-cell office:value-type="float" office:value="195.89618">
            <text:p>195.89618</text:p>
          </table:table-cell>
          <table:table-cell office:value-type="float" office:value="26.63809">
            <text:p>26.638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606">
            <text:p>5.606</text:p>
          </table:table-cell>
          <table:table-cell table:formula="of:=ROUND([.J47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DSS J130408.82+263544.2</text:p>
          </table:table-cell>
          <table:table-cell office:value-type="float" office:value="196.03677">
            <text:p>196.03677</text:p>
          </table:table-cell>
          <table:table-cell office:value-type="float" office:value="26.59563">
            <text:p>26.595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688">
            <text:p>5.688</text:p>
          </table:table-cell>
          <table:table-cell table:formula="of:=ROUND([.J47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SDSS J130334.35+263825.0</text:p>
          </table:table-cell>
          <table:table-cell office:value-type="float" office:value="195.89313">
            <text:p>195.89313</text:p>
          </table:table-cell>
          <table:table-cell office:value-type="float" office:value="26.64029">
            <text:p>26.640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797">
            <text:p>5.797</text:p>
          </table:table-cell>
          <table:table-cell table:formula="of:=ROUND([.J47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SDSS J130411.58+263430.6</text:p>
          </table:table-cell>
          <table:table-cell office:value-type="float" office:value="196.04827">
            <text:p>196.04827</text:p>
          </table:table-cell>
          <table:table-cell office:value-type="float" office:value="26.57518">
            <text:p>26.575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866">
            <text:p>5.866</text:p>
          </table:table-cell>
          <table:table-cell table:formula="of:=ROUND([.J47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DSS J130323.93+263627.1</text:p>
          </table:table-cell>
          <table:table-cell office:value-type="float" office:value="195.84974">
            <text:p>195.84974</text:p>
          </table:table-cell>
          <table:table-cell office:value-type="float" office:value="26.60754">
            <text:p>26.607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885">
            <text:p>5.885</text:p>
          </table:table-cell>
          <table:table-cell table:formula="of:=ROUND([.J48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SDSS J130322.52+263555.6</text:p>
          </table:table-cell>
          <table:table-cell office:value-type="float" office:value="195.84384">
            <text:p>195.84384</text:p>
          </table:table-cell>
          <table:table-cell office:value-type="float" office:value="26.59878">
            <text:p>26.598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895">
            <text:p>5.895</text:p>
          </table:table-cell>
          <table:table-cell table:formula="of:=ROUND([.J48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SDSS J130339.39+263857.6</text:p>
          </table:table-cell>
          <table:table-cell office:value-type="float" office:value="195.91415">
            <text:p>195.91415</text:p>
          </table:table-cell>
          <table:table-cell office:value-type="float" office:value="26.64935">
            <text:p>26.649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911">
            <text:p>5.911</text:p>
          </table:table-cell>
          <table:table-cell table:formula="of:=ROUND([.J48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SDSS J130413.81+263309.4</text:p>
          </table:table-cell>
          <table:table-cell office:value-type="float" office:value="196.05754">
            <text:p>196.05754</text:p>
          </table:table-cell>
          <table:table-cell office:value-type="float" office:value="26.55263">
            <text:p>26.552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224">
            <text:p>6.224</text:p>
          </table:table-cell>
          <table:table-cell table:formula="of:=ROUND([.J48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SDSS J130403.82+263805.0</text:p>
          </table:table-cell>
          <table:table-cell office:value-type="float" office:value="196.01592">
            <text:p>196.01592</text:p>
          </table:table-cell>
          <table:table-cell office:value-type="float" office:value="26.63474">
            <text:p>26.634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278">
            <text:p>6.278</text:p>
          </table:table-cell>
          <table:table-cell table:formula="of:=ROUND([.J48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SDSS J130325.17+262853.9</text:p>
          </table:table-cell>
          <table:table-cell office:value-type="float" office:value="195.85491">
            <text:p>195.85491</text:p>
          </table:table-cell>
          <table:table-cell office:value-type="float" office:value="26.48165">
            <text:p>26.481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361">
            <text:p>6.361</text:p>
          </table:table-cell>
          <table:table-cell table:formula="of:=ROUND([.J48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SDSS J130352.57+262657.7</text:p>
          </table:table-cell>
          <table:table-cell office:value-type="float" office:value="195.96906">
            <text:p>195.96906</text:p>
          </table:table-cell>
          <table:table-cell office:value-type="float" office:value="26.44938">
            <text:p>26.449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444">
            <text:p>6.444</text:p>
          </table:table-cell>
          <table:table-cell table:formula="of:=ROUND([.J48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SDSS J130354.74+262802.8</text:p>
          </table:table-cell>
          <table:table-cell office:value-type="float" office:value="195.97812">
            <text:p>195.97812</text:p>
          </table:table-cell>
          <table:table-cell office:value-type="float" office:value="26.46745">
            <text:p>26.467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547">
            <text:p>5.547</text:p>
          </table:table-cell>
          <table:table-cell table:formula="of:=ROUND([.J48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SDSS J130350.28+262735.0</text:p>
          </table:table-cell>
          <table:table-cell office:value-type="float" office:value="195.95952">
            <text:p>195.95952</text:p>
          </table:table-cell>
          <table:table-cell office:value-type="float" office:value="26.45974">
            <text:p>26.459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733">
            <text:p>5.733</text:p>
          </table:table-cell>
          <table:table-cell table:formula="of:=ROUND([.J48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DSS J130343.53+263903.1</text:p>
          </table:table-cell>
          <table:table-cell office:value-type="float" office:value="195.93141">
            <text:p>195.93141</text:p>
          </table:table-cell>
          <table:table-cell office:value-type="float" office:value="26.65087">
            <text:p>26.650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841">
            <text:p>5.841</text:p>
          </table:table-cell>
          <table:table-cell table:formula="of:=ROUND([.J48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SDSS J130407.78+263656.6</text:p>
          </table:table-cell>
          <table:table-cell office:value-type="float" office:value="196.03242">
            <text:p>196.03242</text:p>
          </table:table-cell>
          <table:table-cell office:value-type="float" office:value="26.61574">
            <text:p>26.615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124">
            <text:p>6.124</text:p>
          </table:table-cell>
          <table:table-cell table:formula="of:=ROUND([.J49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SDSS J130320.66+263043.4</text:p>
          </table:table-cell>
          <table:table-cell office:value-type="float" office:value="195.83612">
            <text:p>195.83612</text:p>
          </table:table-cell>
          <table:table-cell office:value-type="float" office:value="26.51207">
            <text:p>26.512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193">
            <text:p>6.193</text:p>
          </table:table-cell>
          <table:table-cell table:formula="of:=ROUND([.J49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SDSS J130317.37+263401.1</text:p>
          </table:table-cell>
          <table:table-cell office:value-type="float" office:value="195.8224">
            <text:p>195.8224</text:p>
          </table:table-cell>
          <table:table-cell office:value-type="float" office:value="26.56698">
            <text:p>26.566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444">
            <text:p>6.444</text:p>
          </table:table-cell>
          <table:table-cell table:formula="of:=ROUND([.J49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SDSS J130401.21+263749.3</text:p>
          </table:table-cell>
          <table:table-cell office:value-type="float" office:value="196.00506">
            <text:p>196.00506</text:p>
          </table:table-cell>
          <table:table-cell office:value-type="float" office:value="26.63038">
            <text:p>26.630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713">
            <text:p>5.713</text:p>
          </table:table-cell>
          <table:table-cell table:formula="of:=ROUND([.J49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SDSS J130407.06+262952.4</text:p>
          </table:table-cell>
          <table:table-cell office:value-type="float" office:value="196.02942">
            <text:p>196.02942</text:p>
          </table:table-cell>
          <table:table-cell office:value-type="float" office:value="26.49791">
            <text:p>26.497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791">
            <text:p>5.791</text:p>
          </table:table-cell>
          <table:table-cell table:formula="of:=ROUND([.J49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SDSS J130322.68+262929.1</text:p>
          </table:table-cell>
          <table:table-cell office:value-type="float" office:value="195.84454">
            <text:p>195.84454</text:p>
          </table:table-cell>
          <table:table-cell office:value-type="float" office:value="26.49143">
            <text:p>26.491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419">
            <text:p>6.419</text:p>
          </table:table-cell>
          <table:table-cell table:formula="of:=ROUND([.J49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SDSS J130327.34+262819.5</text:p>
          </table:table-cell>
          <table:table-cell office:value-type="float" office:value="195.86394">
            <text:p>195.86394</text:p>
          </table:table-cell>
          <table:table-cell office:value-type="float" office:value="26.4721">
            <text:p>26.47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441">
            <text:p>6.441</text:p>
          </table:table-cell>
          <table:table-cell table:formula="of:=ROUND([.J49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SDSS J130411.60+263202.5</text:p>
          </table:table-cell>
          <table:table-cell office:value-type="float" office:value="196.04834">
            <text:p>196.04834</text:p>
          </table:table-cell>
          <table:table-cell office:value-type="float" office:value="26.53403">
            <text:p>26.534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853">
            <text:p>5.853</text:p>
          </table:table-cell>
          <table:table-cell table:formula="of:=ROUND([.J49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SDSS J130322.51+262947.2</text:p>
          </table:table-cell>
          <table:table-cell office:value-type="float" office:value="195.84381">
            <text:p>195.84381</text:p>
          </table:table-cell>
          <table:table-cell office:value-type="float" office:value="26.49645">
            <text:p>26.496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281">
            <text:p>6.281</text:p>
          </table:table-cell>
          <table:table-cell table:formula="of:=ROUND([.J49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SDSS J130330.42+262750.6</text:p>
          </table:table-cell>
          <table:table-cell office:value-type="float" office:value="195.87676">
            <text:p>195.87676</text:p>
          </table:table-cell>
          <table:table-cell office:value-type="float" office:value="26.46406">
            <text:p>26.464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418">
            <text:p>6.418</text:p>
          </table:table-cell>
          <table:table-cell table:formula="of:=ROUND([.J49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SDSS J130409.94+263137.3</text:p>
          </table:table-cell>
          <table:table-cell office:value-type="float" office:value="196.04143">
            <text:p>196.04143</text:p>
          </table:table-cell>
          <table:table-cell office:value-type="float" office:value="26.52704">
            <text:p>26.527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597">
            <text:p>5.597</text:p>
          </table:table-cell>
          <table:table-cell table:formula="of:=ROUND([.J50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SDSS J130351.67+262734.3</text:p>
          </table:table-cell>
          <table:table-cell office:value-type="float" office:value="195.96531">
            <text:p>195.96531</text:p>
          </table:table-cell>
          <table:table-cell office:value-type="float" office:value="26.45954">
            <text:p>26.459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805">
            <text:p>5.805</text:p>
          </table:table-cell>
          <table:table-cell table:formula="of:=ROUND([.J50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SDSS J130319.48+263422.6</text:p>
          </table:table-cell>
          <table:table-cell office:value-type="float" office:value="195.83121">
            <text:p>195.83121</text:p>
          </table:table-cell>
          <table:table-cell office:value-type="float" office:value="26.57297">
            <text:p>26.572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033">
            <text:p>6.033</text:p>
          </table:table-cell>
          <table:table-cell table:formula="of:=ROUND([.J50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SDSS J130405.83+262853.4</text:p>
          </table:table-cell>
          <table:table-cell office:value-type="float" office:value="196.02433">
            <text:p>196.02433</text:p>
          </table:table-cell>
          <table:table-cell office:value-type="float" office:value="26.48153">
            <text:p>26.481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213">
            <text:p>6.213</text:p>
          </table:table-cell>
          <table:table-cell table:formula="of:=ROUND([.J50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SDSS J130340.56+263930.4</text:p>
          </table:table-cell>
          <table:table-cell office:value-type="float" office:value="195.91903">
            <text:p>195.91903</text:p>
          </table:table-cell>
          <table:table-cell office:value-type="float" office:value="26.65845">
            <text:p>26.658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387">
            <text:p>6.387</text:p>
          </table:table-cell>
          <table:table-cell table:formula="of:=ROUND([.J50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SDSS J130407.87+262903.5</text:p>
          </table:table-cell>
          <table:table-cell office:value-type="float" office:value="196.03283">
            <text:p>196.03283</text:p>
          </table:table-cell>
          <table:table-cell office:value-type="float" office:value="26.48432">
            <text:p>26.484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438">
            <text:p>6.438</text:p>
          </table:table-cell>
          <table:table-cell table:formula="of:=ROUND([.J50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SDSS J130333.80+263854.5</text:p>
          </table:table-cell>
          <table:table-cell office:value-type="float" office:value="195.89087">
            <text:p>195.89087</text:p>
          </table:table-cell>
          <table:table-cell office:value-type="float" office:value="26.6485">
            <text:p>26.64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6.293">
            <text:p>6.293</text:p>
          </table:table-cell>
          <table:table-cell table:formula="of:=ROUND([.J50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SDSS J130413.93+263448.0</text:p>
          </table:table-cell>
          <table:table-cell office:value-type="float" office:value="196.05805">
            <text:p>196.05805</text:p>
          </table:table-cell>
          <table:table-cell office:value-type="float" office:value="26.58003">
            <text:p>26.580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6.443">
            <text:p>6.443</text:p>
          </table:table-cell>
          <table:table-cell table:formula="of:=ROUND([.J50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SDSS J130324.56+262852.3</text:p>
          </table:table-cell>
          <table:table-cell office:value-type="float" office:value="195.85236">
            <text:p>195.85236</text:p>
          </table:table-cell>
          <table:table-cell office:value-type="float" office:value="26.48122">
            <text:p>26.48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479">
            <text:p>6.479</text:p>
          </table:table-cell>
          <table:table-cell table:formula="of:=ROUND([.J50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SDSS J130358.13+263839.6</text:p>
          </table:table-cell>
          <table:table-cell office:value-type="float" office:value="195.99224">
            <text:p>195.99224</text:p>
          </table:table-cell>
          <table:table-cell office:value-type="float" office:value="26.64435">
            <text:p>26.644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6.068">
            <text:p>6.068</text:p>
          </table:table-cell>
          <table:table-cell table:formula="of:=ROUND([.J50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SDSS J130332.23+263820.9</text:p>
          </table:table-cell>
          <table:table-cell office:value-type="float" office:value="195.88432">
            <text:p>195.88432</text:p>
          </table:table-cell>
          <table:table-cell office:value-type="float" office:value="26.63917">
            <text:p>26.639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5.966">
            <text:p>5.966</text:p>
          </table:table-cell>
          <table:table-cell table:formula="of:=ROUND([.J51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SDSS J130320.47+263313.1</text:p>
          </table:table-cell>
          <table:table-cell office:value-type="float" office:value="195.8353">
            <text:p>195.8353</text:p>
          </table:table-cell>
          <table:table-cell office:value-type="float" office:value="26.55367">
            <text:p>26.553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5.704">
            <text:p>5.704</text:p>
          </table:table-cell>
          <table:table-cell table:formula="of:=ROUND([.J51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SDSS J130324.15+263656.5</text:p>
          </table:table-cell>
          <table:table-cell office:value-type="float" office:value="195.85066">
            <text:p>195.85066</text:p>
          </table:table-cell>
          <table:table-cell office:value-type="float" office:value="26.61571">
            <text:p>26.615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6.127">
            <text:p>6.127</text:p>
          </table:table-cell>
          <table:table-cell table:formula="of:=ROUND([.J51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SDSS J130323.80+263650.8</text:p>
          </table:table-cell>
          <table:table-cell office:value-type="float" office:value="195.84918">
            <text:p>195.84918</text:p>
          </table:table-cell>
          <table:table-cell office:value-type="float" office:value="26.61411">
            <text:p>26.614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6.133">
            <text:p>6.133</text:p>
          </table:table-cell>
          <table:table-cell table:formula="of:=ROUND([.J51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SDSS J130329.46+262853.6</text:p>
          </table:table-cell>
          <table:table-cell office:value-type="float" office:value="195.87278">
            <text:p>195.87278</text:p>
          </table:table-cell>
          <table:table-cell office:value-type="float" office:value="26.48158">
            <text:p>26.481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5.7">
            <text:p>5.7</text:p>
          </table:table-cell>
          <table:table-cell table:formula="of:=ROUND([.J51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SDSS J130358.87+262824.0</text:p>
          </table:table-cell>
          <table:table-cell office:value-type="float" office:value="195.99533">
            <text:p>195.99533</text:p>
          </table:table-cell>
          <table:table-cell office:value-type="float" office:value="26.47334">
            <text:p>26.473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5.631">
            <text:p>5.631</text:p>
          </table:table-cell>
          <table:table-cell table:formula="of:=ROUND([.J51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SDSS J130411.92+263438.7</text:p>
          </table:table-cell>
          <table:table-cell office:value-type="float" office:value="196.04968">
            <text:p>196.04968</text:p>
          </table:table-cell>
          <table:table-cell office:value-type="float" office:value="26.57744">
            <text:p>26.577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5.97">
            <text:p>5.97</text:p>
          </table:table-cell>
          <table:table-cell table:formula="of:=ROUND([.J51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SDSS J130322.87+263648.7</text:p>
          </table:table-cell>
          <table:table-cell office:value-type="float" office:value="195.84531">
            <text:p>195.84531</text:p>
          </table:table-cell>
          <table:table-cell office:value-type="float" office:value="26.61353">
            <text:p>26.613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3g</text:p>
          </table:table-cell>
          <table:table-cell office:value-type="float" office:value="6.282">
            <text:p>6.282</text:p>
          </table:table-cell>
          <table:table-cell table:formula="of:=ROUND([.J51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SDSS J130330.78+262656.6</text:p>
          </table:table-cell>
          <table:table-cell office:value-type="float" office:value="195.87827">
            <text:p>195.87827</text:p>
          </table:table-cell>
          <table:table-cell office:value-type="float" office:value="26.44906">
            <text:p>26.4490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81">
            <text:p>19.81</text:p>
          </table:table-cell>
          <table:table-cell office:value-type="float" office:value="7.152">
            <text:p>7.152</text:p>
          </table:table-cell>
          <table:table-cell table:formula="of:=ROUND([.J518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NGP9 F323-1397989</text:p>
          </table:table-cell>
          <table:table-cell office:value-type="float" office:value="195.85531">
            <text:p>195.85531</text:p>
          </table:table-cell>
          <table:table-cell office:value-type="float" office:value="26.4565">
            <text:p>26.4565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92">
            <text:p>19.92</text:p>
          </table:table-cell>
          <table:table-cell office:value-type="float" office:value="7.459">
            <text:p>7.459</text:p>
          </table:table-cell>
          <table:table-cell table:formula="of:=ROUND([.J519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ABELL 1656:[GMP83] 0861</text:p>
          </table:table-cell>
          <table:table-cell office:value-type="float" office:value="195.88996">
            <text:p>195.88996</text:p>
          </table:table-cell>
          <table:table-cell office:value-type="float" office:value="26.66993">
            <text:p>26.66993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88">
            <text:p>20.88</text:p>
          </table:table-cell>
          <table:table-cell office:value-type="float" office:value="7.491">
            <text:p>7.491</text:p>
          </table:table-cell>
          <table:table-cell table:formula="of:=ROUND([.J520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SDSS J130413.00+263014.0</text:p>
          </table:table-cell>
          <table:table-cell office:value-type="float" office:value="196.05421">
            <text:p>196.05421</text:p>
          </table:table-cell>
          <table:table-cell office:value-type="float" office:value="26.50392">
            <text:p>26.503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0g</text:p>
          </table:table-cell>
          <table:table-cell office:value-type="float" office:value="6.75">
            <text:p>6.75</text:p>
          </table:table-cell>
          <table:table-cell table:formula="of:=ROUND([.J52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SDSS J130317.40+263003.5</text:p>
          </table:table-cell>
          <table:table-cell office:value-type="float" office:value="195.82254">
            <text:p>195.82254</text:p>
          </table:table-cell>
          <table:table-cell office:value-type="float" office:value="26.50099">
            <text:p>26.500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g</text:p>
          </table:table-cell>
          <table:table-cell office:value-type="float" office:value="7.137">
            <text:p>7.137</text:p>
          </table:table-cell>
          <table:table-cell table:formula="of:=ROUND([.J52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SDSS J130316.31+263459.1</text:p>
          </table:table-cell>
          <table:table-cell office:value-type="float" office:value="195.81798">
            <text:p>195.81798</text:p>
          </table:table-cell>
          <table:table-cell office:value-type="float" office:value="26.5831">
            <text:p>26.58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g</text:p>
          </table:table-cell>
          <table:table-cell office:value-type="float" office:value="6.86">
            <text:p>6.86</text:p>
          </table:table-cell>
          <table:table-cell table:formula="of:=ROUND([.J52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SDSS J130412.65+262928.1</text:p>
          </table:table-cell>
          <table:table-cell office:value-type="float" office:value="196.05274">
            <text:p>196.05274</text:p>
          </table:table-cell>
          <table:table-cell office:value-type="float" office:value="26.49116">
            <text:p>26.491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7.057">
            <text:p>7.057</text:p>
          </table:table-cell>
          <table:table-cell table:formula="of:=ROUND([.J52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SDSS J130317.53+262956.7</text:p>
          </table:table-cell>
          <table:table-cell office:value-type="float" office:value="195.82307">
            <text:p>195.82307</text:p>
          </table:table-cell>
          <table:table-cell office:value-type="float" office:value="26.4991">
            <text:p>26.49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7.162">
            <text:p>7.162</text:p>
          </table:table-cell>
          <table:table-cell table:formula="of:=ROUND([.J52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SDSS J130336.44+262611.3</text:p>
          </table:table-cell>
          <table:table-cell office:value-type="float" office:value="195.90184">
            <text:p>195.90184</text:p>
          </table:table-cell>
          <table:table-cell office:value-type="float" office:value="26.43649">
            <text:p>26.436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7.363">
            <text:p>7.363</text:p>
          </table:table-cell>
          <table:table-cell table:formula="of:=ROUND([.J52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SDSS J130334.04+264008.7</text:p>
          </table:table-cell>
          <table:table-cell office:value-type="float" office:value="195.89184">
            <text:p>195.89184</text:p>
          </table:table-cell>
          <table:table-cell office:value-type="float" office:value="26.66911">
            <text:p>26.669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7.408">
            <text:p>7.408</text:p>
          </table:table-cell>
          <table:table-cell table:formula="of:=ROUND([.J52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SDSS J130409.82+263752.9</text:p>
          </table:table-cell>
          <table:table-cell office:value-type="float" office:value="196.04093">
            <text:p>196.04093</text:p>
          </table:table-cell>
          <table:table-cell office:value-type="float" office:value="26.63138">
            <text:p>26.631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7.072">
            <text:p>7.072</text:p>
          </table:table-cell>
          <table:table-cell table:formula="of:=ROUND([.J52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SDSS J130325.06+262746.0</text:p>
          </table:table-cell>
          <table:table-cell office:value-type="float" office:value="195.85445">
            <text:p>195.85445</text:p>
          </table:table-cell>
          <table:table-cell office:value-type="float" office:value="26.46278">
            <text:p>26.462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7.197">
            <text:p>7.197</text:p>
          </table:table-cell>
          <table:table-cell table:formula="of:=ROUND([.J52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SDSS J130333.38+262711.0</text:p>
          </table:table-cell>
          <table:table-cell office:value-type="float" office:value="195.88909">
            <text:p>195.88909</text:p>
          </table:table-cell>
          <table:table-cell office:value-type="float" office:value="26.45306">
            <text:p>26.453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6.677">
            <text:p>6.677</text:p>
          </table:table-cell>
          <table:table-cell table:formula="of:=ROUND([.J53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SDSS J130319.26+262956.2</text:p>
          </table:table-cell>
          <table:table-cell office:value-type="float" office:value="195.83029">
            <text:p>195.83029</text:p>
          </table:table-cell>
          <table:table-cell office:value-type="float" office:value="26.49894">
            <text:p>26.498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6.825">
            <text:p>6.825</text:p>
          </table:table-cell>
          <table:table-cell table:formula="of:=ROUND([.J53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SDSS J130346.46+262616.7</text:p>
          </table:table-cell>
          <table:table-cell office:value-type="float" office:value="195.9436">
            <text:p>195.9436</text:p>
          </table:table-cell>
          <table:table-cell office:value-type="float" office:value="26.43799">
            <text:p>26.437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6.958">
            <text:p>6.958</text:p>
          </table:table-cell>
          <table:table-cell table:formula="of:=ROUND([.J53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SDSS J130412.15+262834.8</text:p>
          </table:table-cell>
          <table:table-cell office:value-type="float" office:value="196.05065">
            <text:p>196.05065</text:p>
          </table:table-cell>
          <table:table-cell office:value-type="float" office:value="26.47636">
            <text:p>26.476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7.48">
            <text:p>7.48</text:p>
          </table:table-cell>
          <table:table-cell table:formula="of:=ROUND([.J53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SDSS J130328.10+263836.2</text:p>
          </table:table-cell>
          <table:table-cell office:value-type="float" office:value="195.86709">
            <text:p>195.86709</text:p>
          </table:table-cell>
          <table:table-cell office:value-type="float" office:value="26.6434">
            <text:p>26.6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6.693">
            <text:p>6.693</text:p>
          </table:table-cell>
          <table:table-cell table:formula="of:=ROUND([.J53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SDSS J130409.95+263722.0</text:p>
          </table:table-cell>
          <table:table-cell office:value-type="float" office:value="196.0415">
            <text:p>196.0415</text:p>
          </table:table-cell>
          <table:table-cell office:value-type="float" office:value="26.62278">
            <text:p>26.622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6.768">
            <text:p>6.768</text:p>
          </table:table-cell>
          <table:table-cell table:formula="of:=ROUND([.J53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SDSS J130324.01+262831.6</text:p>
          </table:table-cell>
          <table:table-cell office:value-type="float" office:value="195.85007">
            <text:p>195.85007</text:p>
          </table:table-cell>
          <table:table-cell office:value-type="float" office:value="26.47546">
            <text:p>26.475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6.805">
            <text:p>6.805</text:p>
          </table:table-cell>
          <table:table-cell table:formula="of:=ROUND([.J53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SDSS J130350.52+263958.1</text:p>
          </table:table-cell>
          <table:table-cell office:value-type="float" office:value="195.96054">
            <text:p>195.96054</text:p>
          </table:table-cell>
          <table:table-cell office:value-type="float" office:value="26.66616">
            <text:p>26.666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6.81">
            <text:p>6.81</text:p>
          </table:table-cell>
          <table:table-cell table:formula="of:=ROUND([.J53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SDSS J130349.12+264032.7</text:p>
          </table:table-cell>
          <table:table-cell office:value-type="float" office:value="195.95468">
            <text:p>195.95468</text:p>
          </table:table-cell>
          <table:table-cell office:value-type="float" office:value="26.67578">
            <text:p>26.675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7.344">
            <text:p>7.344</text:p>
          </table:table-cell>
          <table:table-cell table:formula="of:=ROUND([.J53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SDSS J130402.53+263940.8</text:p>
          </table:table-cell>
          <table:table-cell office:value-type="float" office:value="196.01057">
            <text:p>196.01057</text:p>
          </table:table-cell>
          <table:table-cell office:value-type="float" office:value="26.66135">
            <text:p>26.661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7.432">
            <text:p>7.432</text:p>
          </table:table-cell>
          <table:table-cell table:formula="of:=ROUND([.J53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SDSS J130401.11+263858.3</text:p>
          </table:table-cell>
          <table:table-cell office:value-type="float" office:value="196.00466">
            <text:p>196.00466</text:p>
          </table:table-cell>
          <table:table-cell office:value-type="float" office:value="26.64953">
            <text:p>26.649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6.659">
            <text:p>6.659</text:p>
          </table:table-cell>
          <table:table-cell table:formula="of:=ROUND([.J54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SDSS J130325.30+262806.1</text:p>
          </table:table-cell>
          <table:table-cell office:value-type="float" office:value="195.85542">
            <text:p>195.85542</text:p>
          </table:table-cell>
          <table:table-cell office:value-type="float" office:value="26.46837">
            <text:p>26.468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6.911">
            <text:p>6.911</text:p>
          </table:table-cell>
          <table:table-cell table:formula="of:=ROUND([.J54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SDSS J130357.12+263918.4</text:p>
          </table:table-cell>
          <table:table-cell office:value-type="float" office:value="195.98804">
            <text:p>195.98804</text:p>
          </table:table-cell>
          <table:table-cell office:value-type="float" office:value="26.65511">
            <text:p>26.655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6.563">
            <text:p>6.563</text:p>
          </table:table-cell>
          <table:table-cell table:formula="of:=ROUND([.J54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SDSS J130414.33+263645.5</text:p>
          </table:table-cell>
          <table:table-cell office:value-type="float" office:value="196.05972">
            <text:p>196.05972</text:p>
          </table:table-cell>
          <table:table-cell office:value-type="float" office:value="26.61265">
            <text:p>26.612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7.252">
            <text:p>7.252</text:p>
          </table:table-cell>
          <table:table-cell table:formula="of:=ROUND([.J54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SDSS J130413.27+263613.6</text:p>
          </table:table-cell>
          <table:table-cell office:value-type="float" office:value="196.05533">
            <text:p>196.05533</text:p>
          </table:table-cell>
          <table:table-cell office:value-type="float" office:value="26.6038">
            <text:p>26.60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797">
            <text:p>6.797</text:p>
          </table:table-cell>
          <table:table-cell table:formula="of:=ROUND([.J54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SDSS J130406.89+262750.4</text:p>
          </table:table-cell>
          <table:table-cell office:value-type="float" office:value="196.02873">
            <text:p>196.02873</text:p>
          </table:table-cell>
          <table:table-cell office:value-type="float" office:value="26.46402">
            <text:p>26.464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7.141">
            <text:p>7.141</text:p>
          </table:table-cell>
          <table:table-cell table:formula="of:=ROUND([.J54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SDSS J130336.91+264012.5</text:p>
          </table:table-cell>
          <table:table-cell office:value-type="float" office:value="195.90381">
            <text:p>195.90381</text:p>
          </table:table-cell>
          <table:table-cell office:value-type="float" office:value="26.67015">
            <text:p>26.670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7.262">
            <text:p>7.262</text:p>
          </table:table-cell>
          <table:table-cell table:formula="of:=ROUND([.J54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SDSS J130313.22+263157.3</text:p>
          </table:table-cell>
          <table:table-cell office:value-type="float" office:value="195.80509">
            <text:p>195.80509</text:p>
          </table:table-cell>
          <table:table-cell office:value-type="float" office:value="26.53259">
            <text:p>26.532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7.437">
            <text:p>7.437</text:p>
          </table:table-cell>
          <table:table-cell table:formula="of:=ROUND([.J54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SDSS J130317.82+263010.1</text:p>
          </table:table-cell>
          <table:table-cell office:value-type="float" office:value="195.82428">
            <text:p>195.82428</text:p>
          </table:table-cell>
          <table:table-cell office:value-type="float" office:value="26.50281">
            <text:p>26.502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7.005">
            <text:p>7.005</text:p>
          </table:table-cell>
          <table:table-cell table:formula="of:=ROUND([.J54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SDSS J130338.87+263946.1</text:p>
          </table:table-cell>
          <table:table-cell office:value-type="float" office:value="195.91199">
            <text:p>195.91199</text:p>
          </table:table-cell>
          <table:table-cell office:value-type="float" office:value="26.66282">
            <text:p>26.662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6.723">
            <text:p>6.723</text:p>
          </table:table-cell>
          <table:table-cell table:formula="of:=ROUND([.J54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SDSS J130330.10+263902.7</text:p>
          </table:table-cell>
          <table:table-cell office:value-type="float" office:value="195.87543">
            <text:p>195.87543</text:p>
          </table:table-cell>
          <table:table-cell office:value-type="float" office:value="26.65076">
            <text:p>26.650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6.808">
            <text:p>6.808</text:p>
          </table:table-cell>
          <table:table-cell table:formula="of:=ROUND([.J55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SDSS J130400.20+263943.9</text:p>
          </table:table-cell>
          <table:table-cell office:value-type="float" office:value="196.00085">
            <text:p>196.00085</text:p>
          </table:table-cell>
          <table:table-cell office:value-type="float" office:value="26.66222">
            <text:p>26.662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233">
            <text:p>7.233</text:p>
          </table:table-cell>
          <table:table-cell table:formula="of:=ROUND([.J55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SDSS J130409.73+263816.3</text:p>
          </table:table-cell>
          <table:table-cell office:value-type="float" office:value="196.04056">
            <text:p>196.04056</text:p>
          </table:table-cell>
          <table:table-cell office:value-type="float" office:value="26.63788">
            <text:p>26.637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319">
            <text:p>7.319</text:p>
          </table:table-cell>
          <table:table-cell table:formula="of:=ROUND([.J55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DSS J130318.43+262936.2</text:p>
          </table:table-cell>
          <table:table-cell office:value-type="float" office:value="195.82682">
            <text:p>195.82682</text:p>
          </table:table-cell>
          <table:table-cell office:value-type="float" office:value="26.4934">
            <text:p>26.49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152">
            <text:p>7.152</text:p>
          </table:table-cell>
          <table:table-cell table:formula="of:=ROUND([.J55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SDSS J130316.42+263604.9</text:p>
          </table:table-cell>
          <table:table-cell office:value-type="float" office:value="195.81844">
            <text:p>195.81844</text:p>
          </table:table-cell>
          <table:table-cell office:value-type="float" office:value="26.60138">
            <text:p>26.601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195">
            <text:p>7.195</text:p>
          </table:table-cell>
          <table:table-cell table:formula="of:=ROUND([.J55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SDSS J130320.12+263746.5</text:p>
          </table:table-cell>
          <table:table-cell office:value-type="float" office:value="195.83386">
            <text:p>195.83386</text:p>
          </table:table-cell>
          <table:table-cell office:value-type="float" office:value="26.62961">
            <text:p>26.629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35">
            <text:p>7.35</text:p>
          </table:table-cell>
          <table:table-cell table:formula="of:=ROUND([.J55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SDSS J130351.16+264035.7</text:p>
          </table:table-cell>
          <table:table-cell office:value-type="float" office:value="195.96318">
            <text:p>195.96318</text:p>
          </table:table-cell>
          <table:table-cell office:value-type="float" office:value="26.6766">
            <text:p>26.67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451">
            <text:p>7.451</text:p>
          </table:table-cell>
          <table:table-cell table:formula="of:=ROUND([.J55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SDSS J130339.88+263937.4</text:p>
          </table:table-cell>
          <table:table-cell office:value-type="float" office:value="195.91621">
            <text:p>195.91621</text:p>
          </table:table-cell>
          <table:table-cell office:value-type="float" office:value="26.66039">
            <text:p>26.660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6.531">
            <text:p>6.531</text:p>
          </table:table-cell>
          <table:table-cell table:formula="of:=ROUND([.J55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SDSS J130343.38+262616.0</text:p>
          </table:table-cell>
          <table:table-cell office:value-type="float" office:value="195.93076">
            <text:p>195.93076</text:p>
          </table:table-cell>
          <table:table-cell office:value-type="float" office:value="26.4378">
            <text:p>26.43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6.992">
            <text:p>6.992</text:p>
          </table:table-cell>
          <table:table-cell table:formula="of:=ROUND([.J55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SDSS J130325.74+263836.8</text:p>
          </table:table-cell>
          <table:table-cell office:value-type="float" office:value="195.85729">
            <text:p>195.85729</text:p>
          </table:table-cell>
          <table:table-cell office:value-type="float" office:value="26.64357">
            <text:p>26.643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027">
            <text:p>7.027</text:p>
          </table:table-cell>
          <table:table-cell table:formula="of:=ROUND([.J55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SDSS J130321.20+263815.1</text:p>
          </table:table-cell>
          <table:table-cell office:value-type="float" office:value="195.83836">
            <text:p>195.83836</text:p>
          </table:table-cell>
          <table:table-cell office:value-type="float" office:value="26.63755">
            <text:p>26.637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473">
            <text:p>7.473</text:p>
          </table:table-cell>
          <table:table-cell table:formula="of:=ROUND([.J56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DSS J130337.36+262559.9</text:p>
          </table:table-cell>
          <table:table-cell office:value-type="float" office:value="195.9057">
            <text:p>195.9057</text:p>
          </table:table-cell>
          <table:table-cell office:value-type="float" office:value="26.43331">
            <text:p>26.433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489">
            <text:p>7.489</text:p>
          </table:table-cell>
          <table:table-cell table:formula="of:=ROUND([.J56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SDSS J130321.78+263653.7</text:p>
          </table:table-cell>
          <table:table-cell office:value-type="float" office:value="195.84079">
            <text:p>195.84079</text:p>
          </table:table-cell>
          <table:table-cell office:value-type="float" office:value="26.61493">
            <text:p>26.614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53">
            <text:p>6.53</text:p>
          </table:table-cell>
          <table:table-cell table:formula="of:=ROUND([.J56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SDSS J130321.06+263654.1</text:p>
          </table:table-cell>
          <table:table-cell office:value-type="float" office:value="195.83776">
            <text:p>195.83776</text:p>
          </table:table-cell>
          <table:table-cell office:value-type="float" office:value="26.61504">
            <text:p>26.615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669">
            <text:p>6.669</text:p>
          </table:table-cell>
          <table:table-cell table:formula="of:=ROUND([.J56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SDSS J130417.23+263400.3</text:p>
          </table:table-cell>
          <table:table-cell office:value-type="float" office:value="196.0718">
            <text:p>196.0718</text:p>
          </table:table-cell>
          <table:table-cell office:value-type="float" office:value="26.56675">
            <text:p>26.566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031">
            <text:p>7.031</text:p>
          </table:table-cell>
          <table:table-cell table:formula="of:=ROUND([.J56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SDSS J130319.79+263738.9</text:p>
          </table:table-cell>
          <table:table-cell office:value-type="float" office:value="195.83247">
            <text:p>195.83247</text:p>
          </table:table-cell>
          <table:table-cell office:value-type="float" office:value="26.62747">
            <text:p>26.627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331">
            <text:p>7.331</text:p>
          </table:table-cell>
          <table:table-cell table:formula="of:=ROUND([.J56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SDSS J130325.33+262729.2</text:p>
          </table:table-cell>
          <table:table-cell office:value-type="float" office:value="195.85556">
            <text:p>195.85556</text:p>
          </table:table-cell>
          <table:table-cell office:value-type="float" office:value="26.45814">
            <text:p>26.458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374">
            <text:p>7.374</text:p>
          </table:table-cell>
          <table:table-cell table:formula="of:=ROUND([.J56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SDSS J130315.22+263017.2</text:p>
          </table:table-cell>
          <table:table-cell office:value-type="float" office:value="195.81345">
            <text:p>195.81345</text:p>
          </table:table-cell>
          <table:table-cell office:value-type="float" office:value="26.50479">
            <text:p>26.504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484">
            <text:p>7.484</text:p>
          </table:table-cell>
          <table:table-cell table:formula="of:=ROUND([.J56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SDSS J130317.94+263108.8</text:p>
          </table:table-cell>
          <table:table-cell office:value-type="float" office:value="195.82478">
            <text:p>195.82478</text:p>
          </table:table-cell>
          <table:table-cell office:value-type="float" office:value="26.51913">
            <text:p>26.519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609">
            <text:p>6.609</text:p>
          </table:table-cell>
          <table:table-cell table:formula="of:=ROUND([.J56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SDSS J130326.04+262818.9</text:p>
          </table:table-cell>
          <table:table-cell office:value-type="float" office:value="195.8585">
            <text:p>195.8585</text:p>
          </table:table-cell>
          <table:table-cell office:value-type="float" office:value="26.47194">
            <text:p>26.471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641">
            <text:p>6.641</text:p>
          </table:table-cell>
          <table:table-cell table:formula="of:=ROUND([.J56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SDSS J130333.00+262715.7</text:p>
          </table:table-cell>
          <table:table-cell office:value-type="float" office:value="195.88753">
            <text:p>195.88753</text:p>
          </table:table-cell>
          <table:table-cell office:value-type="float" office:value="26.45438">
            <text:p>26.454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641">
            <text:p>6.641</text:p>
          </table:table-cell>
          <table:table-cell table:formula="of:=ROUND([.J57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SDSS J130330.51+263857.0</text:p>
          </table:table-cell>
          <table:table-cell office:value-type="float" office:value="195.87715">
            <text:p>195.87715</text:p>
          </table:table-cell>
          <table:table-cell office:value-type="float" office:value="26.64917">
            <text:p>26.649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678">
            <text:p>6.678</text:p>
          </table:table-cell>
          <table:table-cell table:formula="of:=ROUND([.J57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SDSS J130406.81+263844.6</text:p>
          </table:table-cell>
          <table:table-cell office:value-type="float" office:value="196.02838">
            <text:p>196.02838</text:p>
          </table:table-cell>
          <table:table-cell office:value-type="float" office:value="26.64572">
            <text:p>26.645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212">
            <text:p>7.212</text:p>
          </table:table-cell>
          <table:table-cell table:formula="of:=ROUND([.J57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SDSS J130312.89+263258.1</text:p>
          </table:table-cell>
          <table:table-cell office:value-type="float" office:value="195.80372">
            <text:p>195.80372</text:p>
          </table:table-cell>
          <table:table-cell office:value-type="float" office:value="26.54948">
            <text:p>26.549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404">
            <text:p>7.404</text:p>
          </table:table-cell>
          <table:table-cell table:formula="of:=ROUND([.J57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SDSS J130417.46+263051.1</text:p>
          </table:table-cell>
          <table:table-cell office:value-type="float" office:value="196.07278">
            <text:p>196.07278</text:p>
          </table:table-cell>
          <table:table-cell office:value-type="float" office:value="26.51421">
            <text:p>26.514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435">
            <text:p>7.435</text:p>
          </table:table-cell>
          <table:table-cell table:formula="of:=ROUND([.J57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SDSS J130319.39+263744.0</text:p>
          </table:table-cell>
          <table:table-cell office:value-type="float" office:value="195.8308">
            <text:p>195.8308</text:p>
          </table:table-cell>
          <table:table-cell office:value-type="float" office:value="26.62891">
            <text:p>26.628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455">
            <text:p>7.455</text:p>
          </table:table-cell>
          <table:table-cell table:formula="of:=ROUND([.J57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SDSS J130414.59+263447.3</text:p>
          </table:table-cell>
          <table:table-cell office:value-type="float" office:value="196.06083">
            <text:p>196.06083</text:p>
          </table:table-cell>
          <table:table-cell office:value-type="float" office:value="26.57982">
            <text:p>26.579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585">
            <text:p>6.585</text:p>
          </table:table-cell>
          <table:table-cell table:formula="of:=ROUND([.J57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SDSS J130356.18+262659.4</text:p>
          </table:table-cell>
          <table:table-cell office:value-type="float" office:value="195.98412">
            <text:p>195.98412</text:p>
          </table:table-cell>
          <table:table-cell office:value-type="float" office:value="26.44985">
            <text:p>26.449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65">
            <text:p>6.65</text:p>
          </table:table-cell>
          <table:table-cell table:formula="of:=ROUND([.J57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SDSS J130327.72+263842.3</text:p>
          </table:table-cell>
          <table:table-cell office:value-type="float" office:value="195.86551">
            <text:p>195.86551</text:p>
          </table:table-cell>
          <table:table-cell office:value-type="float" office:value="26.64509">
            <text:p>26.645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825">
            <text:p>6.825</text:p>
          </table:table-cell>
          <table:table-cell table:formula="of:=ROUND([.J57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SDSS J130417.99+263359.1</text:p>
          </table:table-cell>
          <table:table-cell office:value-type="float" office:value="196.07497">
            <text:p>196.07497</text:p>
          </table:table-cell>
          <table:table-cell office:value-type="float" office:value="26.56643">
            <text:p>26.566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198">
            <text:p>7.198</text:p>
          </table:table-cell>
          <table:table-cell table:formula="of:=ROUND([.J57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SDSS J130318.92+263734.8</text:p>
          </table:table-cell>
          <table:table-cell office:value-type="float" office:value="195.82885">
            <text:p>195.82885</text:p>
          </table:table-cell>
          <table:table-cell office:value-type="float" office:value="26.62636">
            <text:p>26.626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448">
            <text:p>7.448</text:p>
          </table:table-cell>
          <table:table-cell table:formula="of:=ROUND([.J58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SDSS J130341.93+263944.4</text:p>
          </table:table-cell>
          <table:table-cell office:value-type="float" office:value="195.92473">
            <text:p>195.92473</text:p>
          </table:table-cell>
          <table:table-cell office:value-type="float" office:value="26.66235">
            <text:p>26.662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568">
            <text:p>6.568</text:p>
          </table:table-cell>
          <table:table-cell table:formula="of:=ROUND([.J58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SDSS J130315.60+263328.4</text:p>
          </table:table-cell>
          <table:table-cell office:value-type="float" office:value="195.81502">
            <text:p>195.81502</text:p>
          </table:table-cell>
          <table:table-cell office:value-type="float" office:value="26.55789">
            <text:p>26.557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797">
            <text:p>6.797</text:p>
          </table:table-cell>
          <table:table-cell table:formula="of:=ROUND([.J58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SDSS J130416.63+263337.0</text:p>
          </table:table-cell>
          <table:table-cell office:value-type="float" office:value="196.06931">
            <text:p>196.06931</text:p>
          </table:table-cell>
          <table:table-cell office:value-type="float" office:value="26.56028">
            <text:p>26.560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866">
            <text:p>6.866</text:p>
          </table:table-cell>
          <table:table-cell table:formula="of:=ROUND([.J58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SDSS J130318.66+263653.5</text:p>
          </table:table-cell>
          <table:table-cell office:value-type="float" office:value="195.82775">
            <text:p>195.82775</text:p>
          </table:table-cell>
          <table:table-cell office:value-type="float" office:value="26.61488">
            <text:p>26.61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119">
            <text:p>7.119</text:p>
          </table:table-cell>
          <table:table-cell table:formula="of:=ROUND([.J58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SDSS J130413.30+263714.6</text:p>
          </table:table-cell>
          <table:table-cell office:value-type="float" office:value="196.05543">
            <text:p>196.05543</text:p>
          </table:table-cell>
          <table:table-cell office:value-type="float" office:value="26.62073">
            <text:p>26.620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306">
            <text:p>7.306</text:p>
          </table:table-cell>
          <table:table-cell table:formula="of:=ROUND([.J58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SDSS J130316.72+262957.0</text:p>
          </table:table-cell>
          <table:table-cell office:value-type="float" office:value="195.81969">
            <text:p>195.81969</text:p>
          </table:table-cell>
          <table:table-cell office:value-type="float" office:value="26.49917">
            <text:p>26.499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322">
            <text:p>7.322</text:p>
          </table:table-cell>
          <table:table-cell table:formula="of:=ROUND([.J58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SDSS J130413.64+262914.7</text:p>
          </table:table-cell>
          <table:table-cell office:value-type="float" office:value="196.05684">
            <text:p>196.05684</text:p>
          </table:table-cell>
          <table:table-cell office:value-type="float" office:value="26.48743">
            <text:p>26.487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363">
            <text:p>7.363</text:p>
          </table:table-cell>
          <table:table-cell table:formula="of:=ROUND([.J58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SDSS J130318.44+262904.2</text:p>
          </table:table-cell>
          <table:table-cell office:value-type="float" office:value="195.82686">
            <text:p>195.82686</text:p>
          </table:table-cell>
          <table:table-cell office:value-type="float" office:value="26.48451">
            <text:p>26.484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435">
            <text:p>7.435</text:p>
          </table:table-cell>
          <table:table-cell table:formula="of:=ROUND([.J58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SDSS J130409.22+263834.8</text:p>
          </table:table-cell>
          <table:table-cell office:value-type="float" office:value="196.03846">
            <text:p>196.03846</text:p>
          </table:table-cell>
          <table:table-cell office:value-type="float" office:value="26.643">
            <text:p>26.6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455">
            <text:p>7.455</text:p>
          </table:table-cell>
          <table:table-cell table:formula="of:=ROUND([.J58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DSS J130331.25+263857.5</text:p>
          </table:table-cell>
          <table:table-cell office:value-type="float" office:value="195.88023">
            <text:p>195.88023</text:p>
          </table:table-cell>
          <table:table-cell office:value-type="float" office:value="26.64932">
            <text:p>26.649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602">
            <text:p>6.602</text:p>
          </table:table-cell>
          <table:table-cell table:formula="of:=ROUND([.J59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SDSS J130415.51+263037.4</text:p>
          </table:table-cell>
          <table:table-cell office:value-type="float" office:value="196.06464">
            <text:p>196.06464</text:p>
          </table:table-cell>
          <table:table-cell office:value-type="float" office:value="26.5104">
            <text:p>26.51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103">
            <text:p>7.103</text:p>
          </table:table-cell>
          <table:table-cell table:formula="of:=ROUND([.J59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SDSS J130322.24+263801.7</text:p>
          </table:table-cell>
          <table:table-cell office:value-type="float" office:value="195.8427">
            <text:p>195.8427</text:p>
          </table:table-cell>
          <table:table-cell office:value-type="float" office:value="26.63382">
            <text:p>26.633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15">
            <text:p>7.15</text:p>
          </table:table-cell>
          <table:table-cell table:formula="of:=ROUND([.J59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SDSS J130347.78+262559.4</text:p>
          </table:table-cell>
          <table:table-cell office:value-type="float" office:value="195.94911">
            <text:p>195.94911</text:p>
          </table:table-cell>
          <table:table-cell office:value-type="float" office:value="26.43317">
            <text:p>26.433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257">
            <text:p>7.257</text:p>
          </table:table-cell>
          <table:table-cell table:formula="of:=ROUND([.J59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SDSS J130415.12+263256.5</text:p>
          </table:table-cell>
          <table:table-cell office:value-type="float" office:value="196.06302">
            <text:p>196.06302</text:p>
          </table:table-cell>
          <table:table-cell office:value-type="float" office:value="26.54905">
            <text:p>26.549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524">
            <text:p>6.524</text:p>
          </table:table-cell>
          <table:table-cell table:formula="of:=ROUND([.J59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SDSS J130337.42+263934.4</text:p>
          </table:table-cell>
          <table:table-cell office:value-type="float" office:value="195.90595">
            <text:p>195.90595</text:p>
          </table:table-cell>
          <table:table-cell office:value-type="float" office:value="26.65957">
            <text:p>26.659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62">
            <text:p>6.62</text:p>
          </table:table-cell>
          <table:table-cell table:formula="of:=ROUND([.J59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SDSS J130348.54+263953.7</text:p>
          </table:table-cell>
          <table:table-cell office:value-type="float" office:value="195.95226">
            <text:p>195.95226</text:p>
          </table:table-cell>
          <table:table-cell office:value-type="float" office:value="26.66494">
            <text:p>26.664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685">
            <text:p>6.685</text:p>
          </table:table-cell>
          <table:table-cell table:formula="of:=ROUND([.J59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SDSS J130403.51+262744.8</text:p>
          </table:table-cell>
          <table:table-cell office:value-type="float" office:value="196.01464">
            <text:p>196.01464</text:p>
          </table:table-cell>
          <table:table-cell office:value-type="float" office:value="26.46247">
            <text:p>26.462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746">
            <text:p>6.746</text:p>
          </table:table-cell>
          <table:table-cell table:formula="of:=ROUND([.J59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SDSS J130411.30+262933.0</text:p>
          </table:table-cell>
          <table:table-cell office:value-type="float" office:value="196.04712">
            <text:p>196.04712</text:p>
          </table:table-cell>
          <table:table-cell office:value-type="float" office:value="26.49252">
            <text:p>26.492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759">
            <text:p>6.759</text:p>
          </table:table-cell>
          <table:table-cell table:formula="of:=ROUND([.J59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SDSS J130314.22+263152.1</text:p>
          </table:table-cell>
          <table:table-cell office:value-type="float" office:value="195.80925">
            <text:p>195.80925</text:p>
          </table:table-cell>
          <table:table-cell office:value-type="float" office:value="26.53114">
            <text:p>26.531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233">
            <text:p>7.233</text:p>
          </table:table-cell>
          <table:table-cell table:formula="of:=ROUND([.J59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SDSS J130313.68+263120.3</text:p>
          </table:table-cell>
          <table:table-cell office:value-type="float" office:value="195.80704">
            <text:p>195.80704</text:p>
          </table:table-cell>
          <table:table-cell office:value-type="float" office:value="26.52233">
            <text:p>26.522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467">
            <text:p>7.467</text:p>
          </table:table-cell>
          <table:table-cell table:formula="of:=ROUND([.J60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SDSS J130404.22+262657.9</text:p>
          </table:table-cell>
          <table:table-cell office:value-type="float" office:value="196.01762">
            <text:p>196.01762</text:p>
          </table:table-cell>
          <table:table-cell office:value-type="float" office:value="26.44943">
            <text:p>26.449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483">
            <text:p>7.483</text:p>
          </table:table-cell>
          <table:table-cell table:formula="of:=ROUND([.J60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SDSS J130415.28+263348.4</text:p>
          </table:table-cell>
          <table:table-cell office:value-type="float" office:value="196.06368">
            <text:p>196.06368</text:p>
          </table:table-cell>
          <table:table-cell office:value-type="float" office:value="26.56346">
            <text:p>26.563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578">
            <text:p>6.578</text:p>
          </table:table-cell>
          <table:table-cell table:formula="of:=ROUND([.J60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SDSS J130410.93+262925.7</text:p>
          </table:table-cell>
          <table:table-cell office:value-type="float" office:value="196.04558">
            <text:p>196.04558</text:p>
          </table:table-cell>
          <table:table-cell office:value-type="float" office:value="26.4905">
            <text:p>26.49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757">
            <text:p>6.757</text:p>
          </table:table-cell>
          <table:table-cell table:formula="of:=ROUND([.J60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SDSS J130320.55+263715.0</text:p>
          </table:table-cell>
          <table:table-cell office:value-type="float" office:value="195.83565">
            <text:p>195.83565</text:p>
          </table:table-cell>
          <table:table-cell office:value-type="float" office:value="26.62084">
            <text:p>26.620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959">
            <text:p>6.959</text:p>
          </table:table-cell>
          <table:table-cell table:formula="of:=ROUND([.J60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SDSS J130408.80+263806.5</text:p>
          </table:table-cell>
          <table:table-cell office:value-type="float" office:value="196.0367">
            <text:p>196.0367</text:p>
          </table:table-cell>
          <table:table-cell office:value-type="float" office:value="26.63515">
            <text:p>26.635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056">
            <text:p>7.056</text:p>
          </table:table-cell>
          <table:table-cell table:formula="of:=ROUND([.J60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SDSS J130325.37+262747.7</text:p>
          </table:table-cell>
          <table:table-cell office:value-type="float" office:value="195.85571">
            <text:p>195.85571</text:p>
          </table:table-cell>
          <table:table-cell office:value-type="float" office:value="26.46327">
            <text:p>26.463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131">
            <text:p>7.131</text:p>
          </table:table-cell>
          <table:table-cell table:formula="of:=ROUND([.J60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SDSS J130313.95+263254.7</text:p>
          </table:table-cell>
          <table:table-cell office:value-type="float" office:value="195.80814">
            <text:p>195.80814</text:p>
          </table:table-cell>
          <table:table-cell office:value-type="float" office:value="26.54853">
            <text:p>26.548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169">
            <text:p>7.169</text:p>
          </table:table-cell>
          <table:table-cell table:formula="of:=ROUND([.J60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SDSS J130351.46+262559.2</text:p>
          </table:table-cell>
          <table:table-cell office:value-type="float" office:value="195.96444">
            <text:p>195.96444</text:p>
          </table:table-cell>
          <table:table-cell office:value-type="float" office:value="26.43312">
            <text:p>26.433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352">
            <text:p>7.352</text:p>
          </table:table-cell>
          <table:table-cell table:formula="of:=ROUND([.J60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SDSS J130343.16+264038.9</text:p>
          </table:table-cell>
          <table:table-cell office:value-type="float" office:value="195.92985">
            <text:p>195.92985</text:p>
          </table:table-cell>
          <table:table-cell office:value-type="float" office:value="26.67748">
            <text:p>26.677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439">
            <text:p>7.439</text:p>
          </table:table-cell>
          <table:table-cell table:formula="of:=ROUND([.J60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SDSS J130327.30+263828.2</text:p>
          </table:table-cell>
          <table:table-cell office:value-type="float" office:value="195.86379">
            <text:p>195.86379</text:p>
          </table:table-cell>
          <table:table-cell office:value-type="float" office:value="26.64118">
            <text:p>26.641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695">
            <text:p>6.695</text:p>
          </table:table-cell>
          <table:table-cell table:formula="of:=ROUND([.J61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SDSS J130324.02+263751.3</text:p>
          </table:table-cell>
          <table:table-cell office:value-type="float" office:value="195.8501">
            <text:p>195.8501</text:p>
          </table:table-cell>
          <table:table-cell office:value-type="float" office:value="26.63092">
            <text:p>26.630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74">
            <text:p>6.74</text:p>
          </table:table-cell>
          <table:table-cell table:formula="of:=ROUND([.J61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SDSS J130342.47+263956.0</text:p>
          </table:table-cell>
          <table:table-cell office:value-type="float" office:value="195.92699">
            <text:p>195.92699</text:p>
          </table:table-cell>
          <table:table-cell office:value-type="float" office:value="26.66557">
            <text:p>26.665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744">
            <text:p>6.744</text:p>
          </table:table-cell>
          <table:table-cell table:formula="of:=ROUND([.J61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SDSS J130350.68+262633.9</text:p>
          </table:table-cell>
          <table:table-cell office:value-type="float" office:value="195.9612">
            <text:p>195.9612</text:p>
          </table:table-cell>
          <table:table-cell office:value-type="float" office:value="26.44277">
            <text:p>26.442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752">
            <text:p>6.752</text:p>
          </table:table-cell>
          <table:table-cell table:formula="of:=ROUND([.J61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SDSS J130355.93+263938.3</text:p>
          </table:table-cell>
          <table:table-cell office:value-type="float" office:value="195.98305">
            <text:p>195.98305</text:p>
          </table:table-cell>
          <table:table-cell office:value-type="float" office:value="26.66065">
            <text:p>26.660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779">
            <text:p>6.779</text:p>
          </table:table-cell>
          <table:table-cell table:formula="of:=ROUND([.J61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SDSS J130335.38+263947.3</text:p>
          </table:table-cell>
          <table:table-cell office:value-type="float" office:value="195.89745">
            <text:p>195.89745</text:p>
          </table:table-cell>
          <table:table-cell office:value-type="float" office:value="26.66314">
            <text:p>26.663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967">
            <text:p>6.967</text:p>
          </table:table-cell>
          <table:table-cell table:formula="of:=ROUND([.J61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SDSS J130323.28+262804.5</text:p>
          </table:table-cell>
          <table:table-cell office:value-type="float" office:value="195.84701">
            <text:p>195.84701</text:p>
          </table:table-cell>
          <table:table-cell office:value-type="float" office:value="26.46793">
            <text:p>26.467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239">
            <text:p>7.239</text:p>
          </table:table-cell>
          <table:table-cell table:formula="of:=ROUND([.J61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SDSS J130348.36+262559.9</text:p>
          </table:table-cell>
          <table:table-cell office:value-type="float" office:value="195.95153">
            <text:p>195.95153</text:p>
          </table:table-cell>
          <table:table-cell office:value-type="float" office:value="26.43332">
            <text:p>26.433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256">
            <text:p>7.256</text:p>
          </table:table-cell>
          <table:table-cell table:formula="of:=ROUND([.J61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SDSS J130320.42+263629.6</text:p>
          </table:table-cell>
          <table:table-cell office:value-type="float" office:value="195.8351">
            <text:p>195.8351</text:p>
          </table:table-cell>
          <table:table-cell office:value-type="float" office:value="26.60823">
            <text:p>26.608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577">
            <text:p>6.577</text:p>
          </table:table-cell>
          <table:table-cell table:formula="of:=ROUND([.J61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SDSS J130407.57+263743.0</text:p>
          </table:table-cell>
          <table:table-cell office:value-type="float" office:value="196.03157">
            <text:p>196.03157</text:p>
          </table:table-cell>
          <table:table-cell office:value-type="float" office:value="26.62861">
            <text:p>26.628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587">
            <text:p>6.587</text:p>
          </table:table-cell>
          <table:table-cell table:formula="of:=ROUND([.J61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SDSS J130323.58+263751.0</text:p>
          </table:table-cell>
          <table:table-cell office:value-type="float" office:value="195.84828">
            <text:p>195.84828</text:p>
          </table:table-cell>
          <table:table-cell office:value-type="float" office:value="26.63086">
            <text:p>26.630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809">
            <text:p>6.809</text:p>
          </table:table-cell>
          <table:table-cell table:formula="of:=ROUND([.J62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SDSS J130407.82+262808.0</text:p>
          </table:table-cell>
          <table:table-cell office:value-type="float" office:value="196.0326">
            <text:p>196.0326</text:p>
          </table:table-cell>
          <table:table-cell office:value-type="float" office:value="26.46891">
            <text:p>26.468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064">
            <text:p>7.064</text:p>
          </table:table-cell>
          <table:table-cell table:formula="of:=ROUND([.J62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SDSS J130354.87+263930.3</text:p>
          </table:table-cell>
          <table:table-cell office:value-type="float" office:value="195.97863">
            <text:p>195.97863</text:p>
          </table:table-cell>
          <table:table-cell office:value-type="float" office:value="26.65843">
            <text:p>26.658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577">
            <text:p>6.577</text:p>
          </table:table-cell>
          <table:table-cell table:formula="of:=ROUND([.J62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SDSS J130355.30+263942.8</text:p>
          </table:table-cell>
          <table:table-cell office:value-type="float" office:value="195.98043">
            <text:p>195.98043</text:p>
          </table:table-cell>
          <table:table-cell office:value-type="float" office:value="26.66191">
            <text:p>26.661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806">
            <text:p>6.806</text:p>
          </table:table-cell>
          <table:table-cell table:formula="of:=ROUND([.J62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SDSS J130317.90+263554.9</text:p>
          </table:table-cell>
          <table:table-cell office:value-type="float" office:value="195.8246">
            <text:p>195.8246</text:p>
          </table:table-cell>
          <table:table-cell office:value-type="float" office:value="26.59859">
            <text:p>26.598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825">
            <text:p>6.825</text:p>
          </table:table-cell>
          <table:table-cell table:formula="of:=ROUND([.J62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SDSS J130356.39+262646.4</text:p>
          </table:table-cell>
          <table:table-cell office:value-type="float" office:value="195.98499">
            <text:p>195.98499</text:p>
          </table:table-cell>
          <table:table-cell office:value-type="float" office:value="26.44623">
            <text:p>26.446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87">
            <text:p>6.87</text:p>
          </table:table-cell>
          <table:table-cell table:formula="of:=ROUND([.J62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SDSS J130314.90+263349.3</text:p>
          </table:table-cell>
          <table:table-cell office:value-type="float" office:value="195.81211">
            <text:p>195.81211</text:p>
          </table:table-cell>
          <table:table-cell office:value-type="float" office:value="26.5637">
            <text:p>26.56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973">
            <text:p>6.973</text:p>
          </table:table-cell>
          <table:table-cell table:formula="of:=ROUND([.J62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SDSS J130316.95+263012.4</text:p>
          </table:table-cell>
          <table:table-cell office:value-type="float" office:value="195.82065">
            <text:p>195.82065</text:p>
          </table:table-cell>
          <table:table-cell office:value-type="float" office:value="26.50346">
            <text:p>26.503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163">
            <text:p>7.163</text:p>
          </table:table-cell>
          <table:table-cell table:formula="of:=ROUND([.J62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SDSS J130313.87+263336.1</text:p>
          </table:table-cell>
          <table:table-cell office:value-type="float" office:value="195.80783">
            <text:p>195.80783</text:p>
          </table:table-cell>
          <table:table-cell office:value-type="float" office:value="26.56003">
            <text:p>26.560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188">
            <text:p>7.188</text:p>
          </table:table-cell>
          <table:table-cell table:formula="of:=ROUND([.J62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SDSS J130415.65+263609.3</text:p>
          </table:table-cell>
          <table:table-cell office:value-type="float" office:value="196.06523">
            <text:p>196.06523</text:p>
          </table:table-cell>
          <table:table-cell office:value-type="float" office:value="26.6026">
            <text:p>26.60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249">
            <text:p>7.249</text:p>
          </table:table-cell>
          <table:table-cell table:formula="of:=ROUND([.J62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SDSS J130313.43+263241.3</text:p>
          </table:table-cell>
          <table:table-cell office:value-type="float" office:value="195.80599">
            <text:p>195.80599</text:p>
          </table:table-cell>
          <table:table-cell office:value-type="float" office:value="26.54481">
            <text:p>26.544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298">
            <text:p>7.298</text:p>
          </table:table-cell>
          <table:table-cell table:formula="of:=ROUND([.J63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SDSS J130334.77+264010.9</text:p>
          </table:table-cell>
          <table:table-cell office:value-type="float" office:value="195.89491">
            <text:p>195.89491</text:p>
          </table:table-cell>
          <table:table-cell office:value-type="float" office:value="26.66971">
            <text:p>26.669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384">
            <text:p>7.384</text:p>
          </table:table-cell>
          <table:table-cell table:formula="of:=ROUND([.J63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SDSS J130321.91+263714.2</text:p>
          </table:table-cell>
          <table:table-cell office:value-type="float" office:value="195.84131">
            <text:p>195.84131</text:p>
          </table:table-cell>
          <table:table-cell office:value-type="float" office:value="26.62063">
            <text:p>26.620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705">
            <text:p>6.705</text:p>
          </table:table-cell>
          <table:table-cell table:formula="of:=ROUND([.J63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SDSS J130317.21+263548.1</text:p>
          </table:table-cell>
          <table:table-cell office:value-type="float" office:value="195.82172">
            <text:p>195.82172</text:p>
          </table:table-cell>
          <table:table-cell office:value-type="float" office:value="26.59671">
            <text:p>26.596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925">
            <text:p>6.925</text:p>
          </table:table-cell>
          <table:table-cell table:formula="of:=ROUND([.J63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SDSS J130320.50+263717.8</text:p>
          </table:table-cell>
          <table:table-cell office:value-type="float" office:value="195.83545">
            <text:p>195.83545</text:p>
          </table:table-cell>
          <table:table-cell office:value-type="float" office:value="26.62161">
            <text:p>26.621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994">
            <text:p>6.994</text:p>
          </table:table-cell>
          <table:table-cell table:formula="of:=ROUND([.J63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SDSS J130416.02+263104.8</text:p>
          </table:table-cell>
          <table:table-cell office:value-type="float" office:value="196.06675">
            <text:p>196.06675</text:p>
          </table:table-cell>
          <table:table-cell office:value-type="float" office:value="26.51803">
            <text:p>26.518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056">
            <text:p>7.056</text:p>
          </table:table-cell>
          <table:table-cell table:formula="of:=ROUND([.J63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SDSS J130415.81+263049.0</text:p>
          </table:table-cell>
          <table:table-cell office:value-type="float" office:value="196.0659">
            <text:p>196.0659</text:p>
          </table:table-cell>
          <table:table-cell office:value-type="float" office:value="26.51363">
            <text:p>26.513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098">
            <text:p>7.098</text:p>
          </table:table-cell>
          <table:table-cell table:formula="of:=ROUND([.J63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SDSS J130322.78+262816.3</text:p>
          </table:table-cell>
          <table:table-cell office:value-type="float" office:value="195.84492">
            <text:p>195.84492</text:p>
          </table:table-cell>
          <table:table-cell office:value-type="float" office:value="26.47122">
            <text:p>26.47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181">
            <text:p>7.181</text:p>
          </table:table-cell>
          <table:table-cell table:formula="of:=ROUND([.J63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SDSS J130327.02+263904.1</text:p>
          </table:table-cell>
          <table:table-cell office:value-type="float" office:value="195.8626">
            <text:p>195.8626</text:p>
          </table:table-cell>
          <table:table-cell office:value-type="float" office:value="26.65116">
            <text:p>26.651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21">
            <text:p>7.21</text:p>
          </table:table-cell>
          <table:table-cell table:formula="of:=ROUND([.J63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SDSS J130319.96+263732.4</text:p>
          </table:table-cell>
          <table:table-cell office:value-type="float" office:value="195.83317">
            <text:p>195.83317</text:p>
          </table:table-cell>
          <table:table-cell office:value-type="float" office:value="26.62568">
            <text:p>26.625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237">
            <text:p>7.237</text:p>
          </table:table-cell>
          <table:table-cell table:formula="of:=ROUND([.J63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SDSS J130312.77+263305.5</text:p>
          </table:table-cell>
          <table:table-cell office:value-type="float" office:value="195.80321">
            <text:p>195.80321</text:p>
          </table:table-cell>
          <table:table-cell office:value-type="float" office:value="26.55153">
            <text:p>26.551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428">
            <text:p>7.428</text:p>
          </table:table-cell>
          <table:table-cell table:formula="of:=ROUND([.J64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SDSS J130320.82+263806.3</text:p>
          </table:table-cell>
          <table:table-cell office:value-type="float" office:value="195.83678">
            <text:p>195.83678</text:p>
          </table:table-cell>
          <table:table-cell office:value-type="float" office:value="26.6351">
            <text:p>26.63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439">
            <text:p>7.439</text:p>
          </table:table-cell>
          <table:table-cell table:formula="of:=ROUND([.J64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SDSS J130346.37+263946.8</text:p>
          </table:table-cell>
          <table:table-cell office:value-type="float" office:value="195.94325">
            <text:p>195.94325</text:p>
          </table:table-cell>
          <table:table-cell office:value-type="float" office:value="26.663">
            <text:p>26.6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545">
            <text:p>6.545</text:p>
          </table:table-cell>
          <table:table-cell table:formula="of:=ROUND([.J64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SDSS J130359.78+263907.4</text:p>
          </table:table-cell>
          <table:table-cell office:value-type="float" office:value="195.99909">
            <text:p>195.99909</text:p>
          </table:table-cell>
          <table:table-cell office:value-type="float" office:value="26.65206">
            <text:p>26.652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647">
            <text:p>6.647</text:p>
          </table:table-cell>
          <table:table-cell table:formula="of:=ROUND([.J64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SDSS J130337.82+263942.2</text:p>
          </table:table-cell>
          <table:table-cell office:value-type="float" office:value="195.90758">
            <text:p>195.90758</text:p>
          </table:table-cell>
          <table:table-cell office:value-type="float" office:value="26.66173">
            <text:p>26.661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72">
            <text:p>6.72</text:p>
          </table:table-cell>
          <table:table-cell table:formula="of:=ROUND([.J64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SDSS J130341.33+262634.6</text:p>
          </table:table-cell>
          <table:table-cell office:value-type="float" office:value="195.92222">
            <text:p>195.92222</text:p>
          </table:table-cell>
          <table:table-cell office:value-type="float" office:value="26.44296">
            <text:p>26.442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739">
            <text:p>6.739</text:p>
          </table:table-cell>
          <table:table-cell table:formula="of:=ROUND([.J64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SDSS J130315.84+263342.0</text:p>
          </table:table-cell>
          <table:table-cell office:value-type="float" office:value="195.81603">
            <text:p>195.81603</text:p>
          </table:table-cell>
          <table:table-cell office:value-type="float" office:value="26.56168">
            <text:p>26.561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754">
            <text:p>6.754</text:p>
          </table:table-cell>
          <table:table-cell table:formula="of:=ROUND([.J64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SDSS J130416.19+263418.3</text:p>
          </table:table-cell>
          <table:table-cell office:value-type="float" office:value="196.0675">
            <text:p>196.0675</text:p>
          </table:table-cell>
          <table:table-cell office:value-type="float" office:value="26.57175">
            <text:p>26.571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842">
            <text:p>6.842</text:p>
          </table:table-cell>
          <table:table-cell table:formula="of:=ROUND([.J64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SDSS J130410.87+262911.6</text:p>
          </table:table-cell>
          <table:table-cell office:value-type="float" office:value="196.04533">
            <text:p>196.04533</text:p>
          </table:table-cell>
          <table:table-cell office:value-type="float" office:value="26.48657">
            <text:p>26.486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881">
            <text:p>6.881</text:p>
          </table:table-cell>
          <table:table-cell table:formula="of:=ROUND([.J64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SDSS J130315.46+263214.4</text:p>
          </table:table-cell>
          <table:table-cell office:value-type="float" office:value="195.81445">
            <text:p>195.81445</text:p>
          </table:table-cell>
          <table:table-cell office:value-type="float" office:value="26.53734">
            <text:p>26.537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896">
            <text:p>6.896</text:p>
          </table:table-cell>
          <table:table-cell table:formula="of:=ROUND([.J64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SDSS J130339.12+263958.3</text:p>
          </table:table-cell>
          <table:table-cell office:value-type="float" office:value="195.91303">
            <text:p>195.91303</text:p>
          </table:table-cell>
          <table:table-cell office:value-type="float" office:value="26.66621">
            <text:p>26.666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909">
            <text:p>6.909</text:p>
          </table:table-cell>
          <table:table-cell table:formula="of:=ROUND([.J65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SDSS J130414.10+263610.2</text:p>
          </table:table-cell>
          <table:table-cell office:value-type="float" office:value="196.05879">
            <text:p>196.05879</text:p>
          </table:table-cell>
          <table:table-cell office:value-type="float" office:value="26.60285">
            <text:p>26.602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94">
            <text:p>6.94</text:p>
          </table:table-cell>
          <table:table-cell table:formula="of:=ROUND([.J65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SDSS J130343.88+264023.0</text:p>
          </table:table-cell>
          <table:table-cell office:value-type="float" office:value="195.93284">
            <text:p>195.93284</text:p>
          </table:table-cell>
          <table:table-cell office:value-type="float" office:value="26.67307">
            <text:p>26.673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163">
            <text:p>7.163</text:p>
          </table:table-cell>
          <table:table-cell table:formula="of:=ROUND([.J65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SDSS J130313.73+263238.9</text:p>
          </table:table-cell>
          <table:table-cell office:value-type="float" office:value="195.80724">
            <text:p>195.80724</text:p>
          </table:table-cell>
          <table:table-cell office:value-type="float" office:value="26.54416">
            <text:p>26.544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234">
            <text:p>7.234</text:p>
          </table:table-cell>
          <table:table-cell table:formula="of:=ROUND([.J65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SDSS J130400.77+263946.3</text:p>
          </table:table-cell>
          <table:table-cell office:value-type="float" office:value="196.00324">
            <text:p>196.00324</text:p>
          </table:table-cell>
          <table:table-cell office:value-type="float" office:value="26.66289">
            <text:p>26.662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326">
            <text:p>7.326</text:p>
          </table:table-cell>
          <table:table-cell table:formula="of:=ROUND([.J65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SDSS J130344.34+262640.0</text:p>
          </table:table-cell>
          <table:table-cell office:value-type="float" office:value="195.93476">
            <text:p>195.93476</text:p>
          </table:table-cell>
          <table:table-cell office:value-type="float" office:value="26.44446">
            <text:p>26.444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578">
            <text:p>6.578</text:p>
          </table:table-cell>
          <table:table-cell table:formula="of:=ROUND([.J65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SDSS J130414.96+263501.2</text:p>
          </table:table-cell>
          <table:table-cell office:value-type="float" office:value="196.06235">
            <text:p>196.06235</text:p>
          </table:table-cell>
          <table:table-cell office:value-type="float" office:value="26.58368">
            <text:p>26.583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722">
            <text:p>6.722</text:p>
          </table:table-cell>
          <table:table-cell table:formula="of:=ROUND([.J65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SDSS J130320.89+262931.2</text:p>
          </table:table-cell>
          <table:table-cell office:value-type="float" office:value="195.83707">
            <text:p>195.83707</text:p>
          </table:table-cell>
          <table:table-cell office:value-type="float" office:value="26.49201">
            <text:p>26.492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729">
            <text:p>6.729</text:p>
          </table:table-cell>
          <table:table-cell table:formula="of:=ROUND([.J65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SDSS J130326.01+263817.8</text:p>
          </table:table-cell>
          <table:table-cell office:value-type="float" office:value="195.85839">
            <text:p>195.85839</text:p>
          </table:table-cell>
          <table:table-cell office:value-type="float" office:value="26.6383">
            <text:p>26.63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749">
            <text:p>6.749</text:p>
          </table:table-cell>
          <table:table-cell table:formula="of:=ROUND([.J65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SDSS J130315.59+263256.2</text:p>
          </table:table-cell>
          <table:table-cell office:value-type="float" office:value="195.81496">
            <text:p>195.81496</text:p>
          </table:table-cell>
          <table:table-cell office:value-type="float" office:value="26.54897">
            <text:p>26.548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803">
            <text:p>6.803</text:p>
          </table:table-cell>
          <table:table-cell table:formula="of:=ROUND([.J65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SDSS J130315.94+263146.9</text:p>
          </table:table-cell>
          <table:table-cell office:value-type="float" office:value="195.81642">
            <text:p>195.81642</text:p>
          </table:table-cell>
          <table:table-cell office:value-type="float" office:value="26.52971">
            <text:p>26.529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874">
            <text:p>6.874</text:p>
          </table:table-cell>
          <table:table-cell table:formula="of:=ROUND([.J66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SDSS J130410.59+262856.9</text:p>
          </table:table-cell>
          <table:table-cell office:value-type="float" office:value="196.04416">
            <text:p>196.04416</text:p>
          </table:table-cell>
          <table:table-cell office:value-type="float" office:value="26.48248">
            <text:p>26.482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979">
            <text:p>6.979</text:p>
          </table:table-cell>
          <table:table-cell table:formula="of:=ROUND([.J66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SDSS J130318.60+263659.1</text:p>
          </table:table-cell>
          <table:table-cell office:value-type="float" office:value="195.82752">
            <text:p>195.82752</text:p>
          </table:table-cell>
          <table:table-cell office:value-type="float" office:value="26.61644">
            <text:p>26.616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178">
            <text:p>7.178</text:p>
          </table:table-cell>
          <table:table-cell table:formula="of:=ROUND([.J66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SDSS J130416.94+263524.8</text:p>
          </table:table-cell>
          <table:table-cell office:value-type="float" office:value="196.0706">
            <text:p>196.0706</text:p>
          </table:table-cell>
          <table:table-cell office:value-type="float" office:value="26.59024">
            <text:p>26.590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258">
            <text:p>7.258</text:p>
          </table:table-cell>
          <table:table-cell table:formula="of:=ROUND([.J66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SDSS J130324.55+263841.8</text:p>
          </table:table-cell>
          <table:table-cell office:value-type="float" office:value="195.85231">
            <text:p>195.85231</text:p>
          </table:table-cell>
          <table:table-cell office:value-type="float" office:value="26.64495">
            <text:p>26.644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264">
            <text:p>7.264</text:p>
          </table:table-cell>
          <table:table-cell table:formula="of:=ROUND([.J66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SDSS J130324.28+263846.2</text:p>
          </table:table-cell>
          <table:table-cell office:value-type="float" office:value="195.85119">
            <text:p>195.85119</text:p>
          </table:table-cell>
          <table:table-cell office:value-type="float" office:value="26.64619">
            <text:p>26.646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359">
            <text:p>7.359</text:p>
          </table:table-cell>
          <table:table-cell table:formula="of:=ROUND([.J66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SDSS J130316.06+263229.1</text:p>
          </table:table-cell>
          <table:table-cell office:value-type="float" office:value="195.81692">
            <text:p>195.81692</text:p>
          </table:table-cell>
          <table:table-cell office:value-type="float" office:value="26.54142">
            <text:p>26.541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733">
            <text:p>6.733</text:p>
          </table:table-cell>
          <table:table-cell table:formula="of:=ROUND([.J66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SDSS J130316.43+263505.5</text:p>
          </table:table-cell>
          <table:table-cell office:value-type="float" office:value="195.81847">
            <text:p>195.81847</text:p>
          </table:table-cell>
          <table:table-cell office:value-type="float" office:value="26.58488">
            <text:p>26.58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863">
            <text:p>6.863</text:p>
          </table:table-cell>
          <table:table-cell table:formula="of:=ROUND([.J66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SDSS J130315.18+263348.0</text:p>
          </table:table-cell>
          <table:table-cell office:value-type="float" office:value="195.81329">
            <text:p>195.81329</text:p>
          </table:table-cell>
          <table:table-cell office:value-type="float" office:value="26.56334">
            <text:p>26.563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908">
            <text:p>6.908</text:p>
          </table:table-cell>
          <table:table-cell table:formula="of:=ROUND([.J66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SDSS J130315.04+263341.6</text:p>
          </table:table-cell>
          <table:table-cell office:value-type="float" office:value="195.81268">
            <text:p>195.81268</text:p>
          </table:table-cell>
          <table:table-cell office:value-type="float" office:value="26.56157">
            <text:p>26.561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933">
            <text:p>6.933</text:p>
          </table:table-cell>
          <table:table-cell table:formula="of:=ROUND([.J66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SDSS J130345.70+262614.0</text:p>
          </table:table-cell>
          <table:table-cell office:value-type="float" office:value="195.94044">
            <text:p>195.94044</text:p>
          </table:table-cell>
          <table:table-cell office:value-type="float" office:value="26.43725">
            <text:p>26.437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001">
            <text:p>7.001</text:p>
          </table:table-cell>
          <table:table-cell table:formula="of:=ROUND([.J67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SDSS J130407.28+262742.8</text:p>
          </table:table-cell>
          <table:table-cell office:value-type="float" office:value="196.03035">
            <text:p>196.03035</text:p>
          </table:table-cell>
          <table:table-cell office:value-type="float" office:value="26.46192">
            <text:p>26.461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294">
            <text:p>7.294</text:p>
          </table:table-cell>
          <table:table-cell table:formula="of:=ROUND([.J67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SDSS J130318.35+263550.7</text:p>
          </table:table-cell>
          <table:table-cell office:value-type="float" office:value="195.82646">
            <text:p>195.82646</text:p>
          </table:table-cell>
          <table:table-cell office:value-type="float" office:value="26.59742">
            <text:p>26.597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706">
            <text:p>6.706</text:p>
          </table:table-cell>
          <table:table-cell table:formula="of:=ROUND([.J67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SDSS J130322.87+263732.1</text:p>
          </table:table-cell>
          <table:table-cell office:value-type="float" office:value="195.84531">
            <text:p>195.84531</text:p>
          </table:table-cell>
          <table:table-cell office:value-type="float" office:value="26.62561">
            <text:p>26.625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722">
            <text:p>6.722</text:p>
          </table:table-cell>
          <table:table-cell table:formula="of:=ROUND([.J67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SDSS J130318.02+263636.2</text:p>
          </table:table-cell>
          <table:table-cell office:value-type="float" office:value="195.82512">
            <text:p>195.82512</text:p>
          </table:table-cell>
          <table:table-cell office:value-type="float" office:value="26.61006">
            <text:p>26.610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098">
            <text:p>7.098</text:p>
          </table:table-cell>
          <table:table-cell table:formula="of:=ROUND([.J67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SDSS J130337.29+262619.0</text:p>
          </table:table-cell>
          <table:table-cell office:value-type="float" office:value="195.90539">
            <text:p>195.90539</text:p>
          </table:table-cell>
          <table:table-cell office:value-type="float" office:value="26.43862">
            <text:p>26.438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187">
            <text:p>7.187</text:p>
          </table:table-cell>
          <table:table-cell table:formula="of:=ROUND([.J67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SDSS J130322.08+262818.3</text:p>
          </table:table-cell>
          <table:table-cell office:value-type="float" office:value="195.842">
            <text:p>195.842</text:p>
          </table:table-cell>
          <table:table-cell office:value-type="float" office:value="26.47176">
            <text:p>26.471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273">
            <text:p>7.273</text:p>
          </table:table-cell>
          <table:table-cell table:formula="of:=ROUND([.J67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SDSS J130416.70+263030.6</text:p>
          </table:table-cell>
          <table:table-cell office:value-type="float" office:value="196.06959">
            <text:p>196.06959</text:p>
          </table:table-cell>
          <table:table-cell office:value-type="float" office:value="26.50851">
            <text:p>26.508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392">
            <text:p>7.392</text:p>
          </table:table-cell>
          <table:table-cell table:formula="of:=ROUND([.J67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SDSS J130418.28+263459.4</text:p>
          </table:table-cell>
          <table:table-cell office:value-type="float" office:value="196.0762">
            <text:p>196.0762</text:p>
          </table:table-cell>
          <table:table-cell office:value-type="float" office:value="26.58317">
            <text:p>26.583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434">
            <text:p>7.434</text:p>
          </table:table-cell>
          <table:table-cell table:formula="of:=ROUND([.J67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SDSS J130412.78+263633.2</text:p>
          </table:table-cell>
          <table:table-cell office:value-type="float" office:value="196.05328">
            <text:p>196.05328</text:p>
          </table:table-cell>
          <table:table-cell office:value-type="float" office:value="26.60923">
            <text:p>26.609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85">
            <text:p>6.85</text:p>
          </table:table-cell>
          <table:table-cell table:formula="of:=ROUND([.J67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SDSS J130317.34+263019.7</text:p>
          </table:table-cell>
          <table:table-cell office:value-type="float" office:value="195.82225">
            <text:p>195.82225</text:p>
          </table:table-cell>
          <table:table-cell office:value-type="float" office:value="26.50547">
            <text:p>26.505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035">
            <text:p>7.035</text:p>
          </table:table-cell>
          <table:table-cell table:formula="of:=ROUND([.J68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SDSS J130314.32+263145.0</text:p>
          </table:table-cell>
          <table:table-cell office:value-type="float" office:value="195.80967">
            <text:p>195.80967</text:p>
          </table:table-cell>
          <table:table-cell office:value-type="float" office:value="26.52918">
            <text:p>26.529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235">
            <text:p>7.235</text:p>
          </table:table-cell>
          <table:table-cell table:formula="of:=ROUND([.J68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SDSS J130328.73+263928.6</text:p>
          </table:table-cell>
          <table:table-cell office:value-type="float" office:value="195.86974">
            <text:p>195.86974</text:p>
          </table:table-cell>
          <table:table-cell office:value-type="float" office:value="26.65795">
            <text:p>26.657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335">
            <text:p>7.335</text:p>
          </table:table-cell>
          <table:table-cell table:formula="of:=ROUND([.J68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SDSS J130314.73+263542.7</text:p>
          </table:table-cell>
          <table:table-cell office:value-type="float" office:value="195.8114">
            <text:p>195.8114</text:p>
          </table:table-cell>
          <table:table-cell office:value-type="float" office:value="26.59521">
            <text:p>26.595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412">
            <text:p>7.412</text:p>
          </table:table-cell>
          <table:table-cell table:formula="of:=ROUND([.J68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SDSS J130313.34+263433.2</text:p>
          </table:table-cell>
          <table:table-cell office:value-type="float" office:value="195.80561">
            <text:p>195.80561</text:p>
          </table:table-cell>
          <table:table-cell office:value-type="float" office:value="26.5759">
            <text:p>26.57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415">
            <text:p>7.415</text:p>
          </table:table-cell>
          <table:table-cell table:formula="of:=ROUND([.J68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SDSS J130413.90+263717.9</text:p>
          </table:table-cell>
          <table:table-cell office:value-type="float" office:value="196.05795">
            <text:p>196.05795</text:p>
          </table:table-cell>
          <table:table-cell office:value-type="float" office:value="26.62165">
            <text:p>26.621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449">
            <text:p>7.449</text:p>
          </table:table-cell>
          <table:table-cell table:formula="of:=ROUND([.J68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SDSS J130322.75+263745.7</text:p>
          </table:table-cell>
          <table:table-cell office:value-type="float" office:value="195.84483">
            <text:p>195.84483</text:p>
          </table:table-cell>
          <table:table-cell office:value-type="float" office:value="26.62938">
            <text:p>26.629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888">
            <text:p>6.888</text:p>
          </table:table-cell>
          <table:table-cell table:formula="of:=ROUND([.J68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SDSS J130315.16+263246.3</text:p>
          </table:table-cell>
          <table:table-cell office:value-type="float" office:value="195.8132">
            <text:p>195.8132</text:p>
          </table:table-cell>
          <table:table-cell office:value-type="float" office:value="26.54621">
            <text:p>26.546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906">
            <text:p>6.906</text:p>
          </table:table-cell>
          <table:table-cell table:formula="of:=ROUND([.J68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SDSS J130346.71+264012.3</text:p>
          </table:table-cell>
          <table:table-cell office:value-type="float" office:value="195.94464">
            <text:p>195.94464</text:p>
          </table:table-cell>
          <table:table-cell office:value-type="float" office:value="26.6701">
            <text:p>26.67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972">
            <text:p>6.972</text:p>
          </table:table-cell>
          <table:table-cell table:formula="of:=ROUND([.J68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SDSS J130417.27+263232.1</text:p>
          </table:table-cell>
          <table:table-cell office:value-type="float" office:value="196.07196">
            <text:p>196.07196</text:p>
          </table:table-cell>
          <table:table-cell office:value-type="float" office:value="26.54225">
            <text:p>26.542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033">
            <text:p>7.033</text:p>
          </table:table-cell>
          <table:table-cell table:formula="of:=ROUND([.J68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SDSS J130342.27+262608.5</text:p>
          </table:table-cell>
          <table:table-cell office:value-type="float" office:value="195.92616">
            <text:p>195.92616</text:p>
          </table:table-cell>
          <table:table-cell office:value-type="float" office:value="26.43571">
            <text:p>26.435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142">
            <text:p>7.142</text:p>
          </table:table-cell>
          <table:table-cell table:formula="of:=ROUND([.J69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SDSS J130412.34+262847.0</text:p>
          </table:table-cell>
          <table:table-cell office:value-type="float" office:value="196.05142">
            <text:p>196.05142</text:p>
          </table:table-cell>
          <table:table-cell office:value-type="float" office:value="26.47972">
            <text:p>26.479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389">
            <text:p>7.389</text:p>
          </table:table-cell>
          <table:table-cell table:formula="of:=ROUND([.J69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SDSS J130406.02+262755.4</text:p>
          </table:table-cell>
          <table:table-cell office:value-type="float" office:value="196.02512">
            <text:p>196.02512</text:p>
          </table:table-cell>
          <table:table-cell office:value-type="float" office:value="26.4654">
            <text:p>26.46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6.952">
            <text:p>6.952</text:p>
          </table:table-cell>
          <table:table-cell table:formula="of:=ROUND([.J69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SDSS J130323.63+262802.8</text:p>
          </table:table-cell>
          <table:table-cell office:value-type="float" office:value="195.84849">
            <text:p>195.84849</text:p>
          </table:table-cell>
          <table:table-cell office:value-type="float" office:value="26.46745">
            <text:p>26.467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204">
            <text:p>7.204</text:p>
          </table:table-cell>
          <table:table-cell table:formula="of:=ROUND([.J69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SDSS J130402.44+263943.4</text:p>
          </table:table-cell>
          <table:table-cell office:value-type="float" office:value="196.01019">
            <text:p>196.01019</text:p>
          </table:table-cell>
          <table:table-cell office:value-type="float" office:value="26.66208">
            <text:p>26.662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46">
            <text:p>7.46</text:p>
          </table:table-cell>
          <table:table-cell table:formula="of:=ROUND([.J69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SDSS J130317.48+263439.7</text:p>
          </table:table-cell>
          <table:table-cell office:value-type="float" office:value="195.82284">
            <text:p>195.82284</text:p>
          </table:table-cell>
          <table:table-cell office:value-type="float" office:value="26.57772">
            <text:p>26.577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53">
            <text:p>6.53</text:p>
          </table:table-cell>
          <table:table-cell table:formula="of:=ROUND([.J69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SDSS J130407.94+263741.3</text:p>
          </table:table-cell>
          <table:table-cell office:value-type="float" office:value="196.0331">
            <text:p>196.0331</text:p>
          </table:table-cell>
          <table:table-cell office:value-type="float" office:value="26.62814">
            <text:p>26.628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628">
            <text:p>6.628</text:p>
          </table:table-cell>
          <table:table-cell table:formula="of:=ROUND([.J69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SDSS J130320.40+262910.0</text:p>
          </table:table-cell>
          <table:table-cell office:value-type="float" office:value="195.83501">
            <text:p>195.83501</text:p>
          </table:table-cell>
          <table:table-cell office:value-type="float" office:value="26.48612">
            <text:p>26.486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021">
            <text:p>7.021</text:p>
          </table:table-cell>
          <table:table-cell table:formula="of:=ROUND([.J69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SDSS J130323.44+262744.4</text:p>
          </table:table-cell>
          <table:table-cell office:value-type="float" office:value="195.84769">
            <text:p>195.84769</text:p>
          </table:table-cell>
          <table:table-cell office:value-type="float" office:value="26.46235">
            <text:p>26.462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457">
            <text:p>7.457</text:p>
          </table:table-cell>
          <table:table-cell table:formula="of:=ROUND([.J69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SDSS J130359.20+263959.5</text:p>
          </table:table-cell>
          <table:table-cell office:value-type="float" office:value="195.99668">
            <text:p>195.99668</text:p>
          </table:table-cell>
          <table:table-cell office:value-type="float" office:value="26.66655">
            <text:p>26.666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375">
            <text:p>7.375</text:p>
          </table:table-cell>
          <table:table-cell table:formula="of:=ROUND([.J69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SDSS J130314.82+263044.4</text:p>
          </table:table-cell>
          <table:table-cell office:value-type="float" office:value="195.81178">
            <text:p>195.81178</text:p>
          </table:table-cell>
          <table:table-cell office:value-type="float" office:value="26.51235">
            <text:p>26.512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401">
            <text:p>7.401</text:p>
          </table:table-cell>
          <table:table-cell table:formula="of:=ROUND([.J70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SDSS J130313.11+263437.1</text:p>
          </table:table-cell>
          <table:table-cell office:value-type="float" office:value="195.80463">
            <text:p>195.80463</text:p>
          </table:table-cell>
          <table:table-cell office:value-type="float" office:value="26.57698">
            <text:p>26.576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479">
            <text:p>7.479</text:p>
          </table:table-cell>
          <table:table-cell table:formula="of:=ROUND([.J70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SDSS J130315.00+263229.2</text:p>
          </table:table-cell>
          <table:table-cell office:value-type="float" office:value="195.81254">
            <text:p>195.81254</text:p>
          </table:table-cell>
          <table:table-cell office:value-type="float" office:value="26.54146">
            <text:p>26.541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6.967">
            <text:p>6.967</text:p>
          </table:table-cell>
          <table:table-cell table:formula="of:=ROUND([.J70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SDSS J130415.62+263033.2</text:p>
          </table:table-cell>
          <table:table-cell office:value-type="float" office:value="196.06511">
            <text:p>196.06511</text:p>
          </table:table-cell>
          <table:table-cell office:value-type="float" office:value="26.50924">
            <text:p>26.509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153">
            <text:p>7.153</text:p>
          </table:table-cell>
          <table:table-cell table:formula="of:=ROUND([.J70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SDSS J130317.83+262951.5</text:p>
          </table:table-cell>
          <table:table-cell office:value-type="float" office:value="195.82433">
            <text:p>195.82433</text:p>
          </table:table-cell>
          <table:table-cell office:value-type="float" office:value="26.49767">
            <text:p>26.497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7.143">
            <text:p>7.143</text:p>
          </table:table-cell>
          <table:table-cell table:formula="of:=ROUND([.J70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SDSS J130416.30+263618.7</text:p>
          </table:table-cell>
          <table:table-cell office:value-type="float" office:value="196.06795">
            <text:p>196.06795</text:p>
          </table:table-cell>
          <table:table-cell office:value-type="float" office:value="26.6052">
            <text:p>26.60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7.446">
            <text:p>7.446</text:p>
          </table:table-cell>
          <table:table-cell table:formula="of:=ROUND([.J70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SDSS J130314.64+263312.2</text:p>
          </table:table-cell>
          <table:table-cell office:value-type="float" office:value="195.81102">
            <text:p>195.81102</text:p>
          </table:table-cell>
          <table:table-cell office:value-type="float" office:value="26.55341">
            <text:p>26.553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7.007">
            <text:p>7.007</text:p>
          </table:table-cell>
          <table:table-cell table:formula="of:=ROUND([.J70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SDSS J130409.58+262853.2</text:p>
          </table:table-cell>
          <table:table-cell office:value-type="float" office:value="196.03994">
            <text:p>196.03994</text:p>
          </table:table-cell>
          <table:table-cell office:value-type="float" office:value="26.48145">
            <text:p>26.481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g</text:p>
          </table:table-cell>
          <table:table-cell office:value-type="float" office:value="6.841">
            <text:p>6.841</text:p>
          </table:table-cell>
          <table:table-cell table:formula="of:=ROUND([.J70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SDSS J130401.68+262720.8</text:p>
          </table:table-cell>
          <table:table-cell office:value-type="float" office:value="196.00701">
            <text:p>196.00701</text:p>
          </table:table-cell>
          <table:table-cell office:value-type="float" office:value="26.45579">
            <text:p>26.455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g</text:p>
          </table:table-cell>
          <table:table-cell office:value-type="float" office:value="6.857">
            <text:p>6.857</text:p>
          </table:table-cell>
          <table:table-cell table:formula="of:=ROUND([.J70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SDSS J130333.40+262720.2</text:p>
          </table:table-cell>
          <table:table-cell office:value-type="float" office:value="195.88919">
            <text:p>195.88919</text:p>
          </table:table-cell>
          <table:table-cell office:value-type="float" office:value="26.45562">
            <text:p>26.455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6g</text:p>
          </table:table-cell>
          <table:table-cell office:value-type="float" office:value="6.535">
            <text:p>6.535</text:p>
          </table:table-cell>
          <table:table-cell table:formula="of:=ROUND([.J70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SDSS J130416.98+262831.3</text:p>
          </table:table-cell>
          <table:table-cell office:value-type="float" office:value="196.07077">
            <text:p>196.07077</text:p>
          </table:table-cell>
          <table:table-cell office:value-type="float" office:value="26.47539">
            <text:p>26.47539</text:p>
          </table:table-cell>
          <table:table-cell office:value-type="string">
            <text:p>G</text:p>
          </table:table-cell>
          <table:table-cell office:value-type="float" office:value="7513">
            <text:p>7513</text:p>
          </table:table-cell>
          <table:table-cell office:value-type="float" office:value="0.025062">
            <text:p>0.025062</text:p>
          </table:table-cell>
          <table:table-cell office:value-type="string">
            <text:p><text:s text:c="4"/></text:p>
          </table:table-cell>
          <table:table-cell office:value-type="float" office:value="18.25">
            <text:p>18.25</text:p>
          </table:table-cell>
          <table:table-cell office:value-type="float" office:value="8.385">
            <text:p>8.385</text:p>
          </table:table-cell>
          <table:table-cell table:formula="of:=ROUND([.J710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SDSS J130329.95+262532.4</text:p>
          </table:table-cell>
          <table:table-cell office:value-type="float" office:value="195.87482">
            <text:p>195.87482</text:p>
          </table:table-cell>
          <table:table-cell office:value-type="float" office:value="26.42567">
            <text:p>26.42567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1">
            <text:p>19.1</text:p>
          </table:table-cell>
          <table:table-cell office:value-type="float" office:value="8.49">
            <text:p>8.49</text:p>
          </table:table-cell>
          <table:table-cell table:formula="of:=ROUND([.J711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2MASX J13031736+2638244</text:p>
          </table:table-cell>
          <table:table-cell office:value-type="float" office:value="195.82229">
            <text:p>195.82229</text:p>
          </table:table-cell>
          <table:table-cell office:value-type="float" office:value="26.64017">
            <text:p>26.64017</text:p>
          </table:table-cell>
          <table:table-cell office:value-type="string">
            <text:p>G</text:p>
          </table:table-cell>
          <table:table-cell office:value-type="float" office:value="67867">
            <text:p>67867</text:p>
          </table:table-cell>
          <table:table-cell office:value-type="float" office:value="0.226379">
            <text:p>0.226379</text:p>
          </table:table-cell>
          <table:table-cell office:value-type="string">
            <text:p><text:s text:c="4"/></text:p>
          </table:table-cell>
          <table:table-cell office:value-type="float" office:value="19.78">
            <text:p>19.78</text:p>
          </table:table-cell>
          <table:table-cell office:value-type="float" office:value="8.23">
            <text:p>8.23</text:p>
          </table:table-cell>
          <table:table-cell table:formula="of:=ROUND([.J712])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ABELL 1656:[GMP83] 0996</text:p>
          </table:table-cell>
          <table:table-cell office:value-type="float" office:value="195.8289">
            <text:p>195.8289</text:p>
          </table:table-cell>
          <table:table-cell office:value-type="float" office:value="26.64097">
            <text:p>26.64097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3">
            <text:p>20.3</text:p>
          </table:table-cell>
          <table:table-cell office:value-type="float" office:value="7.988">
            <text:p>7.988</text:p>
          </table:table-cell>
          <table:table-cell table:formula="of:=ROUND([.J713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ABELL 1656:[GMP83] 1009</text:p>
          </table:table-cell>
          <table:table-cell office:value-type="float" office:value="195.82141">
            <text:p>195.82141</text:p>
          </table:table-cell>
          <table:table-cell office:value-type="float" office:value="26.64596">
            <text:p>26.6459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83">
            <text:p>20.83</text:p>
          </table:table-cell>
          <table:table-cell office:value-type="float" office:value="8.488">
            <text:p>8.488</text:p>
          </table:table-cell>
          <table:table-cell table:formula="of:=ROUND([.J714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SDSS J130411.52+263918.3</text:p>
          </table:table-cell>
          <table:table-cell office:value-type="float" office:value="196.04801">
            <text:p>196.04801</text:p>
          </table:table-cell>
          <table:table-cell office:value-type="float" office:value="26.65511">
            <text:p>26.65511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3">
            <text:p>20.93</text:p>
          </table:table-cell>
          <table:table-cell office:value-type="float" office:value="8.333">
            <text:p>8.333</text:p>
          </table:table-cell>
          <table:table-cell table:formula="of:=ROUND([.J71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2MASX J13032117+2638254</text:p>
          </table:table-cell>
          <table:table-cell office:value-type="float" office:value="195.83813">
            <text:p>195.83813</text:p>
          </table:table-cell>
          <table:table-cell office:value-type="float" office:value="26.64052">
            <text:p>26.64052</text:p>
          </table:table-cell>
          <table:table-cell office:value-type="string">
            <text:p>G</text:p>
          </table:table-cell>
          <table:table-cell office:value-type="float" office:value="68868">
            <text:p>68868</text:p>
          </table:table-cell>
          <table:table-cell office:value-type="float" office:value="0.22972">
            <text:p>0.22972</text:p>
          </table:table-cell>
          <table:table-cell office:value-type="string">
            <text:p><text:s text:c="4"/></text:p>
          </table:table-cell>
          <table:table-cell office:value-type="string">
            <text:p>18.5g</text:p>
          </table:table-cell>
          <table:table-cell office:value-type="float" office:value="7.602">
            <text:p>7.602</text:p>
          </table:table-cell>
          <table:table-cell table:formula="of:=ROUND([.J716])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SDSS J130418.01+263028.4</text:p>
          </table:table-cell>
          <table:table-cell office:value-type="float" office:value="196.07507">
            <text:p>196.07507</text:p>
          </table:table-cell>
          <table:table-cell office:value-type="float" office:value="26.50791">
            <text:p>26.507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2g</text:p>
          </table:table-cell>
          <table:table-cell office:value-type="float" office:value="7.679">
            <text:p>7.679</text:p>
          </table:table-cell>
          <table:table-cell table:formula="of:=ROUND([.J71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2MASX J13031460+2637484</text:p>
          </table:table-cell>
          <table:table-cell office:value-type="float" office:value="195.81099">
            <text:p>195.81099</text:p>
          </table:table-cell>
          <table:table-cell office:value-type="float" office:value="26.63021">
            <text:p>26.630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4g</text:p>
          </table:table-cell>
          <table:table-cell office:value-type="float" office:value="8.369">
            <text:p>8.369</text:p>
          </table:table-cell>
          <table:table-cell table:formula="of:=ROUND([.J71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2MASX J13031945+2638234</text:p>
          </table:table-cell>
          <table:table-cell office:value-type="float" office:value="195.83112">
            <text:p>195.83112</text:p>
          </table:table-cell>
          <table:table-cell office:value-type="float" office:value="26.63979">
            <text:p>26.639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g</text:p>
          </table:table-cell>
          <table:table-cell office:value-type="float" office:value="7.852">
            <text:p>7.852</text:p>
          </table:table-cell>
          <table:table-cell table:formula="of:=ROUND([.J71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SDSS J130319.56+263816.6</text:p>
          </table:table-cell>
          <table:table-cell office:value-type="float" office:value="195.83153">
            <text:p>195.83153</text:p>
          </table:table-cell>
          <table:table-cell office:value-type="float" office:value="26.63795">
            <text:p>26.637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7.764">
            <text:p>7.764</text:p>
          </table:table-cell>
          <table:table-cell table:formula="of:=ROUND([.J72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SDSS J130312.45+263125.1</text:p>
          </table:table-cell>
          <table:table-cell office:value-type="float" office:value="195.80192">
            <text:p>195.80192</text:p>
          </table:table-cell>
          <table:table-cell office:value-type="float" office:value="26.52365">
            <text:p>26.523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7.714">
            <text:p>7.714</text:p>
          </table:table-cell>
          <table:table-cell table:formula="of:=ROUND([.J72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SDSS J130318.92+263822.7</text:p>
          </table:table-cell>
          <table:table-cell office:value-type="float" office:value="195.82884">
            <text:p>195.82884</text:p>
          </table:table-cell>
          <table:table-cell office:value-type="float" office:value="26.63965">
            <text:p>26.639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7.94">
            <text:p>7.94</text:p>
          </table:table-cell>
          <table:table-cell table:formula="of:=ROUND([.J72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SDSS J130309.66+263254.4</text:p>
          </table:table-cell>
          <table:table-cell office:value-type="float" office:value="195.79029">
            <text:p>195.79029</text:p>
          </table:table-cell>
          <table:table-cell office:value-type="float" office:value="26.54845">
            <text:p>26.548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8.127">
            <text:p>8.127</text:p>
          </table:table-cell>
          <table:table-cell table:formula="of:=ROUND([.J72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SDSS J130309.05+263444.9</text:p>
          </table:table-cell>
          <table:table-cell office:value-type="float" office:value="195.78774">
            <text:p>195.78774</text:p>
          </table:table-cell>
          <table:table-cell office:value-type="float" office:value="26.57915">
            <text:p>26.579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8.393">
            <text:p>8.393</text:p>
          </table:table-cell>
          <table:table-cell table:formula="of:=ROUND([.J72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SDSS J130330.42+262635.1</text:p>
          </table:table-cell>
          <table:table-cell office:value-type="float" office:value="195.87677">
            <text:p>195.87677</text:p>
          </table:table-cell>
          <table:table-cell office:value-type="float" office:value="26.44311">
            <text:p>26.443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7.505">
            <text:p>7.505</text:p>
          </table:table-cell>
          <table:table-cell table:formula="of:=ROUND([.J72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SDSS J130311.13+263325.2</text:p>
          </table:table-cell>
          <table:table-cell office:value-type="float" office:value="195.79641">
            <text:p>195.79641</text:p>
          </table:table-cell>
          <table:table-cell office:value-type="float" office:value="26.557">
            <text:p>26.5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7.794">
            <text:p>7.794</text:p>
          </table:table-cell>
          <table:table-cell table:formula="of:=ROUND([.J72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SDSS J130412.41+263918.1</text:p>
          </table:table-cell>
          <table:table-cell office:value-type="float" office:value="196.05172">
            <text:p>196.05172</text:p>
          </table:table-cell>
          <table:table-cell office:value-type="float" office:value="26.65505">
            <text:p>26.655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8.469">
            <text:p>8.469</text:p>
          </table:table-cell>
          <table:table-cell table:formula="of:=ROUND([.J72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SDSS J130318.93+263753.8</text:p>
          </table:table-cell>
          <table:table-cell office:value-type="float" office:value="195.82888">
            <text:p>195.82888</text:p>
          </table:table-cell>
          <table:table-cell office:value-type="float" office:value="26.63161">
            <text:p>26.631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7.635">
            <text:p>7.635</text:p>
          </table:table-cell>
          <table:table-cell table:formula="of:=ROUND([.J72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SDSS J130421.19+263422.0</text:p>
          </table:table-cell>
          <table:table-cell office:value-type="float" office:value="196.08831">
            <text:p>196.08831</text:p>
          </table:table-cell>
          <table:table-cell office:value-type="float" office:value="26.5728">
            <text:p>26.57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7.955">
            <text:p>7.955</text:p>
          </table:table-cell>
          <table:table-cell table:formula="of:=ROUND([.J72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SDSS J130313.80+263002.5</text:p>
          </table:table-cell>
          <table:table-cell office:value-type="float" office:value="195.8075">
            <text:p>195.8075</text:p>
          </table:table-cell>
          <table:table-cell office:value-type="float" office:value="26.50072">
            <text:p>26.500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7.874">
            <text:p>7.874</text:p>
          </table:table-cell>
          <table:table-cell table:formula="of:=ROUND([.J73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SDSS J130310.82+263220.7</text:p>
          </table:table-cell>
          <table:table-cell office:value-type="float" office:value="195.79512">
            <text:p>195.79512</text:p>
          </table:table-cell>
          <table:table-cell office:value-type="float" office:value="26.5391">
            <text:p>26.53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7.912">
            <text:p>7.912</text:p>
          </table:table-cell>
          <table:table-cell table:formula="of:=ROUND([.J73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SDSS J130419.44+263219.1</text:p>
          </table:table-cell>
          <table:table-cell office:value-type="float" office:value="196.08101">
            <text:p>196.08101</text:p>
          </table:table-cell>
          <table:table-cell office:value-type="float" office:value="26.53866">
            <text:p>26.538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7.539">
            <text:p>7.539</text:p>
          </table:table-cell>
          <table:table-cell table:formula="of:=ROUND([.J73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SDSS J130314.61+263743.6</text:p>
          </table:table-cell>
          <table:table-cell office:value-type="float" office:value="195.81091">
            <text:p>195.81091</text:p>
          </table:table-cell>
          <table:table-cell office:value-type="float" office:value="26.6288">
            <text:p>26.62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327">
            <text:p>8.327</text:p>
          </table:table-cell>
          <table:table-cell table:formula="of:=ROUND([.J73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SDSS J130317.66+263842.0</text:p>
          </table:table-cell>
          <table:table-cell office:value-type="float" office:value="195.82362">
            <text:p>195.82362</text:p>
          </table:table-cell>
          <table:table-cell office:value-type="float" office:value="26.64502">
            <text:p>26.645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362">
            <text:p>8.362</text:p>
          </table:table-cell>
          <table:table-cell table:formula="of:=ROUND([.J73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SDSS J130321.91+263859.2</text:p>
          </table:table-cell>
          <table:table-cell office:value-type="float" office:value="195.84133">
            <text:p>195.84133</text:p>
          </table:table-cell>
          <table:table-cell office:value-type="float" office:value="26.64979">
            <text:p>26.649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7.874">
            <text:p>7.874</text:p>
          </table:table-cell>
          <table:table-cell table:formula="of:=ROUND([.J73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SDSS J130318.32+262803.9</text:p>
          </table:table-cell>
          <table:table-cell office:value-type="float" office:value="195.82633">
            <text:p>195.82633</text:p>
          </table:table-cell>
          <table:table-cell office:value-type="float" office:value="26.46777">
            <text:p>26.467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8.063">
            <text:p>8.063</text:p>
          </table:table-cell>
          <table:table-cell table:formula="of:=ROUND([.J73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SDSS J130331.60+262601.9</text:p>
          </table:table-cell>
          <table:table-cell office:value-type="float" office:value="195.88168">
            <text:p>195.88168</text:p>
          </table:table-cell>
          <table:table-cell office:value-type="float" office:value="26.43387">
            <text:p>26.433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7.889">
            <text:p>7.889</text:p>
          </table:table-cell>
          <table:table-cell table:formula="of:=ROUND([.J73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SDSS J130419.18+263554.3</text:p>
          </table:table-cell>
          <table:table-cell office:value-type="float" office:value="196.07995">
            <text:p>196.07995</text:p>
          </table:table-cell>
          <table:table-cell office:value-type="float" office:value="26.59842">
            <text:p>26.598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7.89">
            <text:p>7.89</text:p>
          </table:table-cell>
          <table:table-cell table:formula="of:=ROUND([.J73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SDSS J130308.93+263324.5</text:p>
          </table:table-cell>
          <table:table-cell office:value-type="float" office:value="195.78724">
            <text:p>195.78724</text:p>
          </table:table-cell>
          <table:table-cell office:value-type="float" office:value="26.55683">
            <text:p>26.556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8.285">
            <text:p>8.285</text:p>
          </table:table-cell>
          <table:table-cell table:formula="of:=ROUND([.J73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SDSS J130310.64+263611.9</text:p>
          </table:table-cell>
          <table:table-cell office:value-type="float" office:value="195.79437">
            <text:p>195.79437</text:p>
          </table:table-cell>
          <table:table-cell office:value-type="float" office:value="26.60333">
            <text:p>26.603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8.437">
            <text:p>8.437</text:p>
          </table:table-cell>
          <table:table-cell table:formula="of:=ROUND([.J74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SDSS J130308.66+263449.5</text:p>
          </table:table-cell>
          <table:table-cell office:value-type="float" office:value="195.78608">
            <text:p>195.78608</text:p>
          </table:table-cell>
          <table:table-cell office:value-type="float" office:value="26.58042">
            <text:p>26.580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8.495">
            <text:p>8.495</text:p>
          </table:table-cell>
          <table:table-cell table:formula="of:=ROUND([.J74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SDSS J130322.16+263837.7</text:p>
          </table:table-cell>
          <table:table-cell office:value-type="float" office:value="195.84235">
            <text:p>195.84235</text:p>
          </table:table-cell>
          <table:table-cell office:value-type="float" office:value="26.64382">
            <text:p>26.643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7.578">
            <text:p>7.578</text:p>
          </table:table-cell>
          <table:table-cell table:formula="of:=ROUND([.J74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SDSS J130313.52+263551.2</text:p>
          </table:table-cell>
          <table:table-cell office:value-type="float" office:value="195.80637">
            <text:p>195.80637</text:p>
          </table:table-cell>
          <table:table-cell office:value-type="float" office:value="26.59756">
            <text:p>26.597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7.713">
            <text:p>7.713</text:p>
          </table:table-cell>
          <table:table-cell table:formula="of:=ROUND([.J74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SDSS J130357.30+262547.4</text:p>
          </table:table-cell>
          <table:table-cell office:value-type="float" office:value="195.98876">
            <text:p>195.98876</text:p>
          </table:table-cell>
          <table:table-cell office:value-type="float" office:value="26.42984">
            <text:p>26.429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7.865">
            <text:p>7.865</text:p>
          </table:table-cell>
          <table:table-cell table:formula="of:=ROUND([.J74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SDSS J130320.44+263931.1</text:p>
          </table:table-cell>
          <table:table-cell office:value-type="float" office:value="195.83518">
            <text:p>195.83518</text:p>
          </table:table-cell>
          <table:table-cell office:value-type="float" office:value="26.65866">
            <text:p>26.658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8.489">
            <text:p>8.489</text:p>
          </table:table-cell>
          <table:table-cell table:formula="of:=ROUND([.J74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SDSS J130411.34+263840.9</text:p>
          </table:table-cell>
          <table:table-cell office:value-type="float" office:value="196.04725">
            <text:p>196.04725</text:p>
          </table:table-cell>
          <table:table-cell office:value-type="float" office:value="26.6447">
            <text:p>26.64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7.861">
            <text:p>7.861</text:p>
          </table:table-cell>
          <table:table-cell table:formula="of:=ROUND([.J74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SDSS J130347.65+264112.3</text:p>
          </table:table-cell>
          <table:table-cell office:value-type="float" office:value="195.94857">
            <text:p>195.94857</text:p>
          </table:table-cell>
          <table:table-cell office:value-type="float" office:value="26.68675">
            <text:p>26.686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7.978">
            <text:p>7.978</text:p>
          </table:table-cell>
          <table:table-cell table:formula="of:=ROUND([.J74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SDSS J130359.03+264104.5</text:p>
          </table:table-cell>
          <table:table-cell office:value-type="float" office:value="195.99598">
            <text:p>195.99598</text:p>
          </table:table-cell>
          <table:table-cell office:value-type="float" office:value="26.68459">
            <text:p>26.684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365">
            <text:p>8.365</text:p>
          </table:table-cell>
          <table:table-cell table:formula="of:=ROUND([.J74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SDSS J130343.80+264050.4</text:p>
          </table:table-cell>
          <table:table-cell office:value-type="float" office:value="195.93251">
            <text:p>195.93251</text:p>
          </table:table-cell>
          <table:table-cell office:value-type="float" office:value="26.68069">
            <text:p>26.680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7.621">
            <text:p>7.621</text:p>
          </table:table-cell>
          <table:table-cell table:formula="of:=ROUND([.J74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SDSS J130318.57+263751.8</text:p>
          </table:table-cell>
          <table:table-cell office:value-type="float" office:value="195.82739">
            <text:p>195.82739</text:p>
          </table:table-cell>
          <table:table-cell office:value-type="float" office:value="26.63108">
            <text:p>26.631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7.679">
            <text:p>7.679</text:p>
          </table:table-cell>
          <table:table-cell table:formula="of:=ROUND([.J75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SDSS J130312.24+263514.0</text:p>
          </table:table-cell>
          <table:table-cell office:value-type="float" office:value="195.80104">
            <text:p>195.80104</text:p>
          </table:table-cell>
          <table:table-cell office:value-type="float" office:value="26.58722">
            <text:p>26.587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7.802">
            <text:p>7.802</text:p>
          </table:table-cell>
          <table:table-cell table:formula="of:=ROUND([.J75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SDSS J130312.20+263616.3</text:p>
          </table:table-cell>
          <table:table-cell office:value-type="float" office:value="195.80085">
            <text:p>195.80085</text:p>
          </table:table-cell>
          <table:table-cell office:value-type="float" office:value="26.60455">
            <text:p>26.604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14">
            <text:p>8.14</text:p>
          </table:table-cell>
          <table:table-cell table:formula="of:=ROUND([.J75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DSS J130330.16+262537.8</text:p>
          </table:table-cell>
          <table:table-cell office:value-type="float" office:value="195.87567">
            <text:p>195.87567</text:p>
          </table:table-cell>
          <table:table-cell office:value-type="float" office:value="26.42718">
            <text:p>26.427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389">
            <text:p>8.389</text:p>
          </table:table-cell>
          <table:table-cell table:formula="of:=ROUND([.J75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SDSS J130330.23+262531.5</text:p>
          </table:table-cell>
          <table:table-cell office:value-type="float" office:value="195.87597">
            <text:p>195.87597</text:p>
          </table:table-cell>
          <table:table-cell office:value-type="float" office:value="26.42542">
            <text:p>26.425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478">
            <text:p>8.478</text:p>
          </table:table-cell>
          <table:table-cell table:formula="of:=ROUND([.J75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SDSS J130356.60+264028.0</text:p>
          </table:table-cell>
          <table:table-cell office:value-type="float" office:value="195.98587">
            <text:p>195.98587</text:p>
          </table:table-cell>
          <table:table-cell office:value-type="float" office:value="26.67447">
            <text:p>26.674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612">
            <text:p>7.612</text:p>
          </table:table-cell>
          <table:table-cell table:formula="of:=ROUND([.J75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SDSS J130319.40+263809.6</text:p>
          </table:table-cell>
          <table:table-cell office:value-type="float" office:value="195.83087">
            <text:p>195.83087</text:p>
          </table:table-cell>
          <table:table-cell office:value-type="float" office:value="26.63603">
            <text:p>26.636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717">
            <text:p>7.717</text:p>
          </table:table-cell>
          <table:table-cell table:formula="of:=ROUND([.J75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SDSS J130414.32+263747.1</text:p>
          </table:table-cell>
          <table:table-cell office:value-type="float" office:value="196.0597">
            <text:p>196.0597</text:p>
          </table:table-cell>
          <table:table-cell office:value-type="float" office:value="26.62976">
            <text:p>26.629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801">
            <text:p>7.801</text:p>
          </table:table-cell>
          <table:table-cell table:formula="of:=ROUND([.J75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SDSS J130310.91+263306.7</text:p>
          </table:table-cell>
          <table:table-cell office:value-type="float" office:value="195.7955">
            <text:p>195.7955</text:p>
          </table:table-cell>
          <table:table-cell office:value-type="float" office:value="26.55189">
            <text:p>26.551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842">
            <text:p>7.842</text:p>
          </table:table-cell>
          <table:table-cell table:formula="of:=ROUND([.J75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SDSS J130308.71+263305.9</text:p>
          </table:table-cell>
          <table:table-cell office:value-type="float" office:value="195.7863">
            <text:p>195.7863</text:p>
          </table:table-cell>
          <table:table-cell office:value-type="float" office:value="26.55166">
            <text:p>26.551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335">
            <text:p>8.335</text:p>
          </table:table-cell>
          <table:table-cell table:formula="of:=ROUND([.J75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SDSS J130315.23+263757.5</text:p>
          </table:table-cell>
          <table:table-cell office:value-type="float" office:value="195.8135">
            <text:p>195.8135</text:p>
          </table:table-cell>
          <table:table-cell office:value-type="float" office:value="26.63266">
            <text:p>26.632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339">
            <text:p>8.339</text:p>
          </table:table-cell>
          <table:table-cell table:formula="of:=ROUND([.J76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SDSS J130321.01+263929.1</text:p>
          </table:table-cell>
          <table:table-cell office:value-type="float" office:value="195.83755">
            <text:p>195.83755</text:p>
          </table:table-cell>
          <table:table-cell office:value-type="float" office:value="26.65809">
            <text:p>26.658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379">
            <text:p>8.379</text:p>
          </table:table-cell>
          <table:table-cell table:formula="of:=ROUND([.J76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SDSS J130420.47+263400.2</text:p>
          </table:table-cell>
          <table:table-cell office:value-type="float" office:value="196.08532">
            <text:p>196.08532</text:p>
          </table:table-cell>
          <table:table-cell office:value-type="float" office:value="26.56674">
            <text:p>26.566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752">
            <text:p>7.752</text:p>
          </table:table-cell>
          <table:table-cell table:formula="of:=ROUND([.J76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SDSS J130353.88+262529.9</text:p>
          </table:table-cell>
          <table:table-cell office:value-type="float" office:value="195.97451">
            <text:p>195.97451</text:p>
          </table:table-cell>
          <table:table-cell office:value-type="float" office:value="26.42499">
            <text:p>26.424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936">
            <text:p>7.936</text:p>
          </table:table-cell>
          <table:table-cell table:formula="of:=ROUND([.J76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SDSS J130354.95+264103.2</text:p>
          </table:table-cell>
          <table:table-cell office:value-type="float" office:value="195.97897">
            <text:p>195.97897</text:p>
          </table:table-cell>
          <table:table-cell office:value-type="float" office:value="26.68423">
            <text:p>26.684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071">
            <text:p>8.071</text:p>
          </table:table-cell>
          <table:table-cell table:formula="of:=ROUND([.J76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SDSS J130311.48+263346.1</text:p>
          </table:table-cell>
          <table:table-cell office:value-type="float" office:value="195.79784">
            <text:p>195.79784</text:p>
          </table:table-cell>
          <table:table-cell office:value-type="float" office:value="26.56282">
            <text:p>26.562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733">
            <text:p>7.733</text:p>
          </table:table-cell>
          <table:table-cell table:formula="of:=ROUND([.J76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SDSS J130414.71+263745.3</text:p>
          </table:table-cell>
          <table:table-cell office:value-type="float" office:value="196.0613">
            <text:p>196.0613</text:p>
          </table:table-cell>
          <table:table-cell office:value-type="float" office:value="26.62926">
            <text:p>26.629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854">
            <text:p>7.854</text:p>
          </table:table-cell>
          <table:table-cell table:formula="of:=ROUND([.J76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SDSS J130421.57+263444.8</text:p>
          </table:table-cell>
          <table:table-cell office:value-type="float" office:value="196.08989">
            <text:p>196.08989</text:p>
          </table:table-cell>
          <table:table-cell office:value-type="float" office:value="26.57913">
            <text:p>26.579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101">
            <text:p>8.101</text:p>
          </table:table-cell>
          <table:table-cell table:formula="of:=ROUND([.J76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SDSS J130343.60+262459.4</text:p>
          </table:table-cell>
          <table:table-cell office:value-type="float" office:value="195.93167">
            <text:p>195.93167</text:p>
          </table:table-cell>
          <table:table-cell office:value-type="float" office:value="26.41651">
            <text:p>26.416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263">
            <text:p>8.263</text:p>
          </table:table-cell>
          <table:table-cell table:formula="of:=ROUND([.J76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SDSS J130355.32+262546.3</text:p>
          </table:table-cell>
          <table:table-cell office:value-type="float" office:value="195.98053">
            <text:p>195.98053</text:p>
          </table:table-cell>
          <table:table-cell office:value-type="float" office:value="26.42955">
            <text:p>26.429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75">
            <text:p>7.75</text:p>
          </table:table-cell>
          <table:table-cell table:formula="of:=ROUND([.J76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SDSS J130417.31+263722.7</text:p>
          </table:table-cell>
          <table:table-cell office:value-type="float" office:value="196.07216">
            <text:p>196.07216</text:p>
          </table:table-cell>
          <table:table-cell office:value-type="float" office:value="26.62298">
            <text:p>26.622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139">
            <text:p>8.139</text:p>
          </table:table-cell>
          <table:table-cell table:formula="of:=ROUND([.J77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SDSS J130327.60+264015.9</text:p>
          </table:table-cell>
          <table:table-cell office:value-type="float" office:value="195.86504">
            <text:p>195.86504</text:p>
          </table:table-cell>
          <table:table-cell office:value-type="float" office:value="26.67109">
            <text:p>26.671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141">
            <text:p>8.141</text:p>
          </table:table-cell>
          <table:table-cell table:formula="of:=ROUND([.J77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SDSS J130312.96+263656.5</text:p>
          </table:table-cell>
          <table:table-cell office:value-type="float" office:value="195.804">
            <text:p>195.804</text:p>
          </table:table-cell>
          <table:table-cell office:value-type="float" office:value="26.61571">
            <text:p>26.615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26">
            <text:p>8.26</text:p>
          </table:table-cell>
          <table:table-cell table:formula="of:=ROUND([.J77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SDSS J130309.10+263412.4</text:p>
          </table:table-cell>
          <table:table-cell office:value-type="float" office:value="195.78794">
            <text:p>195.78794</text:p>
          </table:table-cell>
          <table:table-cell office:value-type="float" office:value="26.57013">
            <text:p>26.570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303">
            <text:p>8.303</text:p>
          </table:table-cell>
          <table:table-cell table:formula="of:=ROUND([.J77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SDSS J130312.38+263252.3</text:p>
          </table:table-cell>
          <table:table-cell office:value-type="float" office:value="195.80159">
            <text:p>195.80159</text:p>
          </table:table-cell>
          <table:table-cell office:value-type="float" office:value="26.54789">
            <text:p>26.547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522">
            <text:p>7.522</text:p>
          </table:table-cell>
          <table:table-cell table:formula="of:=ROUND([.J77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SDSS J130315.12+263616.7</text:p>
          </table:table-cell>
          <table:table-cell office:value-type="float" office:value="195.81304">
            <text:p>195.81304</text:p>
          </table:table-cell>
          <table:table-cell office:value-type="float" office:value="26.60464">
            <text:p>26.604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539">
            <text:p>7.539</text:p>
          </table:table-cell>
          <table:table-cell table:formula="of:=ROUND([.J77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SDSS J130419.13+263546.7</text:p>
          </table:table-cell>
          <table:table-cell office:value-type="float" office:value="196.07974">
            <text:p>196.07974</text:p>
          </table:table-cell>
          <table:table-cell office:value-type="float" office:value="26.59632">
            <text:p>26.596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838">
            <text:p>7.838</text:p>
          </table:table-cell>
          <table:table-cell table:formula="of:=ROUND([.J77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SDSS J130314.43+263719.6</text:p>
          </table:table-cell>
          <table:table-cell office:value-type="float" office:value="195.81014">
            <text:p>195.81014</text:p>
          </table:table-cell>
          <table:table-cell office:value-type="float" office:value="26.62212">
            <text:p>26.622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153">
            <text:p>8.153</text:p>
          </table:table-cell>
          <table:table-cell table:formula="of:=ROUND([.J77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SDSS J130329.07+262556.6</text:p>
          </table:table-cell>
          <table:table-cell office:value-type="float" office:value="195.87113">
            <text:p>195.87113</text:p>
          </table:table-cell>
          <table:table-cell office:value-type="float" office:value="26.4324">
            <text:p>26.43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215">
            <text:p>8.215</text:p>
          </table:table-cell>
          <table:table-cell table:formula="of:=ROUND([.J77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SDSS J130309.20+263404.8</text:p>
          </table:table-cell>
          <table:table-cell office:value-type="float" office:value="195.78835">
            <text:p>195.78835</text:p>
          </table:table-cell>
          <table:table-cell office:value-type="float" office:value="26.56801">
            <text:p>26.568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267">
            <text:p>8.267</text:p>
          </table:table-cell>
          <table:table-cell table:formula="of:=ROUND([.J77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SDSS J130320.40+263927.3</text:p>
          </table:table-cell>
          <table:table-cell office:value-type="float" office:value="195.835">
            <text:p>195.835</text:p>
          </table:table-cell>
          <table:table-cell office:value-type="float" office:value="26.6576">
            <text:p>26.65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449">
            <text:p>8.449</text:p>
          </table:table-cell>
          <table:table-cell table:formula="of:=ROUND([.J78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SDSS J130320.62+263817.7</text:p>
          </table:table-cell>
          <table:table-cell office:value-type="float" office:value="195.83595">
            <text:p>195.83595</text:p>
          </table:table-cell>
          <table:table-cell office:value-type="float" office:value="26.63826">
            <text:p>26.638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597">
            <text:p>7.597</text:p>
          </table:table-cell>
          <table:table-cell table:formula="of:=ROUND([.J78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SDSS J130348.13+264106.7</text:p>
          </table:table-cell>
          <table:table-cell office:value-type="float" office:value="195.95056">
            <text:p>195.95056</text:p>
          </table:table-cell>
          <table:table-cell office:value-type="float" office:value="26.6852">
            <text:p>26.68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891">
            <text:p>7.891</text:p>
          </table:table-cell>
          <table:table-cell table:formula="of:=ROUND([.J78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SDSS J130326.50+262621.4</text:p>
          </table:table-cell>
          <table:table-cell office:value-type="float" office:value="195.86044">
            <text:p>195.86044</text:p>
          </table:table-cell>
          <table:table-cell office:value-type="float" office:value="26.43929">
            <text:p>26.439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142">
            <text:p>8.142</text:p>
          </table:table-cell>
          <table:table-cell table:formula="of:=ROUND([.J78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SDSS J130349.06+264127.4</text:p>
          </table:table-cell>
          <table:table-cell office:value-type="float" office:value="195.95445">
            <text:p>195.95445</text:p>
          </table:table-cell>
          <table:table-cell office:value-type="float" office:value="26.69095">
            <text:p>26.690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25">
            <text:p>8.25</text:p>
          </table:table-cell>
          <table:table-cell table:formula="of:=ROUND([.J78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SDSS J130312.44+263404.8</text:p>
          </table:table-cell>
          <table:table-cell office:value-type="float" office:value="195.80187">
            <text:p>195.80187</text:p>
          </table:table-cell>
          <table:table-cell office:value-type="float" office:value="26.56802">
            <text:p>26.568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546">
            <text:p>7.546</text:p>
          </table:table-cell>
          <table:table-cell table:formula="of:=ROUND([.J78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SDSS J130417.75+262958.0</text:p>
          </table:table-cell>
          <table:table-cell office:value-type="float" office:value="196.07398">
            <text:p>196.07398</text:p>
          </table:table-cell>
          <table:table-cell office:value-type="float" office:value="26.49947">
            <text:p>26.499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823">
            <text:p>7.823</text:p>
          </table:table-cell>
          <table:table-cell table:formula="of:=ROUND([.J78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SDSS J130420.96+263255.9</text:p>
          </table:table-cell>
          <table:table-cell office:value-type="float" office:value="196.08734">
            <text:p>196.08734</text:p>
          </table:table-cell>
          <table:table-cell office:value-type="float" office:value="26.54887">
            <text:p>26.548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829">
            <text:p>7.829</text:p>
          </table:table-cell>
          <table:table-cell table:formula="of:=ROUND([.J78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SDSS J130329.52+264019.2</text:p>
          </table:table-cell>
          <table:table-cell office:value-type="float" office:value="195.87304">
            <text:p>195.87304</text:p>
          </table:table-cell>
          <table:table-cell office:value-type="float" office:value="26.672">
            <text:p>26.6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982">
            <text:p>7.982</text:p>
          </table:table-cell>
          <table:table-cell table:formula="of:=ROUND([.J78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SDSS J130310.83+263455.5</text:p>
          </table:table-cell>
          <table:table-cell office:value-type="float" office:value="195.79513">
            <text:p>195.79513</text:p>
          </table:table-cell>
          <table:table-cell office:value-type="float" office:value="26.5821">
            <text:p>26.58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039">
            <text:p>8.039</text:p>
          </table:table-cell>
          <table:table-cell table:formula="of:=ROUND([.J78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SDSS J130310.03+263433.7</text:p>
          </table:table-cell>
          <table:table-cell office:value-type="float" office:value="195.79182">
            <text:p>195.79182</text:p>
          </table:table-cell>
          <table:table-cell office:value-type="float" office:value="26.57605">
            <text:p>26.576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146">
            <text:p>8.146</text:p>
          </table:table-cell>
          <table:table-cell table:formula="of:=ROUND([.J79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SDSS J130321.78+263925.1</text:p>
          </table:table-cell>
          <table:table-cell office:value-type="float" office:value="195.84077">
            <text:p>195.84077</text:p>
          </table:table-cell>
          <table:table-cell office:value-type="float" office:value="26.657">
            <text:p>26.6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215">
            <text:p>8.215</text:p>
          </table:table-cell>
          <table:table-cell table:formula="of:=ROUND([.J79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SDSS J130404.78+263941.5</text:p>
          </table:table-cell>
          <table:table-cell office:value-type="float" office:value="196.01996">
            <text:p>196.01996</text:p>
          </table:table-cell>
          <table:table-cell office:value-type="float" office:value="26.66153">
            <text:p>26.661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704">
            <text:p>7.704</text:p>
          </table:table-cell>
          <table:table-cell table:formula="of:=ROUND([.J79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SDSS J130312.98+263047.6</text:p>
          </table:table-cell>
          <table:table-cell office:value-type="float" office:value="195.80412">
            <text:p>195.80412</text:p>
          </table:table-cell>
          <table:table-cell office:value-type="float" office:value="26.51324">
            <text:p>26.513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773">
            <text:p>7.773</text:p>
          </table:table-cell>
          <table:table-cell table:formula="of:=ROUND([.J79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SDSS J130314.66+263643.0</text:p>
          </table:table-cell>
          <table:table-cell office:value-type="float" office:value="195.81109">
            <text:p>195.81109</text:p>
          </table:table-cell>
          <table:table-cell office:value-type="float" office:value="26.61196">
            <text:p>26.611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82">
            <text:p>7.82</text:p>
          </table:table-cell>
          <table:table-cell table:formula="of:=ROUND([.J79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SDSS J130310.12+263343.7</text:p>
          </table:table-cell>
          <table:table-cell office:value-type="float" office:value="195.79219">
            <text:p>195.79219</text:p>
          </table:table-cell>
          <table:table-cell office:value-type="float" office:value="26.56217">
            <text:p>26.562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033">
            <text:p>8.033</text:p>
          </table:table-cell>
          <table:table-cell table:formula="of:=ROUND([.J79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SDSS J130357.40+264051.1</text:p>
          </table:table-cell>
          <table:table-cell office:value-type="float" office:value="195.9892">
            <text:p>195.9892</text:p>
          </table:table-cell>
          <table:table-cell office:value-type="float" office:value="26.68086">
            <text:p>26.680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033">
            <text:p>8.033</text:p>
          </table:table-cell>
          <table:table-cell table:formula="of:=ROUND([.J79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SDSS J130413.54+263842.9</text:p>
          </table:table-cell>
          <table:table-cell office:value-type="float" office:value="196.05642">
            <text:p>196.05642</text:p>
          </table:table-cell>
          <table:table-cell office:value-type="float" office:value="26.64527">
            <text:p>26.645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245">
            <text:p>8.245</text:p>
          </table:table-cell>
          <table:table-cell table:formula="of:=ROUND([.J79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SDSS J130317.01+263824.2</text:p>
          </table:table-cell>
          <table:table-cell office:value-type="float" office:value="195.82089">
            <text:p>195.82089</text:p>
          </table:table-cell>
          <table:table-cell office:value-type="float" office:value="26.64006">
            <text:p>26.640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285">
            <text:p>8.285</text:p>
          </table:table-cell>
          <table:table-cell table:formula="of:=ROUND([.J79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SDSS J130406.63+262619.3</text:p>
          </table:table-cell>
          <table:table-cell office:value-type="float" office:value="196.02764">
            <text:p>196.02764</text:p>
          </table:table-cell>
          <table:table-cell office:value-type="float" office:value="26.4387">
            <text:p>26.43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316">
            <text:p>8.316</text:p>
          </table:table-cell>
          <table:table-cell table:formula="of:=ROUND([.J79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SDSS J130358.80+262618.3</text:p>
          </table:table-cell>
          <table:table-cell office:value-type="float" office:value="195.995">
            <text:p>195.995</text:p>
          </table:table-cell>
          <table:table-cell office:value-type="float" office:value="26.43844">
            <text:p>26.438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5">
            <text:p>7.5</text:p>
          </table:table-cell>
          <table:table-cell table:formula="of:=ROUND([.J80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SDSS J130313.03+263132.9</text:p>
          </table:table-cell>
          <table:table-cell office:value-type="float" office:value="195.8043">
            <text:p>195.8043</text:p>
          </table:table-cell>
          <table:table-cell office:value-type="float" office:value="26.52581">
            <text:p>26.525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56">
            <text:p>7.56</text:p>
          </table:table-cell>
          <table:table-cell table:formula="of:=ROUND([.J80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SDSS J130318.03+263738.3</text:p>
          </table:table-cell>
          <table:table-cell office:value-type="float" office:value="195.82516">
            <text:p>195.82516</text:p>
          </table:table-cell>
          <table:table-cell office:value-type="float" office:value="26.62731">
            <text:p>26.627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642">
            <text:p>7.642</text:p>
          </table:table-cell>
          <table:table-cell table:formula="of:=ROUND([.J80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SDSS J130408.71+262720.4</text:p>
          </table:table-cell>
          <table:table-cell office:value-type="float" office:value="196.03632">
            <text:p>196.03632</text:p>
          </table:table-cell>
          <table:table-cell office:value-type="float" office:value="26.45568">
            <text:p>26.455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787">
            <text:p>7.787</text:p>
          </table:table-cell>
          <table:table-cell table:formula="of:=ROUND([.J80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SDSS J130419.61+263540.5</text:p>
          </table:table-cell>
          <table:table-cell office:value-type="float" office:value="196.08173">
            <text:p>196.08173</text:p>
          </table:table-cell>
          <table:table-cell office:value-type="float" office:value="26.5946">
            <text:p>26.59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907">
            <text:p>7.907</text:p>
          </table:table-cell>
          <table:table-cell table:formula="of:=ROUND([.J80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SDSS J130411.85+262749.7</text:p>
          </table:table-cell>
          <table:table-cell office:value-type="float" office:value="196.04941">
            <text:p>196.04941</text:p>
          </table:table-cell>
          <table:table-cell office:value-type="float" office:value="26.46382">
            <text:p>26.463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922">
            <text:p>7.922</text:p>
          </table:table-cell>
          <table:table-cell table:formula="of:=ROUND([.J80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SDSS J130317.81+263803.5</text:p>
          </table:table-cell>
          <table:table-cell office:value-type="float" office:value="195.82424">
            <text:p>195.82424</text:p>
          </table:table-cell>
          <table:table-cell office:value-type="float" office:value="26.63433">
            <text:p>26.634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931">
            <text:p>7.931</text:p>
          </table:table-cell>
          <table:table-cell table:formula="of:=ROUND([.J80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SDSS J130414.36+262812.7</text:p>
          </table:table-cell>
          <table:table-cell office:value-type="float" office:value="196.05986">
            <text:p>196.05986</text:p>
          </table:table-cell>
          <table:table-cell office:value-type="float" office:value="26.47022">
            <text:p>26.470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097">
            <text:p>8.097</text:p>
          </table:table-cell>
          <table:table-cell table:formula="of:=ROUND([.J80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SDSS J130325.50+264006.3</text:p>
          </table:table-cell>
          <table:table-cell office:value-type="float" office:value="195.85626">
            <text:p>195.85626</text:p>
          </table:table-cell>
          <table:table-cell office:value-type="float" office:value="26.66843">
            <text:p>26.668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255">
            <text:p>8.255</text:p>
          </table:table-cell>
          <table:table-cell table:formula="of:=ROUND([.J80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SDSS J130330.22+262543.9</text:p>
          </table:table-cell>
          <table:table-cell office:value-type="float" office:value="195.87595">
            <text:p>195.87595</text:p>
          </table:table-cell>
          <table:table-cell office:value-type="float" office:value="26.42887">
            <text:p>26.428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29">
            <text:p>8.29</text:p>
          </table:table-cell>
          <table:table-cell table:formula="of:=ROUND([.J80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SDSS J130327.74+262648.0</text:p>
          </table:table-cell>
          <table:table-cell office:value-type="float" office:value="195.8656">
            <text:p>195.8656</text:p>
          </table:table-cell>
          <table:table-cell office:value-type="float" office:value="26.44668">
            <text:p>26.446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62">
            <text:p>7.62</text:p>
          </table:table-cell>
          <table:table-cell table:formula="of:=ROUND([.J81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SDSS J130338.64+262537.3</text:p>
          </table:table-cell>
          <table:table-cell office:value-type="float" office:value="195.91104">
            <text:p>195.91104</text:p>
          </table:table-cell>
          <table:table-cell office:value-type="float" office:value="26.42705">
            <text:p>26.427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787">
            <text:p>7.787</text:p>
          </table:table-cell>
          <table:table-cell table:formula="of:=ROUND([.J81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SDSS J130311.17+263408.5</text:p>
          </table:table-cell>
          <table:table-cell office:value-type="float" office:value="195.79658">
            <text:p>195.79658</text:p>
          </table:table-cell>
          <table:table-cell office:value-type="float" office:value="26.56905">
            <text:p>26.569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834">
            <text:p>7.834</text:p>
          </table:table-cell>
          <table:table-cell table:formula="of:=ROUND([.J81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SDSS J130333.61+264103.5</text:p>
          </table:table-cell>
          <table:table-cell office:value-type="float" office:value="195.89006">
            <text:p>195.89006</text:p>
          </table:table-cell>
          <table:table-cell office:value-type="float" office:value="26.68433">
            <text:p>26.684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297">
            <text:p>8.297</text:p>
          </table:table-cell>
          <table:table-cell table:formula="of:=ROUND([.J81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SDSS J130423.35+263400.3</text:p>
          </table:table-cell>
          <table:table-cell office:value-type="float" office:value="196.09729">
            <text:p>196.09729</text:p>
          </table:table-cell>
          <table:table-cell office:value-type="float" office:value="26.56676">
            <text:p>26.566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392">
            <text:p>8.392</text:p>
          </table:table-cell>
          <table:table-cell table:formula="of:=ROUND([.J81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SDSS J130309.10+263127.3</text:p>
          </table:table-cell>
          <table:table-cell office:value-type="float" office:value="195.78794">
            <text:p>195.78794</text:p>
          </table:table-cell>
          <table:table-cell office:value-type="float" office:value="26.52427">
            <text:p>26.524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437">
            <text:p>8.437</text:p>
          </table:table-cell>
          <table:table-cell table:formula="of:=ROUND([.J81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SDSS J130322.77+263841.5</text:p>
          </table:table-cell>
          <table:table-cell office:value-type="float" office:value="195.8449">
            <text:p>195.8449</text:p>
          </table:table-cell>
          <table:table-cell office:value-type="float" office:value="26.64488">
            <text:p>26.64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529">
            <text:p>7.529</text:p>
          </table:table-cell>
          <table:table-cell table:formula="of:=ROUND([.J81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SDSS J130317.18+263714.0</text:p>
          </table:table-cell>
          <table:table-cell office:value-type="float" office:value="195.82161">
            <text:p>195.82161</text:p>
          </table:table-cell>
          <table:table-cell office:value-type="float" office:value="26.62058">
            <text:p>26.620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578">
            <text:p>7.578</text:p>
          </table:table-cell>
          <table:table-cell table:formula="of:=ROUND([.J81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SDSS J130315.17+263624.0</text:p>
          </table:table-cell>
          <table:table-cell office:value-type="float" office:value="195.81324">
            <text:p>195.81324</text:p>
          </table:table-cell>
          <table:table-cell office:value-type="float" office:value="26.60667">
            <text:p>26.606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579">
            <text:p>7.579</text:p>
          </table:table-cell>
          <table:table-cell table:formula="of:=ROUND([.J81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SDSS J130343.45+264058.4</text:p>
          </table:table-cell>
          <table:table-cell office:value-type="float" office:value="195.93107">
            <text:p>195.93107</text:p>
          </table:table-cell>
          <table:table-cell office:value-type="float" office:value="26.68291">
            <text:p>26.682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759">
            <text:p>7.759</text:p>
          </table:table-cell>
          <table:table-cell table:formula="of:=ROUND([.J81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SDSS J130333.97+264103.1</text:p>
          </table:table-cell>
          <table:table-cell office:value-type="float" office:value="195.89154">
            <text:p>195.89154</text:p>
          </table:table-cell>
          <table:table-cell office:value-type="float" office:value="26.6842">
            <text:p>26.68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264">
            <text:p>8.264</text:p>
          </table:table-cell>
          <table:table-cell table:formula="of:=ROUND([.J82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DSS J130308.26+263301.4</text:p>
          </table:table-cell>
          <table:table-cell office:value-type="float" office:value="195.78446">
            <text:p>195.78446</text:p>
          </table:table-cell>
          <table:table-cell office:value-type="float" office:value="26.55041">
            <text:p>26.550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436">
            <text:p>8.436</text:p>
          </table:table-cell>
          <table:table-cell table:formula="of:=ROUND([.J82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SDSS J130315.12+263611.7</text:p>
          </table:table-cell>
          <table:table-cell office:value-type="float" office:value="195.81303">
            <text:p>195.81303</text:p>
          </table:table-cell>
          <table:table-cell office:value-type="float" office:value="26.60328">
            <text:p>26.603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507">
            <text:p>7.507</text:p>
          </table:table-cell>
          <table:table-cell table:formula="of:=ROUND([.J82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SDSS J130312.91+263143.6</text:p>
          </table:table-cell>
          <table:table-cell office:value-type="float" office:value="195.80383">
            <text:p>195.80383</text:p>
          </table:table-cell>
          <table:table-cell office:value-type="float" office:value="26.5288">
            <text:p>26.52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546">
            <text:p>7.546</text:p>
          </table:table-cell>
          <table:table-cell table:formula="of:=ROUND([.J82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SDSS J130322.39+262750.0</text:p>
          </table:table-cell>
          <table:table-cell office:value-type="float" office:value="195.84332">
            <text:p>195.84332</text:p>
          </table:table-cell>
          <table:table-cell office:value-type="float" office:value="26.46391">
            <text:p>26.463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551">
            <text:p>7.551</text:p>
          </table:table-cell>
          <table:table-cell table:formula="of:=ROUND([.J82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SDSS J130312.05+263345.4</text:p>
          </table:table-cell>
          <table:table-cell office:value-type="float" office:value="195.80025">
            <text:p>195.80025</text:p>
          </table:table-cell>
          <table:table-cell office:value-type="float" office:value="26.56262">
            <text:p>26.562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603">
            <text:p>7.603</text:p>
          </table:table-cell>
          <table:table-cell table:formula="of:=ROUND([.J82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SDSS J130410.69+262747.4</text:p>
          </table:table-cell>
          <table:table-cell office:value-type="float" office:value="196.04456">
            <text:p>196.04456</text:p>
          </table:table-cell>
          <table:table-cell office:value-type="float" office:value="26.46319">
            <text:p>26.463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76">
            <text:p>7.76</text:p>
          </table:table-cell>
          <table:table-cell table:formula="of:=ROUND([.J82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SDSS J130318.63+263809.3</text:p>
          </table:table-cell>
          <table:table-cell office:value-type="float" office:value="195.82764">
            <text:p>195.82764</text:p>
          </table:table-cell>
          <table:table-cell office:value-type="float" office:value="26.63592">
            <text:p>26.635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847">
            <text:p>7.847</text:p>
          </table:table-cell>
          <table:table-cell table:formula="of:=ROUND([.J82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DSS J130348.93+264107.4</text:p>
          </table:table-cell>
          <table:table-cell office:value-type="float" office:value="195.9539">
            <text:p>195.9539</text:p>
          </table:table-cell>
          <table:table-cell office:value-type="float" office:value="26.68541">
            <text:p>26.685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916">
            <text:p>7.916</text:p>
          </table:table-cell>
          <table:table-cell table:formula="of:=ROUND([.J82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SDSS J130313.04+263618.6</text:p>
          </table:table-cell>
          <table:table-cell office:value-type="float" office:value="195.80436">
            <text:p>195.80436</text:p>
          </table:table-cell>
          <table:table-cell office:value-type="float" office:value="26.60519">
            <text:p>26.605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98">
            <text:p>7.98</text:p>
          </table:table-cell>
          <table:table-cell table:formula="of:=ROUND([.J82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SDSS J130312.51+262956.2</text:p>
          </table:table-cell>
          <table:table-cell office:value-type="float" office:value="195.80215">
            <text:p>195.80215</text:p>
          </table:table-cell>
          <table:table-cell office:value-type="float" office:value="26.49896">
            <text:p>26.498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18">
            <text:p>8.18</text:p>
          </table:table-cell>
          <table:table-cell table:formula="of:=ROUND([.J83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SDSS J130353.50+262512.8</text:p>
          </table:table-cell>
          <table:table-cell office:value-type="float" office:value="195.97292">
            <text:p>195.97292</text:p>
          </table:table-cell>
          <table:table-cell office:value-type="float" office:value="26.42025">
            <text:p>26.420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196">
            <text:p>8.196</text:p>
          </table:table-cell>
          <table:table-cell table:formula="of:=ROUND([.J83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SDSS J130318.41+263848.7</text:p>
          </table:table-cell>
          <table:table-cell office:value-type="float" office:value="195.82672">
            <text:p>195.82672</text:p>
          </table:table-cell>
          <table:table-cell office:value-type="float" office:value="26.64688">
            <text:p>26.646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311">
            <text:p>8.311</text:p>
          </table:table-cell>
          <table:table-cell table:formula="of:=ROUND([.J83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SDSS J130331.15+264011.1</text:p>
          </table:table-cell>
          <table:table-cell office:value-type="float" office:value="195.87981">
            <text:p>195.87981</text:p>
          </table:table-cell>
          <table:table-cell office:value-type="float" office:value="26.66976">
            <text:p>26.669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699">
            <text:p>7.699</text:p>
          </table:table-cell>
          <table:table-cell table:formula="of:=ROUND([.J83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SDSS J130353.77+262543.4</text:p>
          </table:table-cell>
          <table:table-cell office:value-type="float" office:value="195.97406">
            <text:p>195.97406</text:p>
          </table:table-cell>
          <table:table-cell office:value-type="float" office:value="26.42873">
            <text:p>26.428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712">
            <text:p>7.712</text:p>
          </table:table-cell>
          <table:table-cell table:formula="of:=ROUND([.J83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SDSS J130329.08+262628.8</text:p>
          </table:table-cell>
          <table:table-cell office:value-type="float" office:value="195.87118">
            <text:p>195.87118</text:p>
          </table:table-cell>
          <table:table-cell office:value-type="float" office:value="26.44134">
            <text:p>26.441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741">
            <text:p>7.741</text:p>
          </table:table-cell>
          <table:table-cell table:formula="of:=ROUND([.J83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SDSS J130356.05+264050.8</text:p>
          </table:table-cell>
          <table:table-cell office:value-type="float" office:value="195.98357">
            <text:p>195.98357</text:p>
          </table:table-cell>
          <table:table-cell office:value-type="float" office:value="26.68079">
            <text:p>26.680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938">
            <text:p>7.938</text:p>
          </table:table-cell>
          <table:table-cell table:formula="of:=ROUND([.J83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SDSS J130349.55+264111.4</text:p>
          </table:table-cell>
          <table:table-cell office:value-type="float" office:value="195.9565">
            <text:p>195.9565</text:p>
          </table:table-cell>
          <table:table-cell office:value-type="float" office:value="26.6865">
            <text:p>26.68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994">
            <text:p>7.994</text:p>
          </table:table-cell>
          <table:table-cell table:formula="of:=ROUND([.J83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SDSS J130310.73+263512.1</text:p>
          </table:table-cell>
          <table:table-cell office:value-type="float" office:value="195.79474">
            <text:p>195.79474</text:p>
          </table:table-cell>
          <table:table-cell office:value-type="float" office:value="26.5867">
            <text:p>26.58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122">
            <text:p>8.122</text:p>
          </table:table-cell>
          <table:table-cell table:formula="of:=ROUND([.J83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SDSS J130422.86+263416.6</text:p>
          </table:table-cell>
          <table:table-cell office:value-type="float" office:value="196.09528">
            <text:p>196.09528</text:p>
          </table:table-cell>
          <table:table-cell office:value-type="float" office:value="26.5713">
            <text:p>26.57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314">
            <text:p>8.314</text:p>
          </table:table-cell>
          <table:table-cell table:formula="of:=ROUND([.J83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DSS J130308.92+263156.1</text:p>
          </table:table-cell>
          <table:table-cell office:value-type="float" office:value="195.78718">
            <text:p>195.78718</text:p>
          </table:table-cell>
          <table:table-cell office:value-type="float" office:value="26.53226">
            <text:p>26.532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389">
            <text:p>8.389</text:p>
          </table:table-cell>
          <table:table-cell table:formula="of:=ROUND([.J84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SDSS J130318.42+262839.8</text:p>
          </table:table-cell>
          <table:table-cell office:value-type="float" office:value="195.82677">
            <text:p>195.82677</text:p>
          </table:table-cell>
          <table:table-cell office:value-type="float" office:value="26.47773">
            <text:p>26.477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675">
            <text:p>7.675</text:p>
          </table:table-cell>
          <table:table-cell table:formula="of:=ROUND([.J84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SDSS J130323.29+263904.7</text:p>
          </table:table-cell>
          <table:table-cell office:value-type="float" office:value="195.84705">
            <text:p>195.84705</text:p>
          </table:table-cell>
          <table:table-cell office:value-type="float" office:value="26.65131">
            <text:p>26.651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737">
            <text:p>7.737</text:p>
          </table:table-cell>
          <table:table-cell table:formula="of:=ROUND([.J84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SDSS J130356.43+264043.5</text:p>
          </table:table-cell>
          <table:table-cell office:value-type="float" office:value="195.98515">
            <text:p>195.98515</text:p>
          </table:table-cell>
          <table:table-cell office:value-type="float" office:value="26.67876">
            <text:p>26.678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846">
            <text:p>7.846</text:p>
          </table:table-cell>
          <table:table-cell table:formula="of:=ROUND([.J84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SDSS J130314.77+263656.0</text:p>
          </table:table-cell>
          <table:table-cell office:value-type="float" office:value="195.81157">
            <text:p>195.81157</text:p>
          </table:table-cell>
          <table:table-cell office:value-type="float" office:value="26.61556">
            <text:p>26.615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895">
            <text:p>7.895</text:p>
          </table:table-cell>
          <table:table-cell table:formula="of:=ROUND([.J84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SDSS J130342.33+262521.8</text:p>
          </table:table-cell>
          <table:table-cell office:value-type="float" office:value="195.9264">
            <text:p>195.9264</text:p>
          </table:table-cell>
          <table:table-cell office:value-type="float" office:value="26.42273">
            <text:p>26.422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915">
            <text:p>7.915</text:p>
          </table:table-cell>
          <table:table-cell table:formula="of:=ROUND([.J84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DSS J130310.81+263414.3</text:p>
          </table:table-cell>
          <table:table-cell office:value-type="float" office:value="195.79507">
            <text:p>195.79507</text:p>
          </table:table-cell>
          <table:table-cell office:value-type="float" office:value="26.57066">
            <text:p>26.570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927">
            <text:p>7.927</text:p>
          </table:table-cell>
          <table:table-cell table:formula="of:=ROUND([.J84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SDSS J130333.12+264041.7</text:p>
          </table:table-cell>
          <table:table-cell office:value-type="float" office:value="195.88801">
            <text:p>195.88801</text:p>
          </table:table-cell>
          <table:table-cell office:value-type="float" office:value="26.67826">
            <text:p>26.678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994">
            <text:p>7.994</text:p>
          </table:table-cell>
          <table:table-cell table:formula="of:=ROUND([.J84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SDSS J130310.46+263120.9</text:p>
          </table:table-cell>
          <table:table-cell office:value-type="float" office:value="195.79359">
            <text:p>195.79359</text:p>
          </table:table-cell>
          <table:table-cell office:value-type="float" office:value="26.5225">
            <text:p>26.52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165">
            <text:p>8.165</text:p>
          </table:table-cell>
          <table:table-cell table:formula="of:=ROUND([.J84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SDSS J130317.08+262809.7</text:p>
          </table:table-cell>
          <table:table-cell office:value-type="float" office:value="195.82119">
            <text:p>195.82119</text:p>
          </table:table-cell>
          <table:table-cell office:value-type="float" office:value="26.46937">
            <text:p>26.469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217">
            <text:p>8.217</text:p>
          </table:table-cell>
          <table:table-cell table:formula="of:=ROUND([.J84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SDSS J130319.59+262728.2</text:p>
          </table:table-cell>
          <table:table-cell office:value-type="float" office:value="195.83166">
            <text:p>195.83166</text:p>
          </table:table-cell>
          <table:table-cell office:value-type="float" office:value="26.45784">
            <text:p>26.457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251">
            <text:p>8.251</text:p>
          </table:table-cell>
          <table:table-cell table:formula="of:=ROUND([.J85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SDSS J130420.81+263609.6</text:p>
          </table:table-cell>
          <table:table-cell office:value-type="float" office:value="196.08671">
            <text:p>196.08671</text:p>
          </table:table-cell>
          <table:table-cell office:value-type="float" office:value="26.60268">
            <text:p>26.602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319">
            <text:p>8.319</text:p>
          </table:table-cell>
          <table:table-cell table:formula="of:=ROUND([.J85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DSS J130310.91+263011.1</text:p>
          </table:table-cell>
          <table:table-cell office:value-type="float" office:value="195.79546">
            <text:p>195.79546</text:p>
          </table:table-cell>
          <table:table-cell office:value-type="float" office:value="26.5031">
            <text:p>26.50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416">
            <text:p>8.416</text:p>
          </table:table-cell>
          <table:table-cell table:formula="of:=ROUND([.J85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SDSS J130308.16+263314.8</text:p>
          </table:table-cell>
          <table:table-cell office:value-type="float" office:value="195.78401">
            <text:p>195.78401</text:p>
          </table:table-cell>
          <table:table-cell office:value-type="float" office:value="26.55411">
            <text:p>26.554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457">
            <text:p>8.457</text:p>
          </table:table-cell>
          <table:table-cell table:formula="of:=ROUND([.J85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SDSS J130416.85+263010.8</text:p>
          </table:table-cell>
          <table:table-cell office:value-type="float" office:value="196.07023">
            <text:p>196.07023</text:p>
          </table:table-cell>
          <table:table-cell office:value-type="float" office:value="26.503">
            <text:p>26.5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552">
            <text:p>7.552</text:p>
          </table:table-cell>
          <table:table-cell table:formula="of:=ROUND([.J85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SDSS J130336.75+262556.4</text:p>
          </table:table-cell>
          <table:table-cell office:value-type="float" office:value="195.90315">
            <text:p>195.90315</text:p>
          </table:table-cell>
          <table:table-cell office:value-type="float" office:value="26.43236">
            <text:p>26.432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581">
            <text:p>7.581</text:p>
          </table:table-cell>
          <table:table-cell table:formula="of:=ROUND([.J85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SDSS J130406.48+262707.1</text:p>
          </table:table-cell>
          <table:table-cell office:value-type="float" office:value="196.02704">
            <text:p>196.02704</text:p>
          </table:table-cell>
          <table:table-cell office:value-type="float" office:value="26.45199">
            <text:p>26.451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646">
            <text:p>7.646</text:p>
          </table:table-cell>
          <table:table-cell table:formula="of:=ROUND([.J85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SDSS J130338.79+262538.2</text:p>
          </table:table-cell>
          <table:table-cell office:value-type="float" office:value="195.91165">
            <text:p>195.91165</text:p>
          </table:table-cell>
          <table:table-cell office:value-type="float" office:value="26.42728">
            <text:p>26.427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767">
            <text:p>7.767</text:p>
          </table:table-cell>
          <table:table-cell table:formula="of:=ROUND([.J85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SDSS J130316.33+263727.8</text:p>
          </table:table-cell>
          <table:table-cell office:value-type="float" office:value="195.81806">
            <text:p>195.81806</text:p>
          </table:table-cell>
          <table:table-cell office:value-type="float" office:value="26.62441">
            <text:p>26.624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862">
            <text:p>7.862</text:p>
          </table:table-cell>
          <table:table-cell table:formula="of:=ROUND([.J85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SDSS J130346.56+264125.9</text:p>
          </table:table-cell>
          <table:table-cell office:value-type="float" office:value="195.94401">
            <text:p>195.94401</text:p>
          </table:table-cell>
          <table:table-cell office:value-type="float" office:value="26.69053">
            <text:p>26.690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197">
            <text:p>8.197</text:p>
          </table:table-cell>
          <table:table-cell table:formula="of:=ROUND([.J85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SDSS J130311.20+263031.0</text:p>
          </table:table-cell>
          <table:table-cell office:value-type="float" office:value="195.79668">
            <text:p>195.79668</text:p>
          </table:table-cell>
          <table:table-cell office:value-type="float" office:value="26.50861">
            <text:p>26.508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24">
            <text:p>8.24</text:p>
          </table:table-cell>
          <table:table-cell table:formula="of:=ROUND([.J86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SDSS J130319.21+263859.5</text:p>
          </table:table-cell>
          <table:table-cell office:value-type="float" office:value="195.83008">
            <text:p>195.83008</text:p>
          </table:table-cell>
          <table:table-cell office:value-type="float" office:value="26.64988">
            <text:p>26.649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302">
            <text:p>8.302</text:p>
          </table:table-cell>
          <table:table-cell table:formula="of:=ROUND([.J86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SDSS J130422.36+263132.7</text:p>
          </table:table-cell>
          <table:table-cell office:value-type="float" office:value="196.09318">
            <text:p>196.09318</text:p>
          </table:table-cell>
          <table:table-cell office:value-type="float" office:value="26.52577">
            <text:p>26.525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311">
            <text:p>8.311</text:p>
          </table:table-cell>
          <table:table-cell table:formula="of:=ROUND([.J86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SDSS J130404.11+262652.2</text:p>
          </table:table-cell>
          <table:table-cell office:value-type="float" office:value="196.01713">
            <text:p>196.01713</text:p>
          </table:table-cell>
          <table:table-cell office:value-type="float" office:value="26.44784">
            <text:p>26.447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548">
            <text:p>7.548</text:p>
          </table:table-cell>
          <table:table-cell table:formula="of:=ROUND([.J86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SDSS J130401.37+262545.9</text:p>
          </table:table-cell>
          <table:table-cell office:value-type="float" office:value="196.00572">
            <text:p>196.00572</text:p>
          </table:table-cell>
          <table:table-cell office:value-type="float" office:value="26.42942">
            <text:p>26.429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227">
            <text:p>8.227</text:p>
          </table:table-cell>
          <table:table-cell table:formula="of:=ROUND([.J86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SDSS J130416.46+263800.6</text:p>
          </table:table-cell>
          <table:table-cell office:value-type="float" office:value="196.06859">
            <text:p>196.06859</text:p>
          </table:table-cell>
          <table:table-cell office:value-type="float" office:value="26.63352">
            <text:p>26.633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321">
            <text:p>8.321</text:p>
          </table:table-cell>
          <table:table-cell table:formula="of:=ROUND([.J86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SDSS J130328.53+263943.1</text:p>
          </table:table-cell>
          <table:table-cell office:value-type="float" office:value="195.86889">
            <text:p>195.86889</text:p>
          </table:table-cell>
          <table:table-cell office:value-type="float" office:value="26.66197">
            <text:p>26.661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565">
            <text:p>7.565</text:p>
          </table:table-cell>
          <table:table-cell table:formula="of:=ROUND([.J86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SDSS J130410.28+262753.7</text:p>
          </table:table-cell>
          <table:table-cell office:value-type="float" office:value="196.04285">
            <text:p>196.04285</text:p>
          </table:table-cell>
          <table:table-cell office:value-type="float" office:value="26.46492">
            <text:p>26.464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621">
            <text:p>7.621</text:p>
          </table:table-cell>
          <table:table-cell table:formula="of:=ROUND([.J86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SDSS J130327.26+262651.5</text:p>
          </table:table-cell>
          <table:table-cell office:value-type="float" office:value="195.86361">
            <text:p>195.86361</text:p>
          </table:table-cell>
          <table:table-cell office:value-type="float" office:value="26.44766">
            <text:p>26.447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628">
            <text:p>7.628</text:p>
          </table:table-cell>
          <table:table-cell table:formula="of:=ROUND([.J86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SDSS J130400.23+264016.4</text:p>
          </table:table-cell>
          <table:table-cell office:value-type="float" office:value="196.00098">
            <text:p>196.00098</text:p>
          </table:table-cell>
          <table:table-cell office:value-type="float" office:value="26.67123">
            <text:p>26.671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726">
            <text:p>7.726</text:p>
          </table:table-cell>
          <table:table-cell table:formula="of:=ROUND([.J86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SDSS J130415.22+263755.7</text:p>
          </table:table-cell>
          <table:table-cell office:value-type="float" office:value="196.06346">
            <text:p>196.06346</text:p>
          </table:table-cell>
          <table:table-cell office:value-type="float" office:value="26.63215">
            <text:p>26.632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049">
            <text:p>8.049</text:p>
          </table:table-cell>
          <table:table-cell table:formula="of:=ROUND([.J87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SDSS J130403.41+264022.9</text:p>
          </table:table-cell>
          <table:table-cell office:value-type="float" office:value="196.01425">
            <text:p>196.01425</text:p>
          </table:table-cell>
          <table:table-cell office:value-type="float" office:value="26.67303">
            <text:p>26.673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14">
            <text:p>8.14</text:p>
          </table:table-cell>
          <table:table-cell table:formula="of:=ROUND([.J87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SDSS J130311.18+263048.3</text:p>
          </table:table-cell>
          <table:table-cell office:value-type="float" office:value="195.79661">
            <text:p>195.79661</text:p>
          </table:table-cell>
          <table:table-cell office:value-type="float" office:value="26.51343">
            <text:p>26.513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153">
            <text:p>8.153</text:p>
          </table:table-cell>
          <table:table-cell table:formula="of:=ROUND([.J87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SDSS J130310.11+263506.6</text:p>
          </table:table-cell>
          <table:table-cell office:value-type="float" office:value="195.79217">
            <text:p>195.79217</text:p>
          </table:table-cell>
          <table:table-cell office:value-type="float" office:value="26.58517">
            <text:p>26.585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234">
            <text:p>8.234</text:p>
          </table:table-cell>
          <table:table-cell table:formula="of:=ROUND([.J87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SDSS J130347.59+262500.5</text:p>
          </table:table-cell>
          <table:table-cell office:value-type="float" office:value="195.9483">
            <text:p>195.9483</text:p>
          </table:table-cell>
          <table:table-cell office:value-type="float" office:value="26.41682">
            <text:p>26.416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235">
            <text:p>8.235</text:p>
          </table:table-cell>
          <table:table-cell table:formula="of:=ROUND([.J87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SDSS J130321.72+263931.9</text:p>
          </table:table-cell>
          <table:table-cell office:value-type="float" office:value="195.84051">
            <text:p>195.84051</text:p>
          </table:table-cell>
          <table:table-cell office:value-type="float" office:value="26.65886">
            <text:p>26.658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309">
            <text:p>8.309</text:p>
          </table:table-cell>
          <table:table-cell table:formula="of:=ROUND([.J87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SDSS J130331.61+264055.0</text:p>
          </table:table-cell>
          <table:table-cell office:value-type="float" office:value="195.88171">
            <text:p>195.88171</text:p>
          </table:table-cell>
          <table:table-cell office:value-type="float" office:value="26.68196">
            <text:p>26.681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326">
            <text:p>8.326</text:p>
          </table:table-cell>
          <table:table-cell table:formula="of:=ROUND([.J87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SDSS J130328.89+262646.0</text:p>
          </table:table-cell>
          <table:table-cell office:value-type="float" office:value="195.87038">
            <text:p>195.87038</text:p>
          </table:table-cell>
          <table:table-cell office:value-type="float" office:value="26.44613">
            <text:p>26.446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514">
            <text:p>7.514</text:p>
          </table:table-cell>
          <table:table-cell table:formula="of:=ROUND([.J87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SDSS J130321.70+263828.8</text:p>
          </table:table-cell>
          <table:table-cell office:value-type="float" office:value="195.84046">
            <text:p>195.84046</text:p>
          </table:table-cell>
          <table:table-cell office:value-type="float" office:value="26.64134">
            <text:p>26.641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546">
            <text:p>7.546</text:p>
          </table:table-cell>
          <table:table-cell table:formula="of:=ROUND([.J87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SDSS J130409.13+262744.9</text:p>
          </table:table-cell>
          <table:table-cell office:value-type="float" office:value="196.03807">
            <text:p>196.03807</text:p>
          </table:table-cell>
          <table:table-cell office:value-type="float" office:value="26.46249">
            <text:p>26.462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546">
            <text:p>7.546</text:p>
          </table:table-cell>
          <table:table-cell table:formula="of:=ROUND([.J87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SDSS J130411.45+262816.3</text:p>
          </table:table-cell>
          <table:table-cell office:value-type="float" office:value="196.04773">
            <text:p>196.04773</text:p>
          </table:table-cell>
          <table:table-cell office:value-type="float" office:value="26.47122">
            <text:p>26.47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557">
            <text:p>7.557</text:p>
          </table:table-cell>
          <table:table-cell table:formula="of:=ROUND([.J88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SDSS J130314.08+263620.8</text:p>
          </table:table-cell>
          <table:table-cell office:value-type="float" office:value="195.80867">
            <text:p>195.80867</text:p>
          </table:table-cell>
          <table:table-cell office:value-type="float" office:value="26.60579">
            <text:p>26.605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781">
            <text:p>7.781</text:p>
          </table:table-cell>
          <table:table-cell table:formula="of:=ROUND([.J88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SDSS J130341.75+264105.2</text:p>
          </table:table-cell>
          <table:table-cell office:value-type="float" office:value="195.92399">
            <text:p>195.92399</text:p>
          </table:table-cell>
          <table:table-cell office:value-type="float" office:value="26.6848">
            <text:p>26.68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909">
            <text:p>7.909</text:p>
          </table:table-cell>
          <table:table-cell table:formula="of:=ROUND([.J88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SDSS J130317.26+263753.3</text:p>
          </table:table-cell>
          <table:table-cell office:value-type="float" office:value="195.82192">
            <text:p>195.82192</text:p>
          </table:table-cell>
          <table:table-cell office:value-type="float" office:value="26.63148">
            <text:p>26.631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929">
            <text:p>7.929</text:p>
          </table:table-cell>
          <table:table-cell table:formula="of:=ROUND([.J88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SDSS J130331.77+262548.7</text:p>
          </table:table-cell>
          <table:table-cell office:value-type="float" office:value="195.88238">
            <text:p>195.88238</text:p>
          </table:table-cell>
          <table:table-cell office:value-type="float" office:value="26.4302">
            <text:p>26.43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076">
            <text:p>8.076</text:p>
          </table:table-cell>
          <table:table-cell table:formula="of:=ROUND([.J88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SDSS J130309.87+263406.8</text:p>
          </table:table-cell>
          <table:table-cell office:value-type="float" office:value="195.79113">
            <text:p>195.79113</text:p>
          </table:table-cell>
          <table:table-cell office:value-type="float" office:value="26.56856">
            <text:p>26.568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122">
            <text:p>8.122</text:p>
          </table:table-cell>
          <table:table-cell table:formula="of:=ROUND([.J88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DSS J130409.67+262642.8</text:p>
          </table:table-cell>
          <table:table-cell office:value-type="float" office:value="196.04029">
            <text:p>196.04029</text:p>
          </table:table-cell>
          <table:table-cell office:value-type="float" office:value="26.44524">
            <text:p>26.445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404">
            <text:p>8.404</text:p>
          </table:table-cell>
          <table:table-cell table:formula="of:=ROUND([.J88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SDSS J130310.94+263623.1</text:p>
          </table:table-cell>
          <table:table-cell office:value-type="float" office:value="195.79561">
            <text:p>195.79561</text:p>
          </table:table-cell>
          <table:table-cell office:value-type="float" office:value="26.60642">
            <text:p>26.606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442">
            <text:p>8.442</text:p>
          </table:table-cell>
          <table:table-cell table:formula="of:=ROUND([.J88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SDSS J130313.47+263100.9</text:p>
          </table:table-cell>
          <table:table-cell office:value-type="float" office:value="195.80614">
            <text:p>195.80614</text:p>
          </table:table-cell>
          <table:table-cell office:value-type="float" office:value="26.51693">
            <text:p>26.516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602">
            <text:p>7.602</text:p>
          </table:table-cell>
          <table:table-cell table:formula="of:=ROUND([.J88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SDSS J130323.73+263928.8</text:p>
          </table:table-cell>
          <table:table-cell office:value-type="float" office:value="195.84891">
            <text:p>195.84891</text:p>
          </table:table-cell>
          <table:table-cell office:value-type="float" office:value="26.65802">
            <text:p>26.658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983">
            <text:p>7.983</text:p>
          </table:table-cell>
          <table:table-cell table:formula="of:=ROUND([.J88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SDSS J130310.21+263300.5</text:p>
          </table:table-cell>
          <table:table-cell office:value-type="float" office:value="195.79257">
            <text:p>195.79257</text:p>
          </table:table-cell>
          <table:table-cell office:value-type="float" office:value="26.55016">
            <text:p>26.550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001">
            <text:p>8.001</text:p>
          </table:table-cell>
          <table:table-cell table:formula="of:=ROUND([.J89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SDSS J130312.41+263607.2</text:p>
          </table:table-cell>
          <table:table-cell office:value-type="float" office:value="195.80174">
            <text:p>195.80174</text:p>
          </table:table-cell>
          <table:table-cell office:value-type="float" office:value="26.60203">
            <text:p>26.602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04">
            <text:p>8.04</text:p>
          </table:table-cell>
          <table:table-cell table:formula="of:=ROUND([.J89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SDSS J130320.09+262727.7</text:p>
          </table:table-cell>
          <table:table-cell office:value-type="float" office:value="195.83371">
            <text:p>195.83371</text:p>
          </table:table-cell>
          <table:table-cell office:value-type="float" office:value="26.45772">
            <text:p>26.457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178">
            <text:p>8.178</text:p>
          </table:table-cell>
          <table:table-cell table:formula="of:=ROUND([.J89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SDSS J130311.27+263554.9</text:p>
          </table:table-cell>
          <table:table-cell office:value-type="float" office:value="195.79697">
            <text:p>195.79697</text:p>
          </table:table-cell>
          <table:table-cell office:value-type="float" office:value="26.59859">
            <text:p>26.598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21">
            <text:p>8.21</text:p>
          </table:table-cell>
          <table:table-cell table:formula="of:=ROUND([.J89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SDSS J130418.41+263728.2</text:p>
          </table:table-cell>
          <table:table-cell office:value-type="float" office:value="196.07675">
            <text:p>196.07675</text:p>
          </table:table-cell>
          <table:table-cell office:value-type="float" office:value="26.62451">
            <text:p>26.624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398">
            <text:p>8.398</text:p>
          </table:table-cell>
          <table:table-cell table:formula="of:=ROUND([.J89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SDSS J130319.42+263756.3</text:p>
          </table:table-cell>
          <table:table-cell office:value-type="float" office:value="195.83094">
            <text:p>195.83094</text:p>
          </table:table-cell>
          <table:table-cell office:value-type="float" office:value="26.63233">
            <text:p>26.632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574">
            <text:p>7.574</text:p>
          </table:table-cell>
          <table:table-cell table:formula="of:=ROUND([.J89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SDSS J130348.76+264102.0</text:p>
          </table:table-cell>
          <table:table-cell office:value-type="float" office:value="195.95319">
            <text:p>195.95319</text:p>
          </table:table-cell>
          <table:table-cell office:value-type="float" office:value="26.68392">
            <text:p>26.683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824">
            <text:p>7.824</text:p>
          </table:table-cell>
          <table:table-cell table:formula="of:=ROUND([.J89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SDSS J130310.88+263351.4</text:p>
          </table:table-cell>
          <table:table-cell office:value-type="float" office:value="195.79535">
            <text:p>195.79535</text:p>
          </table:table-cell>
          <table:table-cell office:value-type="float" office:value="26.5643">
            <text:p>26.56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873">
            <text:p>7.873</text:p>
          </table:table-cell>
          <table:table-cell table:formula="of:=ROUND([.J89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SDSS J130421.18+263352.9</text:p>
          </table:table-cell>
          <table:table-cell office:value-type="float" office:value="196.08829">
            <text:p>196.08829</text:p>
          </table:table-cell>
          <table:table-cell office:value-type="float" office:value="26.5647">
            <text:p>26.56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9">
            <text:p>7.9</text:p>
          </table:table-cell>
          <table:table-cell table:formula="of:=ROUND([.J89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SDSS J130312.25+263414.1</text:p>
          </table:table-cell>
          <table:table-cell office:value-type="float" office:value="195.80107">
            <text:p>195.80107</text:p>
          </table:table-cell>
          <table:table-cell office:value-type="float" office:value="26.57061">
            <text:p>26.570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607">
            <text:p>7.607</text:p>
          </table:table-cell>
          <table:table-cell table:formula="of:=ROUND([.J89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DSS J130322.05+262738.2</text:p>
          </table:table-cell>
          <table:table-cell office:value-type="float" office:value="195.8419">
            <text:p>195.8419</text:p>
          </table:table-cell>
          <table:table-cell office:value-type="float" office:value="26.46062">
            <text:p>26.460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746">
            <text:p>7.746</text:p>
          </table:table-cell>
          <table:table-cell table:formula="of:=ROUND([.J90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SDSS J130314.27+262904.4</text:p>
          </table:table-cell>
          <table:table-cell office:value-type="float" office:value="195.80947">
            <text:p>195.80947</text:p>
          </table:table-cell>
          <table:table-cell office:value-type="float" office:value="26.48457">
            <text:p>26.484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224">
            <text:p>8.224</text:p>
          </table:table-cell>
          <table:table-cell table:formula="of:=ROUND([.J90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SDSS J130310.88+263033.5</text:p>
          </table:table-cell>
          <table:table-cell office:value-type="float" office:value="195.79534">
            <text:p>195.79534</text:p>
          </table:table-cell>
          <table:table-cell office:value-type="float" office:value="26.50933">
            <text:p>26.509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294">
            <text:p>8.294</text:p>
          </table:table-cell>
          <table:table-cell table:formula="of:=ROUND([.J90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SDSS J130309.00+263501.7</text:p>
          </table:table-cell>
          <table:table-cell office:value-type="float" office:value="195.78752">
            <text:p>195.78752</text:p>
          </table:table-cell>
          <table:table-cell office:value-type="float" office:value="26.58381">
            <text:p>26.583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46">
            <text:p>8.46</text:p>
          </table:table-cell>
          <table:table-cell table:formula="of:=ROUND([.J90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SDSS J130315.59+262923.0</text:p>
          </table:table-cell>
          <table:table-cell office:value-type="float" office:value="195.81496">
            <text:p>195.81496</text:p>
          </table:table-cell>
          <table:table-cell office:value-type="float" office:value="26.48974">
            <text:p>26.489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813">
            <text:p>7.813</text:p>
          </table:table-cell>
          <table:table-cell table:formula="of:=ROUND([.J90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SDSS J130415.31+262805.6</text:p>
          </table:table-cell>
          <table:table-cell office:value-type="float" office:value="196.0638">
            <text:p>196.0638</text:p>
          </table:table-cell>
          <table:table-cell office:value-type="float" office:value="26.46824">
            <text:p>26.468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337">
            <text:p>8.337</text:p>
          </table:table-cell>
          <table:table-cell table:formula="of:=ROUND([.J90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SDSS J130354.93+264100.3</text:p>
          </table:table-cell>
          <table:table-cell office:value-type="float" office:value="195.97889">
            <text:p>195.97889</text:p>
          </table:table-cell>
          <table:table-cell office:value-type="float" office:value="26.68343">
            <text:p>26.683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023">
            <text:p>8.023</text:p>
          </table:table-cell>
          <table:table-cell table:formula="of:=ROUND([.J90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SDSS J130415.24+263818.2</text:p>
          </table:table-cell>
          <table:table-cell office:value-type="float" office:value="196.06352">
            <text:p>196.06352</text:p>
          </table:table-cell>
          <table:table-cell office:value-type="float" office:value="26.63839">
            <text:p>26.638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275">
            <text:p>8.275</text:p>
          </table:table-cell>
          <table:table-cell table:formula="of:=ROUND([.J90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SDSS J130325.99+263921.4</text:p>
          </table:table-cell>
          <table:table-cell office:value-type="float" office:value="195.85831">
            <text:p>195.85831</text:p>
          </table:table-cell>
          <table:table-cell office:value-type="float" office:value="26.65595">
            <text:p>26.655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578">
            <text:p>7.578</text:p>
          </table:table-cell>
          <table:table-cell table:formula="of:=ROUND([.J90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SDSS J130353.48+262549.0</text:p>
          </table:table-cell>
          <table:table-cell office:value-type="float" office:value="195.97287">
            <text:p>195.97287</text:p>
          </table:table-cell>
          <table:table-cell office:value-type="float" office:value="26.4303">
            <text:p>26.43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606">
            <text:p>7.606</text:p>
          </table:table-cell>
          <table:table-cell table:formula="of:=ROUND([.J90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SDSS J130358.90+264041.0</text:p>
          </table:table-cell>
          <table:table-cell office:value-type="float" office:value="195.99544">
            <text:p>195.99544</text:p>
          </table:table-cell>
          <table:table-cell office:value-type="float" office:value="26.67807">
            <text:p>26.678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989">
            <text:p>7.989</text:p>
          </table:table-cell>
          <table:table-cell table:formula="of:=ROUND([.J91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SDSS J130311.58+263251.8</text:p>
          </table:table-cell>
          <table:table-cell office:value-type="float" office:value="195.79827">
            <text:p>195.79827</text:p>
          </table:table-cell>
          <table:table-cell office:value-type="float" office:value="26.54772">
            <text:p>26.547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7.701">
            <text:p>7.701</text:p>
          </table:table-cell>
          <table:table-cell table:formula="of:=ROUND([.J91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SDSS J130419.96+263158.2</text:p>
          </table:table-cell>
          <table:table-cell office:value-type="float" office:value="196.08317">
            <text:p>196.08317</text:p>
          </table:table-cell>
          <table:table-cell office:value-type="float" office:value="26.53286">
            <text:p>26.532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7.704">
            <text:p>7.704</text:p>
          </table:table-cell>
          <table:table-cell table:formula="of:=ROUND([.J91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SDSS J130312.93+263532.5</text:p>
          </table:table-cell>
          <table:table-cell office:value-type="float" office:value="195.80389">
            <text:p>195.80389</text:p>
          </table:table-cell>
          <table:table-cell office:value-type="float" office:value="26.59236">
            <text:p>26.592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7.74">
            <text:p>7.74</text:p>
          </table:table-cell>
          <table:table-cell table:formula="of:=ROUND([.J91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SDSS J130400.11+264043.8</text:p>
          </table:table-cell>
          <table:table-cell office:value-type="float" office:value="196.0005">
            <text:p>196.0005</text:p>
          </table:table-cell>
          <table:table-cell office:value-type="float" office:value="26.67884">
            <text:p>26.678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8.133">
            <text:p>8.133</text:p>
          </table:table-cell>
          <table:table-cell table:formula="of:=ROUND([.J91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SDSS J130314.77+262842.1</text:p>
          </table:table-cell>
          <table:table-cell office:value-type="float" office:value="195.81156">
            <text:p>195.81156</text:p>
          </table:table-cell>
          <table:table-cell office:value-type="float" office:value="26.47839">
            <text:p>26.478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8.323">
            <text:p>8.323</text:p>
          </table:table-cell>
          <table:table-cell table:formula="of:=ROUND([.J91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SDSS J130348.69+264105.7</text:p>
          </table:table-cell>
          <table:table-cell office:value-type="float" office:value="195.95288">
            <text:p>195.95288</text:p>
          </table:table-cell>
          <table:table-cell office:value-type="float" office:value="26.68493">
            <text:p>26.684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7.883">
            <text:p>7.883</text:p>
          </table:table-cell>
          <table:table-cell table:formula="of:=ROUND([.J91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SDSS J130315.55+262843.4</text:p>
          </table:table-cell>
          <table:table-cell office:value-type="float" office:value="195.81482">
            <text:p>195.81482</text:p>
          </table:table-cell>
          <table:table-cell office:value-type="float" office:value="26.47873">
            <text:p>26.478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8.166">
            <text:p>8.166</text:p>
          </table:table-cell>
          <table:table-cell table:formula="of:=ROUND([.J91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SDSS J130410.92+263829.6</text:p>
          </table:table-cell>
          <table:table-cell office:value-type="float" office:value="196.04553">
            <text:p>196.04553</text:p>
          </table:table-cell>
          <table:table-cell office:value-type="float" office:value="26.64158">
            <text:p>26.641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7.665">
            <text:p>7.665</text:p>
          </table:table-cell>
          <table:table-cell table:formula="of:=ROUND([.J91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SDSS J130341.46+264105.6</text:p>
          </table:table-cell>
          <table:table-cell office:value-type="float" office:value="195.92275">
            <text:p>195.92275</text:p>
          </table:table-cell>
          <table:table-cell office:value-type="float" office:value="26.6849">
            <text:p>26.68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7.922">
            <text:p>7.922</text:p>
          </table:table-cell>
          <table:table-cell table:formula="of:=ROUND([.J91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DSS J130404.21+264016.2</text:p>
          </table:table-cell>
          <table:table-cell office:value-type="float" office:value="196.01755">
            <text:p>196.01755</text:p>
          </table:table-cell>
          <table:table-cell office:value-type="float" office:value="26.67118">
            <text:p>26.671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8.13">
            <text:p>8.13</text:p>
          </table:table-cell>
          <table:table-cell table:formula="of:=ROUND([.J92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SDSS J130315.30+262917.0</text:p>
          </table:table-cell>
          <table:table-cell office:value-type="float" office:value="195.81379">
            <text:p>195.81379</text:p>
          </table:table-cell>
          <table:table-cell office:value-type="float" office:value="26.48806">
            <text:p>26.488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1g</text:p>
          </table:table-cell>
          <table:table-cell office:value-type="float" office:value="7.918">
            <text:p>7.918</text:p>
          </table:table-cell>
          <table:table-cell table:formula="of:=ROUND([.J92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SDSS J130339.10+262501.2</text:p>
          </table:table-cell>
          <table:table-cell office:value-type="float" office:value="195.91296">
            <text:p>195.91296</text:p>
          </table:table-cell>
          <table:table-cell office:value-type="float" office:value="26.417">
            <text:p>26.4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1g</text:p>
          </table:table-cell>
          <table:table-cell office:value-type="float" office:value="8.359">
            <text:p>8.359</text:p>
          </table:table-cell>
          <table:table-cell table:formula="of:=ROUND([.J92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SDSS J130319.17+263831.1</text:p>
          </table:table-cell>
          <table:table-cell office:value-type="float" office:value="195.82988">
            <text:p>195.82988</text:p>
          </table:table-cell>
          <table:table-cell office:value-type="float" office:value="26.64199">
            <text:p>26.641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6g</text:p>
          </table:table-cell>
          <table:table-cell office:value-type="float" office:value="7.989">
            <text:p>7.989</text:p>
          </table:table-cell>
          <table:table-cell table:formula="of:=ROUND([.J92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KUG 1300+267</text:p>
          </table:table-cell>
          <table:table-cell office:value-type="float" office:value="195.77474">
            <text:p>195.77474</text:p>
          </table:table-cell>
          <table:table-cell office:value-type="float" office:value="26.53113">
            <text:p>26.53113</text:p>
          </table:table-cell>
          <table:table-cell office:value-type="string">
            <text:p>G</text:p>
          </table:table-cell>
          <table:table-cell office:value-type="float" office:value="5771">
            <text:p>5771</text:p>
          </table:table-cell>
          <table:table-cell office:value-type="float" office:value="0.01925">
            <text:p>0.01925</text:p>
          </table:table-cell>
          <table:table-cell office:value-type="string">
            <text:p><text:s text:c="4"/></text:p>
          </table:table-cell>
          <table:table-cell office:value-type="float" office:value="15.7">
            <text:p>15.7</text:p>
          </table:table-cell>
          <table:table-cell office:value-type="float" office:value="9.059">
            <text:p>9.059</text:p>
          </table:table-cell>
          <table:table-cell table:formula="of:=ROUND([.J924])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2MASX J13033957+2642328</text:p>
          </table:table-cell>
          <table:table-cell office:value-type="float" office:value="195.9151">
            <text:p>195.9151</text:p>
          </table:table-cell>
          <table:table-cell office:value-type="float" office:value="26.70915">
            <text:p>26.70915</text:p>
          </table:table-cell>
          <table:table-cell office:value-type="string">
            <text:p>G</text:p>
          </table:table-cell>
          <table:table-cell office:value-type="float" office:value="22729">
            <text:p>22729</text:p>
          </table:table-cell>
          <table:table-cell office:value-type="float" office:value="0.075816">
            <text:p>0.075816</text:p>
          </table:table-cell>
          <table:table-cell office:value-type="string">
            <text:p><text:s text:c="4"/></text:p>
          </table:table-cell>
          <table:table-cell office:value-type="float" office:value="17.97">
            <text:p>17.97</text:p>
          </table:table-cell>
          <table:table-cell office:value-type="float" office:value="9.421">
            <text:p>9.421</text:p>
          </table:table-cell>
          <table:table-cell table:formula="of:=ROUND([.J925])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2MASX J13034241+2642239</text:p>
          </table:table-cell>
          <table:table-cell office:value-type="float" office:value="195.92664">
            <text:p>195.92664</text:p>
          </table:table-cell>
          <table:table-cell office:value-type="float" office:value="26.7065">
            <text:p>26.7065</text:p>
          </table:table-cell>
          <table:table-cell office:value-type="string">
            <text:p>G</text:p>
          </table:table-cell>
          <table:table-cell office:value-type="float" office:value="36793">
            <text:p>36793</text:p>
          </table:table-cell>
          <table:table-cell office:value-type="float" office:value="0.122729">
            <text:p>0.122729</text:p>
          </table:table-cell>
          <table:table-cell office:value-type="string">
            <text:p><text:s text:c="4"/></text:p>
          </table:table-cell>
          <table:table-cell office:value-type="float" office:value="18.5">
            <text:p>18.5</text:p>
          </table:table-cell>
          <table:table-cell office:value-type="float" office:value="9.189">
            <text:p>9.189</text:p>
          </table:table-cell>
          <table:table-cell table:formula="of:=ROUND([.J926])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SDSS J130349.27+264215.8</text:p>
          </table:table-cell>
          <table:table-cell office:value-type="float" office:value="195.9553">
            <text:p>195.9553</text:p>
          </table:table-cell>
          <table:table-cell office:value-type="float" office:value="26.7044">
            <text:p>26.7044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09">
            <text:p>19.09</text:p>
          </table:table-cell>
          <table:table-cell office:value-type="float" office:value="9.058">
            <text:p>9.058</text:p>
          </table:table-cell>
          <table:table-cell table:formula="of:=ROUND([.J927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SDSS J130413.27+264003.8</text:p>
          </table:table-cell>
          <table:table-cell office:value-type="float" office:value="196.05531">
            <text:p>196.05531</text:p>
          </table:table-cell>
          <table:table-cell office:value-type="float" office:value="26.66773">
            <text:p>26.66773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22">
            <text:p>19.22</text:p>
          </table:table-cell>
          <table:table-cell office:value-type="float" office:value="9.156">
            <text:p>9.156</text:p>
          </table:table-cell>
          <table:table-cell table:formula="of:=ROUND([.J928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GALEXASC J130344.01+264226.7 <text:s/></text:p>
          </table:table-cell>
          <table:table-cell office:value-type="float" office:value="195.93338">
            <text:p>195.93338</text:p>
          </table:table-cell>
          <table:table-cell office:value-type="float" office:value="26.7076">
            <text:p>26.707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34">
            <text:p>19.34</text:p>
          </table:table-cell>
          <table:table-cell office:value-type="float" office:value="9.231">
            <text:p>9.231</text:p>
          </table:table-cell>
          <table:table-cell table:formula="of:=ROUND([.J929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ABELL 1656:[GMP83] 0661</text:p>
          </table:table-cell>
          <table:table-cell office:value-type="float" office:value="195.99217">
            <text:p>195.99217</text:p>
          </table:table-cell>
          <table:table-cell office:value-type="float" office:value="26.69868">
            <text:p>26.69868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44">
            <text:p>20.44</text:p>
          </table:table-cell>
          <table:table-cell office:value-type="float" office:value="9.099">
            <text:p>9.099</text:p>
          </table:table-cell>
          <table:table-cell table:formula="of:=ROUND([.J930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ABELL 1656:[GMP83] 1025</text:p>
          </table:table-cell>
          <table:table-cell office:value-type="float" office:value="195.81432">
            <text:p>195.81432</text:p>
          </table:table-cell>
          <table:table-cell office:value-type="float" office:value="26.66234">
            <text:p>26.66234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75">
            <text:p>20.75</text:p>
          </table:table-cell>
          <table:table-cell office:value-type="float" office:value="9.429">
            <text:p>9.429</text:p>
          </table:table-cell>
          <table:table-cell table:formula="of:=ROUND([.J931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ABELL 1656:[GMP83] 0985</text:p>
          </table:table-cell>
          <table:table-cell office:value-type="float" office:value="195.83467">
            <text:p>195.83467</text:p>
          </table:table-cell>
          <table:table-cell office:value-type="float" office:value="26.67292">
            <text:p>26.6729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85">
            <text:p>20.85</text:p>
          </table:table-cell>
          <table:table-cell office:value-type="float" office:value="9.157">
            <text:p>9.157</text:p>
          </table:table-cell>
          <table:table-cell table:formula="of:=ROUND([.J932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ABELL 1656:[GMP83] 1000</text:p>
          </table:table-cell>
          <table:table-cell office:value-type="float" office:value="195.82802">
            <text:p>195.82802</text:p>
          </table:table-cell>
          <table:table-cell office:value-type="float" office:value="26.67069">
            <text:p>26.67069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87">
            <text:p>20.87</text:p>
          </table:table-cell>
          <table:table-cell office:value-type="float" office:value="9.283">
            <text:p>9.283</text:p>
          </table:table-cell>
          <table:table-cell table:formula="of:=ROUND([.J933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SDSS J130314.57+263928.1</text:p>
          </table:table-cell>
          <table:table-cell office:value-type="float" office:value="195.81072">
            <text:p>195.81072</text:p>
          </table:table-cell>
          <table:table-cell office:value-type="float" office:value="26.65781">
            <text:p>26.65781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87">
            <text:p>20.87</text:p>
          </table:table-cell>
          <table:table-cell office:value-type="float" office:value="9.388">
            <text:p>9.388</text:p>
          </table:table-cell>
          <table:table-cell table:formula="of:=ROUND([.J934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ABELL 1656:[GMP83] 0512</text:p>
          </table:table-cell>
          <table:table-cell office:value-type="float" office:value="196.07705">
            <text:p>196.07705</text:p>
          </table:table-cell>
          <table:table-cell office:value-type="float" office:value="26.65185">
            <text:p>26.65185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4">
            <text:p>20.94</text:p>
          </table:table-cell>
          <table:table-cell office:value-type="float" office:value="9.345">
            <text:p>9.345</text:p>
          </table:table-cell>
          <table:table-cell table:formula="of:=ROUND([.J935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SDSS J130316.43+262703.0</text:p>
          </table:table-cell>
          <table:table-cell office:value-type="float" office:value="195.81848">
            <text:p>195.81848</text:p>
          </table:table-cell>
          <table:table-cell office:value-type="float" office:value="26.45084">
            <text:p>26.450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g</text:p>
          </table:table-cell>
          <table:table-cell office:value-type="float" office:value="9.053">
            <text:p>9.053</text:p>
          </table:table-cell>
          <table:table-cell table:formula="of:=ROUND([.J93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SDSS J130311.19+262830.1</text:p>
          </table:table-cell>
          <table:table-cell office:value-type="float" office:value="195.79664">
            <text:p>195.79664</text:p>
          </table:table-cell>
          <table:table-cell office:value-type="float" office:value="26.47505">
            <text:p>26.475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g</text:p>
          </table:table-cell>
          <table:table-cell office:value-type="float" office:value="9.108">
            <text:p>9.108</text:p>
          </table:table-cell>
          <table:table-cell table:formula="of:=ROUND([.J93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SDSS J130358.58+264151.8</text:p>
          </table:table-cell>
          <table:table-cell office:value-type="float" office:value="195.99412">
            <text:p>195.99412</text:p>
          </table:table-cell>
          <table:table-cell office:value-type="float" office:value="26.69775">
            <text:p>26.697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g</text:p>
          </table:table-cell>
          <table:table-cell office:value-type="float" office:value="9.077">
            <text:p>9.077</text:p>
          </table:table-cell>
          <table:table-cell table:formula="of:=ROUND([.J93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SDSS J130353.56+262424.8</text:p>
          </table:table-cell>
          <table:table-cell office:value-type="float" office:value="195.97317">
            <text:p>195.97317</text:p>
          </table:table-cell>
          <table:table-cell office:value-type="float" office:value="26.40691">
            <text:p>26.406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8.983">
            <text:p>8.983</text:p>
          </table:table-cell>
          <table:table-cell table:formula="of:=ROUND([.J93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SDSS J130324.46+264034.5</text:p>
          </table:table-cell>
          <table:table-cell office:value-type="float" office:value="195.85194">
            <text:p>195.85194</text:p>
          </table:table-cell>
          <table:table-cell office:value-type="float" office:value="26.67626">
            <text:p>26.676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8.775">
            <text:p>8.775</text:p>
          </table:table-cell>
          <table:table-cell table:formula="of:=ROUND([.J94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SDSS J130307.75+263014.5</text:p>
          </table:table-cell>
          <table:table-cell office:value-type="float" office:value="195.7823">
            <text:p>195.7823</text:p>
          </table:table-cell>
          <table:table-cell office:value-type="float" office:value="26.50403">
            <text:p>26.504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9.06">
            <text:p>9.06</text:p>
          </table:table-cell>
          <table:table-cell table:formula="of:=ROUND([.J94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SDSS J130319.23+264011.1</text:p>
          </table:table-cell>
          <table:table-cell office:value-type="float" office:value="195.83013">
            <text:p>195.83013</text:p>
          </table:table-cell>
          <table:table-cell office:value-type="float" office:value="26.66975">
            <text:p>26.669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9.167">
            <text:p>9.167</text:p>
          </table:table-cell>
          <table:table-cell table:formula="of:=ROUND([.J94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SDSS J130315.81+262649.9</text:p>
          </table:table-cell>
          <table:table-cell office:value-type="float" office:value="195.81589">
            <text:p>195.81589</text:p>
          </table:table-cell>
          <table:table-cell office:value-type="float" office:value="26.44721">
            <text:p>26.447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9.303">
            <text:p>9.303</text:p>
          </table:table-cell>
          <table:table-cell table:formula="of:=ROUND([.J94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SDSS J130307.32+263239.7</text:p>
          </table:table-cell>
          <table:table-cell office:value-type="float" office:value="195.78054">
            <text:p>195.78054</text:p>
          </table:table-cell>
          <table:table-cell office:value-type="float" office:value="26.54439">
            <text:p>26.544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8.663">
            <text:p>8.663</text:p>
          </table:table-cell>
          <table:table-cell table:formula="of:=ROUND([.J94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SDSS J130309.40+263614.1</text:p>
          </table:table-cell>
          <table:table-cell office:value-type="float" office:value="195.78917">
            <text:p>195.78917</text:p>
          </table:table-cell>
          <table:table-cell office:value-type="float" office:value="26.60394">
            <text:p>26.603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8.711">
            <text:p>8.711</text:p>
          </table:table-cell>
          <table:table-cell table:formula="of:=ROUND([.J94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SDSS J130307.28+263151.4</text:p>
          </table:table-cell>
          <table:table-cell office:value-type="float" office:value="195.78036">
            <text:p>195.78036</text:p>
          </table:table-cell>
          <table:table-cell office:value-type="float" office:value="26.53095">
            <text:p>26.530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8.763">
            <text:p>8.763</text:p>
          </table:table-cell>
          <table:table-cell table:formula="of:=ROUND([.J94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SDSS J130353.02+262419.4</text:p>
          </table:table-cell>
          <table:table-cell office:value-type="float" office:value="195.97092">
            <text:p>195.97092</text:p>
          </table:table-cell>
          <table:table-cell office:value-type="float" office:value="26.40541">
            <text:p>26.405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9.049">
            <text:p>9.049</text:p>
          </table:table-cell>
          <table:table-cell table:formula="of:=ROUND([.J94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SDSS J130314.72+263921.1</text:p>
          </table:table-cell>
          <table:table-cell office:value-type="float" office:value="195.81137">
            <text:p>195.81137</text:p>
          </table:table-cell>
          <table:table-cell office:value-type="float" office:value="26.65587">
            <text:p>26.655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9.285">
            <text:p>9.285</text:p>
          </table:table-cell>
          <table:table-cell table:formula="of:=ROUND([.J94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SDSS J130315.97+263941.7</text:p>
          </table:table-cell>
          <table:table-cell office:value-type="float" office:value="195.81657">
            <text:p>195.81657</text:p>
          </table:table-cell>
          <table:table-cell office:value-type="float" office:value="26.6616">
            <text:p>26.66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9.312">
            <text:p>9.312</text:p>
          </table:table-cell>
          <table:table-cell table:formula="of:=ROUND([.J94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SDSS J130419.09+263903.3</text:p>
          </table:table-cell>
          <table:table-cell office:value-type="float" office:value="196.07958">
            <text:p>196.07958</text:p>
          </table:table-cell>
          <table:table-cell office:value-type="float" office:value="26.65092">
            <text:p>26.650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9.417">
            <text:p>9.417</text:p>
          </table:table-cell>
          <table:table-cell table:formula="of:=ROUND([.J95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SDSS J130321.60+262628.3</text:p>
          </table:table-cell>
          <table:table-cell office:value-type="float" office:value="195.84001">
            <text:p>195.84001</text:p>
          </table:table-cell>
          <table:table-cell office:value-type="float" office:value="26.4412">
            <text:p>26.44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8.689">
            <text:p>8.689</text:p>
          </table:table-cell>
          <table:table-cell table:formula="of:=ROUND([.J95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SDSS J130309.53+263619.5</text:p>
          </table:table-cell>
          <table:table-cell office:value-type="float" office:value="195.78973">
            <text:p>195.78973</text:p>
          </table:table-cell>
          <table:table-cell office:value-type="float" office:value="26.60544">
            <text:p>26.605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8.715">
            <text:p>8.715</text:p>
          </table:table-cell>
          <table:table-cell table:formula="of:=ROUND([.J95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SDSS J130320.77+264019.0</text:p>
          </table:table-cell>
          <table:table-cell office:value-type="float" office:value="195.83657">
            <text:p>195.83657</text:p>
          </table:table-cell>
          <table:table-cell office:value-type="float" office:value="26.67197">
            <text:p>26.671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9.049">
            <text:p>9.049</text:p>
          </table:table-cell>
          <table:table-cell table:formula="of:=ROUND([.J95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SDSS J130328.48+262453.0</text:p>
          </table:table-cell>
          <table:table-cell office:value-type="float" office:value="195.86869">
            <text:p>195.86869</text:p>
          </table:table-cell>
          <table:table-cell office:value-type="float" office:value="26.41472">
            <text:p>26.414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9.224">
            <text:p>9.224</text:p>
          </table:table-cell>
          <table:table-cell table:formula="of:=ROUND([.J95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SDSS J130307.35+263444.0</text:p>
          </table:table-cell>
          <table:table-cell office:value-type="float" office:value="195.78065">
            <text:p>195.78065</text:p>
          </table:table-cell>
          <table:table-cell office:value-type="float" office:value="26.57892">
            <text:p>26.578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8.766">
            <text:p>8.766</text:p>
          </table:table-cell>
          <table:table-cell table:formula="of:=ROUND([.J95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SDSS J130307.75+263334.4</text:p>
          </table:table-cell>
          <table:table-cell office:value-type="float" office:value="195.78233">
            <text:p>195.78233</text:p>
          </table:table-cell>
          <table:table-cell office:value-type="float" office:value="26.55957">
            <text:p>26.559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554">
            <text:p>8.554</text:p>
          </table:table-cell>
          <table:table-cell table:formula="of:=ROUND([.J95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SDSS J130346.34+262416.1</text:p>
          </table:table-cell>
          <table:table-cell office:value-type="float" office:value="195.9431">
            <text:p>195.9431</text:p>
          </table:table-cell>
          <table:table-cell office:value-type="float" office:value="26.40448">
            <text:p>26.404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968">
            <text:p>8.968</text:p>
          </table:table-cell>
          <table:table-cell table:formula="of:=ROUND([.J95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SDSS J130310.41+263725.9</text:p>
          </table:table-cell>
          <table:table-cell office:value-type="float" office:value="195.79341">
            <text:p>195.79341</text:p>
          </table:table-cell>
          <table:table-cell office:value-type="float" office:value="26.62387">
            <text:p>26.623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989">
            <text:p>8.989</text:p>
          </table:table-cell>
          <table:table-cell table:formula="of:=ROUND([.J95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SDSS J130411.22+264031.4</text:p>
          </table:table-cell>
          <table:table-cell office:value-type="float" office:value="196.04678">
            <text:p>196.04678</text:p>
          </table:table-cell>
          <table:table-cell office:value-type="float" office:value="26.67539">
            <text:p>26.675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9.217">
            <text:p>9.217</text:p>
          </table:table-cell>
          <table:table-cell table:formula="of:=ROUND([.J95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SDSS J130320.47+262555.4</text:p>
          </table:table-cell>
          <table:table-cell office:value-type="float" office:value="195.83533">
            <text:p>195.83533</text:p>
          </table:table-cell>
          <table:table-cell office:value-type="float" office:value="26.43206">
            <text:p>26.432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9.275">
            <text:p>9.275</text:p>
          </table:table-cell>
          <table:table-cell table:formula="of:=ROUND([.J96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SDSS J130320.77+263937.8</text:p>
          </table:table-cell>
          <table:table-cell office:value-type="float" office:value="195.83655">
            <text:p>195.83655</text:p>
          </table:table-cell>
          <table:table-cell office:value-type="float" office:value="26.66051">
            <text:p>26.660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8.523">
            <text:p>8.523</text:p>
          </table:table-cell>
          <table:table-cell table:formula="of:=ROUND([.J96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SDSS J130325.22+264030.8</text:p>
          </table:table-cell>
          <table:table-cell office:value-type="float" office:value="195.85508">
            <text:p>195.85508</text:p>
          </table:table-cell>
          <table:table-cell office:value-type="float" office:value="26.67523">
            <text:p>26.675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8.631">
            <text:p>8.631</text:p>
          </table:table-cell>
          <table:table-cell table:formula="of:=ROUND([.J96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SDSS J130330.34+262503.2</text:p>
          </table:table-cell>
          <table:table-cell office:value-type="float" office:value="195.87644">
            <text:p>195.87644</text:p>
          </table:table-cell>
          <table:table-cell office:value-type="float" office:value="26.41756">
            <text:p>26.417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8.899">
            <text:p>8.899</text:p>
          </table:table-cell>
          <table:table-cell table:formula="of:=ROUND([.J96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SDSS J130316.38+262715.3</text:p>
          </table:table-cell>
          <table:table-cell office:value-type="float" office:value="195.81826">
            <text:p>195.81826</text:p>
          </table:table-cell>
          <table:table-cell office:value-type="float" office:value="26.45427">
            <text:p>26.454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8.922">
            <text:p>8.922</text:p>
          </table:table-cell>
          <table:table-cell table:formula="of:=ROUND([.J96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SDSS J130340.32+262419.9</text:p>
          </table:table-cell>
          <table:table-cell office:value-type="float" office:value="195.91803">
            <text:p>195.91803</text:p>
          </table:table-cell>
          <table:table-cell office:value-type="float" office:value="26.40554">
            <text:p>26.405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8.993">
            <text:p>8.993</text:p>
          </table:table-cell>
          <table:table-cell table:formula="of:=ROUND([.J96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SDSS J130317.42+263943.7</text:p>
          </table:table-cell>
          <table:table-cell office:value-type="float" office:value="195.8226">
            <text:p>195.8226</text:p>
          </table:table-cell>
          <table:table-cell office:value-type="float" office:value="26.66215">
            <text:p>26.662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9.105">
            <text:p>9.105</text:p>
          </table:table-cell>
          <table:table-cell table:formula="of:=ROUND([.J96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SDSS J130345.49+264239.3</text:p>
          </table:table-cell>
          <table:table-cell office:value-type="float" office:value="195.93955">
            <text:p>195.93955</text:p>
          </table:table-cell>
          <table:table-cell office:value-type="float" office:value="26.71093">
            <text:p>26.710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9.421">
            <text:p>9.421</text:p>
          </table:table-cell>
          <table:table-cell table:formula="of:=ROUND([.J96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SDSS J130401.09+264117.1</text:p>
          </table:table-cell>
          <table:table-cell office:value-type="float" office:value="196.00458">
            <text:p>196.00458</text:p>
          </table:table-cell>
          <table:table-cell office:value-type="float" office:value="26.68811">
            <text:p>26.688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8.731">
            <text:p>8.731</text:p>
          </table:table-cell>
          <table:table-cell table:formula="of:=ROUND([.J96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SDSS J130306.86+263223.4</text:p>
          </table:table-cell>
          <table:table-cell office:value-type="float" office:value="195.77862">
            <text:p>195.77862</text:p>
          </table:table-cell>
          <table:table-cell office:value-type="float" office:value="26.53984">
            <text:p>26.539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8.788">
            <text:p>8.788</text:p>
          </table:table-cell>
          <table:table-cell table:formula="of:=ROUND([.J96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SDSS J130343.30+262359.6</text:p>
          </table:table-cell>
          <table:table-cell office:value-type="float" office:value="195.93044">
            <text:p>195.93044</text:p>
          </table:table-cell>
          <table:table-cell office:value-type="float" office:value="26.39989">
            <text:p>26.399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9.262">
            <text:p>9.262</text:p>
          </table:table-cell>
          <table:table-cell table:formula="of:=ROUND([.J97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SDSS J130316.70+262631.3</text:p>
          </table:table-cell>
          <table:table-cell office:value-type="float" office:value="195.81962">
            <text:p>195.81962</text:p>
          </table:table-cell>
          <table:table-cell office:value-type="float" office:value="26.44203">
            <text:p>26.442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9.379">
            <text:p>9.379</text:p>
          </table:table-cell>
          <table:table-cell table:formula="of:=ROUND([.J97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SDSS J130303.99+263301.8</text:p>
          </table:table-cell>
          <table:table-cell office:value-type="float" office:value="195.76663">
            <text:p>195.76663</text:p>
          </table:table-cell>
          <table:table-cell office:value-type="float" office:value="26.5505">
            <text:p>26.55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9.392">
            <text:p>9.392</text:p>
          </table:table-cell>
          <table:table-cell table:formula="of:=ROUND([.J97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DSS J130307.95+263241.3</text:p>
          </table:table-cell>
          <table:table-cell office:value-type="float" office:value="195.78313">
            <text:p>195.78313</text:p>
          </table:table-cell>
          <table:table-cell office:value-type="float" office:value="26.54481">
            <text:p>26.544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522">
            <text:p>8.522</text:p>
          </table:table-cell>
          <table:table-cell table:formula="of:=ROUND([.J97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SDSS J130308.50+263026.5</text:p>
          </table:table-cell>
          <table:table-cell office:value-type="float" office:value="195.78544">
            <text:p>195.78544</text:p>
          </table:table-cell>
          <table:table-cell office:value-type="float" office:value="26.50737">
            <text:p>26.507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835">
            <text:p>8.835</text:p>
          </table:table-cell>
          <table:table-cell table:formula="of:=ROUND([.J97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SDSS J130423.91+263549.4</text:p>
          </table:table-cell>
          <table:table-cell office:value-type="float" office:value="196.09963">
            <text:p>196.09963</text:p>
          </table:table-cell>
          <table:table-cell office:value-type="float" office:value="26.59706">
            <text:p>26.597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867">
            <text:p>8.867</text:p>
          </table:table-cell>
          <table:table-cell table:formula="of:=ROUND([.J97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SDSS J130327.23+264119.0</text:p>
          </table:table-cell>
          <table:table-cell office:value-type="float" office:value="195.86348">
            <text:p>195.86348</text:p>
          </table:table-cell>
          <table:table-cell office:value-type="float" office:value="26.68863">
            <text:p>26.688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9.103">
            <text:p>9.103</text:p>
          </table:table-cell>
          <table:table-cell table:formula="of:=ROUND([.J97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SDSS J130353.27+262405.3</text:p>
          </table:table-cell>
          <table:table-cell office:value-type="float" office:value="195.97197">
            <text:p>195.97197</text:p>
          </table:table-cell>
          <table:table-cell office:value-type="float" office:value="26.4015">
            <text:p>26.40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9.291">
            <text:p>9.291</text:p>
          </table:table-cell>
          <table:table-cell table:formula="of:=ROUND([.J97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SDSS J130316.16+262733.1</text:p>
          </table:table-cell>
          <table:table-cell office:value-type="float" office:value="195.81734">
            <text:p>195.81734</text:p>
          </table:table-cell>
          <table:table-cell office:value-type="float" office:value="26.45921">
            <text:p>26.459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764">
            <text:p>8.764</text:p>
          </table:table-cell>
          <table:table-cell table:formula="of:=ROUND([.J97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SDSS J130307.44+263455.4</text:p>
          </table:table-cell>
          <table:table-cell office:value-type="float" office:value="195.78103">
            <text:p>195.78103</text:p>
          </table:table-cell>
          <table:table-cell office:value-type="float" office:value="26.58208">
            <text:p>26.582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78">
            <text:p>8.78</text:p>
          </table:table-cell>
          <table:table-cell table:formula="of:=ROUND([.J97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SDSS J130311.74+262855.8</text:p>
          </table:table-cell>
          <table:table-cell office:value-type="float" office:value="195.79895">
            <text:p>195.79895</text:p>
          </table:table-cell>
          <table:table-cell office:value-type="float" office:value="26.48219">
            <text:p>26.482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785">
            <text:p>8.785</text:p>
          </table:table-cell>
          <table:table-cell table:formula="of:=ROUND([.J98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SDSS J130309.05+263629.6</text:p>
          </table:table-cell>
          <table:table-cell office:value-type="float" office:value="195.78773">
            <text:p>195.78773</text:p>
          </table:table-cell>
          <table:table-cell office:value-type="float" office:value="26.60823">
            <text:p>26.608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875">
            <text:p>8.875</text:p>
          </table:table-cell>
          <table:table-cell table:formula="of:=ROUND([.J98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SDSS J130311.01+263811.2</text:p>
          </table:table-cell>
          <table:table-cell office:value-type="float" office:value="195.79591">
            <text:p>195.79591</text:p>
          </table:table-cell>
          <table:table-cell office:value-type="float" office:value="26.63647">
            <text:p>26.636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253">
            <text:p>9.253</text:p>
          </table:table-cell>
          <table:table-cell table:formula="of:=ROUND([.J98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SDSS J130305.11+263500.4</text:p>
          </table:table-cell>
          <table:table-cell office:value-type="float" office:value="195.77132">
            <text:p>195.77132</text:p>
          </table:table-cell>
          <table:table-cell office:value-type="float" office:value="26.58345">
            <text:p>26.583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307">
            <text:p>9.307</text:p>
          </table:table-cell>
          <table:table-cell table:formula="of:=ROUND([.J98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SDSS J130425.34+263529.9</text:p>
          </table:table-cell>
          <table:table-cell office:value-type="float" office:value="196.10559">
            <text:p>196.10559</text:p>
          </table:table-cell>
          <table:table-cell office:value-type="float" office:value="26.59165">
            <text:p>26.591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087">
            <text:p>9.087</text:p>
          </table:table-cell>
          <table:table-cell table:formula="of:=ROUND([.J98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SDSS J130320.40+262609.5</text:p>
          </table:table-cell>
          <table:table-cell office:value-type="float" office:value="195.83503">
            <text:p>195.83503</text:p>
          </table:table-cell>
          <table:table-cell office:value-type="float" office:value="26.436">
            <text:p>26.4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1">
            <text:p>9.1</text:p>
          </table:table-cell>
          <table:table-cell table:formula="of:=ROUND([.J98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SDSS J130306.59+263605.1</text:p>
          </table:table-cell>
          <table:table-cell office:value-type="float" office:value="195.7775">
            <text:p>195.7775</text:p>
          </table:table-cell>
          <table:table-cell office:value-type="float" office:value="26.60144">
            <text:p>26.601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255">
            <text:p>9.255</text:p>
          </table:table-cell>
          <table:table-cell table:formula="of:=ROUND([.J98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SDSS J130356.15+264226.2</text:p>
          </table:table-cell>
          <table:table-cell office:value-type="float" office:value="195.98399">
            <text:p>195.98399</text:p>
          </table:table-cell>
          <table:table-cell office:value-type="float" office:value="26.70728">
            <text:p>26.707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478">
            <text:p>9.478</text:p>
          </table:table-cell>
          <table:table-cell table:formula="of:=ROUND([.J98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SDSS J130311.79+263657.8</text:p>
          </table:table-cell>
          <table:table-cell office:value-type="float" office:value="195.79913">
            <text:p>195.79913</text:p>
          </table:table-cell>
          <table:table-cell office:value-type="float" office:value="26.61607">
            <text:p>26.616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504">
            <text:p>8.504</text:p>
          </table:table-cell>
          <table:table-cell table:formula="of:=ROUND([.J98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SDSS J130400.37+264112.7</text:p>
          </table:table-cell>
          <table:table-cell office:value-type="float" office:value="196.00157">
            <text:p>196.00157</text:p>
          </table:table-cell>
          <table:table-cell office:value-type="float" office:value="26.68688">
            <text:p>26.686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602">
            <text:p>8.602</text:p>
          </table:table-cell>
          <table:table-cell table:formula="of:=ROUND([.J98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SDSS J130341.36+262438.5</text:p>
          </table:table-cell>
          <table:table-cell office:value-type="float" office:value="195.92235">
            <text:p>195.92235</text:p>
          </table:table-cell>
          <table:table-cell office:value-type="float" office:value="26.41072">
            <text:p>26.410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655">
            <text:p>8.655</text:p>
          </table:table-cell>
          <table:table-cell table:formula="of:=ROUND([.J99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SDSS J130321.13+262625.3</text:p>
          </table:table-cell>
          <table:table-cell office:value-type="float" office:value="195.83805">
            <text:p>195.83805</text:p>
          </table:table-cell>
          <table:table-cell office:value-type="float" office:value="26.44038">
            <text:p>26.440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794">
            <text:p>8.794</text:p>
          </table:table-cell>
          <table:table-cell table:formula="of:=ROUND([.J99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SDSS J130305.97+263259.8</text:p>
          </table:table-cell>
          <table:table-cell office:value-type="float" office:value="195.7749">
            <text:p>195.7749</text:p>
          </table:table-cell>
          <table:table-cell office:value-type="float" office:value="26.54996">
            <text:p>26.549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949">
            <text:p>8.949</text:p>
          </table:table-cell>
          <table:table-cell table:formula="of:=ROUND([.J99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SDSS J130407.49+262534.7</text:p>
          </table:table-cell>
          <table:table-cell office:value-type="float" office:value="196.03124">
            <text:p>196.03124</text:p>
          </table:table-cell>
          <table:table-cell office:value-type="float" office:value="26.42632">
            <text:p>26.426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045">
            <text:p>9.045</text:p>
          </table:table-cell>
          <table:table-cell table:formula="of:=ROUND([.J99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SDSS J130413.97+263948.5</text:p>
          </table:table-cell>
          <table:table-cell office:value-type="float" office:value="196.05821">
            <text:p>196.05821</text:p>
          </table:table-cell>
          <table:table-cell office:value-type="float" office:value="26.66348">
            <text:p>26.663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075">
            <text:p>9.075</text:p>
          </table:table-cell>
          <table:table-cell table:formula="of:=ROUND([.J99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SDSS J130308.50+263705.0</text:p>
          </table:table-cell>
          <table:table-cell office:value-type="float" office:value="195.78542">
            <text:p>195.78542</text:p>
          </table:table-cell>
          <table:table-cell office:value-type="float" office:value="26.61807">
            <text:p>26.618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221">
            <text:p>9.221</text:p>
          </table:table-cell>
          <table:table-cell table:formula="of:=ROUND([.J99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SDSS J130307.80+263525.0</text:p>
          </table:table-cell>
          <table:table-cell office:value-type="float" office:value="195.78252">
            <text:p>195.78252</text:p>
          </table:table-cell>
          <table:table-cell office:value-type="float" office:value="26.59029">
            <text:p>26.590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81">
            <text:p>8.81</text:p>
          </table:table-cell>
          <table:table-cell table:formula="of:=ROUND([.J99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SDSS J130322.05+262557.5</text:p>
          </table:table-cell>
          <table:table-cell office:value-type="float" office:value="195.84191">
            <text:p>195.84191</text:p>
          </table:table-cell>
          <table:table-cell office:value-type="float" office:value="26.43264">
            <text:p>26.432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034">
            <text:p>9.034</text:p>
          </table:table-cell>
          <table:table-cell table:formula="of:=ROUND([.J99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SDSS J130317.30+262648.9</text:p>
          </table:table-cell>
          <table:table-cell office:value-type="float" office:value="195.82212">
            <text:p>195.82212</text:p>
          </table:table-cell>
          <table:table-cell office:value-type="float" office:value="26.44692">
            <text:p>26.446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076">
            <text:p>9.076</text:p>
          </table:table-cell>
          <table:table-cell table:formula="of:=ROUND([.J99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SDSS J130415.85+263830.6</text:p>
          </table:table-cell>
          <table:table-cell office:value-type="float" office:value="196.06605">
            <text:p>196.06605</text:p>
          </table:table-cell>
          <table:table-cell office:value-type="float" office:value="26.64186">
            <text:p>26.641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51">
            <text:p>8.51</text:p>
          </table:table-cell>
          <table:table-cell table:formula="of:=ROUND([.J99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SDSS J130335.97+262440.9</text:p>
          </table:table-cell>
          <table:table-cell office:value-type="float" office:value="195.89988">
            <text:p>195.89988</text:p>
          </table:table-cell>
          <table:table-cell office:value-type="float" office:value="26.41139">
            <text:p>26.411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841">
            <text:p>8.841</text:p>
          </table:table-cell>
          <table:table-cell table:formula="of:=ROUND([.J100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SDSS J130304.45+263327.6</text:p>
          </table:table-cell>
          <table:table-cell office:value-type="float" office:value="195.76857">
            <text:p>195.76857</text:p>
          </table:table-cell>
          <table:table-cell office:value-type="float" office:value="26.55768">
            <text:p>26.557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288">
            <text:p>9.288</text:p>
          </table:table-cell>
          <table:table-cell table:formula="of:=ROUND([.J100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SDSS J130347.29+264231.8</text:p>
          </table:table-cell>
          <table:table-cell office:value-type="float" office:value="195.94706">
            <text:p>195.94706</text:p>
          </table:table-cell>
          <table:table-cell office:value-type="float" office:value="26.70885">
            <text:p>26.708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299">
            <text:p>9.299</text:p>
          </table:table-cell>
          <table:table-cell table:formula="of:=ROUND([.J100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SDSS J130305.94+263600.3</text:p>
          </table:table-cell>
          <table:table-cell office:value-type="float" office:value="195.77478">
            <text:p>195.77478</text:p>
          </table:table-cell>
          <table:table-cell office:value-type="float" office:value="26.60011">
            <text:p>26.600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37">
            <text:p>9.37</text:p>
          </table:table-cell>
          <table:table-cell table:formula="of:=ROUND([.J100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SDSS J130306.43+263315.3</text:p>
          </table:table-cell>
          <table:table-cell office:value-type="float" office:value="195.7768">
            <text:p>195.7768</text:p>
          </table:table-cell>
          <table:table-cell office:value-type="float" office:value="26.55425">
            <text:p>26.554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844">
            <text:p>8.844</text:p>
          </table:table-cell>
          <table:table-cell table:formula="of:=ROUND([.J100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SDSS J130326.04+262507.0</text:p>
          </table:table-cell>
          <table:table-cell office:value-type="float" office:value="195.85851">
            <text:p>195.85851</text:p>
          </table:table-cell>
          <table:table-cell office:value-type="float" office:value="26.41861">
            <text:p>26.418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264">
            <text:p>9.264</text:p>
          </table:table-cell>
          <table:table-cell table:formula="of:=ROUND([.J100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SDSS J130336.68+264221.3</text:p>
          </table:table-cell>
          <table:table-cell office:value-type="float" office:value="195.90284">
            <text:p>195.90284</text:p>
          </table:table-cell>
          <table:table-cell office:value-type="float" office:value="26.70592">
            <text:p>26.705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353">
            <text:p>9.353</text:p>
          </table:table-cell>
          <table:table-cell table:formula="of:=ROUND([.J100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SDSS J130420.06+263843.0</text:p>
          </table:table-cell>
          <table:table-cell office:value-type="float" office:value="196.08358">
            <text:p>196.08358</text:p>
          </table:table-cell>
          <table:table-cell office:value-type="float" office:value="26.6453">
            <text:p>26.64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386">
            <text:p>9.386</text:p>
          </table:table-cell>
          <table:table-cell table:formula="of:=ROUND([.J100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SDSS J130315.52+262642.1</text:p>
          </table:table-cell>
          <table:table-cell office:value-type="float" office:value="195.81471">
            <text:p>195.81471</text:p>
          </table:table-cell>
          <table:table-cell office:value-type="float" office:value="26.44503">
            <text:p>26.445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44">
            <text:p>9.44</text:p>
          </table:table-cell>
          <table:table-cell table:formula="of:=ROUND([.J100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SDSS J130314.02+262701.2</text:p>
          </table:table-cell>
          <table:table-cell office:value-type="float" office:value="195.80844">
            <text:p>195.80844</text:p>
          </table:table-cell>
          <table:table-cell office:value-type="float" office:value="26.45035">
            <text:p>26.450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473">
            <text:p>9.473</text:p>
          </table:table-cell>
          <table:table-cell table:formula="of:=ROUND([.J100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SDSS J130353.64+262440.2</text:p>
          </table:table-cell>
          <table:table-cell office:value-type="float" office:value="195.97352">
            <text:p>195.97352</text:p>
          </table:table-cell>
          <table:table-cell office:value-type="float" office:value="26.41119">
            <text:p>26.411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735">
            <text:p>8.735</text:p>
          </table:table-cell>
          <table:table-cell table:formula="of:=ROUND([.J101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SDSS J130402.99+264128.7</text:p>
          </table:table-cell>
          <table:table-cell office:value-type="float" office:value="196.01246">
            <text:p>196.01246</text:p>
          </table:table-cell>
          <table:table-cell office:value-type="float" office:value="26.69131">
            <text:p>26.691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077">
            <text:p>9.077</text:p>
          </table:table-cell>
          <table:table-cell table:formula="of:=ROUND([.J101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SDSS J130416.27+263920.2</text:p>
          </table:table-cell>
          <table:table-cell office:value-type="float" office:value="196.06781">
            <text:p>196.06781</text:p>
          </table:table-cell>
          <table:table-cell office:value-type="float" office:value="26.65562">
            <text:p>26.655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115">
            <text:p>9.115</text:p>
          </table:table-cell>
          <table:table-cell table:formula="of:=ROUND([.J101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SDSS J130344.10+264233.9</text:p>
          </table:table-cell>
          <table:table-cell office:value-type="float" office:value="195.93377">
            <text:p>195.93377</text:p>
          </table:table-cell>
          <table:table-cell office:value-type="float" office:value="26.70944">
            <text:p>26.709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34">
            <text:p>9.34</text:p>
          </table:table-cell>
          <table:table-cell table:formula="of:=ROUND([.J101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SDSS J130313.07+262727.5</text:p>
          </table:table-cell>
          <table:table-cell office:value-type="float" office:value="195.80447">
            <text:p>195.80447</text:p>
          </table:table-cell>
          <table:table-cell office:value-type="float" office:value="26.45764">
            <text:p>26.457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358">
            <text:p>9.358</text:p>
          </table:table-cell>
          <table:table-cell table:formula="of:=ROUND([.J101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SDSS J130308.32+263719.5</text:p>
          </table:table-cell>
          <table:table-cell office:value-type="float" office:value="195.7847">
            <text:p>195.7847</text:p>
          </table:table-cell>
          <table:table-cell office:value-type="float" office:value="26.62211">
            <text:p>26.622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359">
            <text:p>9.359</text:p>
          </table:table-cell>
          <table:table-cell table:formula="of:=ROUND([.J101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SDSS J130428.16+263322.2</text:p>
          </table:table-cell>
          <table:table-cell office:value-type="float" office:value="196.11734">
            <text:p>196.11734</text:p>
          </table:table-cell>
          <table:table-cell office:value-type="float" office:value="26.55618">
            <text:p>26.556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434">
            <text:p>9.434</text:p>
          </table:table-cell>
          <table:table-cell table:formula="of:=ROUND([.J101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SDSS J130331.19+262422.4</text:p>
          </table:table-cell>
          <table:table-cell office:value-type="float" office:value="195.87996">
            <text:p>195.87996</text:p>
          </table:table-cell>
          <table:table-cell office:value-type="float" office:value="26.40622">
            <text:p>26.406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46">
            <text:p>9.46</text:p>
          </table:table-cell>
          <table:table-cell table:formula="of:=ROUND([.J101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SDSS J130321.21+263959.7</text:p>
          </table:table-cell>
          <table:table-cell office:value-type="float" office:value="195.8384">
            <text:p>195.8384</text:p>
          </table:table-cell>
          <table:table-cell office:value-type="float" office:value="26.66661">
            <text:p>26.666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737">
            <text:p>8.737</text:p>
          </table:table-cell>
          <table:table-cell table:formula="of:=ROUND([.J101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SDSS J130315.83+262740.3</text:p>
          </table:table-cell>
          <table:table-cell office:value-type="float" office:value="195.81597">
            <text:p>195.81597</text:p>
          </table:table-cell>
          <table:table-cell office:value-type="float" office:value="26.4612">
            <text:p>26.46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743">
            <text:p>8.743</text:p>
          </table:table-cell>
          <table:table-cell table:formula="of:=ROUND([.J101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SDSS J130306.76+263319.2</text:p>
          </table:table-cell>
          <table:table-cell office:value-type="float" office:value="195.77821">
            <text:p>195.77821</text:p>
          </table:table-cell>
          <table:table-cell office:value-type="float" office:value="26.55534">
            <text:p>26.555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769">
            <text:p>8.769</text:p>
          </table:table-cell>
          <table:table-cell table:formula="of:=ROUND([.J102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SDSS J130356.63+264144.3</text:p>
          </table:table-cell>
          <table:table-cell office:value-type="float" office:value="195.98598">
            <text:p>195.98598</text:p>
          </table:table-cell>
          <table:table-cell office:value-type="float" office:value="26.69566">
            <text:p>26.695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831">
            <text:p>8.831</text:p>
          </table:table-cell>
          <table:table-cell table:formula="of:=ROUND([.J102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SDSS J130321.57+262617.1</text:p>
          </table:table-cell>
          <table:table-cell office:value-type="float" office:value="195.8399">
            <text:p>195.8399</text:p>
          </table:table-cell>
          <table:table-cell office:value-type="float" office:value="26.43809">
            <text:p>26.438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839">
            <text:p>8.839</text:p>
          </table:table-cell>
          <table:table-cell table:formula="of:=ROUND([.J102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SDSS J130425.61+263228.2</text:p>
          </table:table-cell>
          <table:table-cell office:value-type="float" office:value="196.10672">
            <text:p>196.10672</text:p>
          </table:table-cell>
          <table:table-cell office:value-type="float" office:value="26.54118">
            <text:p>26.541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896">
            <text:p>8.896</text:p>
          </table:table-cell>
          <table:table-cell table:formula="of:=ROUND([.J102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SDSS J130403.03+264117.2</text:p>
          </table:table-cell>
          <table:table-cell office:value-type="float" office:value="196.01265">
            <text:p>196.01265</text:p>
          </table:table-cell>
          <table:table-cell office:value-type="float" office:value="26.68812">
            <text:p>26.688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908">
            <text:p>8.908</text:p>
          </table:table-cell>
          <table:table-cell table:formula="of:=ROUND([.J102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SDSS J130330.45+264128.3</text:p>
          </table:table-cell>
          <table:table-cell office:value-type="float" office:value="195.87689">
            <text:p>195.87689</text:p>
          </table:table-cell>
          <table:table-cell office:value-type="float" office:value="26.69122">
            <text:p>26.69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938">
            <text:p>8.938</text:p>
          </table:table-cell>
          <table:table-cell table:formula="of:=ROUND([.J102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SDSS J130404.65+262546.1</text:p>
          </table:table-cell>
          <table:table-cell office:value-type="float" office:value="196.01939">
            <text:p>196.01939</text:p>
          </table:table-cell>
          <table:table-cell office:value-type="float" office:value="26.42948">
            <text:p>26.429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557">
            <text:p>8.557</text:p>
          </table:table-cell>
          <table:table-cell table:formula="of:=ROUND([.J102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SDSS J130307.00+263201.3</text:p>
          </table:table-cell>
          <table:table-cell office:value-type="float" office:value="195.77917">
            <text:p>195.77917</text:p>
          </table:table-cell>
          <table:table-cell office:value-type="float" office:value="26.5337">
            <text:p>26.53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802">
            <text:p>8.802</text:p>
          </table:table-cell>
          <table:table-cell table:formula="of:=ROUND([.J102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SDSS J130343.60+262420.1</text:p>
          </table:table-cell>
          <table:table-cell office:value-type="float" office:value="195.93168">
            <text:p>195.93168</text:p>
          </table:table-cell>
          <table:table-cell office:value-type="float" office:value="26.40561">
            <text:p>26.405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915">
            <text:p>8.915</text:p>
          </table:table-cell>
          <table:table-cell table:formula="of:=ROUND([.J102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SDSS J130309.99+263718.5</text:p>
          </table:table-cell>
          <table:table-cell office:value-type="float" office:value="195.79163">
            <text:p>195.79163</text:p>
          </table:table-cell>
          <table:table-cell office:value-type="float" office:value="26.62181">
            <text:p>26.621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018">
            <text:p>9.018</text:p>
          </table:table-cell>
          <table:table-cell table:formula="of:=ROUND([.J102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SDSS J130425.14+263526.7</text:p>
          </table:table-cell>
          <table:table-cell office:value-type="float" office:value="196.10475">
            <text:p>196.10475</text:p>
          </table:table-cell>
          <table:table-cell office:value-type="float" office:value="26.59077">
            <text:p>26.590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031">
            <text:p>9.031</text:p>
          </table:table-cell>
          <table:table-cell table:formula="of:=ROUND([.J103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SDSS J130358.59+264211.0</text:p>
          </table:table-cell>
          <table:table-cell office:value-type="float" office:value="195.99415">
            <text:p>195.99415</text:p>
          </table:table-cell>
          <table:table-cell office:value-type="float" office:value="26.70307">
            <text:p>26.703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382">
            <text:p>9.382</text:p>
          </table:table-cell>
          <table:table-cell table:formula="of:=ROUND([.J103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SDSS J130308.02+263439.9</text:p>
          </table:table-cell>
          <table:table-cell office:value-type="float" office:value="195.78345">
            <text:p>195.78345</text:p>
          </table:table-cell>
          <table:table-cell office:value-type="float" office:value="26.57778">
            <text:p>26.577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606">
            <text:p>8.606</text:p>
          </table:table-cell>
          <table:table-cell table:formula="of:=ROUND([.J103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SDSS J130340.46+264145.9</text:p>
          </table:table-cell>
          <table:table-cell office:value-type="float" office:value="195.91861">
            <text:p>195.91861</text:p>
          </table:table-cell>
          <table:table-cell office:value-type="float" office:value="26.69609">
            <text:p>26.696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618">
            <text:p>8.618</text:p>
          </table:table-cell>
          <table:table-cell table:formula="of:=ROUND([.J103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SDSS J130349.50+264156.1</text:p>
          </table:table-cell>
          <table:table-cell office:value-type="float" office:value="195.95627">
            <text:p>195.95627</text:p>
          </table:table-cell>
          <table:table-cell office:value-type="float" office:value="26.69894">
            <text:p>26.698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736">
            <text:p>8.736</text:p>
          </table:table-cell>
          <table:table-cell table:formula="of:=ROUND([.J103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SDSS J130326.57+262531.7</text:p>
          </table:table-cell>
          <table:table-cell office:value-type="float" office:value="195.86073">
            <text:p>195.86073</text:p>
          </table:table-cell>
          <table:table-cell office:value-type="float" office:value="26.42549">
            <text:p>26.425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846">
            <text:p>8.846</text:p>
          </table:table-cell>
          <table:table-cell table:formula="of:=ROUND([.J103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SDSS J130421.36+262900.4</text:p>
          </table:table-cell>
          <table:table-cell office:value-type="float" office:value="196.08904">
            <text:p>196.08904</text:p>
          </table:table-cell>
          <table:table-cell office:value-type="float" office:value="26.48346">
            <text:p>26.483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975">
            <text:p>8.975</text:p>
          </table:table-cell>
          <table:table-cell table:formula="of:=ROUND([.J103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SDSS J130321.64+264032.1</text:p>
          </table:table-cell>
          <table:table-cell office:value-type="float" office:value="195.8402">
            <text:p>195.8402</text:p>
          </table:table-cell>
          <table:table-cell office:value-type="float" office:value="26.67561">
            <text:p>26.675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104">
            <text:p>9.104</text:p>
          </table:table-cell>
          <table:table-cell table:formula="of:=ROUND([.J103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SDSS J130329.29+264133.8</text:p>
          </table:table-cell>
          <table:table-cell office:value-type="float" office:value="195.87207">
            <text:p>195.87207</text:p>
          </table:table-cell>
          <table:table-cell office:value-type="float" office:value="26.69275">
            <text:p>26.692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125">
            <text:p>9.125</text:p>
          </table:table-cell>
          <table:table-cell table:formula="of:=ROUND([.J103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SDSS J130304.36+263411.7</text:p>
          </table:table-cell>
          <table:table-cell office:value-type="float" office:value="195.76821">
            <text:p>195.76821</text:p>
          </table:table-cell>
          <table:table-cell office:value-type="float" office:value="26.56992">
            <text:p>26.569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354">
            <text:p>9.354</text:p>
          </table:table-cell>
          <table:table-cell table:formula="of:=ROUND([.J103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SDSS J130353.54+264226.1</text:p>
          </table:table-cell>
          <table:table-cell office:value-type="float" office:value="195.97311">
            <text:p>195.97311</text:p>
          </table:table-cell>
          <table:table-cell office:value-type="float" office:value="26.70726">
            <text:p>26.707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354">
            <text:p>9.354</text:p>
          </table:table-cell>
          <table:table-cell table:formula="of:=ROUND([.J104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SDSS J130338.60+262450.0</text:p>
          </table:table-cell>
          <table:table-cell office:value-type="float" office:value="195.91083">
            <text:p>195.91083</text:p>
          </table:table-cell>
          <table:table-cell office:value-type="float" office:value="26.4139">
            <text:p>26.41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563">
            <text:p>8.563</text:p>
          </table:table-cell>
          <table:table-cell table:formula="of:=ROUND([.J104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SDSS J130308.84+263545.0</text:p>
          </table:table-cell>
          <table:table-cell office:value-type="float" office:value="195.78685">
            <text:p>195.78685</text:p>
          </table:table-cell>
          <table:table-cell office:value-type="float" office:value="26.59585">
            <text:p>26.595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676">
            <text:p>8.676</text:p>
          </table:table-cell>
          <table:table-cell table:formula="of:=ROUND([.J104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SDSS J130354.59+262438.6</text:p>
          </table:table-cell>
          <table:table-cell office:value-type="float" office:value="195.97747">
            <text:p>195.97747</text:p>
          </table:table-cell>
          <table:table-cell office:value-type="float" office:value="26.41072">
            <text:p>26.410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806">
            <text:p>8.806</text:p>
          </table:table-cell>
          <table:table-cell table:formula="of:=ROUND([.J104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SDSS J130410.04+262612.0</text:p>
          </table:table-cell>
          <table:table-cell office:value-type="float" office:value="196.04186">
            <text:p>196.04186</text:p>
          </table:table-cell>
          <table:table-cell office:value-type="float" office:value="26.43668">
            <text:p>26.436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859">
            <text:p>8.859</text:p>
          </table:table-cell>
          <table:table-cell table:formula="of:=ROUND([.J104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SDSS J130307.91+263033.6</text:p>
          </table:table-cell>
          <table:table-cell office:value-type="float" office:value="195.78299">
            <text:p>195.78299</text:p>
          </table:table-cell>
          <table:table-cell office:value-type="float" office:value="26.50933">
            <text:p>26.509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924">
            <text:p>8.924</text:p>
          </table:table-cell>
          <table:table-cell table:formula="of:=ROUND([.J104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SDSS J130422.76+262946.0</text:p>
          </table:table-cell>
          <table:table-cell office:value-type="float" office:value="196.09485">
            <text:p>196.09485</text:p>
          </table:table-cell>
          <table:table-cell office:value-type="float" office:value="26.49613">
            <text:p>26.496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929">
            <text:p>8.929</text:p>
          </table:table-cell>
          <table:table-cell table:formula="of:=ROUND([.J104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SDSS J130424.75+263526.7</text:p>
          </table:table-cell>
          <table:table-cell office:value-type="float" office:value="196.10317">
            <text:p>196.10317</text:p>
          </table:table-cell>
          <table:table-cell office:value-type="float" office:value="26.59077">
            <text:p>26.590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948">
            <text:p>8.948</text:p>
          </table:table-cell>
          <table:table-cell table:formula="of:=ROUND([.J104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SDSS J130325.96+264110.8</text:p>
          </table:table-cell>
          <table:table-cell office:value-type="float" office:value="195.8582">
            <text:p>195.8582</text:p>
          </table:table-cell>
          <table:table-cell office:value-type="float" office:value="26.68636">
            <text:p>26.686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118">
            <text:p>9.118</text:p>
          </table:table-cell>
          <table:table-cell table:formula="of:=ROUND([.J104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SDSS J130305.33+263420.2</text:p>
          </table:table-cell>
          <table:table-cell office:value-type="float" office:value="195.77224">
            <text:p>195.77224</text:p>
          </table:table-cell>
          <table:table-cell office:value-type="float" office:value="26.5723">
            <text:p>26.57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154">
            <text:p>9.154</text:p>
          </table:table-cell>
          <table:table-cell table:formula="of:=ROUND([.J104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SDSS J130313.77+263901.9</text:p>
          </table:table-cell>
          <table:table-cell office:value-type="float" office:value="195.80741">
            <text:p>195.80741</text:p>
          </table:table-cell>
          <table:table-cell office:value-type="float" office:value="26.65055">
            <text:p>26.650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242">
            <text:p>9.242</text:p>
          </table:table-cell>
          <table:table-cell table:formula="of:=ROUND([.J105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SDSS J130423.13+263721.0</text:p>
          </table:table-cell>
          <table:table-cell office:value-type="float" office:value="196.09639">
            <text:p>196.09639</text:p>
          </table:table-cell>
          <table:table-cell office:value-type="float" office:value="26.62251">
            <text:p>26.622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27">
            <text:p>9.27</text:p>
          </table:table-cell>
          <table:table-cell table:formula="of:=ROUND([.J105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SDSS J130309.01+263520.5</text:p>
          </table:table-cell>
          <table:table-cell office:value-type="float" office:value="195.78754">
            <text:p>195.78754</text:p>
          </table:table-cell>
          <table:table-cell office:value-type="float" office:value="26.58905">
            <text:p>26.589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531">
            <text:p>8.531</text:p>
          </table:table-cell>
          <table:table-cell table:formula="of:=ROUND([.J105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SDSS J130407.42+264017.8</text:p>
          </table:table-cell>
          <table:table-cell office:value-type="float" office:value="196.03093">
            <text:p>196.03093</text:p>
          </table:table-cell>
          <table:table-cell office:value-type="float" office:value="26.67162">
            <text:p>26.671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534">
            <text:p>8.534</text:p>
          </table:table-cell>
          <table:table-cell table:formula="of:=ROUND([.J105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SDSS J130318.76+262658.9</text:p>
          </table:table-cell>
          <table:table-cell office:value-type="float" office:value="195.82819">
            <text:p>195.82819</text:p>
          </table:table-cell>
          <table:table-cell office:value-type="float" office:value="26.44972">
            <text:p>26.449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728">
            <text:p>8.728</text:p>
          </table:table-cell>
          <table:table-cell table:formula="of:=ROUND([.J105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SDSS J130402.10+262516.0</text:p>
          </table:table-cell>
          <table:table-cell office:value-type="float" office:value="196.00876">
            <text:p>196.00876</text:p>
          </table:table-cell>
          <table:table-cell office:value-type="float" office:value="26.42113">
            <text:p>26.421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747">
            <text:p>8.747</text:p>
          </table:table-cell>
          <table:table-cell table:formula="of:=ROUND([.J105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SDSS J130306.24+263313.5</text:p>
          </table:table-cell>
          <table:table-cell office:value-type="float" office:value="195.77603">
            <text:p>195.77603</text:p>
          </table:table-cell>
          <table:table-cell office:value-type="float" office:value="26.55376">
            <text:p>26.553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885">
            <text:p>8.885</text:p>
          </table:table-cell>
          <table:table-cell table:formula="of:=ROUND([.J105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SDSS J130357.39+264145.1</text:p>
          </table:table-cell>
          <table:table-cell office:value-type="float" office:value="195.98916">
            <text:p>195.98916</text:p>
          </table:table-cell>
          <table:table-cell office:value-type="float" office:value="26.69586">
            <text:p>26.695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89">
            <text:p>8.89</text:p>
          </table:table-cell>
          <table:table-cell table:formula="of:=ROUND([.J105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SDSS J130408.01+262512.2</text:p>
          </table:table-cell>
          <table:table-cell office:value-type="float" office:value="196.03339">
            <text:p>196.03339</text:p>
          </table:table-cell>
          <table:table-cell office:value-type="float" office:value="26.42008">
            <text:p>26.420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424">
            <text:p>9.424</text:p>
          </table:table-cell>
          <table:table-cell table:formula="of:=ROUND([.J105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SDSS J130335.70+262401.6</text:p>
          </table:table-cell>
          <table:table-cell office:value-type="float" office:value="195.89875">
            <text:p>195.89875</text:p>
          </table:table-cell>
          <table:table-cell office:value-type="float" office:value="26.40047">
            <text:p>26.400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491">
            <text:p>9.491</text:p>
          </table:table-cell>
          <table:table-cell table:formula="of:=ROUND([.J105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SDSS J130314.03+262834.9</text:p>
          </table:table-cell>
          <table:table-cell office:value-type="float" office:value="195.80848">
            <text:p>195.80848</text:p>
          </table:table-cell>
          <table:table-cell office:value-type="float" office:value="26.47638">
            <text:p>26.476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527">
            <text:p>8.527</text:p>
          </table:table-cell>
          <table:table-cell table:formula="of:=ROUND([.J106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SDSS J130409.88+264003.8</text:p>
          </table:table-cell>
          <table:table-cell office:value-type="float" office:value="196.04117">
            <text:p>196.04117</text:p>
          </table:table-cell>
          <table:table-cell office:value-type="float" office:value="26.66773">
            <text:p>26.667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67">
            <text:p>8.67</text:p>
          </table:table-cell>
          <table:table-cell table:formula="of:=ROUND([.J106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SDSS J130325.53+264040.0</text:p>
          </table:table-cell>
          <table:table-cell office:value-type="float" office:value="195.85638">
            <text:p>195.85638</text:p>
          </table:table-cell>
          <table:table-cell office:value-type="float" office:value="26.67779">
            <text:p>26.677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724">
            <text:p>8.724</text:p>
          </table:table-cell>
          <table:table-cell table:formula="of:=ROUND([.J106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SDSS J130411.33+262615.0</text:p>
          </table:table-cell>
          <table:table-cell office:value-type="float" office:value="196.04722">
            <text:p>196.04722</text:p>
          </table:table-cell>
          <table:table-cell office:value-type="float" office:value="26.43751">
            <text:p>26.437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999">
            <text:p>8.999</text:p>
          </table:table-cell>
          <table:table-cell table:formula="of:=ROUND([.J106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SDSS J130333.14+262437.9</text:p>
          </table:table-cell>
          <table:table-cell office:value-type="float" office:value="195.88808">
            <text:p>195.88808</text:p>
          </table:table-cell>
          <table:table-cell office:value-type="float" office:value="26.41055">
            <text:p>26.410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07">
            <text:p>9.07</text:p>
          </table:table-cell>
          <table:table-cell table:formula="of:=ROUND([.J106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SDSS J130312.61+263827.4</text:p>
          </table:table-cell>
          <table:table-cell office:value-type="float" office:value="195.80257">
            <text:p>195.80257</text:p>
          </table:table-cell>
          <table:table-cell office:value-type="float" office:value="26.64095">
            <text:p>26.640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104">
            <text:p>9.104</text:p>
          </table:table-cell>
          <table:table-cell table:formula="of:=ROUND([.J106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SDSS J130341.92+262406.1</text:p>
          </table:table-cell>
          <table:table-cell office:value-type="float" office:value="195.92467">
            <text:p>195.92467</text:p>
          </table:table-cell>
          <table:table-cell office:value-type="float" office:value="26.40171">
            <text:p>26.401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178">
            <text:p>9.178</text:p>
          </table:table-cell>
          <table:table-cell table:formula="of:=ROUND([.J106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SDSS J130304.41+263225.9</text:p>
          </table:table-cell>
          <table:table-cell office:value-type="float" office:value="195.7684">
            <text:p>195.7684</text:p>
          </table:table-cell>
          <table:table-cell office:value-type="float" office:value="26.54055">
            <text:p>26.540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33">
            <text:p>9.33</text:p>
          </table:table-cell>
          <table:table-cell table:formula="of:=ROUND([.J106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SDSS J130426.64+263048.5</text:p>
          </table:table-cell>
          <table:table-cell office:value-type="float" office:value="196.111">
            <text:p>196.111</text:p>
          </table:table-cell>
          <table:table-cell office:value-type="float" office:value="26.5135">
            <text:p>26.51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412">
            <text:p>9.412</text:p>
          </table:table-cell>
          <table:table-cell table:formula="of:=ROUND([.J106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SDSS J130337.14+262401.9</text:p>
          </table:table-cell>
          <table:table-cell office:value-type="float" office:value="195.90479">
            <text:p>195.90479</text:p>
          </table:table-cell>
          <table:table-cell office:value-type="float" office:value="26.40053">
            <text:p>26.400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414">
            <text:p>9.414</text:p>
          </table:table-cell>
          <table:table-cell table:formula="of:=ROUND([.J106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SDSS J130344.70+262346.8</text:p>
          </table:table-cell>
          <table:table-cell office:value-type="float" office:value="195.93628">
            <text:p>195.93628</text:p>
          </table:table-cell>
          <table:table-cell office:value-type="float" office:value="26.39636">
            <text:p>26.396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459">
            <text:p>9.459</text:p>
          </table:table-cell>
          <table:table-cell table:formula="of:=ROUND([.J107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SDSS J130353.85+262451.1</text:p>
          </table:table-cell>
          <table:table-cell office:value-type="float" office:value="195.97441">
            <text:p>195.97441</text:p>
          </table:table-cell>
          <table:table-cell office:value-type="float" office:value="26.4142">
            <text:p>26.41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567">
            <text:p>8.567</text:p>
          </table:table-cell>
          <table:table-cell table:formula="of:=ROUND([.J107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SDSS J130403.23+262533.5</text:p>
          </table:table-cell>
          <table:table-cell office:value-type="float" office:value="196.01346">
            <text:p>196.01346</text:p>
          </table:table-cell>
          <table:table-cell office:value-type="float" office:value="26.426">
            <text:p>26.4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592">
            <text:p>8.592</text:p>
          </table:table-cell>
          <table:table-cell table:formula="of:=ROUND([.J107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SDSS J130349.82+262436.8</text:p>
          </table:table-cell>
          <table:table-cell office:value-type="float" office:value="195.95759">
            <text:p>195.95759</text:p>
          </table:table-cell>
          <table:table-cell office:value-type="float" office:value="26.41022">
            <text:p>26.410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665">
            <text:p>8.665</text:p>
          </table:table-cell>
          <table:table-cell table:formula="of:=ROUND([.J107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SDSS J130409.16+262617.1</text:p>
          </table:table-cell>
          <table:table-cell office:value-type="float" office:value="196.03818">
            <text:p>196.03818</text:p>
          </table:table-cell>
          <table:table-cell office:value-type="float" office:value="26.43809">
            <text:p>26.438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673">
            <text:p>8.673</text:p>
          </table:table-cell>
          <table:table-cell table:formula="of:=ROUND([.J107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SDSS J130314.02+263818.7</text:p>
          </table:table-cell>
          <table:table-cell office:value-type="float" office:value="195.80845">
            <text:p>195.80845</text:p>
          </table:table-cell>
          <table:table-cell office:value-type="float" office:value="26.63856">
            <text:p>26.638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763">
            <text:p>8.763</text:p>
          </table:table-cell>
          <table:table-cell table:formula="of:=ROUND([.J107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SDSS J130309.27+263622.7</text:p>
          </table:table-cell>
          <table:table-cell office:value-type="float" office:value="195.78864">
            <text:p>195.78864</text:p>
          </table:table-cell>
          <table:table-cell office:value-type="float" office:value="26.60631">
            <text:p>26.606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788">
            <text:p>8.788</text:p>
          </table:table-cell>
          <table:table-cell table:formula="of:=ROUND([.J107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SDSS J130317.59+263930.1</text:p>
          </table:table-cell>
          <table:table-cell office:value-type="float" office:value="195.82331">
            <text:p>195.82331</text:p>
          </table:table-cell>
          <table:table-cell office:value-type="float" office:value="26.65839">
            <text:p>26.658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918">
            <text:p>8.918</text:p>
          </table:table-cell>
          <table:table-cell table:formula="of:=ROUND([.J107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SDSS J130306.19+263222.3</text:p>
          </table:table-cell>
          <table:table-cell office:value-type="float" office:value="195.77583">
            <text:p>195.77583</text:p>
          </table:table-cell>
          <table:table-cell office:value-type="float" office:value="26.53954">
            <text:p>26.539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939">
            <text:p>8.939</text:p>
          </table:table-cell>
          <table:table-cell table:formula="of:=ROUND([.J107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SDSS J130329.91+264126.7</text:p>
          </table:table-cell>
          <table:table-cell office:value-type="float" office:value="195.87467">
            <text:p>195.87467</text:p>
          </table:table-cell>
          <table:table-cell office:value-type="float" office:value="26.69077">
            <text:p>26.690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961">
            <text:p>8.961</text:p>
          </table:table-cell>
          <table:table-cell table:formula="of:=ROUND([.J107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SDSS J130315.10+263857.9</text:p>
          </table:table-cell>
          <table:table-cell office:value-type="float" office:value="195.81295">
            <text:p>195.81295</text:p>
          </table:table-cell>
          <table:table-cell office:value-type="float" office:value="26.64944">
            <text:p>26.649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97">
            <text:p>8.97</text:p>
          </table:table-cell>
          <table:table-cell table:formula="of:=ROUND([.J108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SDSS J130318.31+262615.2</text:p>
          </table:table-cell>
          <table:table-cell office:value-type="float" office:value="195.82631">
            <text:p>195.82631</text:p>
          </table:table-cell>
          <table:table-cell office:value-type="float" office:value="26.43757">
            <text:p>26.437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331">
            <text:p>9.331</text:p>
          </table:table-cell>
          <table:table-cell table:formula="of:=ROUND([.J108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SDSS J130423.89+262857.8</text:p>
          </table:table-cell>
          <table:table-cell office:value-type="float" office:value="196.09958">
            <text:p>196.09958</text:p>
          </table:table-cell>
          <table:table-cell office:value-type="float" office:value="26.48272">
            <text:p>26.482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498">
            <text:p>9.498</text:p>
          </table:table-cell>
          <table:table-cell table:formula="of:=ROUND([.J108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DSS J130318.23+262721.1</text:p>
          </table:table-cell>
          <table:table-cell office:value-type="float" office:value="195.82597">
            <text:p>195.82597</text:p>
          </table:table-cell>
          <table:table-cell office:value-type="float" office:value="26.45587">
            <text:p>26.455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553">
            <text:p>8.553</text:p>
          </table:table-cell>
          <table:table-cell table:formula="of:=ROUND([.J108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SDSS J130333.90+264126.3</text:p>
          </table:table-cell>
          <table:table-cell office:value-type="float" office:value="195.89127">
            <text:p>195.89127</text:p>
          </table:table-cell>
          <table:table-cell office:value-type="float" office:value="26.69064">
            <text:p>26.690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635">
            <text:p>8.635</text:p>
          </table:table-cell>
          <table:table-cell table:formula="of:=ROUND([.J108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SDSS J130424.93+263331.6</text:p>
          </table:table-cell>
          <table:table-cell office:value-type="float" office:value="196.10389">
            <text:p>196.10389</text:p>
          </table:table-cell>
          <table:table-cell office:value-type="float" office:value="26.55878">
            <text:p>26.558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716">
            <text:p>8.716</text:p>
          </table:table-cell>
          <table:table-cell table:formula="of:=ROUND([.J108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SDSS J130325.95+262543.5</text:p>
          </table:table-cell>
          <table:table-cell office:value-type="float" office:value="195.85816">
            <text:p>195.85816</text:p>
          </table:table-cell>
          <table:table-cell office:value-type="float" office:value="26.42875">
            <text:p>26.428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745">
            <text:p>8.745</text:p>
          </table:table-cell>
          <table:table-cell table:formula="of:=ROUND([.J108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SDSS J130324.86+264050.5</text:p>
          </table:table-cell>
          <table:table-cell office:value-type="float" office:value="195.8536">
            <text:p>195.8536</text:p>
          </table:table-cell>
          <table:table-cell office:value-type="float" office:value="26.68072">
            <text:p>26.680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952">
            <text:p>8.952</text:p>
          </table:table-cell>
          <table:table-cell table:formula="of:=ROUND([.J108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SDSS J130312.06+263811.9</text:p>
          </table:table-cell>
          <table:table-cell office:value-type="float" office:value="195.80028">
            <text:p>195.80028</text:p>
          </table:table-cell>
          <table:table-cell office:value-type="float" office:value="26.63666">
            <text:p>26.636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062">
            <text:p>9.062</text:p>
          </table:table-cell>
          <table:table-cell table:formula="of:=ROUND([.J108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SDSS J130316.18+263923.3</text:p>
          </table:table-cell>
          <table:table-cell office:value-type="float" office:value="195.81745">
            <text:p>195.81745</text:p>
          </table:table-cell>
          <table:table-cell office:value-type="float" office:value="26.65648">
            <text:p>26.656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067">
            <text:p>9.067</text:p>
          </table:table-cell>
          <table:table-cell table:formula="of:=ROUND([.J108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SDSS J130357.62+262431.9</text:p>
          </table:table-cell>
          <table:table-cell office:value-type="float" office:value="195.99009">
            <text:p>195.99009</text:p>
          </table:table-cell>
          <table:table-cell office:value-type="float" office:value="26.40888">
            <text:p>26.408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085">
            <text:p>9.085</text:p>
          </table:table-cell>
          <table:table-cell table:formula="of:=ROUND([.J109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SDSS J130410.60+262600.0</text:p>
          </table:table-cell>
          <table:table-cell office:value-type="float" office:value="196.04419">
            <text:p>196.04419</text:p>
          </table:table-cell>
          <table:table-cell office:value-type="float" office:value="26.43334">
            <text:p>26.433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095">
            <text:p>9.095</text:p>
          </table:table-cell>
          <table:table-cell table:formula="of:=ROUND([.J109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SDSS J130401.01+262446.0</text:p>
          </table:table-cell>
          <table:table-cell office:value-type="float" office:value="196.00421">
            <text:p>196.00421</text:p>
          </table:table-cell>
          <table:table-cell office:value-type="float" office:value="26.41278">
            <text:p>26.412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112">
            <text:p>9.112</text:p>
          </table:table-cell>
          <table:table-cell table:formula="of:=ROUND([.J109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SDSS J130305.65+263445.7</text:p>
          </table:table-cell>
          <table:table-cell office:value-type="float" office:value="195.77357">
            <text:p>195.77357</text:p>
          </table:table-cell>
          <table:table-cell office:value-type="float" office:value="26.57937">
            <text:p>26.579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145">
            <text:p>9.145</text:p>
          </table:table-cell>
          <table:table-cell table:formula="of:=ROUND([.J109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SDSS J130400.02+264150.4</text:p>
          </table:table-cell>
          <table:table-cell office:value-type="float" office:value="196.00011">
            <text:p>196.00011</text:p>
          </table:table-cell>
          <table:table-cell office:value-type="float" office:value="26.69735">
            <text:p>26.697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16">
            <text:p>9.16</text:p>
          </table:table-cell>
          <table:table-cell table:formula="of:=ROUND([.J109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SDSS J130308.10+262922.8</text:p>
          </table:table-cell>
          <table:table-cell office:value-type="float" office:value="195.78375">
            <text:p>195.78375</text:p>
          </table:table-cell>
          <table:table-cell office:value-type="float" office:value="26.48967">
            <text:p>26.489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31">
            <text:p>9.31</text:p>
          </table:table-cell>
          <table:table-cell table:formula="of:=ROUND([.J109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SDSS J130359.82+262426.5</text:p>
          </table:table-cell>
          <table:table-cell office:value-type="float" office:value="195.99927">
            <text:p>195.99927</text:p>
          </table:table-cell>
          <table:table-cell office:value-type="float" office:value="26.40738">
            <text:p>26.407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323">
            <text:p>9.323</text:p>
          </table:table-cell>
          <table:table-cell table:formula="of:=ROUND([.J109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SDSS J130307.06+263641.8</text:p>
          </table:table-cell>
          <table:table-cell office:value-type="float" office:value="195.77944">
            <text:p>195.77944</text:p>
          </table:table-cell>
          <table:table-cell office:value-type="float" office:value="26.61163">
            <text:p>26.611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364">
            <text:p>9.364</text:p>
          </table:table-cell>
          <table:table-cell table:formula="of:=ROUND([.J109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7">
            <text:p>1177</text:p>
          </table:table-cell>
          <table:table-cell office:value-type="string">
            <text:p>SDSS J130304.42+263121.7</text:p>
          </table:table-cell>
          <table:table-cell office:value-type="float" office:value="195.76842">
            <text:p>195.76842</text:p>
          </table:table-cell>
          <table:table-cell office:value-type="float" office:value="26.5227">
            <text:p>26.52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482">
            <text:p>9.482</text:p>
          </table:table-cell>
          <table:table-cell table:formula="of:=ROUND([.J109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SDSS J130337.62+264232.7</text:p>
          </table:table-cell>
          <table:table-cell office:value-type="float" office:value="195.90679">
            <text:p>195.90679</text:p>
          </table:table-cell>
          <table:table-cell office:value-type="float" office:value="26.70911">
            <text:p>26.709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496">
            <text:p>9.496</text:p>
          </table:table-cell>
          <table:table-cell table:formula="of:=ROUND([.J109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SDSS J130424.13+263211.3</text:p>
          </table:table-cell>
          <table:table-cell office:value-type="float" office:value="196.10055">
            <text:p>196.10055</text:p>
          </table:table-cell>
          <table:table-cell office:value-type="float" office:value="26.5365">
            <text:p>26.53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596">
            <text:p>8.596</text:p>
          </table:table-cell>
          <table:table-cell table:formula="of:=ROUND([.J110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SDSS J130340.74+264148.4</text:p>
          </table:table-cell>
          <table:table-cell office:value-type="float" office:value="195.91979">
            <text:p>195.91979</text:p>
          </table:table-cell>
          <table:table-cell office:value-type="float" office:value="26.6968">
            <text:p>26.69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651">
            <text:p>8.651</text:p>
          </table:table-cell>
          <table:table-cell table:formula="of:=ROUND([.J110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SDSS J130424.65+263228.5</text:p>
          </table:table-cell>
          <table:table-cell office:value-type="float" office:value="196.10275">
            <text:p>196.10275</text:p>
          </table:table-cell>
          <table:table-cell office:value-type="float" office:value="26.54126">
            <text:p>26.541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684">
            <text:p>8.684</text:p>
          </table:table-cell>
          <table:table-cell table:formula="of:=ROUND([.J110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SDSS J130307.35+263427.5</text:p>
          </table:table-cell>
          <table:table-cell office:value-type="float" office:value="195.78066">
            <text:p>195.78066</text:p>
          </table:table-cell>
          <table:table-cell office:value-type="float" office:value="26.57433">
            <text:p>26.574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723">
            <text:p>8.723</text:p>
          </table:table-cell>
          <table:table-cell table:formula="of:=ROUND([.J110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SDSS J130307.75+263502.1</text:p>
          </table:table-cell>
          <table:table-cell office:value-type="float" office:value="195.7823">
            <text:p>195.7823</text:p>
          </table:table-cell>
          <table:table-cell office:value-type="float" office:value="26.58393">
            <text:p>26.583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735">
            <text:p>8.735</text:p>
          </table:table-cell>
          <table:table-cell table:formula="of:=ROUND([.J110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SDSS J130322.22+264016.2</text:p>
          </table:table-cell>
          <table:table-cell office:value-type="float" office:value="195.84258">
            <text:p>195.84258</text:p>
          </table:table-cell>
          <table:table-cell office:value-type="float" office:value="26.67118">
            <text:p>26.671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814">
            <text:p>8.814</text:p>
          </table:table-cell>
          <table:table-cell table:formula="of:=ROUND([.J110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SDSS J130358.04+262443.0</text:p>
          </table:table-cell>
          <table:table-cell office:value-type="float" office:value="195.99186">
            <text:p>195.99186</text:p>
          </table:table-cell>
          <table:table-cell office:value-type="float" office:value="26.41197">
            <text:p>26.411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936">
            <text:p>8.936</text:p>
          </table:table-cell>
          <table:table-cell table:formula="of:=ROUND([.J110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SDSS J130425.99+263240.0</text:p>
          </table:table-cell>
          <table:table-cell office:value-type="float" office:value="196.1083">
            <text:p>196.1083</text:p>
          </table:table-cell>
          <table:table-cell office:value-type="float" office:value="26.54446">
            <text:p>26.544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966">
            <text:p>8.966</text:p>
          </table:table-cell>
          <table:table-cell table:formula="of:=ROUND([.J110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SDSS J130307.79+263559.9</text:p>
          </table:table-cell>
          <table:table-cell office:value-type="float" office:value="195.78249">
            <text:p>195.78249</text:p>
          </table:table-cell>
          <table:table-cell office:value-type="float" office:value="26.59999">
            <text:p>26.599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973">
            <text:p>8.973</text:p>
          </table:table-cell>
          <table:table-cell table:formula="of:=ROUND([.J110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SDSS J130327.75+262513.9</text:p>
          </table:table-cell>
          <table:table-cell office:value-type="float" office:value="195.86566">
            <text:p>195.86566</text:p>
          </table:table-cell>
          <table:table-cell office:value-type="float" office:value="26.42054">
            <text:p>26.420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982">
            <text:p>8.982</text:p>
          </table:table-cell>
          <table:table-cell table:formula="of:=ROUND([.J110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SDSS J130305.65+263248.9</text:p>
          </table:table-cell>
          <table:table-cell office:value-type="float" office:value="195.77354">
            <text:p>195.77354</text:p>
          </table:table-cell>
          <table:table-cell office:value-type="float" office:value="26.54692">
            <text:p>26.546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029">
            <text:p>9.029</text:p>
          </table:table-cell>
          <table:table-cell table:formula="of:=ROUND([.J111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SDSS J130305.24+263440.2</text:p>
          </table:table-cell>
          <table:table-cell office:value-type="float" office:value="195.77187">
            <text:p>195.77187</text:p>
          </table:table-cell>
          <table:table-cell office:value-type="float" office:value="26.57785">
            <text:p>26.577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22">
            <text:p>9.22</text:p>
          </table:table-cell>
          <table:table-cell table:formula="of:=ROUND([.J111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SDSS J130422.54+263735.3</text:p>
          </table:table-cell>
          <table:table-cell office:value-type="float" office:value="196.09392">
            <text:p>196.09392</text:p>
          </table:table-cell>
          <table:table-cell office:value-type="float" office:value="26.62648">
            <text:p>26.626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26">
            <text:p>9.26</text:p>
          </table:table-cell>
          <table:table-cell table:formula="of:=ROUND([.J111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SDSS J130331.91+264205.8</text:p>
          </table:table-cell>
          <table:table-cell office:value-type="float" office:value="195.88299">
            <text:p>195.88299</text:p>
          </table:table-cell>
          <table:table-cell office:value-type="float" office:value="26.70162">
            <text:p>26.701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402">
            <text:p>9.402</text:p>
          </table:table-cell>
          <table:table-cell table:formula="of:=ROUND([.J111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SDSS J130353.53+264141.0</text:p>
          </table:table-cell>
          <table:table-cell office:value-type="float" office:value="195.97305">
            <text:p>195.97305</text:p>
          </table:table-cell>
          <table:table-cell office:value-type="float" office:value="26.69473">
            <text:p>26.694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615">
            <text:p>8.615</text:p>
          </table:table-cell>
          <table:table-cell table:formula="of:=ROUND([.J111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SDSS J130310.59+263644.6</text:p>
          </table:table-cell>
          <table:table-cell office:value-type="float" office:value="195.79415">
            <text:p>195.79415</text:p>
          </table:table-cell>
          <table:table-cell office:value-type="float" office:value="26.61241">
            <text:p>26.612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654">
            <text:p>8.654</text:p>
          </table:table-cell>
          <table:table-cell table:formula="of:=ROUND([.J111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SDSS J130424.60+263406.7</text:p>
          </table:table-cell>
          <table:table-cell office:value-type="float" office:value="196.10252">
            <text:p>196.10252</text:p>
          </table:table-cell>
          <table:table-cell office:value-type="float" office:value="26.56853">
            <text:p>26.568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681">
            <text:p>8.681</text:p>
          </table:table-cell>
          <table:table-cell table:formula="of:=ROUND([.J111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SDSS J130327.54+262529.8</text:p>
          </table:table-cell>
          <table:table-cell office:value-type="float" office:value="195.86477">
            <text:p>195.86477</text:p>
          </table:table-cell>
          <table:table-cell office:value-type="float" office:value="26.42495">
            <text:p>26.424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77">
            <text:p>8.77</text:p>
          </table:table-cell>
          <table:table-cell table:formula="of:=ROUND([.J111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SDSS J130310.84+263716.5</text:p>
          </table:table-cell>
          <table:table-cell office:value-type="float" office:value="195.79517">
            <text:p>195.79517</text:p>
          </table:table-cell>
          <table:table-cell office:value-type="float" office:value="26.62126">
            <text:p>26.621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833">
            <text:p>8.833</text:p>
          </table:table-cell>
          <table:table-cell table:formula="of:=ROUND([.J111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SDSS J130306.29+263329.6</text:p>
          </table:table-cell>
          <table:table-cell office:value-type="float" office:value="195.77623">
            <text:p>195.77623</text:p>
          </table:table-cell>
          <table:table-cell office:value-type="float" office:value="26.55824">
            <text:p>26.558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878">
            <text:p>8.878</text:p>
          </table:table-cell>
          <table:table-cell table:formula="of:=ROUND([.J111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SDSS J130306.19+263304.0</text:p>
          </table:table-cell>
          <table:table-cell office:value-type="float" office:value="195.77583">
            <text:p>195.77583</text:p>
          </table:table-cell>
          <table:table-cell office:value-type="float" office:value="26.55113">
            <text:p>26.551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898">
            <text:p>8.898</text:p>
          </table:table-cell>
          <table:table-cell table:formula="of:=ROUND([.J112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SDSS J130326.37+262505.1</text:p>
          </table:table-cell>
          <table:table-cell office:value-type="float" office:value="195.85991">
            <text:p>195.85991</text:p>
          </table:table-cell>
          <table:table-cell office:value-type="float" office:value="26.41809">
            <text:p>26.418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256">
            <text:p>9.256</text:p>
          </table:table-cell>
          <table:table-cell table:formula="of:=ROUND([.J112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SDSS J130333.58+264217.4</text:p>
          </table:table-cell>
          <table:table-cell office:value-type="float" office:value="195.88994">
            <text:p>195.88994</text:p>
          </table:table-cell>
          <table:table-cell office:value-type="float" office:value="26.70485">
            <text:p>26.704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469">
            <text:p>9.469</text:p>
          </table:table-cell>
          <table:table-cell table:formula="of:=ROUND([.J112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SDSS J130304.18+263454.0</text:p>
          </table:table-cell>
          <table:table-cell office:value-type="float" office:value="195.76742">
            <text:p>195.76742</text:p>
          </table:table-cell>
          <table:table-cell office:value-type="float" office:value="26.58169">
            <text:p>26.581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493">
            <text:p>9.493</text:p>
          </table:table-cell>
          <table:table-cell table:formula="of:=ROUND([.J112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SDSS J130415.39+263903.4</text:p>
          </table:table-cell>
          <table:table-cell office:value-type="float" office:value="196.06413">
            <text:p>196.06413</text:p>
          </table:table-cell>
          <table:table-cell office:value-type="float" office:value="26.65095">
            <text:p>26.650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781">
            <text:p>8.781</text:p>
          </table:table-cell>
          <table:table-cell table:formula="of:=ROUND([.J112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SDSS J130316.97+263930.6</text:p>
          </table:table-cell>
          <table:table-cell office:value-type="float" office:value="195.82075">
            <text:p>195.82075</text:p>
          </table:table-cell>
          <table:table-cell office:value-type="float" office:value="26.65851">
            <text:p>26.658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022">
            <text:p>9.022</text:p>
          </table:table-cell>
          <table:table-cell table:formula="of:=ROUND([.J112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SDSS J130426.53+263314.8</text:p>
          </table:table-cell>
          <table:table-cell office:value-type="float" office:value="196.11055">
            <text:p>196.11055</text:p>
          </table:table-cell>
          <table:table-cell office:value-type="float" office:value="26.55414">
            <text:p>26.554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068">
            <text:p>9.068</text:p>
          </table:table-cell>
          <table:table-cell table:formula="of:=ROUND([.J112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SDSS J130340.58+262408.6</text:p>
          </table:table-cell>
          <table:table-cell office:value-type="float" office:value="195.91909">
            <text:p>195.91909</text:p>
          </table:table-cell>
          <table:table-cell office:value-type="float" office:value="26.4024">
            <text:p>26.40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172">
            <text:p>9.172</text:p>
          </table:table-cell>
          <table:table-cell table:formula="of:=ROUND([.J112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SDSS J130333.56+262427.7</text:p>
          </table:table-cell>
          <table:table-cell office:value-type="float" office:value="195.88986">
            <text:p>195.88986</text:p>
          </table:table-cell>
          <table:table-cell office:value-type="float" office:value="26.40771">
            <text:p>26.407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203">
            <text:p>9.203</text:p>
          </table:table-cell>
          <table:table-cell table:formula="of:=ROUND([.J112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SDSS J130350.09+264228.5</text:p>
          </table:table-cell>
          <table:table-cell office:value-type="float" office:value="195.95872">
            <text:p>195.95872</text:p>
          </table:table-cell>
          <table:table-cell office:value-type="float" office:value="26.70793">
            <text:p>26.707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285">
            <text:p>9.285</text:p>
          </table:table-cell>
          <table:table-cell table:formula="of:=ROUND([.J112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SDSS J130402.91+264143.5</text:p>
          </table:table-cell>
          <table:table-cell office:value-type="float" office:value="196.01213">
            <text:p>196.01213</text:p>
          </table:table-cell>
          <table:table-cell office:value-type="float" office:value="26.69544">
            <text:p>26.695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296">
            <text:p>9.296</text:p>
          </table:table-cell>
          <table:table-cell table:formula="of:=ROUND([.J113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SDSS J130309.07+263731.5</text:p>
          </table:table-cell>
          <table:table-cell office:value-type="float" office:value="195.78783">
            <text:p>195.78783</text:p>
          </table:table-cell>
          <table:table-cell office:value-type="float" office:value="26.62544">
            <text:p>26.625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299">
            <text:p>9.299</text:p>
          </table:table-cell>
          <table:table-cell table:formula="of:=ROUND([.J113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SDSS J130346.45+262347.6</text:p>
          </table:table-cell>
          <table:table-cell office:value-type="float" office:value="195.94357">
            <text:p>195.94357</text:p>
          </table:table-cell>
          <table:table-cell office:value-type="float" office:value="26.39658">
            <text:p>26.396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442">
            <text:p>9.442</text:p>
          </table:table-cell>
          <table:table-cell table:formula="of:=ROUND([.J113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SDSS J130422.41+263803.5</text:p>
          </table:table-cell>
          <table:table-cell office:value-type="float" office:value="196.09341">
            <text:p>196.09341</text:p>
          </table:table-cell>
          <table:table-cell office:value-type="float" office:value="26.63432">
            <text:p>26.634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467">
            <text:p>9.467</text:p>
          </table:table-cell>
          <table:table-cell table:formula="of:=ROUND([.J113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SDSS J130352.28+264140.8</text:p>
          </table:table-cell>
          <table:table-cell office:value-type="float" office:value="195.96785">
            <text:p>195.96785</text:p>
          </table:table-cell>
          <table:table-cell office:value-type="float" office:value="26.69469">
            <text:p>26.694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562">
            <text:p>8.562</text:p>
          </table:table-cell>
          <table:table-cell table:formula="of:=ROUND([.J113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SDSS J130341.52+264144.4</text:p>
          </table:table-cell>
          <table:table-cell office:value-type="float" office:value="195.92304">
            <text:p>195.92304</text:p>
          </table:table-cell>
          <table:table-cell office:value-type="float" office:value="26.69569">
            <text:p>26.695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563">
            <text:p>8.563</text:p>
          </table:table-cell>
          <table:table-cell table:formula="of:=ROUND([.J113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SDSS J130309.80+263705.3</text:p>
          </table:table-cell>
          <table:table-cell office:value-type="float" office:value="195.79084">
            <text:p>195.79084</text:p>
          </table:table-cell>
          <table:table-cell office:value-type="float" office:value="26.61816">
            <text:p>26.618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959">
            <text:p>8.959</text:p>
          </table:table-cell>
          <table:table-cell table:formula="of:=ROUND([.J113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SDSS J130401.06+264153.8</text:p>
          </table:table-cell>
          <table:table-cell office:value-type="float" office:value="196.00446">
            <text:p>196.00446</text:p>
          </table:table-cell>
          <table:table-cell office:value-type="float" office:value="26.6983">
            <text:p>26.69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295">
            <text:p>9.295</text:p>
          </table:table-cell>
          <table:table-cell table:formula="of:=ROUND([.J113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SDSS J130414.17+262718.5</text:p>
          </table:table-cell>
          <table:table-cell office:value-type="float" office:value="196.05905">
            <text:p>196.05905</text:p>
          </table:table-cell>
          <table:table-cell office:value-type="float" office:value="26.45515">
            <text:p>26.455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655">
            <text:p>8.655</text:p>
          </table:table-cell>
          <table:table-cell table:formula="of:=ROUND([.J113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SDSS J130357.78+264129.3</text:p>
          </table:table-cell>
          <table:table-cell office:value-type="float" office:value="195.99078">
            <text:p>195.99078</text:p>
          </table:table-cell>
          <table:table-cell office:value-type="float" office:value="26.69149">
            <text:p>26.691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665">
            <text:p>8.665</text:p>
          </table:table-cell>
          <table:table-cell table:formula="of:=ROUND([.J113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SDSS J130415.70+263852.5</text:p>
          </table:table-cell>
          <table:table-cell office:value-type="float" office:value="196.06544">
            <text:p>196.06544</text:p>
          </table:table-cell>
          <table:table-cell office:value-type="float" office:value="26.64792">
            <text:p>26.647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715">
            <text:p>8.715</text:p>
          </table:table-cell>
          <table:table-cell table:formula="of:=ROUND([.J114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SDSS J130425.06+263422.9</text:p>
          </table:table-cell>
          <table:table-cell office:value-type="float" office:value="196.10443">
            <text:p>196.10443</text:p>
          </table:table-cell>
          <table:table-cell office:value-type="float" office:value="26.57305">
            <text:p>26.573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815">
            <text:p>8.815</text:p>
          </table:table-cell>
          <table:table-cell table:formula="of:=ROUND([.J114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SDSS J130314.29+263838.0</text:p>
          </table:table-cell>
          <table:table-cell office:value-type="float" office:value="195.80956">
            <text:p>195.80956</text:p>
          </table:table-cell>
          <table:table-cell office:value-type="float" office:value="26.64391">
            <text:p>26.643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906">
            <text:p>8.906</text:p>
          </table:table-cell>
          <table:table-cell table:formula="of:=ROUND([.J114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SDSS J130356.42+262437.6</text:p>
          </table:table-cell>
          <table:table-cell office:value-type="float" office:value="195.98511">
            <text:p>195.98511</text:p>
          </table:table-cell>
          <table:table-cell office:value-type="float" office:value="26.41046">
            <text:p>26.410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92">
            <text:p>8.92</text:p>
          </table:table-cell>
          <table:table-cell table:formula="of:=ROUND([.J114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SDSS J130327.68+264111.0</text:p>
          </table:table-cell>
          <table:table-cell office:value-type="float" office:value="195.86534">
            <text:p>195.86534</text:p>
          </table:table-cell>
          <table:table-cell office:value-type="float" office:value="26.68641">
            <text:p>26.686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939">
            <text:p>8.939</text:p>
          </table:table-cell>
          <table:table-cell table:formula="of:=ROUND([.J114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SDSS J130305.05+263316.4</text:p>
          </table:table-cell>
          <table:table-cell office:value-type="float" office:value="195.77106">
            <text:p>195.77106</text:p>
          </table:table-cell>
          <table:table-cell office:value-type="float" office:value="26.55457">
            <text:p>26.554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152">
            <text:p>9.152</text:p>
          </table:table-cell>
          <table:table-cell table:formula="of:=ROUND([.J114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SDSS J130403.01+264153.0</text:p>
          </table:table-cell>
          <table:table-cell office:value-type="float" office:value="196.01258">
            <text:p>196.01258</text:p>
          </table:table-cell>
          <table:table-cell office:value-type="float" office:value="26.69806">
            <text:p>26.698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449">
            <text:p>9.449</text:p>
          </table:table-cell>
          <table:table-cell table:formula="of:=ROUND([.J114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SDSS J130303.86+263208.1</text:p>
          </table:table-cell>
          <table:table-cell office:value-type="float" office:value="195.76612">
            <text:p>195.76612</text:p>
          </table:table-cell>
          <table:table-cell office:value-type="float" office:value="26.53558">
            <text:p>26.535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482">
            <text:p>9.482</text:p>
          </table:table-cell>
          <table:table-cell table:formula="of:=ROUND([.J114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SDSS J130357.14+264129.0</text:p>
          </table:table-cell>
          <table:table-cell office:value-type="float" office:value="195.98811">
            <text:p>195.98811</text:p>
          </table:table-cell>
          <table:table-cell office:value-type="float" office:value="26.69141">
            <text:p>26.691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618">
            <text:p>8.618</text:p>
          </table:table-cell>
          <table:table-cell table:formula="of:=ROUND([.J114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SDSS J130306.23+263308.7</text:p>
          </table:table-cell>
          <table:table-cell office:value-type="float" office:value="195.77599">
            <text:p>195.77599</text:p>
          </table:table-cell>
          <table:table-cell office:value-type="float" office:value="26.55242">
            <text:p>26.552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888">
            <text:p>8.888</text:p>
          </table:table-cell>
          <table:table-cell table:formula="of:=ROUND([.J114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SDSS J130402.50+264120.6</text:p>
          </table:table-cell>
          <table:table-cell office:value-type="float" office:value="196.01046">
            <text:p>196.01046</text:p>
          </table:table-cell>
          <table:table-cell office:value-type="float" office:value="26.68907">
            <text:p>26.689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91">
            <text:p>8.91</text:p>
          </table:table-cell>
          <table:table-cell table:formula="of:=ROUND([.J115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SDSS J130401.09+262457.2</text:p>
          </table:table-cell>
          <table:table-cell office:value-type="float" office:value="196.00454">
            <text:p>196.00454</text:p>
          </table:table-cell>
          <table:table-cell office:value-type="float" office:value="26.41591">
            <text:p>26.415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945">
            <text:p>8.945</text:p>
          </table:table-cell>
          <table:table-cell table:formula="of:=ROUND([.J115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SDSS J130411.22+264013.1</text:p>
          </table:table-cell>
          <table:table-cell office:value-type="float" office:value="196.04677">
            <text:p>196.04677</text:p>
          </table:table-cell>
          <table:table-cell office:value-type="float" office:value="26.67033">
            <text:p>26.670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978">
            <text:p>8.978</text:p>
          </table:table-cell>
          <table:table-cell table:formula="of:=ROUND([.J115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SDSS J130305.19+263103.4</text:p>
          </table:table-cell>
          <table:table-cell office:value-type="float" office:value="195.77163">
            <text:p>195.77163</text:p>
          </table:table-cell>
          <table:table-cell office:value-type="float" office:value="26.51762">
            <text:p>26.517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38">
            <text:p>9.38</text:p>
          </table:table-cell>
          <table:table-cell table:formula="of:=ROUND([.J115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SDSS J130310.94+263653.5</text:p>
          </table:table-cell>
          <table:table-cell office:value-type="float" office:value="195.79561">
            <text:p>195.79561</text:p>
          </table:table-cell>
          <table:table-cell office:value-type="float" office:value="26.61489">
            <text:p>26.614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644">
            <text:p>8.644</text:p>
          </table:table-cell>
          <table:table-cell table:formula="of:=ROUND([.J115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SDSS J130314.98+262725.2</text:p>
          </table:table-cell>
          <table:table-cell office:value-type="float" office:value="195.81242">
            <text:p>195.81242</text:p>
          </table:table-cell>
          <table:table-cell office:value-type="float" office:value="26.45703">
            <text:p>26.457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05">
            <text:p>9.05</text:p>
          </table:table-cell>
          <table:table-cell table:formula="of:=ROUND([.J115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SDSS J130353.96+264215.1</text:p>
          </table:table-cell>
          <table:table-cell office:value-type="float" office:value="195.97485">
            <text:p>195.97485</text:p>
          </table:table-cell>
          <table:table-cell office:value-type="float" office:value="26.7042">
            <text:p>26.70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191">
            <text:p>9.191</text:p>
          </table:table-cell>
          <table:table-cell table:formula="of:=ROUND([.J115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SDSS J130314.30+262715.7</text:p>
          </table:table-cell>
          <table:table-cell office:value-type="float" office:value="195.8096">
            <text:p>195.8096</text:p>
          </table:table-cell>
          <table:table-cell office:value-type="float" office:value="26.45437">
            <text:p>26.454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269">
            <text:p>9.269</text:p>
          </table:table-cell>
          <table:table-cell table:formula="of:=ROUND([.J115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SDSS J130417.98+263925.9</text:p>
          </table:table-cell>
          <table:table-cell office:value-type="float" office:value="196.07493">
            <text:p>196.07493</text:p>
          </table:table-cell>
          <table:table-cell office:value-type="float" office:value="26.65719">
            <text:p>26.657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464">
            <text:p>9.464</text:p>
          </table:table-cell>
          <table:table-cell table:formula="of:=ROUND([.J115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SDSS J130424.55+263250.4</text:p>
          </table:table-cell>
          <table:table-cell office:value-type="float" office:value="196.10231">
            <text:p>196.10231</text:p>
          </table:table-cell>
          <table:table-cell office:value-type="float" office:value="26.54736">
            <text:p>26.547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636">
            <text:p>8.636</text:p>
          </table:table-cell>
          <table:table-cell table:formula="of:=ROUND([.J115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SDSS J130307.83+263051.7</text:p>
          </table:table-cell>
          <table:table-cell office:value-type="float" office:value="195.78263">
            <text:p>195.78263</text:p>
          </table:table-cell>
          <table:table-cell office:value-type="float" office:value="26.51439">
            <text:p>26.514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856">
            <text:p>8.856</text:p>
          </table:table-cell>
          <table:table-cell table:formula="of:=ROUND([.J116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SDSS J130408.51+264032.4</text:p>
          </table:table-cell>
          <table:table-cell office:value-type="float" office:value="196.03547">
            <text:p>196.03547</text:p>
          </table:table-cell>
          <table:table-cell office:value-type="float" office:value="26.67569">
            <text:p>26.675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873">
            <text:p>8.873</text:p>
          </table:table-cell>
          <table:table-cell table:formula="of:=ROUND([.J116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SDSS J130306.82+263459.5</text:p>
          </table:table-cell>
          <table:table-cell office:value-type="float" office:value="195.77843">
            <text:p>195.77843</text:p>
          </table:table-cell>
          <table:table-cell office:value-type="float" office:value="26.58321">
            <text:p>26.583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93">
            <text:p>8.93</text:p>
          </table:table-cell>
          <table:table-cell table:formula="of:=ROUND([.J116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SDSS J130307.55+263556.7</text:p>
          </table:table-cell>
          <table:table-cell office:value-type="float" office:value="195.78148">
            <text:p>195.78148</text:p>
          </table:table-cell>
          <table:table-cell office:value-type="float" office:value="26.59909">
            <text:p>26.599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009">
            <text:p>9.009</text:p>
          </table:table-cell>
          <table:table-cell table:formula="of:=ROUND([.J116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SDSS J130332.63+264150.4</text:p>
          </table:table-cell>
          <table:table-cell office:value-type="float" office:value="195.88598">
            <text:p>195.88598</text:p>
          </table:table-cell>
          <table:table-cell office:value-type="float" office:value="26.69735">
            <text:p>26.697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107">
            <text:p>9.107</text:p>
          </table:table-cell>
          <table:table-cell table:formula="of:=ROUND([.J116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SDSS J130344.58+264217.5</text:p>
          </table:table-cell>
          <table:table-cell office:value-type="float" office:value="195.93578">
            <text:p>195.93578</text:p>
          </table:table-cell>
          <table:table-cell office:value-type="float" office:value="26.70487">
            <text:p>26.704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062">
            <text:p>9.062</text:p>
          </table:table-cell>
          <table:table-cell table:formula="of:=ROUND([.J116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SDSS J130337.84+262438.4</text:p>
          </table:table-cell>
          <table:table-cell office:value-type="float" office:value="195.90767">
            <text:p>195.90767</text:p>
          </table:table-cell>
          <table:table-cell office:value-type="float" office:value="26.41068">
            <text:p>26.410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786">
            <text:p>8.786</text:p>
          </table:table-cell>
          <table:table-cell table:formula="of:=ROUND([.J116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SDSS J130312.20+262822.0</text:p>
          </table:table-cell>
          <table:table-cell office:value-type="float" office:value="195.80083">
            <text:p>195.80083</text:p>
          </table:table-cell>
          <table:table-cell office:value-type="float" office:value="26.47278">
            <text:p>26.472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99">
            <text:p>8.99</text:p>
          </table:table-cell>
          <table:table-cell table:formula="of:=ROUND([.J116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SDSS J130315.30+263937.6</text:p>
          </table:table-cell>
          <table:table-cell office:value-type="float" office:value="195.81377">
            <text:p>195.81377</text:p>
          </table:table-cell>
          <table:table-cell office:value-type="float" office:value="26.66045">
            <text:p>26.660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373">
            <text:p>9.373</text:p>
          </table:table-cell>
          <table:table-cell table:formula="of:=ROUND([.J116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SDSS J130325.94+262553.9</text:p>
          </table:table-cell>
          <table:table-cell office:value-type="float" office:value="195.8581">
            <text:p>195.8581</text:p>
          </table:table-cell>
          <table:table-cell office:value-type="float" office:value="26.43165">
            <text:p>26.431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8.598">
            <text:p>8.598</text:p>
          </table:table-cell>
          <table:table-cell table:formula="of:=ROUND([.J116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SDSS J130329.18+264119.1</text:p>
          </table:table-cell>
          <table:table-cell office:value-type="float" office:value="195.8716">
            <text:p>195.8716</text:p>
          </table:table-cell>
          <table:table-cell office:value-type="float" office:value="26.68866">
            <text:p>26.688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8.913">
            <text:p>8.913</text:p>
          </table:table-cell>
          <table:table-cell table:formula="of:=ROUND([.J117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SDSS J130309.97+262922.7</text:p>
          </table:table-cell>
          <table:table-cell office:value-type="float" office:value="195.79158">
            <text:p>195.79158</text:p>
          </table:table-cell>
          <table:table-cell office:value-type="float" office:value="26.48966">
            <text:p>26.489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8.929">
            <text:p>8.929</text:p>
          </table:table-cell>
          <table:table-cell table:formula="of:=ROUND([.J117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SDSS J130309.70+263738.7</text:p>
          </table:table-cell>
          <table:table-cell office:value-type="float" office:value="195.79043">
            <text:p>195.79043</text:p>
          </table:table-cell>
          <table:table-cell office:value-type="float" office:value="26.62742">
            <text:p>26.627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231">
            <text:p>9.231</text:p>
          </table:table-cell>
          <table:table-cell table:formula="of:=ROUND([.J117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SDSS J130304.94+263420.2</text:p>
          </table:table-cell>
          <table:table-cell office:value-type="float" office:value="195.77061">
            <text:p>195.77061</text:p>
          </table:table-cell>
          <table:table-cell office:value-type="float" office:value="26.57228">
            <text:p>26.572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241">
            <text:p>9.241</text:p>
          </table:table-cell>
          <table:table-cell table:formula="of:=ROUND([.J117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SDSS J130427.52+263139.2</text:p>
          </table:table-cell>
          <table:table-cell office:value-type="float" office:value="196.11468">
            <text:p>196.11468</text:p>
          </table:table-cell>
          <table:table-cell office:value-type="float" office:value="26.52756">
            <text:p>26.527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425">
            <text:p>9.425</text:p>
          </table:table-cell>
          <table:table-cell table:formula="of:=ROUND([.J117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SDSS J130336.40+262402.0</text:p>
          </table:table-cell>
          <table:table-cell office:value-type="float" office:value="195.90167">
            <text:p>195.90167</text:p>
          </table:table-cell>
          <table:table-cell office:value-type="float" office:value="26.40056">
            <text:p>26.400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449">
            <text:p>9.449</text:p>
          </table:table-cell>
          <table:table-cell table:formula="of:=ROUND([.J117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SDSS J130412.11+262647.0</text:p>
          </table:table-cell>
          <table:table-cell office:value-type="float" office:value="196.0505">
            <text:p>196.0505</text:p>
          </table:table-cell>
          <table:table-cell office:value-type="float" office:value="26.4464">
            <text:p>26.44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8.708">
            <text:p>8.708</text:p>
          </table:table-cell>
          <table:table-cell table:formula="of:=ROUND([.J117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SDSS J130315.34+262731.8</text:p>
          </table:table-cell>
          <table:table-cell office:value-type="float" office:value="195.81394">
            <text:p>195.81394</text:p>
          </table:table-cell>
          <table:table-cell office:value-type="float" office:value="26.45886">
            <text:p>26.458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8.917">
            <text:p>8.917</text:p>
          </table:table-cell>
          <table:table-cell table:formula="of:=ROUND([.J117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SDSS J130304.93+263110.0</text:p>
          </table:table-cell>
          <table:table-cell office:value-type="float" office:value="195.77056">
            <text:p>195.77056</text:p>
          </table:table-cell>
          <table:table-cell office:value-type="float" office:value="26.51947">
            <text:p>26.519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9.41">
            <text:p>9.41</text:p>
          </table:table-cell>
          <table:table-cell table:formula="of:=ROUND([.J117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SDSS J130330.35+262512.8</text:p>
          </table:table-cell>
          <table:table-cell office:value-type="float" office:value="195.87647">
            <text:p>195.87647</text:p>
          </table:table-cell>
          <table:table-cell office:value-type="float" office:value="26.42025">
            <text:p>26.420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8.75">
            <text:p>8.75</text:p>
          </table:table-cell>
          <table:table-cell table:formula="of:=ROUND([.J117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SDSS J130307.42+263222.2</text:p>
          </table:table-cell>
          <table:table-cell office:value-type="float" office:value="195.78094">
            <text:p>195.78094</text:p>
          </table:table-cell>
          <table:table-cell office:value-type="float" office:value="26.5395">
            <text:p>26.53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8.666">
            <text:p>8.666</text:p>
          </table:table-cell>
          <table:table-cell table:formula="of:=ROUND([.J118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SDSS J130424.78+262938.5</text:p>
          </table:table-cell>
          <table:table-cell office:value-type="float" office:value="196.10327">
            <text:p>196.10327</text:p>
          </table:table-cell>
          <table:table-cell office:value-type="float" office:value="26.49404">
            <text:p>26.494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9.395">
            <text:p>9.395</text:p>
          </table:table-cell>
          <table:table-cell table:formula="of:=ROUND([.J118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SDSS J130312.99+262830.0</text:p>
          </table:table-cell>
          <table:table-cell office:value-type="float" office:value="195.80413">
            <text:p>195.80413</text:p>
          </table:table-cell>
          <table:table-cell office:value-type="float" office:value="26.47502">
            <text:p>26.475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8.768">
            <text:p>8.768</text:p>
          </table:table-cell>
          <table:table-cell table:formula="of:=ROUND([.J118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SDSS J130338.97+262352.6</text:p>
          </table:table-cell>
          <table:table-cell office:value-type="float" office:value="195.91239">
            <text:p>195.91239</text:p>
          </table:table-cell>
          <table:table-cell office:value-type="float" office:value="26.39796">
            <text:p>26.397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9g</text:p>
          </table:table-cell>
          <table:table-cell office:value-type="float" office:value="9.489">
            <text:p>9.489</text:p>
          </table:table-cell>
          <table:table-cell table:formula="of:=ROUND([.J118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SDSS J130302.98+263343.5</text:p>
          </table:table-cell>
          <table:table-cell office:value-type="float" office:value="195.76244">
            <text:p>195.76244</text:p>
          </table:table-cell>
          <table:table-cell office:value-type="float" office:value="26.56209">
            <text:p>26.56209</text:p>
          </table:table-cell>
          <table:table-cell office:value-type="string">
            <text:p>G</text:p>
          </table:table-cell>
          <table:table-cell office:value-type="float" office:value="20726">
            <text:p>20726</text:p>
          </table:table-cell>
          <table:table-cell office:value-type="float" office:value="0.069135">
            <text:p>0.069135</text:p>
          </table:table-cell>
          <table:table-cell office:value-type="string">
            <text:p><text:s text:c="4"/></text:p>
          </table:table-cell>
          <table:table-cell office:value-type="float" office:value="18.82">
            <text:p>18.82</text:p>
          </table:table-cell>
          <table:table-cell office:value-type="float" office:value="9.627">
            <text:p>9.627</text:p>
          </table:table-cell>
          <table:table-cell table:formula="of:=ROUND([.J1184]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ABELL 1656:[GMP83] 0508</text:p>
          </table:table-cell>
          <table:table-cell office:value-type="float" office:value="196.07995">
            <text:p>196.07995</text:p>
          </table:table-cell>
          <table:table-cell office:value-type="float" office:value="26.65657">
            <text:p>26.65657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57">
            <text:p>20.57</text:p>
          </table:table-cell>
          <table:table-cell office:value-type="float" office:value="9.645">
            <text:p>9.645</text:p>
          </table:table-cell>
          <table:table-cell table:formula="of:=ROUND([.J1185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SDSS J130304.53+263058.2</text:p>
          </table:table-cell>
          <table:table-cell office:value-type="float" office:value="195.7689">
            <text:p>195.7689</text:p>
          </table:table-cell>
          <table:table-cell office:value-type="float" office:value="26.51618">
            <text:p>26.516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g</text:p>
          </table:table-cell>
          <table:table-cell office:value-type="float" office:value="9.542">
            <text:p>9.542</text:p>
          </table:table-cell>
          <table:table-cell table:formula="of:=ROUND([.J118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SDSS J130358.65+262356.7</text:p>
          </table:table-cell>
          <table:table-cell office:value-type="float" office:value="195.99441">
            <text:p>195.99441</text:p>
          </table:table-cell>
          <table:table-cell office:value-type="float" office:value="26.3991">
            <text:p>26.39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g</text:p>
          </table:table-cell>
          <table:table-cell office:value-type="float" office:value="9.714">
            <text:p>9.714</text:p>
          </table:table-cell>
          <table:table-cell table:formula="of:=ROUND([.J118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SDSS J130419.74+263921.8</text:p>
          </table:table-cell>
          <table:table-cell office:value-type="float" office:value="196.08225">
            <text:p>196.08225</text:p>
          </table:table-cell>
          <table:table-cell office:value-type="float" office:value="26.65606">
            <text:p>26.656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g</text:p>
          </table:table-cell>
          <table:table-cell office:value-type="float" office:value="9.721">
            <text:p>9.721</text:p>
          </table:table-cell>
          <table:table-cell table:formula="of:=ROUND([.J118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SDSS J130328.15+262424.1</text:p>
          </table:table-cell>
          <table:table-cell office:value-type="float" office:value="195.8673">
            <text:p>195.8673</text:p>
          </table:table-cell>
          <table:table-cell office:value-type="float" office:value="26.40671">
            <text:p>26.406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9.693">
            <text:p>9.693</text:p>
          </table:table-cell>
          <table:table-cell table:formula="of:=ROUND([.J118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SDSS J130303.48+263306.3</text:p>
          </table:table-cell>
          <table:table-cell office:value-type="float" office:value="195.76454">
            <text:p>195.76454</text:p>
          </table:table-cell>
          <table:table-cell office:value-type="float" office:value="26.55176">
            <text:p>26.551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9.503">
            <text:p>9.503</text:p>
          </table:table-cell>
          <table:table-cell table:formula="of:=ROUND([.J119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SDSS J130424.09+262806.3</text:p>
          </table:table-cell>
          <table:table-cell office:value-type="float" office:value="196.10041">
            <text:p>196.10041</text:p>
          </table:table-cell>
          <table:table-cell office:value-type="float" office:value="26.46843">
            <text:p>26.468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9.952">
            <text:p>9.952</text:p>
          </table:table-cell>
          <table:table-cell table:formula="of:=ROUND([.J119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SDSS J130423.82+262816.5</text:p>
          </table:table-cell>
          <table:table-cell office:value-type="float" office:value="196.09928">
            <text:p>196.09928</text:p>
          </table:table-cell>
          <table:table-cell office:value-type="float" office:value="26.47127">
            <text:p>26.471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9.813">
            <text:p>9.813</text:p>
          </table:table-cell>
          <table:table-cell table:formula="of:=ROUND([.J119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7">
            <text:p>1267</text:p>
          </table:table-cell>
          <table:table-cell office:value-type="string">
            <text:p>SDSS J130324.53+264152.0</text:p>
          </table:table-cell>
          <table:table-cell office:value-type="float" office:value="195.85223">
            <text:p>195.85223</text:p>
          </table:table-cell>
          <table:table-cell office:value-type="float" office:value="26.69779">
            <text:p>26.697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9.873">
            <text:p>9.873</text:p>
          </table:table-cell>
          <table:table-cell table:formula="of:=ROUND([.J119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SDSS J130334.29+262354.0</text:p>
          </table:table-cell>
          <table:table-cell office:value-type="float" office:value="195.8929">
            <text:p>195.8929</text:p>
          </table:table-cell>
          <table:table-cell office:value-type="float" office:value="26.39835">
            <text:p>26.398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9.694">
            <text:p>9.694</text:p>
          </table:table-cell>
          <table:table-cell table:formula="of:=ROUND([.J119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SDSS J130304.69+263604.0</text:p>
          </table:table-cell>
          <table:table-cell office:value-type="float" office:value="195.76958">
            <text:p>195.76958</text:p>
          </table:table-cell>
          <table:table-cell office:value-type="float" office:value="26.60113">
            <text:p>26.601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9.654">
            <text:p>9.654</text:p>
          </table:table-cell>
          <table:table-cell table:formula="of:=ROUND([.J119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8">
            <text:p>1278</text:p>
          </table:table-cell>
          <table:table-cell office:value-type="string">
            <text:p>SDSS J130304.07+263629.7</text:p>
          </table:table-cell>
          <table:table-cell office:value-type="float" office:value="195.76698">
            <text:p>195.76698</text:p>
          </table:table-cell>
          <table:table-cell office:value-type="float" office:value="26.60825">
            <text:p>26.608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9.92">
            <text:p>9.92</text:p>
          </table:table-cell>
          <table:table-cell table:formula="of:=ROUND([.J119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SDSS J130415.66+262622.5</text:p>
          </table:table-cell>
          <table:table-cell office:value-type="float" office:value="196.06528">
            <text:p>196.06528</text:p>
          </table:table-cell>
          <table:table-cell office:value-type="float" office:value="26.43961">
            <text:p>26.439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9.548">
            <text:p>9.548</text:p>
          </table:table-cell>
          <table:table-cell table:formula="of:=ROUND([.J119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SDSS J130421.92+262726.3</text:p>
          </table:table-cell>
          <table:table-cell office:value-type="float" office:value="196.09135">
            <text:p>196.09135</text:p>
          </table:table-cell>
          <table:table-cell office:value-type="float" office:value="26.45733">
            <text:p>26.457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9.913">
            <text:p>9.913</text:p>
          </table:table-cell>
          <table:table-cell table:formula="of:=ROUND([.J119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SDSS J130304.56+263532.0</text:p>
          </table:table-cell>
          <table:table-cell office:value-type="float" office:value="195.76904">
            <text:p>195.76904</text:p>
          </table:table-cell>
          <table:table-cell office:value-type="float" office:value="26.59223">
            <text:p>26.59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9.54">
            <text:p>9.54</text:p>
          </table:table-cell>
          <table:table-cell table:formula="of:=ROUND([.J119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SDSS J130318.10+262538.6</text:p>
          </table:table-cell>
          <table:table-cell office:value-type="float" office:value="195.82545">
            <text:p>195.82545</text:p>
          </table:table-cell>
          <table:table-cell office:value-type="float" office:value="26.4274">
            <text:p>26.42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9.825">
            <text:p>9.825</text:p>
          </table:table-cell>
          <table:table-cell table:formula="of:=ROUND([.J120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SDSS J130322.78+264138.1</text:p>
          </table:table-cell>
          <table:table-cell office:value-type="float" office:value="195.84494">
            <text:p>195.84494</text:p>
          </table:table-cell>
          <table:table-cell office:value-type="float" office:value="26.69392">
            <text:p>26.693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9.87">
            <text:p>9.87</text:p>
          </table:table-cell>
          <table:table-cell table:formula="of:=ROUND([.J120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SDSS J130307.96+263824.9</text:p>
          </table:table-cell>
          <table:table-cell office:value-type="float" office:value="195.78321">
            <text:p>195.78321</text:p>
          </table:table-cell>
          <table:table-cell office:value-type="float" office:value="26.64027">
            <text:p>26.640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951">
            <text:p>9.951</text:p>
          </table:table-cell>
          <table:table-cell table:formula="of:=ROUND([.J120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SDSS J130427.26+263051.8</text:p>
          </table:table-cell>
          <table:table-cell office:value-type="float" office:value="196.1136">
            <text:p>196.1136</text:p>
          </table:table-cell>
          <table:table-cell office:value-type="float" office:value="26.51441">
            <text:p>26.514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534">
            <text:p>9.534</text:p>
          </table:table-cell>
          <table:table-cell table:formula="of:=ROUND([.J120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SDSS J130304.53+263612.3</text:p>
          </table:table-cell>
          <table:table-cell office:value-type="float" office:value="195.7689">
            <text:p>195.7689</text:p>
          </table:table-cell>
          <table:table-cell office:value-type="float" office:value="26.60342">
            <text:p>26.603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73">
            <text:p>9.73</text:p>
          </table:table-cell>
          <table:table-cell table:formula="of:=ROUND([.J120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SDSS J130332.57+262349.7</text:p>
          </table:table-cell>
          <table:table-cell office:value-type="float" office:value="195.88574">
            <text:p>195.88574</text:p>
          </table:table-cell>
          <table:table-cell office:value-type="float" office:value="26.39715">
            <text:p>26.397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874">
            <text:p>9.874</text:p>
          </table:table-cell>
          <table:table-cell table:formula="of:=ROUND([.J120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SDSS J130314.96+264016.0</text:p>
          </table:table-cell>
          <table:table-cell office:value-type="float" office:value="195.81235">
            <text:p>195.81235</text:p>
          </table:table-cell>
          <table:table-cell office:value-type="float" office:value="26.67112">
            <text:p>26.671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874">
            <text:p>9.874</text:p>
          </table:table-cell>
          <table:table-cell table:formula="of:=ROUND([.J120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SDSS J130349.41+264253.6</text:p>
          </table:table-cell>
          <table:table-cell office:value-type="float" office:value="195.95591">
            <text:p>195.95591</text:p>
          </table:table-cell>
          <table:table-cell office:value-type="float" office:value="26.71489">
            <text:p>26.714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688">
            <text:p>9.688</text:p>
          </table:table-cell>
          <table:table-cell table:formula="of:=ROUND([.J120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SDSS J130310.88+263836.4</text:p>
          </table:table-cell>
          <table:table-cell office:value-type="float" office:value="195.79536">
            <text:p>195.79536</text:p>
          </table:table-cell>
          <table:table-cell office:value-type="float" office:value="26.64346">
            <text:p>26.643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508">
            <text:p>9.508</text:p>
          </table:table-cell>
          <table:table-cell table:formula="of:=ROUND([.J120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SDSS J130405.42+262434.6</text:p>
          </table:table-cell>
          <table:table-cell office:value-type="float" office:value="196.02261">
            <text:p>196.02261</text:p>
          </table:table-cell>
          <table:table-cell office:value-type="float" office:value="26.40963">
            <text:p>26.409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69">
            <text:p>9.69</text:p>
          </table:table-cell>
          <table:table-cell table:formula="of:=ROUND([.J120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5">
            <text:p>1245</text:p>
          </table:table-cell>
          <table:table-cell office:value-type="string">
            <text:p>SDSS J130429.38+263204.4</text:p>
          </table:table-cell>
          <table:table-cell office:value-type="float" office:value="196.12243">
            <text:p>196.12243</text:p>
          </table:table-cell>
          <table:table-cell office:value-type="float" office:value="26.53456">
            <text:p>26.534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776">
            <text:p>9.776</text:p>
          </table:table-cell>
          <table:table-cell table:formula="of:=ROUND([.J121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SDSS J130333.18+264224.8</text:p>
          </table:table-cell>
          <table:table-cell office:value-type="float" office:value="195.88829">
            <text:p>195.88829</text:p>
          </table:table-cell>
          <table:table-cell office:value-type="float" office:value="26.70691">
            <text:p>26.706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613">
            <text:p>9.613</text:p>
          </table:table-cell>
          <table:table-cell table:formula="of:=ROUND([.J121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SDSS J130411.99+264058.0</text:p>
          </table:table-cell>
          <table:table-cell office:value-type="float" office:value="196.04998">
            <text:p>196.04998</text:p>
          </table:table-cell>
          <table:table-cell office:value-type="float" office:value="26.6828">
            <text:p>26.68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675">
            <text:p>9.675</text:p>
          </table:table-cell>
          <table:table-cell table:formula="of:=ROUND([.J121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SDSS J130351.47+262335.2</text:p>
          </table:table-cell>
          <table:table-cell office:value-type="float" office:value="195.96446">
            <text:p>195.96446</text:p>
          </table:table-cell>
          <table:table-cell office:value-type="float" office:value="26.39311">
            <text:p>26.393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727">
            <text:p>9.727</text:p>
          </table:table-cell>
          <table:table-cell table:formula="of:=ROUND([.J121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SDSS J130344.47+262324.0</text:p>
          </table:table-cell>
          <table:table-cell office:value-type="float" office:value="195.93531">
            <text:p>195.93531</text:p>
          </table:table-cell>
          <table:table-cell office:value-type="float" office:value="26.39">
            <text:p>26.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842">
            <text:p>9.842</text:p>
          </table:table-cell>
          <table:table-cell table:formula="of:=ROUND([.J121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SDSS J130334.56+264247.2</text:p>
          </table:table-cell>
          <table:table-cell office:value-type="float" office:value="195.89403">
            <text:p>195.89403</text:p>
          </table:table-cell>
          <table:table-cell office:value-type="float" office:value="26.71312">
            <text:p>26.713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886">
            <text:p>9.886</text:p>
          </table:table-cell>
          <table:table-cell table:formula="of:=ROUND([.J121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SDSS J130425.85+262944.3</text:p>
          </table:table-cell>
          <table:table-cell office:value-type="float" office:value="196.10775">
            <text:p>196.10775</text:p>
          </table:table-cell>
          <table:table-cell office:value-type="float" office:value="26.49566">
            <text:p>26.495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581">
            <text:p>9.581</text:p>
          </table:table-cell>
          <table:table-cell table:formula="of:=ROUND([.J121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SDSS J130305.64+263626.5</text:p>
          </table:table-cell>
          <table:table-cell office:value-type="float" office:value="195.77352">
            <text:p>195.77352</text:p>
          </table:table-cell>
          <table:table-cell office:value-type="float" office:value="26.60736">
            <text:p>26.607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571">
            <text:p>9.571</text:p>
          </table:table-cell>
          <table:table-cell table:formula="of:=ROUND([.J121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SDSS J130315.98+264005.6</text:p>
          </table:table-cell>
          <table:table-cell office:value-type="float" office:value="195.8166">
            <text:p>195.8166</text:p>
          </table:table-cell>
          <table:table-cell office:value-type="float" office:value="26.66823">
            <text:p>26.668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591">
            <text:p>9.591</text:p>
          </table:table-cell>
          <table:table-cell table:formula="of:=ROUND([.J121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SDSS J130427.92+263515.6</text:p>
          </table:table-cell>
          <table:table-cell office:value-type="float" office:value="196.11634">
            <text:p>196.11634</text:p>
          </table:table-cell>
          <table:table-cell office:value-type="float" office:value="26.58767">
            <text:p>26.587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594">
            <text:p>9.594</text:p>
          </table:table-cell>
          <table:table-cell table:formula="of:=ROUND([.J121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SDSS J130313.97+262642.6</text:p>
          </table:table-cell>
          <table:table-cell office:value-type="float" office:value="195.80824">
            <text:p>195.80824</text:p>
          </table:table-cell>
          <table:table-cell office:value-type="float" office:value="26.44517">
            <text:p>26.445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688">
            <text:p>9.688</text:p>
          </table:table-cell>
          <table:table-cell table:formula="of:=ROUND([.J122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SDSS J130428.42+263522.4</text:p>
          </table:table-cell>
          <table:table-cell office:value-type="float" office:value="196.11845">
            <text:p>196.11845</text:p>
          </table:table-cell>
          <table:table-cell office:value-type="float" office:value="26.58956">
            <text:p>26.589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729">
            <text:p>9.729</text:p>
          </table:table-cell>
          <table:table-cell table:formula="of:=ROUND([.J122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SDSS J130429.32+263414.1</text:p>
          </table:table-cell>
          <table:table-cell office:value-type="float" office:value="196.1222">
            <text:p>196.1222</text:p>
          </table:table-cell>
          <table:table-cell office:value-type="float" office:value="26.57059">
            <text:p>26.570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745">
            <text:p>9.745</text:p>
          </table:table-cell>
          <table:table-cell table:formula="of:=ROUND([.J122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SDSS J130418.26+262635.4</text:p>
          </table:table-cell>
          <table:table-cell office:value-type="float" office:value="196.0761">
            <text:p>196.0761</text:p>
          </table:table-cell>
          <table:table-cell office:value-type="float" office:value="26.44319">
            <text:p>26.443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814">
            <text:p>9.814</text:p>
          </table:table-cell>
          <table:table-cell table:formula="of:=ROUND([.J122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SDSS J130357.03+262337.7</text:p>
          </table:table-cell>
          <table:table-cell office:value-type="float" office:value="195.98765">
            <text:p>195.98765</text:p>
          </table:table-cell>
          <table:table-cell office:value-type="float" office:value="26.39383">
            <text:p>26.393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92">
            <text:p>9.92</text:p>
          </table:table-cell>
          <table:table-cell table:formula="of:=ROUND([.J122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SDSS J130313.43+262701.8</text:p>
          </table:table-cell>
          <table:table-cell office:value-type="float" office:value="195.80599">
            <text:p>195.80599</text:p>
          </table:table-cell>
          <table:table-cell office:value-type="float" office:value="26.45051">
            <text:p>26.450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566">
            <text:p>9.566</text:p>
          </table:table-cell>
          <table:table-cell table:formula="of:=ROUND([.J122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SDSS J130428.67+263239.9</text:p>
          </table:table-cell>
          <table:table-cell office:value-type="float" office:value="196.11949">
            <text:p>196.11949</text:p>
          </table:table-cell>
          <table:table-cell office:value-type="float" office:value="26.54443">
            <text:p>26.544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566">
            <text:p>9.566</text:p>
          </table:table-cell>
          <table:table-cell table:formula="of:=ROUND([.J122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SDSS J130403.30+264205.4</text:p>
          </table:table-cell>
          <table:table-cell office:value-type="float" office:value="196.01377">
            <text:p>196.01377</text:p>
          </table:table-cell>
          <table:table-cell office:value-type="float" office:value="26.70152">
            <text:p>26.701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665">
            <text:p>9.665</text:p>
          </table:table-cell>
          <table:table-cell table:formula="of:=ROUND([.J122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SDSS J130355.61+262347.8</text:p>
          </table:table-cell>
          <table:table-cell office:value-type="float" office:value="195.98173">
            <text:p>195.98173</text:p>
          </table:table-cell>
          <table:table-cell office:value-type="float" office:value="26.39664">
            <text:p>26.396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681">
            <text:p>9.681</text:p>
          </table:table-cell>
          <table:table-cell table:formula="of:=ROUND([.J122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SDSS J130303.17+263528.8</text:p>
          </table:table-cell>
          <table:table-cell office:value-type="float" office:value="195.76322">
            <text:p>195.76322</text:p>
          </table:table-cell>
          <table:table-cell office:value-type="float" office:value="26.59134">
            <text:p>26.591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831">
            <text:p>9.831</text:p>
          </table:table-cell>
          <table:table-cell table:formula="of:=ROUND([.J122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SDSS J130421.07+263917.3</text:p>
          </table:table-cell>
          <table:table-cell office:value-type="float" office:value="196.0878">
            <text:p>196.0878</text:p>
          </table:table-cell>
          <table:table-cell office:value-type="float" office:value="26.65482">
            <text:p>26.654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908">
            <text:p>9.908</text:p>
          </table:table-cell>
          <table:table-cell table:formula="of:=ROUND([.J123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SDSS J130358.84+262405.2</text:p>
          </table:table-cell>
          <table:table-cell office:value-type="float" office:value="195.99517">
            <text:p>195.99517</text:p>
          </table:table-cell>
          <table:table-cell office:value-type="float" office:value="26.40145">
            <text:p>26.401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591">
            <text:p>9.591</text:p>
          </table:table-cell>
          <table:table-cell table:formula="of:=ROUND([.J123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SDSS J130415.24+262606.7</text:p>
          </table:table-cell>
          <table:table-cell office:value-type="float" office:value="196.06352">
            <text:p>196.06352</text:p>
          </table:table-cell>
          <table:table-cell office:value-type="float" office:value="26.43522">
            <text:p>26.435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675">
            <text:p>9.675</text:p>
          </table:table-cell>
          <table:table-cell table:formula="of:=ROUND([.J123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SDSS J130317.28+264045.7</text:p>
          </table:table-cell>
          <table:table-cell office:value-type="float" office:value="195.82202">
            <text:p>195.82202</text:p>
          </table:table-cell>
          <table:table-cell office:value-type="float" office:value="26.67936">
            <text:p>26.679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888">
            <text:p>9.888</text:p>
          </table:table-cell>
          <table:table-cell table:formula="of:=ROUND([.J123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SDSS J130415.24+262615.1</text:p>
          </table:table-cell>
          <table:table-cell office:value-type="float" office:value="196.0635">
            <text:p>196.0635</text:p>
          </table:table-cell>
          <table:table-cell office:value-type="float" office:value="26.43755">
            <text:p>26.437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572">
            <text:p>9.572</text:p>
          </table:table-cell>
          <table:table-cell table:formula="of:=ROUND([.J123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SDSS J130415.71+264011.1</text:p>
          </table:table-cell>
          <table:table-cell office:value-type="float" office:value="196.0655">
            <text:p>196.0655</text:p>
          </table:table-cell>
          <table:table-cell office:value-type="float" office:value="26.66976">
            <text:p>26.669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617">
            <text:p>9.617</text:p>
          </table:table-cell>
          <table:table-cell table:formula="of:=ROUND([.J123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SDSS J130303.55+263451.0</text:p>
          </table:table-cell>
          <table:table-cell office:value-type="float" office:value="195.76479">
            <text:p>195.76479</text:p>
          </table:table-cell>
          <table:table-cell office:value-type="float" office:value="26.58084">
            <text:p>26.580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624">
            <text:p>9.624</text:p>
          </table:table-cell>
          <table:table-cell table:formula="of:=ROUND([.J123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SDSS J130427.72+263052.2</text:p>
          </table:table-cell>
          <table:table-cell office:value-type="float" office:value="196.11552">
            <text:p>196.11552</text:p>
          </table:table-cell>
          <table:table-cell office:value-type="float" office:value="26.51451">
            <text:p>26.514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632">
            <text:p>9.632</text:p>
          </table:table-cell>
          <table:table-cell table:formula="of:=ROUND([.J123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SDSS J130428.80+263420.3</text:p>
          </table:table-cell>
          <table:table-cell office:value-type="float" office:value="196.12">
            <text:p>196.12</text:p>
          </table:table-cell>
          <table:table-cell office:value-type="float" office:value="26.57231">
            <text:p>26.572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638">
            <text:p>9.638</text:p>
          </table:table-cell>
          <table:table-cell table:formula="of:=ROUND([.J123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7">
            <text:p>1217</text:p>
          </table:table-cell>
          <table:table-cell office:value-type="string">
            <text:p>SDSS J130322.28+262509.6</text:p>
          </table:table-cell>
          <table:table-cell office:value-type="float" office:value="195.84284">
            <text:p>195.84284</text:p>
          </table:table-cell>
          <table:table-cell office:value-type="float" office:value="26.41936">
            <text:p>26.419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66">
            <text:p>9.66</text:p>
          </table:table-cell>
          <table:table-cell table:formula="of:=ROUND([.J123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SDSS J130311.68+263909.4</text:p>
          </table:table-cell>
          <table:table-cell office:value-type="float" office:value="195.79869">
            <text:p>195.79869</text:p>
          </table:table-cell>
          <table:table-cell office:value-type="float" office:value="26.65262">
            <text:p>26.652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686">
            <text:p>9.686</text:p>
          </table:table-cell>
          <table:table-cell table:formula="of:=ROUND([.J124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SDSS J130429.38+263401.7</text:p>
          </table:table-cell>
          <table:table-cell office:value-type="float" office:value="196.12243">
            <text:p>196.12243</text:p>
          </table:table-cell>
          <table:table-cell office:value-type="float" office:value="26.56716">
            <text:p>26.567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738">
            <text:p>9.738</text:p>
          </table:table-cell>
          <table:table-cell table:formula="of:=ROUND([.J124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SDSS J130359.18+262349.9</text:p>
          </table:table-cell>
          <table:table-cell office:value-type="float" office:value="195.99662">
            <text:p>195.99662</text:p>
          </table:table-cell>
          <table:table-cell office:value-type="float" office:value="26.39721">
            <text:p>26.397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857">
            <text:p>9.857</text:p>
          </table:table-cell>
          <table:table-cell table:formula="of:=ROUND([.J124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SDSS J130322.00+262450.0</text:p>
          </table:table-cell>
          <table:table-cell office:value-type="float" office:value="195.84171">
            <text:p>195.84171</text:p>
          </table:table-cell>
          <table:table-cell office:value-type="float" office:value="26.41391">
            <text:p>26.413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968">
            <text:p>9.968</text:p>
          </table:table-cell>
          <table:table-cell table:formula="of:=ROUND([.J124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SDSS J130356.44+264246.4</text:p>
          </table:table-cell>
          <table:table-cell office:value-type="float" office:value="195.98521">
            <text:p>195.98521</text:p>
          </table:table-cell>
          <table:table-cell office:value-type="float" office:value="26.7129">
            <text:p>26.71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82">
            <text:p>9.82</text:p>
          </table:table-cell>
          <table:table-cell table:formula="of:=ROUND([.J124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9">
            <text:p>1289</text:p>
          </table:table-cell>
          <table:table-cell office:value-type="string">
            <text:p>SDSS J130426.87+262911.7</text:p>
          </table:table-cell>
          <table:table-cell office:value-type="float" office:value="196.11197">
            <text:p>196.11197</text:p>
          </table:table-cell>
          <table:table-cell office:value-type="float" office:value="26.4866">
            <text:p>26.48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10">
            <text:p>10</text:p>
          </table:table-cell>
          <table:table-cell table:formula="of:=ROUND([.J124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SDSS J130418.24+262651.4</text:p>
          </table:table-cell>
          <table:table-cell office:value-type="float" office:value="196.07603">
            <text:p>196.07603</text:p>
          </table:table-cell>
          <table:table-cell office:value-type="float" office:value="26.44763">
            <text:p>26.447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633">
            <text:p>9.633</text:p>
          </table:table-cell>
          <table:table-cell table:formula="of:=ROUND([.J124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SDSS J130340.49+264250.9</text:p>
          </table:table-cell>
          <table:table-cell office:value-type="float" office:value="195.91872">
            <text:p>195.91872</text:p>
          </table:table-cell>
          <table:table-cell office:value-type="float" office:value="26.71415">
            <text:p>26.714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691">
            <text:p>9.691</text:p>
          </table:table-cell>
          <table:table-cell table:formula="of:=ROUND([.J124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SDSS J130415.46+262556.8</text:p>
          </table:table-cell>
          <table:table-cell office:value-type="float" office:value="196.06443">
            <text:p>196.06443</text:p>
          </table:table-cell>
          <table:table-cell office:value-type="float" office:value="26.43246">
            <text:p>26.432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83">
            <text:p>9.83</text:p>
          </table:table-cell>
          <table:table-cell table:formula="of:=ROUND([.J124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SDSS J130303.55+263549.2</text:p>
          </table:table-cell>
          <table:table-cell office:value-type="float" office:value="195.76482">
            <text:p>195.76482</text:p>
          </table:table-cell>
          <table:table-cell office:value-type="float" office:value="26.59701">
            <text:p>26.597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831">
            <text:p>9.831</text:p>
          </table:table-cell>
          <table:table-cell table:formula="of:=ROUND([.J124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SDSS J130304.58+263103.2</text:p>
          </table:table-cell>
          <table:table-cell office:value-type="float" office:value="195.76912">
            <text:p>195.76912</text:p>
          </table:table-cell>
          <table:table-cell office:value-type="float" office:value="26.51756">
            <text:p>26.517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512">
            <text:p>9.512</text:p>
          </table:table-cell>
          <table:table-cell table:formula="of:=ROUND([.J125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SDSS J130408.45+262501.2</text:p>
          </table:table-cell>
          <table:table-cell office:value-type="float" office:value="196.03521">
            <text:p>196.03521</text:p>
          </table:table-cell>
          <table:table-cell office:value-type="float" office:value="26.417">
            <text:p>26.4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632">
            <text:p>9.632</text:p>
          </table:table-cell>
          <table:table-cell table:formula="of:=ROUND([.J125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SDSS J130315.22+264010.6</text:p>
          </table:table-cell>
          <table:table-cell office:value-type="float" office:value="195.81344">
            <text:p>195.81344</text:p>
          </table:table-cell>
          <table:table-cell office:value-type="float" office:value="26.66962">
            <text:p>26.669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769">
            <text:p>9.769</text:p>
          </table:table-cell>
          <table:table-cell table:formula="of:=ROUND([.J125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SDSS J130303.89+263021.6</text:p>
          </table:table-cell>
          <table:table-cell office:value-type="float" office:value="195.76623">
            <text:p>195.76623</text:p>
          </table:table-cell>
          <table:table-cell office:value-type="float" office:value="26.50601">
            <text:p>26.506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843">
            <text:p>9.843</text:p>
          </table:table-cell>
          <table:table-cell table:formula="of:=ROUND([.J125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SDSS J130430.37+263320.4</text:p>
          </table:table-cell>
          <table:table-cell office:value-type="float" office:value="196.12656">
            <text:p>196.12656</text:p>
          </table:table-cell>
          <table:table-cell office:value-type="float" office:value="26.55569">
            <text:p>26.555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928">
            <text:p>9.928</text:p>
          </table:table-cell>
          <table:table-cell table:formula="of:=ROUND([.J125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SDSS J130302.88+263304.2</text:p>
          </table:table-cell>
          <table:table-cell office:value-type="float" office:value="195.76204">
            <text:p>195.76204</text:p>
          </table:table-cell>
          <table:table-cell office:value-type="float" office:value="26.55119">
            <text:p>26.551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638">
            <text:p>9.638</text:p>
          </table:table-cell>
          <table:table-cell table:formula="of:=ROUND([.J125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SDSS J130428.38+263525.0</text:p>
          </table:table-cell>
          <table:table-cell office:value-type="float" office:value="196.11826">
            <text:p>196.11826</text:p>
          </table:table-cell>
          <table:table-cell office:value-type="float" office:value="26.59028">
            <text:p>26.590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729">
            <text:p>9.729</text:p>
          </table:table-cell>
          <table:table-cell table:formula="of:=ROUND([.J125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SDSS J130428.61+263100.9</text:p>
          </table:table-cell>
          <table:table-cell office:value-type="float" office:value="196.11924">
            <text:p>196.11924</text:p>
          </table:table-cell>
          <table:table-cell office:value-type="float" office:value="26.51694">
            <text:p>26.516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791">
            <text:p>9.791</text:p>
          </table:table-cell>
          <table:table-cell table:formula="of:=ROUND([.J125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SDSS J130332.17+262355.6</text:p>
          </table:table-cell>
          <table:table-cell office:value-type="float" office:value="195.88406">
            <text:p>195.88406</text:p>
          </table:table-cell>
          <table:table-cell office:value-type="float" office:value="26.39878">
            <text:p>26.398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808">
            <text:p>9.808</text:p>
          </table:table-cell>
          <table:table-cell table:formula="of:=ROUND([.J125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SDSS J130312.07+262723.4</text:p>
          </table:table-cell>
          <table:table-cell office:value-type="float" office:value="195.80032">
            <text:p>195.80032</text:p>
          </table:table-cell>
          <table:table-cell office:value-type="float" office:value="26.45653">
            <text:p>26.456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575">
            <text:p>9.575</text:p>
          </table:table-cell>
          <table:table-cell table:formula="of:=ROUND([.J125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SDSS J130305.53+263003.5</text:p>
          </table:table-cell>
          <table:table-cell office:value-type="float" office:value="195.77304">
            <text:p>195.77304</text:p>
          </table:table-cell>
          <table:table-cell office:value-type="float" office:value="26.50099">
            <text:p>26.500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589">
            <text:p>9.589</text:p>
          </table:table-cell>
          <table:table-cell table:formula="of:=ROUND([.J126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SDSS J130302.27+263348.4</text:p>
          </table:table-cell>
          <table:table-cell office:value-type="float" office:value="195.75947">
            <text:p>195.75947</text:p>
          </table:table-cell>
          <table:table-cell office:value-type="float" office:value="26.56345">
            <text:p>26.563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79">
            <text:p>9.79</text:p>
          </table:table-cell>
          <table:table-cell table:formula="of:=ROUND([.J126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SDSS J130303.22+263532.8</text:p>
          </table:table-cell>
          <table:table-cell office:value-type="float" office:value="195.76344">
            <text:p>195.76344</text:p>
          </table:table-cell>
          <table:table-cell office:value-type="float" office:value="26.59245">
            <text:p>26.592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835">
            <text:p>9.835</text:p>
          </table:table-cell>
          <table:table-cell table:formula="of:=ROUND([.J126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SDSS J130304.30+262943.5</text:p>
          </table:table-cell>
          <table:table-cell office:value-type="float" office:value="195.76795">
            <text:p>195.76795</text:p>
          </table:table-cell>
          <table:table-cell office:value-type="float" office:value="26.49544">
            <text:p>26.495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96">
            <text:p>9.96</text:p>
          </table:table-cell>
          <table:table-cell table:formula="of:=ROUND([.J126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4">
            <text:p>1194</text:p>
          </table:table-cell>
          <table:table-cell office:value-type="string">
            <text:p>SDSS J130420.08+263859.6</text:p>
          </table:table-cell>
          <table:table-cell office:value-type="float" office:value="196.08369">
            <text:p>196.08369</text:p>
          </table:table-cell>
          <table:table-cell office:value-type="float" office:value="26.6499">
            <text:p>26.64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554">
            <text:p>9.554</text:p>
          </table:table-cell>
          <table:table-cell table:formula="of:=ROUND([.J126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SDSS J130413.63+264041.0</text:p>
          </table:table-cell>
          <table:table-cell office:value-type="float" office:value="196.0568">
            <text:p>196.0568</text:p>
          </table:table-cell>
          <table:table-cell office:value-type="float" office:value="26.67808">
            <text:p>26.678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679">
            <text:p>9.679</text:p>
          </table:table-cell>
          <table:table-cell table:formula="of:=ROUND([.J126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SDSS J130409.47+264129.2</text:p>
          </table:table-cell>
          <table:table-cell office:value-type="float" office:value="196.03949">
            <text:p>196.03949</text:p>
          </table:table-cell>
          <table:table-cell office:value-type="float" office:value="26.69146">
            <text:p>26.691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781">
            <text:p>9.781</text:p>
          </table:table-cell>
          <table:table-cell table:formula="of:=ROUND([.J126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SDSS J130301.93+263344.9</text:p>
          </table:table-cell>
          <table:table-cell office:value-type="float" office:value="195.75806">
            <text:p>195.75806</text:p>
          </table:table-cell>
          <table:table-cell office:value-type="float" office:value="26.56249">
            <text:p>26.562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863">
            <text:p>9.863</text:p>
          </table:table-cell>
          <table:table-cell table:formula="of:=ROUND([.J126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SDSS J130306.02+263728.0</text:p>
          </table:table-cell>
          <table:table-cell office:value-type="float" office:value="195.77511">
            <text:p>195.77511</text:p>
          </table:table-cell>
          <table:table-cell office:value-type="float" office:value="26.62445">
            <text:p>26.624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883">
            <text:p>9.883</text:p>
          </table:table-cell>
          <table:table-cell table:formula="of:=ROUND([.J126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SDSS J130420.89+263841.2</text:p>
          </table:table-cell>
          <table:table-cell office:value-type="float" office:value="196.08707">
            <text:p>196.08707</text:p>
          </table:table-cell>
          <table:table-cell office:value-type="float" office:value="26.64478">
            <text:p>26.644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52">
            <text:p>9.52</text:p>
          </table:table-cell>
          <table:table-cell table:formula="of:=ROUND([.J126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SDSS J130344.21+264255.5</text:p>
          </table:table-cell>
          <table:table-cell office:value-type="float" office:value="195.93425">
            <text:p>195.93425</text:p>
          </table:table-cell>
          <table:table-cell office:value-type="float" office:value="26.71543">
            <text:p>26.715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698">
            <text:p>9.698</text:p>
          </table:table-cell>
          <table:table-cell table:formula="of:=ROUND([.J127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9">
            <text:p>1249</text:p>
          </table:table-cell>
          <table:table-cell office:value-type="string">
            <text:p>SDSS J130349.87+264259.8</text:p>
          </table:table-cell>
          <table:table-cell office:value-type="float" office:value="195.95779">
            <text:p>195.95779</text:p>
          </table:table-cell>
          <table:table-cell office:value-type="float" office:value="26.71664">
            <text:p>26.716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801">
            <text:p>9.801</text:p>
          </table:table-cell>
          <table:table-cell table:formula="of:=ROUND([.J127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SDSS J130421.98+263849.7</text:p>
          </table:table-cell>
          <table:table-cell office:value-type="float" office:value="196.0916">
            <text:p>196.0916</text:p>
          </table:table-cell>
          <table:table-cell office:value-type="float" office:value="26.64716">
            <text:p>26.647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801">
            <text:p>9.801</text:p>
          </table:table-cell>
          <table:table-cell table:formula="of:=ROUND([.J127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7">
            <text:p>1287</text:p>
          </table:table-cell>
          <table:table-cell office:value-type="string">
            <text:p>SDSS J130417.11+264024.8</text:p>
          </table:table-cell>
          <table:table-cell office:value-type="float" office:value="196.0713">
            <text:p>196.0713</text:p>
          </table:table-cell>
          <table:table-cell office:value-type="float" office:value="26.67357">
            <text:p>26.673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997">
            <text:p>9.997</text:p>
          </table:table-cell>
          <table:table-cell table:formula="of:=ROUND([.J127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SDSS J130303.43+263136.6</text:p>
          </table:table-cell>
          <table:table-cell office:value-type="float" office:value="195.76429">
            <text:p>195.76429</text:p>
          </table:table-cell>
          <table:table-cell office:value-type="float" office:value="26.52685">
            <text:p>26.526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654">
            <text:p>9.654</text:p>
          </table:table-cell>
          <table:table-cell table:formula="of:=ROUND([.J127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SDSS J130303.24+263445.8</text:p>
          </table:table-cell>
          <table:table-cell office:value-type="float" office:value="195.76352">
            <text:p>195.76352</text:p>
          </table:table-cell>
          <table:table-cell office:value-type="float" office:value="26.57941">
            <text:p>26.579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677">
            <text:p>9.677</text:p>
          </table:table-cell>
          <table:table-cell table:formula="of:=ROUND([.J127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SDSS J130304.17+263544.4</text:p>
          </table:table-cell>
          <table:table-cell office:value-type="float" office:value="195.76741">
            <text:p>195.76741</text:p>
          </table:table-cell>
          <table:table-cell office:value-type="float" office:value="26.59569">
            <text:p>26.595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677">
            <text:p>9.677</text:p>
          </table:table-cell>
          <table:table-cell table:formula="of:=ROUND([.J127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SDSS J130305.56+262940.2</text:p>
          </table:table-cell>
          <table:table-cell office:value-type="float" office:value="195.77319">
            <text:p>195.77319</text:p>
          </table:table-cell>
          <table:table-cell office:value-type="float" office:value="26.49451">
            <text:p>26.494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718">
            <text:p>9.718</text:p>
          </table:table-cell>
          <table:table-cell table:formula="of:=ROUND([.J127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SDSS J130315.42+262616.8</text:p>
          </table:table-cell>
          <table:table-cell office:value-type="float" office:value="195.81428">
            <text:p>195.81428</text:p>
          </table:table-cell>
          <table:table-cell office:value-type="float" office:value="26.438">
            <text:p>26.4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753">
            <text:p>9.753</text:p>
          </table:table-cell>
          <table:table-cell table:formula="of:=ROUND([.J127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SDSS J130414.18+262542.9</text:p>
          </table:table-cell>
          <table:table-cell office:value-type="float" office:value="196.0591">
            <text:p>196.0591</text:p>
          </table:table-cell>
          <table:table-cell office:value-type="float" office:value="26.42858">
            <text:p>26.428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818">
            <text:p>9.818</text:p>
          </table:table-cell>
          <table:table-cell table:formula="of:=ROUND([.J127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SDSS J130332.54+262342.6</text:p>
          </table:table-cell>
          <table:table-cell office:value-type="float" office:value="195.88561">
            <text:p>195.88561</text:p>
          </table:table-cell>
          <table:table-cell office:value-type="float" office:value="26.39517">
            <text:p>26.395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989">
            <text:p>9.989</text:p>
          </table:table-cell>
          <table:table-cell table:formula="of:=ROUND([.J128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SDSS J130422.75+262828.8</text:p>
          </table:table-cell>
          <table:table-cell office:value-type="float" office:value="196.09483">
            <text:p>196.09483</text:p>
          </table:table-cell>
          <table:table-cell office:value-type="float" office:value="26.47469">
            <text:p>26.474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503">
            <text:p>9.503</text:p>
          </table:table-cell>
          <table:table-cell table:formula="of:=ROUND([.J128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SDSS J130425.89+262846.1</text:p>
          </table:table-cell>
          <table:table-cell office:value-type="float" office:value="196.1079">
            <text:p>196.1079</text:p>
          </table:table-cell>
          <table:table-cell office:value-type="float" office:value="26.47949">
            <text:p>26.479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984">
            <text:p>9.984</text:p>
          </table:table-cell>
          <table:table-cell table:formula="of:=ROUND([.J128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SDSS J130429.74+263517.1</text:p>
          </table:table-cell>
          <table:table-cell office:value-type="float" office:value="196.12393">
            <text:p>196.12393</text:p>
          </table:table-cell>
          <table:table-cell office:value-type="float" office:value="26.58811">
            <text:p>26.588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998">
            <text:p>9.998</text:p>
          </table:table-cell>
          <table:table-cell table:formula="of:=ROUND([.J128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SDSS J130416.10+264021.8</text:p>
          </table:table-cell>
          <table:table-cell office:value-type="float" office:value="196.06709">
            <text:p>196.06709</text:p>
          </table:table-cell>
          <table:table-cell office:value-type="float" office:value="26.67274">
            <text:p>26.672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805">
            <text:p>9.805</text:p>
          </table:table-cell>
          <table:table-cell table:formula="of:=ROUND([.J128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SDSS J130314.93+262604.1</text:p>
          </table:table-cell>
          <table:table-cell office:value-type="float" office:value="195.81222">
            <text:p>195.81222</text:p>
          </table:table-cell>
          <table:table-cell office:value-type="float" office:value="26.43449">
            <text:p>26.434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9.981">
            <text:p>9.981</text:p>
          </table:table-cell>
          <table:table-cell table:formula="of:=ROUND([.J128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SDSS J130427.25+262943.6</text:p>
          </table:table-cell>
          <table:table-cell office:value-type="float" office:value="196.11356">
            <text:p>196.11356</text:p>
          </table:table-cell>
          <table:table-cell office:value-type="float" office:value="26.49545">
            <text:p>26.495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9.877">
            <text:p>9.877</text:p>
          </table:table-cell>
          <table:table-cell table:formula="of:=ROUND([.J128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SDSS J130354.32+264258.2</text:p>
          </table:table-cell>
          <table:table-cell office:value-type="float" office:value="195.97636">
            <text:p>195.97636</text:p>
          </table:table-cell>
          <table:table-cell office:value-type="float" office:value="26.71619">
            <text:p>26.716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9.912">
            <text:p>9.912</text:p>
          </table:table-cell>
          <table:table-cell table:formula="of:=ROUND([.J128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SDSS J130327.34+262429.4</text:p>
          </table:table-cell>
          <table:table-cell office:value-type="float" office:value="195.86394">
            <text:p>195.86394</text:p>
          </table:table-cell>
          <table:table-cell office:value-type="float" office:value="26.40818">
            <text:p>26.408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9.688">
            <text:p>9.688</text:p>
          </table:table-cell>
          <table:table-cell table:formula="of:=ROUND([.J128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SDSS J130428.47+263245.6</text:p>
          </table:table-cell>
          <table:table-cell office:value-type="float" office:value="196.11863">
            <text:p>196.11863</text:p>
          </table:table-cell>
          <table:table-cell office:value-type="float" office:value="26.54602">
            <text:p>26.546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8g</text:p>
          </table:table-cell>
          <table:table-cell office:value-type="float" office:value="9.514">
            <text:p>9.514</text:p>
          </table:table-cell>
          <table:table-cell table:formula="of:=ROUND([.J128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No.</text:p>
          </table:table-cell>
          <table:table-cell office:value-type="string">
            <text:p>Object Name</text:p>
          </table:table-cell>
          <table:table-cell office:value-type="string">
            <text:p>RA(deg)</text:p>
          </table:table-cell>
          <table:table-cell office:value-type="string">
            <text:p>DEC(deg)</text:p>
          </table:table-cell>
          <table:table-cell office:value-type="string">
            <text:p>Type</text:p>
          </table:table-cell>
          <table:table-cell office:value-type="string">
            <text:p>Velocity</text:p>
          </table:table-cell>
          <table:table-cell office:value-type="string">
            <text:p>Redshift</text:p>
          </table:table-cell>
          <table:table-cell office:value-type="string">
            <text:p>Redshift Flag</text:p>
          </table:table-cell>
          <table:table-cell office:value-type="string">
            <text:p>Magnitude and Filter</text:p>
          </table:table-cell>
          <table:table-cell office:value-type="string">
            <text:p>Distance (arcmin)</text:p>
          </table:table-cell>
          <table:table-cell/>
          <table:table-cell office:value-type="string">
            <text:p>References</text:p>
          </table:table-cell>
          <table:table-cell office:value-type="string">
            <text:p>Notes</text:p>
          </table:table-cell>
          <table:table-cell office:value-type="string">
            <text:p>Photometry Points</text:p>
          </table:table-cell>
          <table:table-cell office:value-type="string">
            <text:p>Positions</text:p>
          </table:table-cell>
          <table:table-cell office:value-type="string">
            <text:p>Redshift Points</text:p>
          </table:table-cell>
          <table:table-cell office:value-type="string">
            <text:p>Diameter Points</text:p>
          </table:table-cell>
          <table:table-cell office:value-type="string">
            <text:p>Associations</text:p>
          </table:table-cell>
          <table:table-cell table:number-columns-repeated="1006"/>
        </table:table-row>
        <table:table-row table:style-name="ro1" table:number-rows-repeated="10472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0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5:05:01</meta:creation-date>
    <dc:date>2014-04-10T15:11:10</dc:date>
    <meta:editing-duration>P0D</meta:editing-duration>
    <meta:editing-cycles>1</meta:editing-cycles>
    <meta:document-statistic meta:table-count="3" meta:cell-count="19382" meta:object-count="0"/>
    <meta:generator>LibreOffice/3.5$Linux_X86_64 LibreOffice_project/350m1$Build-2</meta:generator>
  </office:meta>
</office:document-meta>
</file>